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0.407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73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&gt;=3600" style:apply-style-name="Untitled2" style:base-cell-address="'independent set instances'.F1"/>
    </style:style>
    <style:style style:name="ce6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gt;=3600" style:apply-style-name="Untitled2" style:base-cell-address="'independent set instances'.F1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&gt;=3600" style:apply-style-name="Untitled2" style:base-cell-address="'independent set instances'.F1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map style:condition="cell-content()&gt;=3600" style:apply-style-name="Untitled2" style:base-cell-address="'independent set instances'.F1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=0" style:apply-style-name="Untitled3" style:base-cell-address="'independent set instances'.G1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3" style:base-cell-address="'independent set instances'.G1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=0" style:apply-style-name="Untitled3" style:base-cell-address="'independent set instances'.G1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map style:condition="cell-content()=0" style:apply-style-name="Untitled3" style:base-cell-address="'independent set instances'.G1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Arial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&gt;=3600" style:apply-style-name="ConditionalStyle_5f_1" style:base-cell-address="'random instances'.F1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gt;=3600" style:apply-style-name="ConditionalStyle_5f_1" style:base-cell-address="'random instances'.F1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&gt;=3600" style:apply-style-name="ConditionalStyle_5f_1" style:base-cell-address="'random instances'.F1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map style:condition="cell-content()&gt;=3600" style:apply-style-name="ConditionalStyle_5f_1" style:base-cell-address="'random instances'.F1"/>
      <style:map style:condition="cell-content()=0" style:apply-style-name="Accent" style:base-cell-address="'random instances'.F1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&gt;=3600" style:apply-style-name="Untitled2" style:base-cell-address="'random instances'.F16"/>
    </style:style>
    <style:style style:name="ce10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gt;=3600" style:apply-style-name="Untitled2" style:base-cell-address="'random instances'.F16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=0" style:apply-style-name="Untitled3" style:base-cell-address="'random instances'.G1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=0" style:apply-style-name="Untitled3" style:base-cell-address="'random instances'.G1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=0" style:apply-style-name="Untitled3" style:base-cell-address="'random instances'.G1"/>
    </style:style>
    <style:style style:name="ce10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  <style:map style:condition="cell-content()&gt;=3600" style:apply-style-name="Untitled2" style:base-cell-address="'random instances'.F16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dependent set instance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3" table:default-cell-style-name="ce74"/>
        <table:table-column table:style-name="co5" table:default-cell-style-name="ce80"/>
        <table:table-column table:style-name="co6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3" table:default-cell-style-name="ce74"/>
        <table:table-column table:style-name="co5" table:default-cell-style-name="ce80"/>
        <table:table-column table:style-name="co7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3" table:default-cell-style-name="ce74"/>
        <table:table-column table:style-name="co5" table:default-cell-style-name="ce80"/>
        <table:table-column table:style-name="co8" table:default-cell-style-name="ce82"/>
        <table:table-column table:style-name="co9" table:default-cell-style-name="ce8"/>
        <table:table-column table:style-name="co10" table:number-columns-repeated="1003" table:default-cell-style-name="ce82"/>
        <table:table-row table:style-name="ro1">
          <table:table-cell table:style-name="ce1" office:value-type="string" calcext:value-type="string" table:number-columns-spanned="19" table:number-rows-spanned="1">
            <text:p>N=50</text:p>
          </table:table-cell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B1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2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3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83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81"/>
          <table:table-cell table:style-name="ce7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string" calcext:value-type="string">
            <text:p>C1000,9,clq</text:p>
          </table:table-cell>
          <table:table-cell/>
          <table:table-cell office:value-type="float" office:value="29.3186" calcext:value-type="float">
            <text:p>29,318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19" calcext:value-type="float">
            <text:p>0,1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8.3893" calcext:value-type="float">
            <text:p>28,389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3" calcext:value-type="float">
            <text:p>0,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8.3893" calcext:value-type="float">
            <text:p>28,389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31" calcext:value-type="float">
            <text:p>0,3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.3537893295288" calcext:value-type="float">
            <text:p>13,353789329528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125,9,clq</text:p>
          </table:table-cell>
          <table:table-cell/>
          <table:table-cell office:value-type="float" office:value="24.7632" calcext:value-type="float">
            <text:p>24,76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4" calcext:value-type="float">
            <text:p>0,24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4.2956" calcext:value-type="float">
            <text:p>24,295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4" calcext:value-type="float">
            <text:p>0,2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4.3722" calcext:value-type="float">
            <text:p>24,37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4" calcext:value-type="float">
            <text:p>0,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.07905578613281" calcext:value-type="float">
            <text:p>5,0790557861328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000,5,clq</text:p>
          </table:table-cell>
          <table:table-cell/>
          <table:table-cell office:value-type="float" office:value="26.116" calcext:value-type="float">
            <text:p>26,1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.47" calcext:value-type="float">
            <text:p>11,47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14.4695" calcext:value-type="float">
            <text:p>14,469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.25" calcext:value-type="float">
            <text:p>23,2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7.0774" calcext:value-type="float">
            <text:p>17,077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4.7184956073761" calcext:value-type="float">
            <text:p>24,718495607376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000,9,clq</text:p>
          </table:table-cell>
          <table:table-cell/>
          <table:table-cell office:value-type="float" office:value="30.1475" calcext:value-type="float">
            <text:p>30,147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7.7425" calcext:value-type="float">
            <text:p>27,74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29" calcext:value-type="float">
            <text:p>0,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8.4145" calcext:value-type="float">
            <text:p>28,41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2.9806187152863" calcext:value-type="float">
            <text:p>22,980618715286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50,9,clq</text:p>
          </table:table-cell>
          <table:table-cell/>
          <table:table-cell office:value-type="float" office:value="27.3133" calcext:value-type="float">
            <text:p>27,31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48" calcext:value-type="float">
            <text:p>0,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.3907" calcext:value-type="float">
            <text:p>26,390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33" calcext:value-type="float">
            <text:p>0,3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6.517" calcext:value-type="float">
            <text:p>26,5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32" calcext:value-type="float">
            <text:p>0,3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.18967700004578" calcext:value-type="float">
            <text:p>5,1896770000457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4000,5,clq</text:p>
          </table:table-cell>
          <table:table-cell/>
          <table:table-cell office:value-type="float" office:value="26.0989" calcext:value-type="float">
            <text:p>26,098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.09" calcext:value-type="float">
            <text:p>7,09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.3791" calcext:value-type="float">
            <text:p>14,379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1.31" calcext:value-type="float">
            <text:p>31,3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7.125" calcext:value-type="float">
            <text:p>17,1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.44" calcext:value-type="float">
            <text:p>19,44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float" office:value="39.7339777946472" calcext:value-type="float">
            <text:p>39,733977794647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500,9,clq</text:p>
          </table:table-cell>
          <table:table-cell/>
          <table:table-cell office:value-type="float" office:value="30.6944" calcext:value-type="float">
            <text:p>30,694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19" calcext:value-type="float">
            <text:p>0,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9.2593" calcext:value-type="float">
            <text:p>29,259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23" calcext:value-type="float">
            <text:p>0,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.2667" calcext:value-type="float">
            <text:p>29,266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23" calcext:value-type="float">
            <text:p>0,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.8162205219269" calcext:value-type="float">
            <text:p>16,8162205219269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DSJC1000_5,clq</text:p>
          </table:table-cell>
          <table:table-cell/>
          <table:table-cell office:value-type="float" office:value="26.1604" calcext:value-type="float">
            <text:p>26,160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41" calcext:value-type="float">
            <text:p>6,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14.7547" calcext:value-type="float">
            <text:p>14,7547</text:p>
          </table:table-cell>
          <table:table-cell office:value-type="float" office:value="12" calcext:value-type="float">
            <text:p>12</text:p>
          </table:table-cell>
          <table:table-cell office:value-type="float" office:value="14.75" calcext:value-type="float">
            <text:p>14,75</text:p>
          </table:table-cell>
          <table:table-cell office:value-type="float" office:value="12.78" calcext:value-type="float">
            <text:p>12,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.8889" calcext:value-type="float">
            <text:p>17,888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.08" calcext:value-type="float">
            <text:p>8,08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.8524894714355" calcext:value-type="float">
            <text:p>19,852489471435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DSJC500_5,clq</text:p>
          </table:table-cell>
          <table:table-cell/>
          <table:table-cell office:value-type="float" office:value="26.1434" calcext:value-type="float">
            <text:p>26,14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.64" calcext:value-type="float">
            <text:p>11,64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4.4999" calcext:value-type="float">
            <text:p>14,499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.3" calcext:value-type="float">
            <text:p>22,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.125" calcext:value-type="float">
            <text:p>17,1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.39" calcext:value-type="float">
            <text:p>12,39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22.728807926178" calcext:value-type="float">
            <text:p>22,72880792617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NN_a27,clq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9455909729004" calcext:value-type="float">
            <text:p>0,2694559097290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NN_a45,clq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09534573554993" calcext:value-type="float">
            <text:p>2,0953457355499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200_2,clq</text:p>
          </table:table-cell>
          <table:table-cell/>
          <table:table-cell office:value-type="float" office:value="26.171" calcext:value-type="float">
            <text:p>26,17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14.8503" calcext:value-type="float">
            <text:p>14,85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.8" calcext:value-type="float">
            <text:p>16,8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7.4657" calcext:value-type="float">
            <text:p>17,465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.03" calcext:value-type="float">
            <text:p>10,03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20.8432307243347" calcext:value-type="float">
            <text:p>20,843230724334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200_4,clq</text:p>
          </table:table-cell>
          <table:table-cell/>
          <table:table-cell office:value-type="float" office:value="26.8106" calcext:value-type="float">
            <text:p>26,81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.8" calcext:value-type="float">
            <text:p>4,8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18.3781" calcext:value-type="float">
            <text:p>18,378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.09" calcext:value-type="float">
            <text:p>5,0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0.44" calcext:value-type="float">
            <text:p>20,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.98" calcext:value-type="float">
            <text:p>5,9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41.7495725154877" calcext:value-type="float">
            <text:p>41,749572515487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400_2,clq</text:p>
          </table:table-cell>
          <table:table-cell/>
          <table:table-cell office:value-type="float" office:value="27.4789" calcext:value-type="float">
            <text:p>27,478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.49" calcext:value-type="float">
            <text:p>6,49</text:p>
          </table:table-cell>
          <table:table-cell office:value-type="float" office:value="1788" calcext:value-type="float">
            <text:p>1788</text:p>
          </table:table-cell>
          <table:table-cell/>
          <table:table-cell office:value-type="float" office:value="22.7757" calcext:value-type="float">
            <text:p>22,775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.07" calcext:value-type="float">
            <text:p>4,07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25.3912" calcext:value-type="float">
            <text:p>25,39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.16" calcext:value-type="float">
            <text:p>5,16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float" office:value="85.2759349346161" calcext:value-type="float">
            <text:p>85,275934934616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400_4,clq</text:p>
          </table:table-cell>
          <table:table-cell/>
          <table:table-cell office:value-type="float" office:value="27.4149" calcext:value-type="float">
            <text:p>27,414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.1" calcext:value-type="float">
            <text:p>6,1</text:p>
          </table:table-cell>
          <table:table-cell office:value-type="float" office:value="2515" calcext:value-type="float">
            <text:p>2515</text:p>
          </table:table-cell>
          <table:table-cell/>
          <table:table-cell office:value-type="float" office:value="24.7252" calcext:value-type="float">
            <text:p>24,725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.04" calcext:value-type="float">
            <text:p>8,04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float" office:value="26.122" calcext:value-type="float">
            <text:p>26,1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.13" calcext:value-type="float">
            <text:p>9,13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float" office:value="68.5009741783142" calcext:value-type="float">
            <text:p>68,500974178314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800_2,clq</text:p>
          </table:table-cell>
          <table:table-cell/>
          <table:table-cell office:value-type="float" office:value="26.6291" calcext:value-type="float">
            <text:p>26,629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.59" calcext:value-type="float">
            <text:p>7,59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7.615" calcext:value-type="float">
            <text:p>17,6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.98" calcext:value-type="float">
            <text:p>6,98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20.6239" calcext:value-type="float">
            <text:p>20,62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54" calcext:value-type="float">
            <text:p>12,54</text:p>
          </table:table-cell>
          <table:table-cell office:value-type="float" office:value="3209" calcext:value-type="float">
            <text:p>3209</text:p>
          </table:table-cell>
          <table:table-cell/>
          <table:table-cell office:value-type="float" office:value="47.1442201137543" calcext:value-type="float">
            <text:p>47,144220113754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800_4,clq</text:p>
          </table:table-cell>
          <table:table-cell/>
          <table:table-cell office:value-type="float" office:value="26.7176" calcext:value-type="float">
            <text:p>26,717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4" calcext:value-type="float">
            <text:p>4,4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18.1701" calcext:value-type="float">
            <text:p>18,17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.96" calcext:value-type="float">
            <text:p>8,96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20.8962" calcext:value-type="float">
            <text:p>20,896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.85" calcext:value-type="float">
            <text:p>10,85</text:p>
          </table:table-cell>
          <table:table-cell office:value-type="float" office:value="1862" calcext:value-type="float">
            <text:p>1862</text:p>
          </table:table-cell>
          <table:table-cell/>
          <table:table-cell office:value-type="float" office:value="46.9145920276642" calcext:value-type="float">
            <text:p>46,914592027664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200_p0,9_44,clq</text:p>
          </table:table-cell>
          <table:table-cell/>
          <table:table-cell office:value-type="float" office:value="26.7674" calcext:value-type="float">
            <text:p>26,767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23" calcext:value-type="float">
            <text:p>0,2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5.5048" calcext:value-type="float">
            <text:p>25,504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31" calcext:value-type="float">
            <text:p>0,3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.6482" calcext:value-type="float">
            <text:p>25,648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29" calcext:value-type="float">
            <text:p>0,2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.87412595748901" calcext:value-type="float">
            <text:p>2,8741259574890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200_p0,9_55,clq</text:p>
          </table:table-cell>
          <table:table-cell/>
          <table:table-cell office:value-type="float" office:value="28.8375" calcext:value-type="float">
            <text:p>28,837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94" calcext:value-type="float">
            <text:p>0,94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27.6505" calcext:value-type="float">
            <text:p>27,650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83" calcext:value-type="float">
            <text:p>0,83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7.7534" calcext:value-type="float">
            <text:p>27,753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47" calcext:value-type="float">
            <text:p>0,47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0.1479880809784" calcext:value-type="float">
            <text:p>30,147988080978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55,clq</text:p>
          </table:table-cell>
          <table:table-cell/>
          <table:table-cell office:value-type="float" office:value="29.0722" calcext:value-type="float">
            <text:p>29,07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59" calcext:value-type="float">
            <text:p>0,5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8.5513" calcext:value-type="float">
            <text:p>28,55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73" calcext:value-type="float">
            <text:p>0,7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8.5962" calcext:value-type="float">
            <text:p>28,596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86" calcext:value-type="float">
            <text:p>0,8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21.7416973114014" calcext:value-type="float">
            <text:p>21,741697311401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65,clq</text:p>
          </table:table-cell>
          <table:table-cell/>
          <table:table-cell office:value-type="float" office:value="28.9731" calcext:value-type="float">
            <text:p>28,97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48" calcext:value-type="float">
            <text:p>0,4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7.0091" calcext:value-type="float">
            <text:p>27,009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65" calcext:value-type="float">
            <text:p>0,65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27.2967" calcext:value-type="float">
            <text:p>27,296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88" calcext:value-type="float">
            <text:p>0,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7.72065782547" calcext:value-type="float">
            <text:p>17,7206578254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75,clq</text:p>
          </table:table-cell>
          <table:table-cell/>
          <table:table-cell office:value-type="float" office:value="27.4026" calcext:value-type="float">
            <text:p>27,40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46" calcext:value-type="float">
            <text:p>0,4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6.4472" calcext:value-type="float">
            <text:p>26,447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.663" calcext:value-type="float">
            <text:p>26,66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44" calcext:value-type="float">
            <text:p>0,4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7.4710891246796" calcext:value-type="float">
            <text:p>17,471089124679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hamming10-4,clq</text:p>
          </table:table-cell>
          <table:table-cell/>
          <table:table-cell office:value-type="float" office:value="25.794" calcext:value-type="float">
            <text:p>25,79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.39" calcext:value-type="float">
            <text:p>15,3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13.7742" calcext:value-type="float">
            <text:p>13,77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7.86" calcext:value-type="float">
            <text:p>117,8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.4122" calcext:value-type="float">
            <text:p>15,4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.24" calcext:value-type="float">
            <text:p>31,2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.9692089557648" calcext:value-type="float">
            <text:p>13,969208955764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hamming8-4,clq</text:p>
          </table:table-cell>
          <table:table-cell/>
          <table:table-cell office:value-type="float" office:value="25.794" calcext:value-type="float">
            <text:p>25,79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.33" calcext:value-type="float">
            <text:p>15,33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3.7742" calcext:value-type="float">
            <text:p>13,77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4.75" calcext:value-type="float">
            <text:p>124,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.3692" calcext:value-type="float">
            <text:p>15,36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.93" calcext:value-type="float">
            <text:p>29,93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2.1246733665466" calcext:value-type="float">
            <text:p>12,124673366546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4,clq</text:p>
          </table:table-cell>
          <table:table-cell/>
          <table:table-cell office:value-type="float" office:value="26.2365" calcext:value-type="float">
            <text:p>26,23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.61" calcext:value-type="float">
            <text:p>26,61</text:p>
          </table:table-cell>
          <table:table-cell office:value-type="float" office:value="4608" calcext:value-type="float">
            <text:p>4608</text:p>
          </table:table-cell>
          <table:table-cell/>
          <table:table-cell office:value-type="float" office:value="15.1352" calcext:value-type="float">
            <text:p>15,13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2.55" calcext:value-type="float">
            <text:p>62,55</text:p>
          </table:table-cell>
          <table:table-cell office:value-type="float" office:value="2945" calcext:value-type="float">
            <text:p>2945</text:p>
          </table:table-cell>
          <table:table-cell/>
          <table:table-cell office:value-type="float" office:value="18.3524" calcext:value-type="float">
            <text:p>18,35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.88" calcext:value-type="float">
            <text:p>33,88</text:p>
          </table:table-cell>
          <table:table-cell office:value-type="float" office:value="4114" calcext:value-type="float">
            <text:p>4114</text:p>
          </table:table-cell>
          <table:table-cell/>
          <table:table-cell office:value-type="float" office:value="29.2648615837097" calcext:value-type="float">
            <text:p>29,264861583709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5,clq</text:p>
          </table:table-cell>
          <table:table-cell/>
          <table:table-cell office:value-type="float" office:value="26.2365" calcext:value-type="float">
            <text:p>26,23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.49" calcext:value-type="float">
            <text:p>25,49</text:p>
          </table:table-cell>
          <table:table-cell office:value-type="float" office:value="4721" calcext:value-type="float">
            <text:p>4721</text:p>
          </table:table-cell>
          <table:table-cell/>
          <table:table-cell office:value-type="float" office:value="15.1352" calcext:value-type="float">
            <text:p>15,13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2.27" calcext:value-type="float">
            <text:p>62,27</text:p>
          </table:table-cell>
          <table:table-cell office:value-type="float" office:value="2591" calcext:value-type="float">
            <text:p>2591</text:p>
          </table:table-cell>
          <table:table-cell/>
          <table:table-cell office:value-type="float" office:value="18.2937" calcext:value-type="float">
            <text:p>18,29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.91" calcext:value-type="float">
            <text:p>39,91</text:p>
          </table:table-cell>
          <table:table-cell office:value-type="float" office:value="5470" calcext:value-type="float">
            <text:p>5470</text:p>
          </table:table-cell>
          <table:table-cell/>
          <table:table-cell office:value-type="float" office:value="29.613091468811" calcext:value-type="float">
            <text:p>29,61309146881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6,clq</text:p>
          </table:table-cell>
          <table:table-cell/>
          <table:table-cell office:value-type="float" office:value="26.2365" calcext:value-type="float">
            <text:p>26,23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.38" calcext:value-type="float">
            <text:p>28,38</text:p>
          </table:table-cell>
          <table:table-cell office:value-type="float" office:value="4680" calcext:value-type="float">
            <text:p>4680</text:p>
          </table:table-cell>
          <table:table-cell/>
          <table:table-cell office:value-type="float" office:value="15.1352" calcext:value-type="float">
            <text:p>15,13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4.93" calcext:value-type="float">
            <text:p>64,93</text:p>
          </table:table-cell>
          <table:table-cell office:value-type="float" office:value="2783" calcext:value-type="float">
            <text:p>2783</text:p>
          </table:table-cell>
          <table:table-cell/>
          <table:table-cell office:value-type="float" office:value="17.6392" calcext:value-type="float">
            <text:p>17,63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0.81" calcext:value-type="float">
            <text:p>40,81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float" office:value="47.7324025630951" calcext:value-type="float">
            <text:p>47,732402563095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1,clq</text:p>
          </table:table-cell>
          <table:table-cell/>
          <table:table-cell office:value-type="float" office:value="25.7483" calcext:value-type="float">
            <text:p>25,748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.06" calcext:value-type="float">
            <text:p>14,0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.7069" calcext:value-type="float">
            <text:p>13,70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0.48" calcext:value-type="float">
            <text:p>170,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.0872" calcext:value-type="float">
            <text:p>15,08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1.33" calcext:value-type="float">
            <text:p>41,3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.51276350021362" calcext:value-type="float">
            <text:p>9,5127635002136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2,clq</text:p>
          </table:table-cell>
          <table:table-cell/>
          <table:table-cell office:value-type="float" office:value="26.4026" calcext:value-type="float">
            <text:p>26,4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55" calcext:value-type="float">
            <text:p>5,5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6.3929" calcext:value-type="float">
            <text:p>16,39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8.75" calcext:value-type="float">
            <text:p>18,7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.66" calcext:value-type="float">
            <text:p>7,6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3.2144124507904" calcext:value-type="float">
            <text:p>13,214412450790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3,clq</text:p>
          </table:table-cell>
          <table:table-cell/>
          <table:table-cell office:value-type="float" office:value="28.4974" calcext:value-type="float">
            <text:p>28,497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04" calcext:value-type="float">
            <text:p>2,0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21.2989" calcext:value-type="float">
            <text:p>21,298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14" calcext:value-type="float">
            <text:p>2,14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2" calcext:value-type="float">
            <text:p>3,1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42.1678738594055" calcext:value-type="float">
            <text:p>42,167873859405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1,clq</text:p>
          </table:table-cell>
          <table:table-cell/>
          <table:table-cell office:value-type="float" office:value="25.7081" calcext:value-type="float">
            <text:p>25,70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.15" calcext:value-type="float">
            <text:p>16,1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.6313" calcext:value-type="float">
            <text:p>13,63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1.41" calcext:value-type="float">
            <text:p>171,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.96" calcext:value-type="float">
            <text:p>14,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9.29" calcext:value-type="float">
            <text:p>39,2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.39117312431335" calcext:value-type="float">
            <text:p>6,3911731243133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2,clq</text:p>
          </table:table-cell>
          <table:table-cell/>
          <table:table-cell office:value-type="float" office:value="26.2978" calcext:value-type="float">
            <text:p>26,297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34" calcext:value-type="float">
            <text:p>5,3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.1183" calcext:value-type="float">
            <text:p>16,118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.8" calcext:value-type="float">
            <text:p>8,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8.6733" calcext:value-type="float">
            <text:p>18,67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.09" calcext:value-type="float">
            <text:p>8,09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9.91204929351807" calcext:value-type="float">
            <text:p>9,9120492935180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3,clq</text:p>
          </table:table-cell>
          <table:table-cell/>
          <table:table-cell office:value-type="float" office:value="28.2476" calcext:value-type="float">
            <text:p>28,247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97" calcext:value-type="float">
            <text:p>1,97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22.8832" calcext:value-type="float">
            <text:p>22,88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49" calcext:value-type="float">
            <text:p>2,49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5.043" calcext:value-type="float">
            <text:p>25,0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84" calcext:value-type="float">
            <text:p>1,84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30.8635950088501" calcext:value-type="float">
            <text:p>30,863595008850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1,clq</text:p>
          </table:table-cell>
          <table:table-cell/>
          <table:table-cell office:value-type="float" office:value="25.7072" calcext:value-type="float">
            <text:p>25,70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.37" calcext:value-type="float">
            <text:p>15,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.6296" calcext:value-type="float">
            <text:p>13,6296</text:p>
          </table:table-cell>
          <table:table-cell office:value-type="float" office:value="8" calcext:value-type="float">
            <text:p>8</text:p>
          </table:table-cell>
          <table:table-cell office:value-type="float" office:value="13.63" calcext:value-type="float">
            <text:p>13,63</text:p>
          </table:table-cell>
          <table:table-cell office:value-type="float" office:value="165.59" calcext:value-type="float">
            <text:p>165,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9633" calcext:value-type="float">
            <text:p>14,96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8.5" calcext:value-type="float">
            <text:p>38,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.41032361984253" calcext:value-type="float">
            <text:p>7,4103236198425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2,clq</text:p>
          </table:table-cell>
          <table:table-cell/>
          <table:table-cell office:value-type="float" office:value="26.4097" calcext:value-type="float">
            <text:p>26,409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.52" calcext:value-type="float">
            <text:p>5,5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6.2573" calcext:value-type="float">
            <text:p>16,257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.1" calcext:value-type="float">
            <text:p>10,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8.9193" calcext:value-type="float">
            <text:p>18,919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.08" calcext:value-type="float">
            <text:p>7,08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.18687915802" calcext:value-type="float">
            <text:p>10,1868791580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3,clq</text:p>
          </table:table-cell>
          <table:table-cell/>
          <table:table-cell office:value-type="float" office:value="28.6221" calcext:value-type="float">
            <text:p>28,62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3.07" calcext:value-type="float">
            <text:p>23,0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92" calcext:value-type="float">
            <text:p>1,9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24.8163" calcext:value-type="float">
            <text:p>24,816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91" calcext:value-type="float">
            <text:p>1,9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1.3900637626648" calcext:value-type="float">
            <text:p>31,3900637626648</text:p>
          </table:table-cell>
          <table:table-cell table:number-columns-repeated="1003"/>
        </table:table-row>
        <table:table-row table:style-name="ro3">
          <table:table-cell table:style-name="ce17" office:value-type="string" calcext:value-type="string">
            <text:p>average</text:p>
          </table:table-cell>
          <table:table-cell table:style-name="ce17"/>
          <table:table-cell table:style-name="ce17" table:formula="of:=TRUNC(AVERAGE([.C4:.C39]);3)" office:value-type="float" office:value="26.332" calcext:value-type="float">
            <text:p>26,332</text:p>
          </table:table-cell>
          <table:table-cell table:style-name="ce17" table:formula="of:=TRUNC(AVERAGE([.D4:.D39]);3)" office:value-type="float" office:value="14.972" calcext:value-type="float">
            <text:p>14,972</text:p>
          </table:table-cell>
          <table:table-cell table:style-name="ce17" table:formula="of:=TRUNC(AVERAGE([.E4:.E39]);3)" office:value-type="float" office:value="14.972" calcext:value-type="float">
            <text:p>14,972</text:p>
          </table:table-cell>
          <table:table-cell table:style-name="ce17" table:formula="of:=TRUNC(AVERAGE([.F4:.F39]);3)" office:value-type="float" office:value="7.215" calcext:value-type="float">
            <text:p>7,215</text:p>
          </table:table-cell>
          <table:table-cell table:style-name="ce17" table:formula="of:=TRUNC(AVERAGE([.G4:.G39]);3)" office:value-type="float" office:value="814.555" calcext:value-type="float">
            <text:p>814,555</text:p>
          </table:table-cell>
          <table:table-cell table:style-name="ce17"/>
          <table:table-cell table:style-name="ce17" table:formula="of:=TRUNC(AVERAGE([.I4:.I39]);3)" office:value-type="float" office:value="19.522" calcext:value-type="float">
            <text:p>19,522</text:p>
          </table:table-cell>
          <table:table-cell table:style-name="ce17" table:formula="of:=TRUNC(AVERAGE([.J4:.J39]);3)" office:value-type="float" office:value="14.972" calcext:value-type="float">
            <text:p>14,972</text:p>
          </table:table-cell>
          <table:table-cell table:style-name="ce17" table:formula="of:=TRUNC(AVERAGE([.K4:.K39]);3)" office:value-type="float" office:value="15.205" calcext:value-type="float">
            <text:p>15,205</text:p>
          </table:table-cell>
          <table:table-cell table:style-name="ce17" table:formula="of:=TRUNC(AVERAGE([.L4:.L39]);3)" office:value-type="float" office:value="31.086" calcext:value-type="float">
            <text:p>31,086</text:p>
          </table:table-cell>
          <table:table-cell table:style-name="ce17" table:formula="of:=TRUNC(AVERAGE([.M4:.M39]);3)" office:value-type="float" office:value="439.555" calcext:value-type="float">
            <text:p>439,555</text:p>
          </table:table-cell>
          <table:table-cell table:style-name="ce17"/>
          <table:table-cell table:style-name="ce17" table:formula="of:=TRUNC(AVERAGE([.O4:.O39]);3)" office:value-type="float" office:value="21.12" calcext:value-type="float">
            <text:p>21,12</text:p>
          </table:table-cell>
          <table:table-cell table:style-name="ce17" table:formula="of:=TRUNC(AVERAGE([.P4:.P39]);3)" office:value-type="float" office:value="14.972" calcext:value-type="float">
            <text:p>14,972</text:p>
          </table:table-cell>
          <table:table-cell table:style-name="ce17" table:formula="of:=TRUNC(AVERAGE([.Q4:.Q39]);3)" office:value-type="float" office:value="14.972" calcext:value-type="float">
            <text:p>14,972</text:p>
          </table:table-cell>
          <table:table-cell table:style-name="ce17" table:formula="of:=TRUNC(AVERAGE([.R4:.R39]);3)" office:value-type="float" office:value="12.073" calcext:value-type="float">
            <text:p>12,073</text:p>
          </table:table-cell>
          <table:table-cell table:style-name="ce17" table:formula="of:=TRUNC(AVERAGE([.S4:.S39]);3)" office:value-type="float" office:value="913.888" calcext:value-type="float">
            <text:p>913,888</text:p>
          </table:table-cell>
          <table:table-cell table:style-name="ce17"/>
          <table:table-cell table:style-name="ce17" table:formula="of:=TRUNC(AVERAGE([.U4:.U39]);3)" office:value-type="float" office:value="24.082" calcext:value-type="float">
            <text:p>24,082</text:p>
          </table:table-cell>
          <table:table-cell table:style-name="ce86" table:number-columns-repeated="26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1">
            <text:p>N=60</text:p>
          </table:table-cell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B1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2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3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83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81"/>
          <table:table-cell table:style-name="ce7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string" calcext:value-type="string">
            <text:p>C1000,9,clq</text:p>
          </table:table-cell>
          <table:table-cell/>
          <table:table-cell office:value-type="float" office:value="34.8183" calcext:value-type="float">
            <text:p>34,818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18" calcext:value-type="float">
            <text:p>2,18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33.4003" calcext:value-type="float">
            <text:p>33,400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71" calcext:value-type="float">
            <text:p>1,71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33.5763" calcext:value-type="float">
            <text:p>33,576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58" calcext:value-type="float">
            <text:p>1,58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468.249092578888" calcext:value-type="float">
            <text:p>468,24909257888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125,9,clq</text:p>
          </table:table-cell>
          <table:table-cell/>
          <table:table-cell office:value-type="float" office:value="33.9542" calcext:value-type="float">
            <text:p>33,95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2" calcext:value-type="float">
            <text:p>1,2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32.7342" calcext:value-type="float">
            <text:p>32,73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63" calcext:value-type="float">
            <text:p>0,6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2.836" calcext:value-type="float">
            <text:p>32,83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94" calcext:value-type="float">
            <text:p>0,94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24.539727210999" calcext:value-type="float">
            <text:p>124,539727210999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000,5,clq</text:p>
          </table:table-cell>
          <table:table-cell/>
          <table:table-cell office:value-type="float" office:value="31.0757" calcext:value-type="float">
            <text:p>31,075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0.94" calcext:value-type="float">
            <text:p>50,94</text:p>
          </table:table-cell>
          <table:table-cell office:value-type="float" office:value="3799" calcext:value-type="float">
            <text:p>3799</text:p>
          </table:table-cell>
          <table:table-cell/>
          <table:table-cell office:value-type="float" office:value="16.7529" calcext:value-type="float">
            <text:p>16,75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2.67" calcext:value-type="float">
            <text:p>232,67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8.7702" calcext:value-type="float">
            <text:p>18,77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3.88" calcext:value-type="float">
            <text:p>63,88</text:p>
          </table:table-cell>
          <table:table-cell office:value-type="float" office:value="2361" calcext:value-type="float">
            <text:p>2361</text:p>
          </table:table-cell>
          <table:table-cell/>
          <table:table-cell office:value-type="float" office:value="81.5239279270172" calcext:value-type="float">
            <text:p>81,523927927017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000,9,clq</text:p>
          </table:table-cell>
          <table:table-cell/>
          <table:table-cell office:value-type="float" office:value="36.9223" calcext:value-type="float">
            <text:p>36,92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5" calcext:value-type="float">
            <text:p>1,5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34.3961" calcext:value-type="float">
            <text:p>34,396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91" calcext:value-type="float">
            <text:p>1,91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34.7564" calcext:value-type="float">
            <text:p>34,756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.49" calcext:value-type="float">
            <text:p>2,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4.239495277405" calcext:value-type="float">
            <text:p>284,23949527740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50,9,clq</text:p>
          </table:table-cell>
          <table:table-cell/>
          <table:table-cell office:value-type="float" office:value="35.1913" calcext:value-type="float">
            <text:p>35,19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94" calcext:value-type="float">
            <text:p>0,9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3.6418" calcext:value-type="float">
            <text:p>33,64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15" calcext:value-type="float">
            <text:p>1,1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33.8735" calcext:value-type="float">
            <text:p>33,87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11" calcext:value-type="float">
            <text:p>1,1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17.130342960358" calcext:value-type="float">
            <text:p>217,13034296035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4000,5,clq</text:p>
          </table:table-cell>
          <table:table-cell/>
          <table:table-cell office:value-type="float" office:value="31.071" calcext:value-type="float">
            <text:p>31,07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9.35" calcext:value-type="float">
            <text:p>29,35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float" office:value="16.7463" calcext:value-type="float">
            <text:p>16,74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4.75" calcext:value-type="float">
            <text:p>214,75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9.2417" calcext:value-type="float">
            <text:p>19,24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.31" calcext:value-type="float">
            <text:p>52,31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float" office:value="97.2889025211334" calcext:value-type="float">
            <text:p>97,288902521133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500,9,clq</text:p>
          </table:table-cell>
          <table:table-cell/>
          <table:table-cell office:value-type="float" office:value="35.3414" calcext:value-type="float">
            <text:p>35,34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77" calcext:value-type="float">
            <text:p>1,77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33.747" calcext:value-type="float">
            <text:p>33,74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11" calcext:value-type="float">
            <text:p>2,1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3.8167" calcext:value-type="float">
            <text:p>33,816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76" calcext:value-type="float">
            <text:p>1,7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82.518076658249" calcext:value-type="float">
            <text:p>282,518076658249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DSJC1000_5,clq</text:p>
          </table:table-cell>
          <table:table-cell/>
          <table:table-cell office:value-type="float" office:value="31.115" calcext:value-type="float">
            <text:p>31,1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3.68" calcext:value-type="float">
            <text:p>33,68</text:p>
          </table:table-cell>
          <table:table-cell office:value-type="float" office:value="2559" calcext:value-type="float">
            <text:p>2559</text:p>
          </table:table-cell>
          <table:table-cell/>
          <table:table-cell office:value-type="float" office:value="16.841" calcext:value-type="float">
            <text:p>16,84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5.26" calcext:value-type="float">
            <text:p>115,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9.5232" calcext:value-type="float">
            <text:p>19,52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82.3208632469177" calcext:value-type="float">
            <text:p>82,320863246917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DSJC500_5,clq</text:p>
          </table:table-cell>
          <table:table-cell/>
          <table:table-cell office:value-type="float" office:value="31.1128" calcext:value-type="float">
            <text:p>31,11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5.24" calcext:value-type="float">
            <text:p>35,24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float" office:value="16.8183" calcext:value-type="float">
            <text:p>16,818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71.62" calcext:value-type="float">
            <text:p>271,62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float" office:value="18.9092" calcext:value-type="float">
            <text:p>18,909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1.33" calcext:value-type="float">
            <text:p>61,33</text:p>
          </table:table-cell>
          <table:table-cell office:value-type="float" office:value="3067" calcext:value-type="float">
            <text:p>3067</text:p>
          </table:table-cell>
          <table:table-cell/>
          <table:table-cell office:value-type="float" office:value="91.7822198867798" calcext:value-type="float">
            <text:p>91,782219886779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NN_a27,clq</text:p>
          </table:table-cell>
          <table:table-cell/>
          <table:table-cell office:value-type="float" office:value="29.8571" calcext:value-type="float">
            <text:p>29,857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46101713180542" calcext:value-type="float">
            <text:p>0,64610171318054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NN_a45,clq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91714644432068" calcext:value-type="float">
            <text:p>1,9171464443206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200_2,clq</text:p>
          </table:table-cell>
          <table:table-cell/>
          <table:table-cell office:value-type="float" office:value="31.1447" calcext:value-type="float">
            <text:p>31,14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.98" calcext:value-type="float">
            <text:p>22,98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float" office:value="16.9497" calcext:value-type="float">
            <text:p>16,949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4.81" calcext:value-type="float">
            <text:p>104,81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19.7784" calcext:value-type="float">
            <text:p>19,778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4.8" calcext:value-type="float">
            <text:p>54,8</text:p>
          </table:table-cell>
          <table:table-cell office:value-type="float" office:value="3377" calcext:value-type="float">
            <text:p>3377</text:p>
          </table:table-cell>
          <table:table-cell/>
          <table:table-cell office:value-type="float" office:value="85.6816501617432" calcext:value-type="float">
            <text:p>85,681650161743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200_4,clq</text:p>
          </table:table-cell>
          <table:table-cell/>
          <table:table-cell office:value-type="float" office:value="31.7734" calcext:value-type="float">
            <text:p>31,77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.21" calcext:value-type="float">
            <text:p>51,21</text:p>
          </table:table-cell>
          <table:table-cell office:value-type="float" office:value="8125" calcext:value-type="float">
            <text:p>8125</text:p>
          </table:table-cell>
          <table:table-cell/>
          <table:table-cell office:value-type="float" office:value="20.6699" calcext:value-type="float">
            <text:p>20,669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.14" calcext:value-type="float">
            <text:p>28,14</text:p>
          </table:table-cell>
          <table:table-cell office:value-type="float" office:value="2670" calcext:value-type="float">
            <text:p>2670</text:p>
          </table:table-cell>
          <table:table-cell/>
          <table:table-cell office:value-type="float" office:value="23.2" calcext:value-type="float">
            <text:p>23,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4.24" calcext:value-type="float">
            <text:p>34,24</text:p>
          </table:table-cell>
          <table:table-cell office:value-type="float" office:value="5144" calcext:value-type="float">
            <text:p>5144</text:p>
          </table:table-cell>
          <table:table-cell/>
          <table:table-cell office:value-type="float" office:value="303.045797586441" calcext:value-type="float">
            <text:p>303,04579758644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400_2,clq</text:p>
          </table:table-cell>
          <table:table-cell/>
          <table:table-cell office:value-type="float" office:value="32.4512" calcext:value-type="float">
            <text:p>32,45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.54" calcext:value-type="float">
            <text:p>29,54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float" office:value="25.8852" calcext:value-type="float">
            <text:p>25,885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9.64" calcext:value-type="float">
            <text:p>19,64</text:p>
          </table:table-cell>
          <table:table-cell office:value-type="float" office:value="2148" calcext:value-type="float">
            <text:p>2148</text:p>
          </table:table-cell>
          <table:table-cell/>
          <table:table-cell office:value-type="float" office:value="28.725" calcext:value-type="float">
            <text:p>28,7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0.69" calcext:value-type="float">
            <text:p>30,69</text:p>
          </table:table-cell>
          <table:table-cell office:value-type="float" office:value="5445" calcext:value-type="float">
            <text:p>5445</text:p>
          </table:table-cell>
          <table:table-cell/>
          <table:table-cell office:value-type="float" office:value="689.103977203369" calcext:value-type="float">
            <text:p>689,103977203369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400_4,clq</text:p>
          </table:table-cell>
          <table:table-cell/>
          <table:table-cell office:value-type="float" office:value="32.4835" calcext:value-type="float">
            <text:p>32,48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3.14" calcext:value-type="float">
            <text:p>33,14</text:p>
          </table:table-cell>
          <table:table-cell office:value-type="float" office:value="7250" calcext:value-type="float">
            <text:p>7250</text:p>
          </table:table-cell>
          <table:table-cell/>
          <table:table-cell office:value-type="float" office:value="27.6739" calcext:value-type="float">
            <text:p>27,67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.12" calcext:value-type="float">
            <text:p>39,12</text:p>
          </table:table-cell>
          <table:table-cell office:value-type="float" office:value="5487" calcext:value-type="float">
            <text:p>5487</text:p>
          </table:table-cell>
          <table:table-cell/>
          <table:table-cell office:value-type="float" office:value="30.0132" calcext:value-type="float">
            <text:p>30,013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.18" calcext:value-type="float">
            <text:p>56,18</text:p>
          </table:table-cell>
          <table:table-cell office:value-type="float" office:value="11689" calcext:value-type="float">
            <text:p>11689</text:p>
          </table:table-cell>
          <table:table-cell/>
          <table:table-cell office:value-type="float" office:value="570.139402151108" calcext:value-type="float">
            <text:p>570,13940215110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800_2,clq</text:p>
          </table:table-cell>
          <table:table-cell/>
          <table:table-cell office:value-type="float" office:value="31.6073" calcext:value-type="float">
            <text:p>31,607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.62" calcext:value-type="float">
            <text:p>43,62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float" office:value="19.3811" calcext:value-type="float">
            <text:p>19,38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.38" calcext:value-type="float">
            <text:p>42,38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21.7105" calcext:value-type="float">
            <text:p>21,710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.72" calcext:value-type="float">
            <text:p>58,72</text:p>
          </table:table-cell>
          <table:table-cell office:value-type="float" office:value="5597" calcext:value-type="float">
            <text:p>5597</text:p>
          </table:table-cell>
          <table:table-cell/>
          <table:table-cell office:value-type="float" office:value="288.822407722473" calcext:value-type="float">
            <text:p>288,82240772247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800_4,clq</text:p>
          </table:table-cell>
          <table:table-cell/>
          <table:table-cell office:value-type="float" office:value="31.7455" calcext:value-type="float">
            <text:p>31,745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.68" calcext:value-type="float">
            <text:p>12,68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float" office:value="20.6392" calcext:value-type="float">
            <text:p>20,63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.14" calcext:value-type="float">
            <text:p>21,14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24.1764" calcext:value-type="float">
            <text:p>24,176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.07" calcext:value-type="float">
            <text:p>35,07</text:p>
          </table:table-cell>
          <table:table-cell office:value-type="float" office:value="3023" calcext:value-type="float">
            <text:p>3023</text:p>
          </table:table-cell>
          <table:table-cell/>
          <table:table-cell office:value-type="float" office:value="280.26491355896" calcext:value-type="float">
            <text:p>280,2649135589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200_p0,9_44,clq</text:p>
          </table:table-cell>
          <table:table-cell/>
          <table:table-cell office:value-type="float" office:value="34.0067" calcext:value-type="float">
            <text:p>34,006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56" calcext:value-type="float">
            <text:p>0,5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31.8571" calcext:value-type="float">
            <text:p>31,857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2.0445" calcext:value-type="float">
            <text:p>32,044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86" calcext:value-type="float">
            <text:p>0,8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99.017618894577" calcext:value-type="float">
            <text:p>99,01761889457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200_p0,9_55,clq</text:p>
          </table:table-cell>
          <table:table-cell/>
          <table:table-cell office:value-type="float" office:value="34.932" calcext:value-type="float">
            <text:p>34,93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.28" calcext:value-type="float">
            <text:p>2,28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31.8748" calcext:value-type="float">
            <text:p>31,874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93" calcext:value-type="float">
            <text:p>0,9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32.0571" calcext:value-type="float">
            <text:p>32,057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33" calcext:value-type="float">
            <text:p>1,33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432.460737705231" calcext:value-type="float">
            <text:p>432,46073770523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55,clq</text:p>
          </table:table-cell>
          <table:table-cell/>
          <table:table-cell office:value-type="float" office:value="35.2853" calcext:value-type="float">
            <text:p>35,285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36" calcext:value-type="float">
            <text:p>1,36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31.8255" calcext:value-type="float">
            <text:p>31,825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6" calcext:value-type="float">
            <text:p>1,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32.2576" calcext:value-type="float">
            <text:p>32,257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41" calcext:value-type="float">
            <text:p>1,41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324.348783493042" calcext:value-type="float">
            <text:p>324,34878349304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65,clq</text:p>
          </table:table-cell>
          <table:table-cell/>
          <table:table-cell office:value-type="float" office:value="34.8125" calcext:value-type="float">
            <text:p>34,81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34.5354" calcext:value-type="float">
            <text:p>34,535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.59" calcext:value-type="float">
            <text:p>2,59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34.5354" calcext:value-type="float">
            <text:p>34,535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.57" calcext:value-type="float">
            <text:p>2,57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416.436195135117" calcext:value-type="float">
            <text:p>416,43619513511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75,clq</text:p>
          </table:table-cell>
          <table:table-cell/>
          <table:table-cell office:value-type="float" office:value="34.9089" calcext:value-type="float">
            <text:p>34,908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2.9791" calcext:value-type="float">
            <text:p>32,979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94" calcext:value-type="float">
            <text:p>0,9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3.3772" calcext:value-type="float">
            <text:p>33,377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83" calcext:value-type="float">
            <text:p>0,8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84.706444501877" calcext:value-type="float">
            <text:p>284,70644450187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hamming10-4,clq</text:p>
          </table:table-cell>
          <table:table-cell/>
          <table:table-cell office:value-type="float" office:value="30.8024" calcext:value-type="float">
            <text:p>30,8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1.35" calcext:value-type="float">
            <text:p>41,35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16.272" calcext:value-type="float">
            <text:p>16,2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72.11" calcext:value-type="float">
            <text:p>472,1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7.8105" calcext:value-type="float">
            <text:p>17,81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8.53" calcext:value-type="float">
            <text:p>98,53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53.1278507709503" calcext:value-type="float">
            <text:p>53,127850770950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hamming8-4,clq</text:p>
          </table:table-cell>
          <table:table-cell/>
          <table:table-cell office:value-type="float" office:value="30.8024" calcext:value-type="float">
            <text:p>30,8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.01" calcext:value-type="float">
            <text:p>42,01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16.272" calcext:value-type="float">
            <text:p>16,2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68.38" calcext:value-type="float">
            <text:p>468,38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7.5334" calcext:value-type="float">
            <text:p>17,533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5.05" calcext:value-type="float">
            <text:p>95,05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51.7827141284943" calcext:value-type="float">
            <text:p>51,782714128494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4,clq</text:p>
          </table:table-cell>
          <table:table-cell/>
          <table:table-cell office:value-type="float" office:value="31.1907" calcext:value-type="float">
            <text:p>31,19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9.42" calcext:value-type="float">
            <text:p>529,42</text:p>
          </table:table-cell>
          <table:table-cell office:value-type="float" office:value="25111" calcext:value-type="float">
            <text:p>25111</text:p>
          </table:table-cell>
          <table:table-cell/>
          <table:table-cell office:value-type="float" office:value="17.1453" calcext:value-type="float">
            <text:p>17,14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32.26" calcext:value-type="float">
            <text:p>832,26</text:p>
          </table:table-cell>
          <table:table-cell office:value-type="float" office:value="16229" calcext:value-type="float">
            <text:p>16229</text:p>
          </table:table-cell>
          <table:table-cell/>
          <table:table-cell office:value-type="float" office:value="20.2123" calcext:value-type="float">
            <text:p>20,21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49.96" calcext:value-type="float">
            <text:p>349,96</text:p>
          </table:table-cell>
          <table:table-cell office:value-type="float" office:value="22064" calcext:value-type="float">
            <text:p>22064</text:p>
          </table:table-cell>
          <table:table-cell/>
          <table:table-cell office:value-type="float" office:value="153.097948312759" calcext:value-type="float">
            <text:p>153,097948312759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5,clq</text:p>
          </table:table-cell>
          <table:table-cell/>
          <table:table-cell office:value-type="float" office:value="31.1907" calcext:value-type="float">
            <text:p>31,19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20.94" calcext:value-type="float">
            <text:p>420,94</text:p>
          </table:table-cell>
          <table:table-cell office:value-type="float" office:value="21668" calcext:value-type="float">
            <text:p>21668</text:p>
          </table:table-cell>
          <table:table-cell/>
          <table:table-cell office:value-type="float" office:value="17.1453" calcext:value-type="float">
            <text:p>17,14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65.75" calcext:value-type="float">
            <text:p>865,75</text:p>
          </table:table-cell>
          <table:table-cell office:value-type="float" office:value="16591" calcext:value-type="float">
            <text:p>16591</text:p>
          </table:table-cell>
          <table:table-cell/>
          <table:table-cell office:value-type="float" office:value="19.9732" calcext:value-type="float">
            <text:p>19,97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94.56" calcext:value-type="float">
            <text:p>594,56</text:p>
          </table:table-cell>
          <table:table-cell office:value-type="float" office:value="27947" calcext:value-type="float">
            <text:p>27947</text:p>
          </table:table-cell>
          <table:table-cell/>
          <table:table-cell office:value-type="float" office:value="152.770987272263" calcext:value-type="float">
            <text:p>152,77098727226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6,clq</text:p>
          </table:table-cell>
          <table:table-cell/>
          <table:table-cell office:value-type="float" office:value="31.1907" calcext:value-type="float">
            <text:p>31,19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0.27" calcext:value-type="float">
            <text:p>410,27</text:p>
          </table:table-cell>
          <table:table-cell office:value-type="float" office:value="24049" calcext:value-type="float">
            <text:p>24049</text:p>
          </table:table-cell>
          <table:table-cell/>
          <table:table-cell office:value-type="float" office:value="17.1453" calcext:value-type="float">
            <text:p>17,14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24.59" calcext:value-type="float">
            <text:p>824,59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float" office:value="20.07" calcext:value-type="float">
            <text:p>20,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70.33" calcext:value-type="float">
            <text:p>470,33</text:p>
          </table:table-cell>
          <table:table-cell office:value-type="float" office:value="25359" calcext:value-type="float">
            <text:p>25359</text:p>
          </table:table-cell>
          <table:table-cell/>
          <table:table-cell office:value-type="float" office:value="171.669190883636" calcext:value-type="float">
            <text:p>171,66919088363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1,clq</text:p>
          </table:table-cell>
          <table:table-cell/>
          <table:table-cell office:value-type="float" office:value="30.716" calcext:value-type="float">
            <text:p>30,7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8.51" calcext:value-type="float">
            <text:p>38,5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6.1348" calcext:value-type="float">
            <text:p>16,13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41.56" calcext:value-type="float">
            <text:p>541,5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7.2259" calcext:value-type="float">
            <text:p>17,22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5.24" calcext:value-type="float">
            <text:p>115,24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2.9112012386322" calcext:value-type="float">
            <text:p>22,911201238632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2,clq</text:p>
          </table:table-cell>
          <table:table-cell/>
          <table:table-cell office:value-type="float" office:value="31.262" calcext:value-type="float">
            <text:p>31,2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.3" calcext:value-type="float">
            <text:p>18,3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18.0787" calcext:value-type="float">
            <text:p>18,078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5.52" calcext:value-type="float">
            <text:p>45,5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1.2906" calcext:value-type="float">
            <text:p>21,290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.17" calcext:value-type="float">
            <text:p>27,17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41.2526621818543" calcext:value-type="float">
            <text:p>41,252662181854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3,clq</text:p>
          </table:table-cell>
          <table:table-cell/>
          <table:table-cell office:value-type="float" office:value="33.2045" calcext:value-type="float">
            <text:p>33,204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.08" calcext:value-type="float">
            <text:p>8,08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24.0499" calcext:value-type="float">
            <text:p>24,049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.79" calcext:value-type="float">
            <text:p>8,79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26.8071" calcext:value-type="float">
            <text:p>26,807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.28" calcext:value-type="float">
            <text:p>8,28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313.024010419846" calcext:value-type="float">
            <text:p>313,02401041984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1,clq</text:p>
          </table:table-cell>
          <table:table-cell/>
          <table:table-cell office:value-type="float" office:value="30.6925" calcext:value-type="float">
            <text:p>30,69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7.74" calcext:value-type="float">
            <text:p>47,7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6.0921" calcext:value-type="float">
            <text:p>16,09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0.84" calcext:value-type="float">
            <text:p>560,8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.2274" calcext:value-type="float">
            <text:p>17,227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8.54" calcext:value-type="float">
            <text:p>118,54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7.9459314346313" calcext:value-type="float">
            <text:p>17,945931434631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2,clq</text:p>
          </table:table-cell>
          <table:table-cell/>
          <table:table-cell office:value-type="float" office:value="31.2705" calcext:value-type="float">
            <text:p>31,270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.49" calcext:value-type="float">
            <text:p>18,49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.3281" calcext:value-type="float">
            <text:p>18,328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0.22" calcext:value-type="float">
            <text:p>40,22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20.8295" calcext:value-type="float">
            <text:p>20,829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.22" calcext:value-type="float">
            <text:p>25,22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41.100394487381" calcext:value-type="float">
            <text:p>41,10039448738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3,clq</text:p>
          </table:table-cell>
          <table:table-cell/>
          <table:table-cell office:value-type="float" office:value="33.3837" calcext:value-type="float">
            <text:p>33,383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.2" calcext:value-type="float">
            <text:p>9,2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float" office:value="25.1737" calcext:value-type="float">
            <text:p>25,173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.84" calcext:value-type="float">
            <text:p>7,84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28.625" calcext:value-type="float">
            <text:p>28,6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.64" calcext:value-type="float">
            <text:p>10,64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float" office:value="199.688729524612" calcext:value-type="float">
            <text:p>199,68872952461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1,clq</text:p>
          </table:table-cell>
          <table:table-cell/>
          <table:table-cell office:value-type="float" office:value="30.7026" calcext:value-type="float">
            <text:p>30,70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1.93" calcext:value-type="float">
            <text:p>41,9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6.1093" calcext:value-type="float">
            <text:p>16,10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6.19" calcext:value-type="float">
            <text:p>566,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7.2984" calcext:value-type="float">
            <text:p>17,29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7.78" calcext:value-type="float">
            <text:p>117,7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1.5045039653778" calcext:value-type="float">
            <text:p>21,504503965377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2,clq</text:p>
          </table:table-cell>
          <table:table-cell/>
          <table:table-cell office:value-type="float" office:value="31.3884" calcext:value-type="float">
            <text:p>31,388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.45" calcext:value-type="float">
            <text:p>15,4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8.7167" calcext:value-type="float">
            <text:p>18,716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.26" calcext:value-type="float">
            <text:p>25,2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2.2619" calcext:value-type="float">
            <text:p>22,26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.13" calcext:value-type="float">
            <text:p>19,1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43.6769645214081" calcext:value-type="float">
            <text:p>43,676964521408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3,clq</text:p>
          </table:table-cell>
          <table:table-cell/>
          <table:table-cell office:value-type="float" office:value="33.7537" calcext:value-type="float">
            <text:p>33,753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.36" calcext:value-type="float">
            <text:p>5,36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float" office:value="26.8251" calcext:value-type="float">
            <text:p>26,825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.87" calcext:value-type="float">
            <text:p>9,87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float" office:value="28.624" calcext:value-type="float">
            <text:p>28,6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.15" calcext:value-type="float">
            <text:p>8,15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215.105261564255" calcext:value-type="float">
            <text:p>215,105261564255</text:p>
          </table:table-cell>
          <table:table-cell table:number-columns-repeated="1003"/>
        </table:table-row>
        <table:table-row table:style-name="ro3">
          <table:table-cell table:style-name="ce17" office:value-type="string" calcext:value-type="string">
            <text:p>average</text:p>
          </table:table-cell>
          <table:table-cell table:style-name="ce17"/>
          <table:table-cell table:style-name="ce17" table:formula="of:=TRUNC(AVERAGE([.C45:.C80]);3)" office:value-type="float" office:value="32.004" calcext:value-type="float">
            <text:p>32,004</text:p>
          </table:table-cell>
          <table:table-cell table:style-name="ce17" table:formula="of:=TRUNC(AVERAGE([.D45:.D80]);3)" office:value-type="float" office:value="17" calcext:value-type="float">
            <text:p>17</text:p>
          </table:table-cell>
          <table:table-cell table:style-name="ce17" table:formula="of:=TRUNC(AVERAGE([.E45:.E80]);3)" office:value-type="float" office:value="17" calcext:value-type="float">
            <text:p>17</text:p>
          </table:table-cell>
          <table:table-cell table:style-name="ce17" table:formula="of:=TRUNC(AVERAGE([.F45:.F80]);3)" office:value-type="float" office:value="55.659" calcext:value-type="float">
            <text:p>55,659</text:p>
          </table:table-cell>
          <table:table-cell table:style-name="ce17" table:formula="of:=TRUNC(AVERAGE([.G45:.G80]);3)" office:value-type="float" office:value="3447.222" calcext:value-type="float">
            <text:p>3447,222</text:p>
          </table:table-cell>
          <table:table-cell table:style-name="ce17"/>
          <table:table-cell table:style-name="ce17" table:formula="of:=TRUNC(AVERAGE([.I45:.I80]);3)" office:value-type="float" office:value="23.245" calcext:value-type="float">
            <text:p>23,245</text:p>
          </table:table-cell>
          <table:table-cell table:style-name="ce17" table:formula="of:=TRUNC(AVERAGE([.J45:.J80]);3)" office:value-type="float" office:value="17" calcext:value-type="float">
            <text:p>17</text:p>
          </table:table-cell>
          <table:table-cell table:style-name="ce17" table:formula="of:=TRUNC(AVERAGE([.K45:.K80]);3)" office:value-type="float" office:value="17.055" calcext:value-type="float">
            <text:p>17,055</text:p>
          </table:table-cell>
          <table:table-cell table:style-name="ce17" table:formula="of:=TRUNC(AVERAGE([.L45:.L80]);3)" office:value-type="float" office:value="177.043" calcext:value-type="float">
            <text:p>177,043</text:p>
          </table:table-cell>
          <table:table-cell table:style-name="ce17" table:formula="of:=TRUNC(AVERAGE([.M45:.M80]);3)" office:value-type="float" office:value="2070.388" calcext:value-type="float">
            <text:p>2070,388</text:p>
          </table:table-cell>
          <table:table-cell table:style-name="ce17"/>
          <table:table-cell table:style-name="ce17" table:formula="of:=TRUNC(AVERAGE([.O45:.O80]);3)" office:value-type="float" office:value="24.915" calcext:value-type="float">
            <text:p>24,915</text:p>
          </table:table-cell>
          <table:table-cell table:style-name="ce17" table:formula="of:=TRUNC(AVERAGE([.P45:.P80]);3)" office:value-type="float" office:value="17" calcext:value-type="float">
            <text:p>17</text:p>
          </table:table-cell>
          <table:table-cell table:style-name="ce17" table:formula="of:=TRUNC(AVERAGE([.Q45:.Q80]);3)" office:value-type="float" office:value="17.055" calcext:value-type="float">
            <text:p>17,055</text:p>
          </table:table-cell>
          <table:table-cell table:style-name="ce17" table:formula="of:=TRUNC(AVERAGE([.R45:.R80]);3)" office:value-type="float" office:value="71.884" calcext:value-type="float">
            <text:p>71,884</text:p>
          </table:table-cell>
          <table:table-cell table:style-name="ce17" table:formula="of:=TRUNC(AVERAGE([.S45:.S80]);3)" office:value-type="float" office:value="3671.166" calcext:value-type="float">
            <text:p>3671,166</text:p>
          </table:table-cell>
          <table:table-cell table:style-name="ce17"/>
          <table:table-cell table:style-name="ce17" table:formula="of:=TRUNC(AVERAGE([.U45:.U80]);3)" office:value-type="float" office:value="194.578" calcext:value-type="float">
            <text:p>194,578</text:p>
          </table:table-cell>
          <table:table-cell table:style-name="ce86" table:number-columns-repeated="26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1">
            <text:p>N=70</text:p>
          </table:table-cell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B1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2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3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83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81"/>
          <table:table-cell table:style-name="ce7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string" calcext:value-type="string">
            <text:p>C1000,9,clq</text:p>
          </table:table-cell>
          <table:table-cell/>
          <table:table-cell office:value-type="float" office:value="41.1356" calcext:value-type="float">
            <text:p>41,135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.3" calcext:value-type="float">
            <text:p>26,3</text:p>
          </table:table-cell>
          <table:table-cell office:value-type="float" office:value="8089" calcext:value-type="float">
            <text:p>8089</text:p>
          </table:table-cell>
          <table:table-cell/>
          <table:table-cell office:value-type="float" office:value="40.8877" calcext:value-type="float">
            <text:p>40,887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.23" calcext:value-type="float">
            <text:p>27,23</text:p>
          </table:table-cell>
          <table:table-cell office:value-type="float" office:value="7940" calcext:value-type="float">
            <text:p>7940</text:p>
          </table:table-cell>
          <table:table-cell/>
          <table:table-cell office:value-type="float" office:value="40.8877" calcext:value-type="float">
            <text:p>40,887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.34" calcext:value-type="float">
            <text:p>27,34</text:p>
          </table:table-cell>
          <table:table-cell office:value-type="float" office:value="7940" calcext:value-type="float">
            <text:p>7940</text:p>
          </table:table-cell>
          <table:table-cell/>
          <table:table-cell office:value-type="float" office:value="10879.3413386345" calcext:value-type="float">
            <text:p>10879,341338634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125,9,clq</text:p>
          </table:table-cell>
          <table:table-cell/>
          <table:table-cell office:value-type="float" office:value="40.169" calcext:value-type="float">
            <text:p>40,16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83" calcext:value-type="float">
            <text:p>3,83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38.2468" calcext:value-type="float">
            <text:p>38,246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5.73" calcext:value-type="float">
            <text:p>5,73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38.7993" calcext:value-type="float">
            <text:p>38,799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5.44" calcext:value-type="float">
            <text:p>5,44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float" office:value="3453.36342334747" calcext:value-type="float">
            <text:p>3453,3634233474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000,5,clq</text:p>
          </table:table-cell>
          <table:table-cell/>
          <table:table-cell office:value-type="float" office:value="36.0686" calcext:value-type="float">
            <text:p>36,06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4.09" calcext:value-type="float">
            <text:p>144,09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float" office:value="19.2176" calcext:value-type="float">
            <text:p>19,217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43.09" calcext:value-type="float">
            <text:p>743,09</text:p>
          </table:table-cell>
          <table:table-cell office:value-type="float" office:value="2211" calcext:value-type="float">
            <text:p>2211</text:p>
          </table:table-cell>
          <table:table-cell/>
          <table:table-cell office:value-type="float" office:value="21.3006" calcext:value-type="float">
            <text:p>21,300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1.29" calcext:value-type="float">
            <text:p>181,29</text:p>
          </table:table-cell>
          <table:table-cell office:value-type="float" office:value="9392" calcext:value-type="float">
            <text:p>9392</text:p>
          </table:table-cell>
          <table:table-cell/>
          <table:table-cell office:value-type="float" office:value="266.728900194168" calcext:value-type="float">
            <text:p>266,72890019416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000,9,clq</text:p>
          </table:table-cell>
          <table:table-cell/>
          <table:table-cell office:value-type="float" office:value="41.8363" calcext:value-type="float">
            <text:p>41,83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.27" calcext:value-type="float">
            <text:p>2,27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38.8552" calcext:value-type="float">
            <text:p>38,855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.26" calcext:value-type="float">
            <text:p>2,2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9.1628" calcext:value-type="float">
            <text:p>39,16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.74" calcext:value-type="float">
            <text:p>2,74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4996.21638035774" calcext:value-type="float">
            <text:p>4996,2163803577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250,9,clq</text:p>
          </table:table-cell>
          <table:table-cell/>
          <table:table-cell office:value-type="float" office:value="41.3173" calcext:value-type="float">
            <text:p>41,317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86" calcext:value-type="float">
            <text:p>3,8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8.6111" calcext:value-type="float">
            <text:p>38,611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.96" calcext:value-type="float">
            <text:p>2,96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38.7238" calcext:value-type="float">
            <text:p>38,72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.77" calcext:value-type="float">
            <text:p>2,77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3525.17976212502" calcext:value-type="float">
            <text:p>3525,1797621250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4000,5,clq</text:p>
          </table:table-cell>
          <table:table-cell/>
          <table:table-cell office:value-type="float" office:value="36.0802" calcext:value-type="float">
            <text:p>36,08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5.17" calcext:value-type="float">
            <text:p>75,17</text:p>
          </table:table-cell>
          <table:table-cell office:value-type="float" office:value="2541" calcext:value-type="float">
            <text:p>2541</text:p>
          </table:table-cell>
          <table:table-cell/>
          <table:table-cell office:value-type="float" office:value="19.2384" calcext:value-type="float">
            <text:p>19,238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08.12" calcext:value-type="float">
            <text:p>508,12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21.486" calcext:value-type="float">
            <text:p>21,48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8.66" calcext:value-type="float">
            <text:p>118,66</text:p>
          </table:table-cell>
          <table:table-cell office:value-type="float" office:value="2749" calcext:value-type="float">
            <text:p>2749</text:p>
          </table:table-cell>
          <table:table-cell/>
          <table:table-cell office:value-type="float" office:value="300.333990335464" calcext:value-type="float">
            <text:p>300,33399033546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500,9,clq</text:p>
          </table:table-cell>
          <table:table-cell/>
          <table:table-cell office:value-type="float" office:value="41.889" calcext:value-type="float">
            <text:p>41,88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.75" calcext:value-type="float">
            <text:p>8,75</text:p>
          </table:table-cell>
          <table:table-cell office:value-type="float" office:value="2689" calcext:value-type="float">
            <text:p>2689</text:p>
          </table:table-cell>
          <table:table-cell/>
          <table:table-cell office:value-type="float" office:value="39.576" calcext:value-type="float">
            <text:p>39,57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.09" calcext:value-type="float">
            <text:p>33,09</text:p>
          </table:table-cell>
          <table:table-cell office:value-type="float" office:value="4171" calcext:value-type="float">
            <text:p>4171</text:p>
          </table:table-cell>
          <table:table-cell/>
          <table:table-cell office:value-type="float" office:value="39.8442" calcext:value-type="float">
            <text:p>39,844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7.45" calcext:value-type="float">
            <text:p>17,45</text:p>
          </table:table-cell>
          <table:table-cell office:value-type="float" office:value="3143" calcext:value-type="float">
            <text:p>3143</text:p>
          </table:table-cell>
          <table:table-cell/>
          <table:table-cell office:value-type="float" office:value="7802.9863679409" calcext:value-type="float">
            <text:p>7802,9863679409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DSJC1000_5,clq</text:p>
          </table:table-cell>
          <table:table-cell/>
          <table:table-cell office:value-type="float" office:value="36.0943" calcext:value-type="float">
            <text:p>36,094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9.93" calcext:value-type="float">
            <text:p>159,93</text:p>
          </table:table-cell>
          <table:table-cell office:value-type="float" office:value="5868" calcext:value-type="float">
            <text:p>5868</text:p>
          </table:table-cell>
          <table:table-cell/>
          <table:table-cell office:value-type="float" office:value="19.2627" calcext:value-type="float">
            <text:p>19,26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21.33" calcext:value-type="float">
            <text:p>821,33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float" office:value="21.7796" calcext:value-type="float">
            <text:p>21,779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7.54" calcext:value-type="float">
            <text:p>187,54</text:p>
          </table:table-cell>
          <table:table-cell office:value-type="float" office:value="7208" calcext:value-type="float">
            <text:p>7208</text:p>
          </table:table-cell>
          <table:table-cell/>
          <table:table-cell office:value-type="float" office:value="308.436825752258" calcext:value-type="float">
            <text:p>308,436825752258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DSJC500_5,clq</text:p>
          </table:table-cell>
          <table:table-cell/>
          <table:table-cell office:value-type="float" office:value="36.1127" calcext:value-type="float">
            <text:p>36,11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3.59" calcext:value-type="float">
            <text:p>93,59</text:p>
          </table:table-cell>
          <table:table-cell office:value-type="float" office:value="3551" calcext:value-type="float">
            <text:p>3551</text:p>
          </table:table-cell>
          <table:table-cell/>
          <table:table-cell office:value-type="float" office:value="19.2944" calcext:value-type="float">
            <text:p>19,29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86.69" calcext:value-type="float">
            <text:p>586,69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float" office:value="21.485" calcext:value-type="float">
            <text:p>21,48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4.15" calcext:value-type="float">
            <text:p>134,15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331.842051506042" calcext:value-type="float">
            <text:p>331,84205150604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NN_a27,clq</text:p>
          </table:table-cell>
          <table:table-cell/>
          <table:table-cell office:value-type="float" office:value="33.8841" calcext:value-type="float">
            <text:p>33,884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4996" calcext:value-type="float">
            <text:p>499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42" calcext:value-type="float">
            <text:p>0,4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41" calcext:value-type="float">
            <text:p>0,4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.44566130638123" calcext:value-type="float">
            <text:p>1,4456613063812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MANN_a45,clq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90498399734497" calcext:value-type="float">
            <text:p>1,9049839973449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200_2,clq</text:p>
          </table:table-cell>
          <table:table-cell/>
          <table:table-cell office:value-type="float" office:value="36.1121" calcext:value-type="float">
            <text:p>36,11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8.26" calcext:value-type="float">
            <text:p>88,26</text:p>
          </table:table-cell>
          <table:table-cell office:value-type="float" office:value="5764" calcext:value-type="float">
            <text:p>5764</text:p>
          </table:table-cell>
          <table:table-cell/>
          <table:table-cell office:value-type="float" office:value="19.2948" calcext:value-type="float">
            <text:p>19,29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26.71" calcext:value-type="float">
            <text:p>626,71</text:p>
          </table:table-cell>
          <table:table-cell office:value-type="float" office:value="2387" calcext:value-type="float">
            <text:p>2387</text:p>
          </table:table-cell>
          <table:table-cell/>
          <table:table-cell office:value-type="float" office:value="21.7177" calcext:value-type="float">
            <text:p>21,717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8.67" calcext:value-type="float">
            <text:p>138,67</text:p>
          </table:table-cell>
          <table:table-cell office:value-type="float" office:value="5209" calcext:value-type="float">
            <text:p>5209</text:p>
          </table:table-cell>
          <table:table-cell/>
          <table:table-cell office:value-type="float" office:value="301.91117143631" calcext:value-type="float">
            <text:p>301,9111714363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200_4,clq</text:p>
          </table:table-cell>
          <table:table-cell/>
          <table:table-cell office:value-type="float" office:value="36.7471" calcext:value-type="float">
            <text:p>36,74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5.86" calcext:value-type="float">
            <text:p>125,86</text:p>
          </table:table-cell>
          <table:table-cell office:value-type="float" office:value="17882" calcext:value-type="float">
            <text:p>17882</text:p>
          </table:table-cell>
          <table:table-cell/>
          <table:table-cell office:value-type="float" office:value="22.6316" calcext:value-type="float">
            <text:p>22,63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5820" calcext:value-type="float">
            <text:p>5820</text:p>
          </table:table-cell>
          <table:table-cell/>
          <table:table-cell office:value-type="float" office:value="26.1857" calcext:value-type="float">
            <text:p>26,18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1.09" calcext:value-type="float">
            <text:p>181,09</text:p>
          </table:table-cell>
          <table:table-cell office:value-type="float" office:value="16089" calcext:value-type="float">
            <text:p>16089</text:p>
          </table:table-cell>
          <table:table-cell/>
          <table:table-cell office:value-type="float" office:value="1577.69224071503" calcext:value-type="float">
            <text:p>1577,6922407150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400_2,clq</text:p>
          </table:table-cell>
          <table:table-cell/>
          <table:table-cell office:value-type="float" office:value="37.2746" calcext:value-type="float">
            <text:p>37,27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0.5" calcext:value-type="float">
            <text:p>180,5</text:p>
          </table:table-cell>
          <table:table-cell office:value-type="float" office:value="19615" calcext:value-type="float">
            <text:p>19615</text:p>
          </table:table-cell>
          <table:table-cell/>
          <table:table-cell office:value-type="float" office:value="27.5886" calcext:value-type="float">
            <text:p>27,588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1.62" calcext:value-type="float">
            <text:p>271,62</text:p>
          </table:table-cell>
          <table:table-cell office:value-type="float" office:value="21941" calcext:value-type="float">
            <text:p>21941</text:p>
          </table:table-cell>
          <table:table-cell/>
          <table:table-cell office:value-type="float" office:value="31.3944" calcext:value-type="float">
            <text:p>31,394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8.58" calcext:value-type="float">
            <text:p>188,58</text:p>
          </table:table-cell>
          <table:table-cell office:value-type="float" office:value="21294" calcext:value-type="float">
            <text:p>21294</text:p>
          </table:table-cell>
          <table:table-cell/>
          <table:table-cell office:value-type="float" office:value="4263.13835477829" calcext:value-type="float">
            <text:p>4263,13835477829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400_4,clq</text:p>
          </table:table-cell>
          <table:table-cell/>
          <table:table-cell office:value-type="float" office:value="37.3948" calcext:value-type="float">
            <text:p>37,394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0.64" calcext:value-type="float">
            <text:p>150,64</text:p>
          </table:table-cell>
          <table:table-cell office:value-type="float" office:value="26924" calcext:value-type="float">
            <text:p>26924</text:p>
          </table:table-cell>
          <table:table-cell/>
          <table:table-cell office:value-type="float" office:value="28.9246" calcext:value-type="float">
            <text:p>28,92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1.92" calcext:value-type="float">
            <text:p>151,92</text:p>
          </table:table-cell>
          <table:table-cell office:value-type="float" office:value="14614" calcext:value-type="float">
            <text:p>14614</text:p>
          </table:table-cell>
          <table:table-cell/>
          <table:table-cell office:value-type="float" office:value="32.417" calcext:value-type="float">
            <text:p>32,4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1.43" calcext:value-type="float">
            <text:p>141,43</text:p>
          </table:table-cell>
          <table:table-cell office:value-type="float" office:value="23897" calcext:value-type="float">
            <text:p>23897</text:p>
          </table:table-cell>
          <table:table-cell/>
          <table:table-cell office:value-type="float" office:value="4011.55183410645" calcext:value-type="float">
            <text:p>4011,5518341064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800_2,clq</text:p>
          </table:table-cell>
          <table:table-cell/>
          <table:table-cell office:value-type="float" office:value="36.5306" calcext:value-type="float">
            <text:p>36,53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6.99" calcext:value-type="float">
            <text:p>366,99</text:p>
          </table:table-cell>
          <table:table-cell office:value-type="float" office:value="32703" calcext:value-type="float">
            <text:p>32703</text:p>
          </table:table-cell>
          <table:table-cell/>
          <table:table-cell office:value-type="float" office:value="20.8672" calcext:value-type="float">
            <text:p>20,867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0.33" calcext:value-type="float">
            <text:p>200,33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float" office:value="24.6119" calcext:value-type="float">
            <text:p>24,61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66.58" calcext:value-type="float">
            <text:p>266,58</text:p>
          </table:table-cell>
          <table:table-cell office:value-type="float" office:value="17303" calcext:value-type="float">
            <text:p>17303</text:p>
          </table:table-cell>
          <table:table-cell/>
          <table:table-cell office:value-type="float" office:value="1349.88685011864" calcext:value-type="float">
            <text:p>1349,8868501186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brock800_4,clq</text:p>
          </table:table-cell>
          <table:table-cell/>
          <table:table-cell office:value-type="float" office:value="36.6485" calcext:value-type="float">
            <text:p>36,648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3.7" calcext:value-type="float">
            <text:p>123,7</text:p>
          </table:table-cell>
          <table:table-cell office:value-type="float" office:value="10629" calcext:value-type="float">
            <text:p>10629</text:p>
          </table:table-cell>
          <table:table-cell/>
          <table:table-cell office:value-type="float" office:value="21.9472" calcext:value-type="float">
            <text:p>21,947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4.47" calcext:value-type="float">
            <text:p>114,47</text:p>
          </table:table-cell>
          <table:table-cell office:value-type="float" office:value="4909" calcext:value-type="float">
            <text:p>4909</text:p>
          </table:table-cell>
          <table:table-cell/>
          <table:table-cell office:value-type="float" office:value="25.381" calcext:value-type="float">
            <text:p>25,3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4.89" calcext:value-type="float">
            <text:p>254,89</text:p>
          </table:table-cell>
          <table:table-cell office:value-type="float" office:value="18674" calcext:value-type="float">
            <text:p>18674</text:p>
          </table:table-cell>
          <table:table-cell/>
          <table:table-cell office:value-type="float" office:value="1599.24946689606" calcext:value-type="float">
            <text:p>1599,2494668960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200_p0,9_44,clq</text:p>
          </table:table-cell>
          <table:table-cell/>
          <table:table-cell office:value-type="float" office:value="40.2406" calcext:value-type="float">
            <text:p>40,240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.76" calcext:value-type="float">
            <text:p>3,76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39.4302" calcext:value-type="float">
            <text:p>39,430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.75" calcext:value-type="float">
            <text:p>1,75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9.4406" calcext:value-type="float">
            <text:p>39,440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.34" calcext:value-type="float">
            <text:p>4,34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1505.92540287972" calcext:value-type="float">
            <text:p>1505,9254028797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200_p0,9_55,clq</text:p>
          </table:table-cell>
          <table:table-cell/>
          <table:table-cell office:value-type="float" office:value="41.3814" calcext:value-type="float">
            <text:p>41,381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31" calcext:value-type="float">
            <text:p>3,31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37.7663" calcext:value-type="float">
            <text:p>37,76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17" calcext:value-type="float">
            <text:p>3,17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38.0467" calcext:value-type="float">
            <text:p>38,046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.07" calcext:value-type="float">
            <text:p>2,07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6735.22295832634" calcext:value-type="float">
            <text:p>6735,2229583263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55,clq</text:p>
          </table:table-cell>
          <table:table-cell/>
          <table:table-cell office:value-type="float" office:value="41.3454" calcext:value-type="float">
            <text:p>41,345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.66" calcext:value-type="float">
            <text:p>4,66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40.073" calcext:value-type="float">
            <text:p>40,07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.67" calcext:value-type="float">
            <text:p>2,67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40.204" calcext:value-type="float">
            <text:p>40,20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81" calcext:value-type="float">
            <text:p>3,8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4308.49295377731" calcext:value-type="float">
            <text:p>4308,4929537773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65,clq</text:p>
          </table:table-cell>
          <table:table-cell/>
          <table:table-cell office:value-type="float" office:value="41.2245" calcext:value-type="float">
            <text:p>41,22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9.49" calcext:value-type="float">
            <text:p>9,49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float" office:value="36.9643" calcext:value-type="float">
            <text:p>36,964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.31" calcext:value-type="float">
            <text:p>7,31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37.4288" calcext:value-type="float">
            <text:p>37,428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.35" calcext:value-type="float">
            <text:p>6,35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float" office:value="5489.91267299652" calcext:value-type="float">
            <text:p>5489,91267299652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gen400_p0,9_75,clq</text:p>
          </table:table-cell>
          <table:table-cell/>
          <table:table-cell office:value-type="float" office:value="41.4673" calcext:value-type="float">
            <text:p>41,467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.58" calcext:value-type="float">
            <text:p>4,58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float" office:value="39.4169" calcext:value-type="float">
            <text:p>39,416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74" calcext:value-type="float">
            <text:p>3,74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39.7856" calcext:value-type="float">
            <text:p>39,785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85" calcext:value-type="float">
            <text:p>3,85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4798.1076874733" calcext:value-type="float">
            <text:p>4798,107687473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hamming10-4,clq</text:p>
          </table:table-cell>
          <table:table-cell/>
          <table:table-cell office:value-type="float" office:value="35.8944" calcext:value-type="float">
            <text:p>35,89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6.75" calcext:value-type="float">
            <text:p>106,75</text:p>
          </table:table-cell>
          <table:table-cell office:value-type="float" office:value="5529" calcext:value-type="float">
            <text:p>5529</text:p>
          </table:table-cell>
          <table:table-cell/>
          <table:table-cell office:value-type="float" office:value="18.9231" calcext:value-type="float">
            <text:p>18,92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24.92" calcext:value-type="float">
            <text:p>1124,92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float" office:value="20.7333" calcext:value-type="float">
            <text:p>20,73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3.79" calcext:value-type="float">
            <text:p>213,79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float" office:value="168.778505563736" calcext:value-type="float">
            <text:p>168,77850556373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hamming8-4,clq</text:p>
          </table:table-cell>
          <table:table-cell/>
          <table:table-cell office:value-type="float" office:value="35.8944" calcext:value-type="float">
            <text:p>35,89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8.74" calcext:value-type="float">
            <text:p>88,74</text:p>
          </table:table-cell>
          <table:table-cell office:value-type="float" office:value="2451" calcext:value-type="float">
            <text:p>2451</text:p>
          </table:table-cell>
          <table:table-cell/>
          <table:table-cell office:value-type="float" office:value="18.9231" calcext:value-type="float">
            <text:p>18,92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46.04" calcext:value-type="float">
            <text:p>2046,04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float" office:value="20.3803" calcext:value-type="float">
            <text:p>20,38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9.42" calcext:value-type="float">
            <text:p>179,42</text:p>
          </table:table-cell>
          <table:table-cell office:value-type="float" office:value="4392" calcext:value-type="float">
            <text:p>4392</text:p>
          </table:table-cell>
          <table:table-cell/>
          <table:table-cell office:value-type="float" office:value="167.116373538971" calcext:value-type="float">
            <text:p>167,11637353897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4,clq</text:p>
          </table:table-cell>
          <table:table-cell/>
          <table:table-cell office:value-type="float" office:value="36.1512" calcext:value-type="float">
            <text:p>36,15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31.07" calcext:value-type="float">
            <text:p>2831,07</text:p>
          </table:table-cell>
          <table:table-cell office:value-type="float" office:value="85928" calcext:value-type="float">
            <text:p>85928</text:p>
          </table:table-cell>
          <table:table-cell/>
          <table:table-cell office:value-type="float" office:value="19.5143" calcext:value-type="float">
            <text:p>19,5143</text:p>
          </table:table-cell>
          <table:table-cell office:value-type="float" office:value="9" calcext:value-type="float">
            <text:p>9</text:p>
          </table:table-cell>
          <table:table-cell office:value-type="float" office:value="10.67" calcext:value-type="float">
            <text:p>10,67</text:p>
          </table:table-cell>
          <table:table-cell office:value-type="float" office:value="3600" calcext:value-type="float">
            <text:p>3600</text:p>
          </table:table-cell>
          <table:table-cell office:value-type="float" office:value="23298" calcext:value-type="float">
            <text:p>23298</text:p>
          </table:table-cell>
          <table:table-cell/>
          <table:table-cell office:value-type="float" office:value="22.6732" calcext:value-type="float">
            <text:p>22,67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70988" calcext:value-type="float">
            <text:p>70988</text:p>
          </table:table-cell>
          <table:table-cell/>
          <table:table-cell office:value-type="float" office:value="489.200946331024" calcext:value-type="float">
            <text:p>489,20094633102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5,clq</text:p>
          </table:table-cell>
          <table:table-cell/>
          <table:table-cell office:value-type="float" office:value="36.1512" calcext:value-type="float">
            <text:p>36,1512</text:p>
          </table:table-cell>
          <table:table-cell office:value-type="float" office:value="9" calcext:value-type="float">
            <text:p>9</text:p>
          </table:table-cell>
          <table:table-cell office:value-type="float" office:value="10.13" calcext:value-type="float">
            <text:p>10,13</text:p>
          </table:table-cell>
          <table:table-cell office:value-type="float" office:value="3600" calcext:value-type="float">
            <text:p>3600</text:p>
          </table:table-cell>
          <table:table-cell office:value-type="float" office:value="66698" calcext:value-type="float">
            <text:p>66698</text:p>
          </table:table-cell>
          <table:table-cell/>
          <table:table-cell office:value-type="float" office:value="19.5143" calcext:value-type="float">
            <text:p>19,5143</text:p>
          </table:table-cell>
          <table:table-cell office:value-type="float" office:value="9" calcext:value-type="float">
            <text:p>9</text:p>
          </table:table-cell>
          <table:table-cell office:value-type="float" office:value="10.68" calcext:value-type="float">
            <text:p>10,68</text:p>
          </table:table-cell>
          <table:table-cell office:value-type="float" office:value="3600" calcext:value-type="float">
            <text:p>3600</text:p>
          </table:table-cell>
          <table:table-cell office:value-type="float" office:value="21732" calcext:value-type="float">
            <text:p>21732</text:p>
          </table:table-cell>
          <table:table-cell/>
          <table:table-cell office:value-type="float" office:value="22.0764" calcext:value-type="float">
            <text:p>22,07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84486" calcext:value-type="float">
            <text:p>84486</text:p>
          </table:table-cell>
          <table:table-cell/>
          <table:table-cell office:value-type="float" office:value="489.896032571793" calcext:value-type="float">
            <text:p>489,89603257179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keller6,clq</text:p>
          </table:table-cell>
          <table:table-cell/>
          <table:table-cell office:value-type="float" office:value="36.1512" calcext:value-type="float">
            <text:p>36,1512</text:p>
          </table:table-cell>
          <table:table-cell office:value-type="float" office:value="9" calcext:value-type="float">
            <text:p>9</text:p>
          </table:table-cell>
          <table:table-cell office:value-type="float" office:value="10.34" calcext:value-type="float">
            <text:p>10,34</text:p>
          </table:table-cell>
          <table:table-cell office:value-type="float" office:value="3600" calcext:value-type="float">
            <text:p>3600</text:p>
          </table:table-cell>
          <table:table-cell office:value-type="float" office:value="61529" calcext:value-type="float">
            <text:p>61529</text:p>
          </table:table-cell>
          <table:table-cell/>
          <table:table-cell office:value-type="float" office:value="19.5143" calcext:value-type="float">
            <text:p>19,5143</text:p>
          </table:table-cell>
          <table:table-cell office:value-type="float" office:value="9" calcext:value-type="float">
            <text:p>9</text:p>
          </table:table-cell>
          <table:table-cell office:value-type="float" office:value="10.76" calcext:value-type="float">
            <text:p>10,76</text:p>
          </table:table-cell>
          <table:table-cell office:value-type="float" office:value="3600" calcext:value-type="float">
            <text:p>3600</text:p>
          </table:table-cell>
          <table:table-cell office:value-type="float" office:value="20020" calcext:value-type="float">
            <text:p>20020</text:p>
          </table:table-cell>
          <table:table-cell/>
          <table:table-cell office:value-type="float" office:value="22.4411" calcext:value-type="float">
            <text:p>22,44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float" office:value="79642" calcext:value-type="float">
            <text:p>79642</text:p>
          </table:table-cell>
          <table:table-cell/>
          <table:table-cell office:value-type="float" office:value="509.528297424316" calcext:value-type="float">
            <text:p>509,52829742431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1,clq</text:p>
          </table:table-cell>
          <table:table-cell/>
          <table:table-cell office:value-type="float" office:value="35.6954" calcext:value-type="float">
            <text:p>35,69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0.23" calcext:value-type="float">
            <text:p>110,23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8.5905" calcext:value-type="float">
            <text:p>18,59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4.42" calcext:value-type="float">
            <text:p>2004,4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1.3115" calcext:value-type="float">
            <text:p>21,31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7.14" calcext:value-type="float">
            <text:p>197,14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54.5112287998199" calcext:value-type="float">
            <text:p>54,5112287998199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2,clq</text:p>
          </table:table-cell>
          <table:table-cell/>
          <table:table-cell office:value-type="float" office:value="36.1877" calcext:value-type="float">
            <text:p>36,187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5.43" calcext:value-type="float">
            <text:p>55,43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19.8133" calcext:value-type="float">
            <text:p>19,81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6.15" calcext:value-type="float">
            <text:p>186,15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4.1319" calcext:value-type="float">
            <text:p>24,13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8.17" calcext:value-type="float">
            <text:p>78,1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31.954404592514" calcext:value-type="float">
            <text:p>131,954404592514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1500-3,clq</text:p>
          </table:table-cell>
          <table:table-cell/>
          <table:table-cell office:value-type="float" office:value="37.6832" calcext:value-type="float">
            <text:p>37,68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.97" calcext:value-type="float">
            <text:p>29,9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26.5811" calcext:value-type="float">
            <text:p>26,58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.66" calcext:value-type="float">
            <text:p>27,66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29.892" calcext:value-type="float">
            <text:p>29,89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6.88" calcext:value-type="float">
            <text:p>46,88</text:p>
          </table:table-cell>
          <table:table-cell office:value-type="float" office:value="3758" calcext:value-type="float">
            <text:p>3758</text:p>
          </table:table-cell>
          <table:table-cell/>
          <table:table-cell office:value-type="float" office:value="1854.8790435791" calcext:value-type="float">
            <text:p>1854,879043579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1,clq</text:p>
          </table:table-cell>
          <table:table-cell/>
          <table:table-cell office:value-type="float" office:value="35.678" calcext:value-type="float">
            <text:p>35,6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1.44" calcext:value-type="float">
            <text:p>121,4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8.5603" calcext:value-type="float">
            <text:p>18,56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14.41" calcext:value-type="float">
            <text:p>1814,4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0.2123" calcext:value-type="float">
            <text:p>20,21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1.5" calcext:value-type="float">
            <text:p>211,5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3.2805693149567" calcext:value-type="float">
            <text:p>43,280569314956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2,clq</text:p>
          </table:table-cell>
          <table:table-cell/>
          <table:table-cell office:value-type="float" office:value="36.1726" calcext:value-type="float">
            <text:p>36,17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4.77" calcext:value-type="float">
            <text:p>44,77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9.9529" calcext:value-type="float">
            <text:p>19,952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5.55" calcext:value-type="float">
            <text:p>155,55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24.3246" calcext:value-type="float">
            <text:p>24,32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1.47" calcext:value-type="float">
            <text:p>71,47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133.605799913406" calcext:value-type="float">
            <text:p>133,60579991340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300-3,clq</text:p>
          </table:table-cell>
          <table:table-cell/>
          <table:table-cell office:value-type="float" office:value="37.7912" calcext:value-type="float">
            <text:p>37,79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1.12" calcext:value-type="float">
            <text:p>41,12</text:p>
          </table:table-cell>
          <table:table-cell office:value-type="float" office:value="5533" calcext:value-type="float">
            <text:p>5533</text:p>
          </table:table-cell>
          <table:table-cell/>
          <table:table-cell office:value-type="float" office:value="26.8175" calcext:value-type="float">
            <text:p>26,81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9.59" calcext:value-type="float">
            <text:p>39,59</text:p>
          </table:table-cell>
          <table:table-cell office:value-type="float" office:value="2576" calcext:value-type="float">
            <text:p>2576</text:p>
          </table:table-cell>
          <table:table-cell/>
          <table:table-cell office:value-type="float" office:value="30.8777" calcext:value-type="float">
            <text:p>30,877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2.17" calcext:value-type="float">
            <text:p>52,17</text:p>
          </table:table-cell>
          <table:table-cell office:value-type="float" office:value="4894" calcext:value-type="float">
            <text:p>4894</text:p>
          </table:table-cell>
          <table:table-cell/>
          <table:table-cell office:value-type="float" office:value="1180.08506393433" calcext:value-type="float">
            <text:p>1180,08506393433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1,clq</text:p>
          </table:table-cell>
          <table:table-cell/>
          <table:table-cell office:value-type="float" office:value="35.6899" calcext:value-type="float">
            <text:p>35,68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7.49" calcext:value-type="float">
            <text:p>127,49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8.5797" calcext:value-type="float">
            <text:p>18,57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37.03" calcext:value-type="float">
            <text:p>1637,0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0.3257" calcext:value-type="float">
            <text:p>20,32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.49" calcext:value-type="float">
            <text:p>200,49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50.923259973526" calcext:value-type="float">
            <text:p>50,92325997352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2,clq</text:p>
          </table:table-cell>
          <table:table-cell/>
          <table:table-cell office:value-type="float" office:value="36.28" calcext:value-type="float">
            <text:p>36,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1.68" calcext:value-type="float">
            <text:p>51,68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20.2489" calcext:value-type="float">
            <text:p>20,248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7.37" calcext:value-type="float">
            <text:p>117,3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24.3182" calcext:value-type="float">
            <text:p>24,31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4.83" calcext:value-type="float">
            <text:p>64,83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float" office:value="161.783545970917" calcext:value-type="float">
            <text:p>161,783545970917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_hat700-3,clq</text:p>
          </table:table-cell>
          <table:table-cell/>
          <table:table-cell office:value-type="float" office:value="38.1325" calcext:value-type="float">
            <text:p>38,13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.79" calcext:value-type="float">
            <text:p>29,79</text:p>
          </table:table-cell>
          <table:table-cell office:value-type="float" office:value="3609" calcext:value-type="float">
            <text:p>3609</text:p>
          </table:table-cell>
          <table:table-cell/>
          <table:table-cell office:value-type="float" office:value="27.518" calcext:value-type="float">
            <text:p>27,5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96" calcext:value-type="float">
            <text:p>20,96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30.9975" calcext:value-type="float">
            <text:p>30,99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.5" calcext:value-type="float">
            <text:p>19,5</text:p>
          </table:table-cell>
          <table:table-cell office:value-type="float" office:value="2052" calcext:value-type="float">
            <text:p>2052</text:p>
          </table:table-cell>
          <table:table-cell/>
          <table:table-cell office:value-type="float" office:value="1515.10031867027" calcext:value-type="float">
            <text:p>1515,10031867027</text:p>
          </table:table-cell>
          <table:table-cell table:number-columns-repeated="1003"/>
        </table:table-row>
        <table:table-row table:style-name="ro3">
          <table:table-cell table:style-name="ce17" office:value-type="string" calcext:value-type="string">
            <text:p>average</text:p>
          </table:table-cell>
          <table:table-cell table:style-name="ce17"/>
          <table:table-cell table:style-name="ce17" table:formula="of:=TRUNC(AVERAGE([.C86:.C121]);3)" office:value-type="float" office:value="37.347" calcext:value-type="float">
            <text:p>37,347</text:p>
          </table:table-cell>
          <table:table-cell table:style-name="ce17" table:formula="of:=TRUNC(AVERAGE([.D86:.D121]);3)" office:value-type="float" office:value="18.5" calcext:value-type="float">
            <text:p>18,5</text:p>
          </table:table-cell>
          <table:table-cell table:style-name="ce17" table:formula="of:=TRUNC(AVERAGE([.E86:.E121]);3)" office:value-type="float" office:value="18.651" calcext:value-type="float">
            <text:p>18,651</text:p>
          </table:table-cell>
          <table:table-cell table:style-name="ce17" table:formula="of:=TRUNC(AVERAGE([.F86:.F121]);3)" office:value-type="float" office:value="444.945" calcext:value-type="float">
            <text:p>444,945</text:p>
          </table:table-cell>
          <table:table-cell table:style-name="ce17" table:formula="of:=TRUNC(AVERAGE([.G86:.G121]);3)" office:value-type="float" office:value="10949.166" calcext:value-type="float">
            <text:p>10949,166</text:p>
          </table:table-cell>
          <table:table-cell table:style-name="ce17"/>
          <table:table-cell table:style-name="ce17" table:formula="of:=TRUNC(AVERAGE([.I86:.I121]);3)" office:value-type="float" office:value="26.615" calcext:value-type="float">
            <text:p>26,615</text:p>
          </table:table-cell>
          <table:table-cell table:style-name="ce17" table:formula="of:=TRUNC(AVERAGE([.J86:.J121]);3)" office:value-type="float" office:value="18.5" calcext:value-type="float">
            <text:p>18,5</text:p>
          </table:table-cell>
          <table:table-cell table:style-name="ce17" table:formula="of:=TRUNC(AVERAGE([.K86:.K121]);3)" office:value-type="float" office:value="18.641" calcext:value-type="float">
            <text:p>18,641</text:p>
          </table:table-cell>
          <table:table-cell table:style-name="ce17" table:formula="of:=TRUNC(AVERAGE([.L86:.L121]);3)" office:value-type="float" office:value="672.297" calcext:value-type="float">
            <text:p>672,297</text:p>
          </table:table-cell>
          <table:table-cell table:style-name="ce17" table:formula="of:=TRUNC(AVERAGE([.M86:.M121]);3)" office:value-type="float" office:value="4303.888" calcext:value-type="float">
            <text:p>4303,888</text:p>
          </table:table-cell>
          <table:table-cell table:style-name="ce17"/>
          <table:table-cell table:style-name="ce17" table:formula="of:=TRUNC(AVERAGE([.O86:.O121]);3)" office:value-type="float" office:value="28.66" calcext:value-type="float">
            <text:p>28,66</text:p>
          </table:table-cell>
          <table:table-cell table:style-name="ce17" table:formula="of:=TRUNC(AVERAGE([.P86:.P121]);3)" office:value-type="float" office:value="18.5" calcext:value-type="float">
            <text:p>18,5</text:p>
          </table:table-cell>
          <table:table-cell table:style-name="ce17" table:formula="of:=TRUNC(AVERAGE([.Q86:.Q121]);3)" office:value-type="float" office:value="18.583" calcext:value-type="float">
            <text:p>18,583</text:p>
          </table:table-cell>
          <table:table-cell table:style-name="ce17" table:formula="of:=TRUNC(AVERAGE([.R86:.R121]);3)" office:value-type="float" office:value="389.022" calcext:value-type="float">
            <text:p>389,022</text:p>
          </table:table-cell>
          <table:table-cell table:style-name="ce17" table:formula="of:=TRUNC(AVERAGE([.S86:.S121]);3)" office:value-type="float" office:value="11264.805" calcext:value-type="float">
            <text:p>11264,805</text:p>
          </table:table-cell>
          <table:table-cell table:style-name="ce17"/>
          <table:table-cell table:style-name="ce17" table:formula="of:=TRUNC(AVERAGE([.U86:.U121]);3)" office:value-type="float" office:value="2076.653" calcext:value-type="float">
            <text:p>2076,653</text:p>
          </table:table-cell>
          <table:table-cell table:style-name="ce86" table:number-columns-repeated="26"/>
          <table:table-cell table:number-columns-repeated="977"/>
        </table:table-row>
        <table:table-row table:style-name="ro3">
          <table:table-cell table:number-columns-repeated="5"/>
          <table:table-cell table:formula="of:=AVERAGE([.F113:.F121];[.F96:.F109];[.F86:.F94])" office:value-type="float" office:value="74.5921875" calcext:value-type="float">
            <text:p>74,5921875</text:p>
          </table:table-cell>
          <table:table-cell table:number-columns-repeated="5"/>
          <table:table-cell table:formula="of:=AVERAGE([.L113:.L121];[.L96:.L109];[.L86:.L94])" office:value-type="float" office:value="418.821875" calcext:value-type="float">
            <text:p>418,821875</text:p>
          </table:table-cell>
          <table:table-cell table:number-columns-repeated="5"/>
          <table:table-cell table:formula="of:=AVERAGE([.R113:.R121];[.R96:.R109];[.R86:.R94])" office:value-type="float" office:value="100.1378125" calcext:value-type="float">
            <text:p>100,137812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9" table:number-rows-spanned="1">
            <text:p>N=80</text:p>
          </table:table-cell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B1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2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3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string" calcext:value-type="string">
            <text:p>C1000,9,clq</text:p>
          </table:table-cell>
          <table:table-cell/>
          <table:table-cell office:value-type="float" office:value="46.5575" calcext:value-type="float">
            <text:p>46,557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8.94" calcext:value-type="float">
            <text:p>78,94</text:p>
          </table:table-cell>
          <table:table-cell office:value-type="float" office:value="12411" calcext:value-type="float">
            <text:p>12411</text:p>
          </table:table-cell>
          <table:table-cell/>
          <table:table-cell office:value-type="float" office:value="42.3322" calcext:value-type="float">
            <text:p>42,33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5.03" calcext:value-type="float">
            <text:p>75,03</text:p>
          </table:table-cell>
          <table:table-cell office:value-type="float" office:value="7962" calcext:value-type="float">
            <text:p>7962</text:p>
          </table:table-cell>
          <table:table-cell/>
          <table:table-cell office:value-type="float" office:value="43.0721" calcext:value-type="float">
            <text:p>43,072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.46" calcext:value-type="float">
            <text:p>41,46</text:p>
          </table:table-cell>
          <table:table-cell office:value-type="float" office:value="7586" calcext:value-type="float">
            <text:p>758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125,9,clq</text:p>
          </table:table-cell>
          <table:table-cell/>
          <table:table-cell office:value-type="float" office:value="46.3302" calcext:value-type="float">
            <text:p>46,330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1.6" calcext:value-type="float">
            <text:p>21,6</text:p>
          </table:table-cell>
          <table:table-cell office:value-type="float" office:value="4830" calcext:value-type="float">
            <text:p>4830</text:p>
          </table:table-cell>
          <table:table-cell/>
          <table:table-cell office:value-type="float" office:value="42.2609" calcext:value-type="float">
            <text:p>42,260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8.19" calcext:value-type="float">
            <text:p>38,19</text:p>
          </table:table-cell>
          <table:table-cell office:value-type="float" office:value="7939" calcext:value-type="float">
            <text:p>7939</text:p>
          </table:table-cell>
          <table:table-cell/>
          <table:table-cell office:value-type="float" office:value="43.1514" calcext:value-type="float">
            <text:p>43,151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.5" calcext:value-type="float">
            <text:p>26,5</text:p>
          </table:table-cell>
          <table:table-cell office:value-type="float" office:value="7298" calcext:value-type="float">
            <text:p>729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000,5,clq</text:p>
          </table:table-cell>
          <table:table-cell/>
          <table:table-cell office:value-type="float" office:value="41.0573" calcext:value-type="float">
            <text:p>41,057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6.93" calcext:value-type="float">
            <text:p>306,93</text:p>
          </table:table-cell>
          <table:table-cell office:value-type="float" office:value="12296" calcext:value-type="float">
            <text:p>12296</text:p>
          </table:table-cell>
          <table:table-cell/>
          <table:table-cell office:value-type="float" office:value="21.6822" calcext:value-type="float">
            <text:p>21,68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40.37" calcext:value-type="float">
            <text:p>1640,37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23.5739" calcext:value-type="float">
            <text:p>23,57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30.93" calcext:value-type="float">
            <text:p>330,93</text:p>
          </table:table-cell>
          <table:table-cell office:value-type="float" office:value="10085" calcext:value-type="float">
            <text:p>1008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000,9,clq</text:p>
          </table:table-cell>
          <table:table-cell/>
          <table:table-cell office:value-type="float" office:value="47.337" calcext:value-type="float">
            <text:p>47,3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5.9" calcext:value-type="float">
            <text:p>15,9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47.1451" calcext:value-type="float">
            <text:p>47,145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5.62" calcext:value-type="float">
            <text:p>15,62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float" office:value="47.1794" calcext:value-type="float">
            <text:p>47,179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.3" calcext:value-type="float">
            <text:p>9,3</text:p>
          </table:table-cell>
          <table:table-cell office:value-type="float" office:value="1319" calcext:value-type="float">
            <text:p>131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50,9,clq</text:p>
          </table:table-cell>
          <table:table-cell/>
          <table:table-cell office:value-type="float" office:value="47.6663" calcext:value-type="float">
            <text:p>47,666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3.23" calcext:value-type="float">
            <text:p>53,23</text:p>
          </table:table-cell>
          <table:table-cell office:value-type="float" office:value="8492" calcext:value-type="float">
            <text:p>8492</text:p>
          </table:table-cell>
          <table:table-cell/>
          <table:table-cell office:value-type="float" office:value="43.1383" calcext:value-type="float">
            <text:p>43,138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.35" calcext:value-type="float">
            <text:p>35,35</text:p>
          </table:table-cell>
          <table:table-cell office:value-type="float" office:value="4670" calcext:value-type="float">
            <text:p>4670</text:p>
          </table:table-cell>
          <table:table-cell/>
          <table:table-cell office:value-type="float" office:value="43.7101" calcext:value-type="float">
            <text:p>43,710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.97" calcext:value-type="float">
            <text:p>40,97</text:p>
          </table:table-cell>
          <table:table-cell office:value-type="float" office:value="5937" calcext:value-type="float">
            <text:p>593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4000,5,clq</text:p>
          </table:table-cell>
          <table:table-cell/>
          <table:table-cell office:value-type="float" office:value="41.0673" calcext:value-type="float">
            <text:p>41,067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7.9" calcext:value-type="float">
            <text:p>287,9</text:p>
          </table:table-cell>
          <table:table-cell office:value-type="float" office:value="14039" calcext:value-type="float">
            <text:p>14039</text:p>
          </table:table-cell>
          <table:table-cell/>
          <table:table-cell office:value-type="float" office:value="21.6982" calcext:value-type="float">
            <text:p>21,698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02.84" calcext:value-type="float">
            <text:p>2002,84</text:p>
          </table:table-cell>
          <table:table-cell office:value-type="float" office:value="3095" calcext:value-type="float">
            <text:p>3095</text:p>
          </table:table-cell>
          <table:table-cell/>
          <table:table-cell office:value-type="float" office:value="24.0736" calcext:value-type="float">
            <text:p>24,07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96.73" calcext:value-type="float">
            <text:p>296,73</text:p>
          </table:table-cell>
          <table:table-cell office:value-type="float" office:value="7841" calcext:value-type="float">
            <text:p>784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500,9,clq</text:p>
          </table:table-cell>
          <table:table-cell/>
          <table:table-cell office:value-type="float" office:value="47.5006" calcext:value-type="float">
            <text:p>47,500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8.51" calcext:value-type="float">
            <text:p>38,51</text:p>
          </table:table-cell>
          <table:table-cell office:value-type="float" office:value="8165" calcext:value-type="float">
            <text:p>8165</text:p>
          </table:table-cell>
          <table:table-cell/>
          <table:table-cell office:value-type="float" office:value="42.8247" calcext:value-type="float">
            <text:p>42,82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6.58" calcext:value-type="float">
            <text:p>106,58</text:p>
          </table:table-cell>
          <table:table-cell office:value-type="float" office:value="11186" calcext:value-type="float">
            <text:p>11186</text:p>
          </table:table-cell>
          <table:table-cell/>
          <table:table-cell office:value-type="float" office:value="43.5508" calcext:value-type="float">
            <text:p>43,550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1.53" calcext:value-type="float">
            <text:p>51,53</text:p>
          </table:table-cell>
          <table:table-cell office:value-type="float" office:value="9751" calcext:value-type="float">
            <text:p>975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SJC1000_5,clq</text:p>
          </table:table-cell>
          <table:table-cell/>
          <table:table-cell office:value-type="float" office:value="41.0702" calcext:value-type="float">
            <text:p>41,07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87.42" calcext:value-type="float">
            <text:p>587,42</text:p>
          </table:table-cell>
          <table:table-cell office:value-type="float" office:value="25229" calcext:value-type="float">
            <text:p>25229</text:p>
          </table:table-cell>
          <table:table-cell/>
          <table:table-cell office:value-type="float" office:value="21.7033" calcext:value-type="float">
            <text:p>21,70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74.57" calcext:value-type="float">
            <text:p>1774,57</text:p>
          </table:table-cell>
          <table:table-cell office:value-type="float" office:value="3529" calcext:value-type="float">
            <text:p>3529</text:p>
          </table:table-cell>
          <table:table-cell/>
          <table:table-cell office:value-type="float" office:value="23.6544" calcext:value-type="float">
            <text:p>23,65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36.6" calcext:value-type="float">
            <text:p>336,6</text:p>
          </table:table-cell>
          <table:table-cell office:value-type="float" office:value="7969" calcext:value-type="float">
            <text:p>796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SJC500_5,clq</text:p>
          </table:table-cell>
          <table:table-cell/>
          <table:table-cell office:value-type="float" office:value="41.0836" calcext:value-type="float">
            <text:p>41,08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2.23" calcext:value-type="float">
            <text:p>232,23</text:p>
          </table:table-cell>
          <table:table-cell office:value-type="float" office:value="5924" calcext:value-type="float">
            <text:p>5924</text:p>
          </table:table-cell>
          <table:table-cell/>
          <table:table-cell office:value-type="float" office:value="21.7254" calcext:value-type="float">
            <text:p>21,725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55.52" calcext:value-type="float">
            <text:p>1955,52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23.9314" calcext:value-type="float">
            <text:p>23,93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62.2" calcext:value-type="float">
            <text:p>462,2</text:p>
          </table:table-cell>
          <table:table-cell office:value-type="float" office:value="14746" calcext:value-type="float">
            <text:p>1474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N_a27,clq</text:p>
          </table:table-cell>
          <table:table-cell/>
          <table:table-cell office:value-type="float" office:value="46.8" calcext:value-type="float">
            <text:p>46,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4657" calcext:value-type="float">
            <text:p>4657</text:p>
          </table:table-cell>
          <table:table-cell/>
          <table:table-cell office:value-type="float" office:value="46.8" calcext:value-type="float">
            <text:p>46,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4961" calcext:value-type="float">
            <text:p>4961</text:p>
          </table:table-cell>
          <table:table-cell/>
          <table:table-cell office:value-type="float" office:value="46.8" calcext:value-type="float">
            <text:p>46,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4982" calcext:value-type="float">
            <text:p>498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N_a45,clq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.0588" calcext:value-type="float">
            <text:p>31,0588</text:p>
          </table:table-cell>
          <table:table-cell office:value-type="float" office:value="30" calcext:value-type="float">
            <text:p>30</text:p>
          </table:table-cell>
          <table:table-cell office:value-type="float" office:value="31.06" calcext:value-type="float">
            <text:p>31,06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.0588" calcext:value-type="float">
            <text:p>31,0588</text:p>
          </table:table-cell>
          <table:table-cell office:value-type="float" office:value="30" calcext:value-type="float">
            <text:p>30</text:p>
          </table:table-cell>
          <table:table-cell office:value-type="float" office:value="31.06" calcext:value-type="float">
            <text:p>31,06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200_2,clq</text:p>
          </table:table-cell>
          <table:table-cell/>
          <table:table-cell office:value-type="float" office:value="41.0821" calcext:value-type="float">
            <text:p>41,08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37.95" calcext:value-type="float">
            <text:p>337,95</text:p>
          </table:table-cell>
          <table:table-cell office:value-type="float" office:value="16531" calcext:value-type="float">
            <text:p>16531</text:p>
          </table:table-cell>
          <table:table-cell/>
          <table:table-cell office:value-type="float" office:value="21.7237" calcext:value-type="float">
            <text:p>21,72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07.06" calcext:value-type="float">
            <text:p>1707,06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23.7771" calcext:value-type="float">
            <text:p>23,777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09.37" calcext:value-type="float">
            <text:p>409,37</text:p>
          </table:table-cell>
          <table:table-cell office:value-type="float" office:value="15888" calcext:value-type="float">
            <text:p>1588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200_4,clq</text:p>
          </table:table-cell>
          <table:table-cell/>
          <table:table-cell office:value-type="float" office:value="41.7305" calcext:value-type="float">
            <text:p>41,730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72.54" calcext:value-type="float">
            <text:p>772,54</text:p>
          </table:table-cell>
          <table:table-cell office:value-type="float" office:value="56884" calcext:value-type="float">
            <text:p>56884</text:p>
          </table:table-cell>
          <table:table-cell/>
          <table:table-cell office:value-type="float" office:value="24.5905" calcext:value-type="float">
            <text:p>24,590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13.23" calcext:value-type="float">
            <text:p>613,23</text:p>
          </table:table-cell>
          <table:table-cell office:value-type="float" office:value="18830" calcext:value-type="float">
            <text:p>18830</text:p>
          </table:table-cell>
          <table:table-cell/>
          <table:table-cell office:value-type="float" office:value="28.4595" calcext:value-type="float">
            <text:p>28,459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28.85" calcext:value-type="float">
            <text:p>1028,85</text:p>
          </table:table-cell>
          <table:table-cell office:value-type="float" office:value="45432" calcext:value-type="float">
            <text:p>4543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400_2,clq</text:p>
          </table:table-cell>
          <table:table-cell/>
          <table:table-cell office:value-type="float" office:value="42.2224" calcext:value-type="float">
            <text:p>42,22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21.91" calcext:value-type="float">
            <text:p>1221,91</text:p>
          </table:table-cell>
          <table:table-cell office:value-type="float" office:value="76600" calcext:value-type="float">
            <text:p>76600</text:p>
          </table:table-cell>
          <table:table-cell/>
          <table:table-cell office:value-type="float" office:value="29.0417" calcext:value-type="float">
            <text:p>29,04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32.26" calcext:value-type="float">
            <text:p>1532,26</text:p>
          </table:table-cell>
          <table:table-cell office:value-type="float" office:value="89234" calcext:value-type="float">
            <text:p>89234</text:p>
          </table:table-cell>
          <table:table-cell/>
          <table:table-cell office:value-type="float" office:value="32.5636" calcext:value-type="float">
            <text:p>32,56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86.19" calcext:value-type="float">
            <text:p>1286,19</text:p>
          </table:table-cell>
          <table:table-cell office:value-type="float" office:value="67392" calcext:value-type="float">
            <text:p>6739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400_4,clq</text:p>
          </table:table-cell>
          <table:table-cell/>
          <table:table-cell office:value-type="float" office:value="42.3463" calcext:value-type="float">
            <text:p>42,346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65.68" calcext:value-type="float">
            <text:p>765,68</text:p>
          </table:table-cell>
          <table:table-cell office:value-type="float" office:value="72265" calcext:value-type="float">
            <text:p>72265</text:p>
          </table:table-cell>
          <table:table-cell/>
          <table:table-cell office:value-type="float" office:value="30.5175" calcext:value-type="float">
            <text:p>30,517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77.52" calcext:value-type="float">
            <text:p>1377,52</text:p>
          </table:table-cell>
          <table:table-cell office:value-type="float" office:value="65995" calcext:value-type="float">
            <text:p>65995</text:p>
          </table:table-cell>
          <table:table-cell/>
          <table:table-cell office:value-type="float" office:value="35.4474" calcext:value-type="float">
            <text:p>35,447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41.19" calcext:value-type="float">
            <text:p>941,19</text:p>
          </table:table-cell>
          <table:table-cell office:value-type="float" office:value="51266" calcext:value-type="float">
            <text:p>512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800_2,clq</text:p>
          </table:table-cell>
          <table:table-cell/>
          <table:table-cell office:value-type="float" office:value="41.4945" calcext:value-type="float">
            <text:p>41,494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96.29" calcext:value-type="float">
            <text:p>696,29</text:p>
          </table:table-cell>
          <table:table-cell office:value-type="float" office:value="40256" calcext:value-type="float">
            <text:p>40256</text:p>
          </table:table-cell>
          <table:table-cell/>
          <table:table-cell office:value-type="float" office:value="22.7968" calcext:value-type="float">
            <text:p>22,79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39.31" calcext:value-type="float">
            <text:p>1039,31</text:p>
          </table:table-cell>
          <table:table-cell office:value-type="float" office:value="17590" calcext:value-type="float">
            <text:p>17590</text:p>
          </table:table-cell>
          <table:table-cell/>
          <table:table-cell office:value-type="float" office:value="26.1015" calcext:value-type="float">
            <text:p>26,10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72" calcext:value-type="float">
            <text:p>772</text:p>
          </table:table-cell>
          <table:table-cell office:value-type="float" office:value="32290" calcext:value-type="float">
            <text:p>3229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800_4,clq</text:p>
          </table:table-cell>
          <table:table-cell/>
          <table:table-cell office:value-type="float" office:value="41.6014" calcext:value-type="float">
            <text:p>41,60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17.93" calcext:value-type="float">
            <text:p>717,93</text:p>
          </table:table-cell>
          <table:table-cell office:value-type="float" office:value="67309" calcext:value-type="float">
            <text:p>67309</text:p>
          </table:table-cell>
          <table:table-cell/>
          <table:table-cell office:value-type="float" office:value="23.5917" calcext:value-type="float">
            <text:p>23,59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02.71" calcext:value-type="float">
            <text:p>602,71</text:p>
          </table:table-cell>
          <table:table-cell office:value-type="float" office:value="13729" calcext:value-type="float">
            <text:p>13729</text:p>
          </table:table-cell>
          <table:table-cell/>
          <table:table-cell office:value-type="float" office:value="27.518" calcext:value-type="float">
            <text:p>27,5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4.74" calcext:value-type="float">
            <text:p>824,74</text:p>
          </table:table-cell>
          <table:table-cell office:value-type="float" office:value="39350" calcext:value-type="float">
            <text:p>3935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200_p0,9_44,clq</text:p>
          </table:table-cell>
          <table:table-cell/>
          <table:table-cell office:value-type="float" office:value="46.3459" calcext:value-type="float">
            <text:p>46,345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6.37" calcext:value-type="float">
            <text:p>16,37</text:p>
          </table:table-cell>
          <table:table-cell office:value-type="float" office:value="2195" calcext:value-type="float">
            <text:p>2195</text:p>
          </table:table-cell>
          <table:table-cell/>
          <table:table-cell office:value-type="float" office:value="41.718" calcext:value-type="float">
            <text:p>41,7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.69" calcext:value-type="float">
            <text:p>10,69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float" office:value="42.1584" calcext:value-type="float">
            <text:p>42,158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3.82" calcext:value-type="float">
            <text:p>13,82</text:p>
          </table:table-cell>
          <table:table-cell office:value-type="float" office:value="1949" calcext:value-type="float">
            <text:p>194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200_p0,9_55,clq</text:p>
          </table:table-cell>
          <table:table-cell/>
          <table:table-cell office:value-type="float" office:value="47.6365" calcext:value-type="float">
            <text:p>47,636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4.16" calcext:value-type="float">
            <text:p>44,16</text:p>
          </table:table-cell>
          <table:table-cell office:value-type="float" office:value="7341" calcext:value-type="float">
            <text:p>7341</text:p>
          </table:table-cell>
          <table:table-cell/>
          <table:table-cell office:value-type="float" office:value="43.2805" calcext:value-type="float">
            <text:p>43,280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.16" calcext:value-type="float">
            <text:p>37,16</text:p>
          </table:table-cell>
          <table:table-cell office:value-type="float" office:value="4009" calcext:value-type="float">
            <text:p>4009</text:p>
          </table:table-cell>
          <table:table-cell/>
          <table:table-cell office:value-type="float" office:value="43.9162" calcext:value-type="float">
            <text:p>43,916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.3" calcext:value-type="float">
            <text:p>26,3</text:p>
          </table:table-cell>
          <table:table-cell office:value-type="float" office:value="4480" calcext:value-type="float">
            <text:p>448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55,clq</text:p>
          </table:table-cell>
          <table:table-cell/>
          <table:table-cell office:value-type="float" office:value="47.0486" calcext:value-type="float">
            <text:p>47,048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8.82" calcext:value-type="float">
            <text:p>58,82</text:p>
          </table:table-cell>
          <table:table-cell office:value-type="float" office:value="6567" calcext:value-type="float">
            <text:p>6567</text:p>
          </table:table-cell>
          <table:table-cell/>
          <table:table-cell office:value-type="float" office:value="45.9414" calcext:value-type="float">
            <text:p>45,941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.24" calcext:value-type="float">
            <text:p>14,24</text:p>
          </table:table-cell>
          <table:table-cell office:value-type="float" office:value="2795" calcext:value-type="float">
            <text:p>2795</text:p>
          </table:table-cell>
          <table:table-cell/>
          <table:table-cell office:value-type="float" office:value="46.2343" calcext:value-type="float">
            <text:p>46,23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8.1" calcext:value-type="float">
            <text:p>18,1</text:p>
          </table:table-cell>
          <table:table-cell office:value-type="float" office:value="3445" calcext:value-type="float">
            <text:p>344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65,clq</text:p>
          </table:table-cell>
          <table:table-cell/>
          <table:table-cell office:value-type="float" office:value="46.7673" calcext:value-type="float">
            <text:p>46,767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float" office:value="46.1909" calcext:value-type="float">
            <text:p>46,190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.78" calcext:value-type="float">
            <text:p>26,78</text:p>
          </table:table-cell>
          <table:table-cell office:value-type="float" office:value="3799" calcext:value-type="float">
            <text:p>3799</text:p>
          </table:table-cell>
          <table:table-cell/>
          <table:table-cell office:value-type="float" office:value="46.3376" calcext:value-type="float">
            <text:p>46,337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.25" calcext:value-type="float">
            <text:p>22,25</text:p>
          </table:table-cell>
          <table:table-cell office:value-type="float" office:value="3428" calcext:value-type="float">
            <text:p>342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75,clq</text:p>
          </table:table-cell>
          <table:table-cell/>
          <table:table-cell office:value-type="float" office:value="47.0299" calcext:value-type="float">
            <text:p>47,029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.45" calcext:value-type="float">
            <text:p>14,45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46.8025" calcext:value-type="float">
            <text:p>46,80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.51" calcext:value-type="float">
            <text:p>26,51</text:p>
          </table:table-cell>
          <table:table-cell office:value-type="float" office:value="4605" calcext:value-type="float">
            <text:p>4605</text:p>
          </table:table-cell>
          <table:table-cell/>
          <table:table-cell office:value-type="float" office:value="46.8025" calcext:value-type="float">
            <text:p>46,80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43" calcext:value-type="float">
            <text:p>19,43</text:p>
          </table:table-cell>
          <table:table-cell office:value-type="float" office:value="4071" calcext:value-type="float">
            <text:p>407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amming10-4,clq</text:p>
          </table:table-cell>
          <table:table-cell/>
          <table:table-cell office:value-type="float" office:value="40.9488" calcext:value-type="float">
            <text:p>40,948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3.07" calcext:value-type="float">
            <text:p>243,07</text:p>
          </table:table-cell>
          <table:table-cell office:value-type="float" office:value="6639" calcext:value-type="float">
            <text:p>6639</text:p>
          </table:table-cell>
          <table:table-cell/>
          <table:table-cell office:value-type="float" office:value="21.4986" calcext:value-type="float">
            <text:p>21,49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17.9" calcext:value-type="float">
            <text:p>2517,9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float" office:value="23.569" calcext:value-type="float">
            <text:p>23,56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5.62" calcext:value-type="float">
            <text:p>565,62</text:p>
          </table:table-cell>
          <table:table-cell office:value-type="float" office:value="16434" calcext:value-type="float">
            <text:p>1643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amming8-4,clq</text:p>
          </table:table-cell>
          <table:table-cell/>
          <table:table-cell office:value-type="float" office:value="40.9488" calcext:value-type="float">
            <text:p>40,948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4.31" calcext:value-type="float">
            <text:p>294,31</text:p>
          </table:table-cell>
          <table:table-cell office:value-type="float" office:value="15663" calcext:value-type="float">
            <text:p>15663</text:p>
          </table:table-cell>
          <table:table-cell/>
          <table:table-cell office:value-type="float" office:value="21.4986" calcext:value-type="float">
            <text:p>21,49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09.9" calcext:value-type="float">
            <text:p>2209,9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23.2573" calcext:value-type="float">
            <text:p>23,257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8.03" calcext:value-type="float">
            <text:p>308,03</text:p>
          </table:table-cell>
          <table:table-cell office:value-type="float" office:value="6957" calcext:value-type="float">
            <text:p>695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4,clq</text:p>
          </table:table-cell>
          <table:table-cell/>
          <table:table-cell office:value-type="float" office:value="41.4357" calcext:value-type="float">
            <text:p>41,4357</text:p>
          </table:table-cell>
          <table:table-cell office:value-type="float" office:value="12" calcext:value-type="float">
            <text:p>12</text:p>
          </table:table-cell>
          <table:table-cell office:value-type="float" office:value="14.63" calcext:value-type="float">
            <text:p>14,63</text:p>
          </table:table-cell>
          <table:table-cell office:value-type="float" office:value="3600" calcext:value-type="float">
            <text:p>3600</text:p>
          </table:table-cell>
          <table:table-cell office:value-type="float" office:value="32850" calcext:value-type="float">
            <text:p>32850</text:p>
          </table:table-cell>
          <table:table-cell/>
          <table:table-cell office:value-type="float" office:value="22.5817" calcext:value-type="float">
            <text:p>22,5817</text:p>
          </table:table-cell>
          <table:table-cell office:value-type="float" office:value="12" calcext:value-type="float">
            <text:p>12</text:p>
          </table:table-cell>
          <table:table-cell office:value-type="float" office:value="14.28" calcext:value-type="float">
            <text:p>14,28</text:p>
          </table:table-cell>
          <table:table-cell office:value-type="float" office:value="3600" calcext:value-type="float">
            <text:p>3600</text:p>
          </table:table-cell>
          <table:table-cell office:value-type="float" office:value="14284" calcext:value-type="float">
            <text:p>14284</text:p>
          </table:table-cell>
          <table:table-cell/>
          <table:table-cell office:value-type="float" office:value="26.6325" calcext:value-type="float">
            <text:p>26,6325</text:p>
          </table:table-cell>
          <table:table-cell office:value-type="float" office:value="12" calcext:value-type="float">
            <text:p>12</text:p>
          </table:table-cell>
          <table:table-cell office:value-type="float" office:value="14.43" calcext:value-type="float">
            <text:p>14,43</text:p>
          </table:table-cell>
          <table:table-cell office:value-type="float" office:value="3600" calcext:value-type="float">
            <text:p>3600</text:p>
          </table:table-cell>
          <table:table-cell office:value-type="float" office:value="33728" calcext:value-type="float">
            <text:p>3372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5,clq</text:p>
          </table:table-cell>
          <table:table-cell/>
          <table:table-cell office:value-type="float" office:value="41.4357" calcext:value-type="float">
            <text:p>41,4357</text:p>
          </table:table-cell>
          <table:table-cell office:value-type="float" office:value="12" calcext:value-type="float">
            <text:p>12</text:p>
          </table:table-cell>
          <table:table-cell office:value-type="float" office:value="14.44" calcext:value-type="float">
            <text:p>14,44</text:p>
          </table:table-cell>
          <table:table-cell office:value-type="float" office:value="3600" calcext:value-type="float">
            <text:p>3600</text:p>
          </table:table-cell>
          <table:table-cell office:value-type="float" office:value="37378" calcext:value-type="float">
            <text:p>37378</text:p>
          </table:table-cell>
          <table:table-cell/>
          <table:table-cell office:value-type="float" office:value="22.5817" calcext:value-type="float">
            <text:p>22,5817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,3</text:p>
          </table:table-cell>
          <table:table-cell office:value-type="float" office:value="3600" calcext:value-type="float">
            <text:p>3600</text:p>
          </table:table-cell>
          <table:table-cell office:value-type="float" office:value="14794" calcext:value-type="float">
            <text:p>14794</text:p>
          </table:table-cell>
          <table:table-cell/>
          <table:table-cell office:value-type="float" office:value="26.5442" calcext:value-type="float">
            <text:p>26,544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48.18" calcext:value-type="float">
            <text:p>2848,18</text:p>
          </table:table-cell>
          <table:table-cell office:value-type="float" office:value="51126" calcext:value-type="float">
            <text:p>5112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6,clq</text:p>
          </table:table-cell>
          <table:table-cell/>
          <table:table-cell office:value-type="float" office:value="41.4357" calcext:value-type="float">
            <text:p>41,4357</text:p>
          </table:table-cell>
          <table:table-cell office:value-type="float" office:value="12" calcext:value-type="float">
            <text:p>12</text:p>
          </table:table-cell>
          <table:table-cell office:value-type="float" office:value="14.19" calcext:value-type="float">
            <text:p>14,19</text:p>
          </table:table-cell>
          <table:table-cell office:value-type="float" office:value="3600" calcext:value-type="float">
            <text:p>3600</text:p>
          </table:table-cell>
          <table:table-cell office:value-type="float" office:value="51432" calcext:value-type="float">
            <text:p>51432</text:p>
          </table:table-cell>
          <table:table-cell/>
          <table:table-cell office:value-type="float" office:value="22.5817" calcext:value-type="float">
            <text:p>22,5817</text:p>
          </table:table-cell>
          <table:table-cell office:value-type="float" office:value="12" calcext:value-type="float">
            <text:p>12</text:p>
          </table:table-cell>
          <table:table-cell office:value-type="float" office:value="14.37" calcext:value-type="float">
            <text:p>14,37</text:p>
          </table:table-cell>
          <table:table-cell office:value-type="float" office:value="3600" calcext:value-type="float">
            <text:p>3600</text:p>
          </table:table-cell>
          <table:table-cell office:value-type="float" office:value="9835" calcext:value-type="float">
            <text:p>9835</text:p>
          </table:table-cell>
          <table:table-cell/>
          <table:table-cell office:value-type="float" office:value="26.4505" calcext:value-type="float">
            <text:p>26,450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10.17" calcext:value-type="float">
            <text:p>1810,17</text:p>
          </table:table-cell>
          <table:table-cell office:value-type="float" office:value="49242" calcext:value-type="float">
            <text:p>492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1,clq</text:p>
          </table:table-cell>
          <table:table-cell/>
          <table:table-cell office:value-type="float" office:value="40.6968" calcext:value-type="float">
            <text:p>40,69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1.64" calcext:value-type="float">
            <text:p>341,64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21.086" calcext:value-type="float">
            <text:p>21,086</text:p>
          </table:table-cell>
          <table:table-cell office:value-type="float" office:value="8" calcext:value-type="float">
            <text:p>8</text:p>
          </table:table-cell>
          <table:table-cell office:value-type="float" office:value="21.09" calcext:value-type="float">
            <text:p>21,09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.2122" calcext:value-type="float">
            <text:p>25,2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2.04" calcext:value-type="float">
            <text:p>362,04</text:p>
          </table:table-cell>
          <table:table-cell office:value-type="float" office:value="1414" calcext:value-type="float">
            <text:p>141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2,clq</text:p>
          </table:table-cell>
          <table:table-cell/>
          <table:table-cell office:value-type="float" office:value="41.2357" calcext:value-type="float">
            <text:p>41,23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8.49" calcext:value-type="float">
            <text:p>108,49</text:p>
          </table:table-cell>
          <table:table-cell office:value-type="float" office:value="2608" calcext:value-type="float">
            <text:p>2608</text:p>
          </table:table-cell>
          <table:table-cell/>
          <table:table-cell office:value-type="float" office:value="22.5933" calcext:value-type="float">
            <text:p>22,59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76.7" calcext:value-type="float">
            <text:p>376,7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27.1028" calcext:value-type="float">
            <text:p>27,10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4.34" calcext:value-type="float">
            <text:p>164,34</text:p>
          </table:table-cell>
          <table:table-cell office:value-type="float" office:value="2582" calcext:value-type="float">
            <text:p>258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3,clq</text:p>
          </table:table-cell>
          <table:table-cell/>
          <table:table-cell office:value-type="float" office:value="42.8514" calcext:value-type="float">
            <text:p>42,85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1.29" calcext:value-type="float">
            <text:p>81,29</text:p>
          </table:table-cell>
          <table:table-cell office:value-type="float" office:value="5622" calcext:value-type="float">
            <text:p>5622</text:p>
          </table:table-cell>
          <table:table-cell/>
          <table:table-cell office:value-type="float" office:value="29.6177" calcext:value-type="float">
            <text:p>29,617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9.16" calcext:value-type="float">
            <text:p>59,16</text:p>
          </table:table-cell>
          <table:table-cell office:value-type="float" office:value="4073" calcext:value-type="float">
            <text:p>4073</text:p>
          </table:table-cell>
          <table:table-cell/>
          <table:table-cell office:value-type="float" office:value="33.7837" calcext:value-type="float">
            <text:p>33,783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5.98" calcext:value-type="float">
            <text:p>135,98</text:p>
          </table:table-cell>
          <table:table-cell office:value-type="float" office:value="13338" calcext:value-type="float">
            <text:p>1333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1,clq</text:p>
          </table:table-cell>
          <table:table-cell/>
          <table:table-cell office:value-type="float" office:value="40.6779" calcext:value-type="float">
            <text:p>40,677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2.13" calcext:value-type="float">
            <text:p>302,13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1.0546" calcext:value-type="float">
            <text:p>21,0546</text:p>
          </table:table-cell>
          <table:table-cell office:value-type="float" office:value="8" calcext:value-type="float">
            <text:p>8</text:p>
          </table:table-cell>
          <table:table-cell office:value-type="float" office:value="21.05" calcext:value-type="float">
            <text:p>21,05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.4605" calcext:value-type="float">
            <text:p>25,46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50.2" calcext:value-type="float">
            <text:p>350,2</text:p>
          </table:table-cell>
          <table:table-cell office:value-type="float" office:value="1513" calcext:value-type="float">
            <text:p>151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2,clq</text:p>
          </table:table-cell>
          <table:table-cell/>
          <table:table-cell office:value-type="float" office:value="41.187" calcext:value-type="float">
            <text:p>41,18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0.56" calcext:value-type="float">
            <text:p>110,56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22.2483" calcext:value-type="float">
            <text:p>22,248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01.19" calcext:value-type="float">
            <text:p>501,19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float" office:value="26.2211" calcext:value-type="float">
            <text:p>26,22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8.31" calcext:value-type="float">
            <text:p>138,31</text:p>
          </table:table-cell>
          <table:table-cell office:value-type="float" office:value="1359" calcext:value-type="float">
            <text:p>135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3,clq</text:p>
          </table:table-cell>
          <table:table-cell/>
          <table:table-cell office:value-type="float" office:value="42.9124" calcext:value-type="float">
            <text:p>42,91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9.48" calcext:value-type="float">
            <text:p>79,48</text:p>
          </table:table-cell>
          <table:table-cell office:value-type="float" office:value="4783" calcext:value-type="float">
            <text:p>4783</text:p>
          </table:table-cell>
          <table:table-cell/>
          <table:table-cell office:value-type="float" office:value="29.4236" calcext:value-type="float">
            <text:p>29,423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0.88" calcext:value-type="float">
            <text:p>140,88</text:p>
          </table:table-cell>
          <table:table-cell office:value-type="float" office:value="6109" calcext:value-type="float">
            <text:p>6109</text:p>
          </table:table-cell>
          <table:table-cell/>
          <table:table-cell office:value-type="float" office:value="33.0764" calcext:value-type="float">
            <text:p>33,076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2.41" calcext:value-type="float">
            <text:p>162,41</text:p>
          </table:table-cell>
          <table:table-cell office:value-type="float" office:value="12580" calcext:value-type="float">
            <text:p>1258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1,clq</text:p>
          </table:table-cell>
          <table:table-cell/>
          <table:table-cell office:value-type="float" office:value="40.6921" calcext:value-type="float">
            <text:p>40,69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3.97" calcext:value-type="float">
            <text:p>333,97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21.0773" calcext:value-type="float">
            <text:p>21,0773</text:p>
          </table:table-cell>
          <table:table-cell office:value-type="float" office:value="8" calcext:value-type="float">
            <text:p>8</text:p>
          </table:table-cell>
          <table:table-cell office:value-type="float" office:value="9.44" calcext:value-type="float">
            <text:p>9,44</text:p>
          </table:table-cell>
          <table:table-cell office:value-type="float" office:value="3600" calcext:value-type="float">
            <text:p>36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23.865" calcext:value-type="float">
            <text:p>23,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7.37" calcext:value-type="float">
            <text:p>367,37</text:p>
          </table:table-cell>
          <table:table-cell office:value-type="float" office:value="1846" calcext:value-type="float">
            <text:p>184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2,clq</text:p>
          </table:table-cell>
          <table:table-cell/>
          <table:table-cell office:value-type="float" office:value="41.2851" calcext:value-type="float">
            <text:p>41,285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.65" calcext:value-type="float">
            <text:p>109,65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22.5561" calcext:value-type="float">
            <text:p>22,556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39.74" calcext:value-type="float">
            <text:p>339,74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27.2176" calcext:value-type="float">
            <text:p>27,21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8.51" calcext:value-type="float">
            <text:p>148,51</text:p>
          </table:table-cell>
          <table:table-cell office:value-type="float" office:value="2803" calcext:value-type="float">
            <text:p>280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3,clq</text:p>
          </table:table-cell>
          <table:table-cell/>
          <table:table-cell office:value-type="float" office:value="42.8588" calcext:value-type="float">
            <text:p>42,858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8.74" calcext:value-type="float">
            <text:p>98,74</text:p>
          </table:table-cell>
          <table:table-cell office:value-type="float" office:value="8101" calcext:value-type="float">
            <text:p>8101</text:p>
          </table:table-cell>
          <table:table-cell/>
          <table:table-cell office:value-type="float" office:value="30.661" calcext:value-type="float">
            <text:p>30,66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4.26" calcext:value-type="float">
            <text:p>94,26</text:p>
          </table:table-cell>
          <table:table-cell office:value-type="float" office:value="5917" calcext:value-type="float">
            <text:p>5917</text:p>
          </table:table-cell>
          <table:table-cell/>
          <table:table-cell office:value-type="float" office:value="33.9319" calcext:value-type="float">
            <text:p>33,93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.75" calcext:value-type="float">
            <text:p>100,75</text:p>
          </table:table-cell>
          <table:table-cell office:value-type="float" office:value="7900" calcext:value-type="float">
            <text:p>7900</text:p>
          </table:table-cell>
          <table:table-cell table:number-columns-repeated="1005"/>
        </table:table-row>
        <table:table-row table:style-name="ro3">
          <table:table-cell table:style-name="ce17" office:value-type="string" calcext:value-type="string">
            <text:p>average</text:p>
          </table:table-cell>
          <table:table-cell table:style-name="ce17"/>
          <table:table-cell table:style-name="ce17" table:formula="of:=TRUNC(AVERAGE([.C127:.C162]);3)" office:value-type="float" office:value="42.927" calcext:value-type="float">
            <text:p>42,927</text:p>
          </table:table-cell>
          <table:table-cell table:style-name="ce17" table:formula="of:=TRUNC(AVERAGE([.D127:.D162]);3)" office:value-type="float" office:value="20.166" calcext:value-type="float">
            <text:p>20,166</text:p>
          </table:table-cell>
          <table:table-cell table:style-name="ce17" table:formula="of:=TRUNC(AVERAGE([.E127:.E162]);3)" office:value-type="float" office:value="20.451" calcext:value-type="float">
            <text:p>20,451</text:p>
          </table:table-cell>
          <table:table-cell table:style-name="ce17" table:formula="of:=TRUNC(AVERAGE([.F127:.F162]);3)" office:value-type="float" office:value="633.947" calcext:value-type="float">
            <text:p>633,947</text:p>
          </table:table-cell>
          <table:table-cell table:style-name="ce17" table:formula="of:=TRUNC(AVERAGE([.G127:.G162]);3)" office:value-type="float" office:value="17341.138" calcext:value-type="float">
            <text:p>17341,138</text:p>
          </table:table-cell>
          <table:table-cell table:style-name="ce17"/>
          <table:table-cell table:style-name="ce17" table:formula="of:=TRUNC(AVERAGE([.I127:.I162]);3)" office:value-type="float" office:value="30.267" calcext:value-type="float">
            <text:p>30,267</text:p>
          </table:table-cell>
          <table:table-cell table:style-name="ce17" table:formula="of:=TRUNC(AVERAGE([.J127:.J162]);3)" office:value-type="float" office:value="20.166" calcext:value-type="float">
            <text:p>20,166</text:p>
          </table:table-cell>
          <table:table-cell table:style-name="ce17" table:formula="of:=TRUNC(AVERAGE([.K127:.K162]);3)" office:value-type="float" office:value="21.238" calcext:value-type="float">
            <text:p>21,238</text:p>
          </table:table-cell>
          <table:table-cell table:style-name="ce17" table:formula="of:=TRUNC(AVERAGE([.L127:.L162]);3)" office:value-type="float" office:value="1279.76" calcext:value-type="float">
            <text:p>1279,76</text:p>
          </table:table-cell>
          <table:table-cell table:style-name="ce17" table:formula="of:=TRUNC(AVERAGE([.M127:.M162]);3)" office:value-type="float" office:value="9379.25" calcext:value-type="float">
            <text:p>9379,25</text:p>
          </table:table-cell>
          <table:table-cell table:style-name="ce17"/>
          <table:table-cell table:style-name="ce17" table:formula="of:=TRUNC(AVERAGE([.O127:.O162]);3)" office:value-type="float" office:value="32.649" calcext:value-type="float">
            <text:p>32,649</text:p>
          </table:table-cell>
          <table:table-cell table:style-name="ce17" table:formula="of:=TRUNC(AVERAGE([.P127:.P162]);3)" office:value-type="float" office:value="20.222" calcext:value-type="float">
            <text:p>20,222</text:p>
          </table:table-cell>
          <table:table-cell table:style-name="ce17" table:formula="of:=TRUNC(AVERAGE([.Q127:.Q162]);3)" office:value-type="float" office:value="20.402" calcext:value-type="float">
            <text:p>20,402</text:p>
          </table:table-cell>
          <table:table-cell table:style-name="ce17" table:formula="of:=TRUNC(AVERAGE([.R127:.R162]);3)" office:value-type="float" office:value="600.568" calcext:value-type="float">
            <text:p>600,568</text:p>
          </table:table-cell>
          <table:table-cell table:style-name="ce17" table:formula="of:=TRUNC(AVERAGE([.S127:.S162]);3)" office:value-type="float" office:value="15259.111" calcext:value-type="float">
            <text:p>15259,111</text:p>
          </table:table-cell>
          <table:table-cell table:style-name="ce17" table:number-columns-repeated="2"/>
          <table:table-cell table:style-name="ce86" table:number-columns-repeated="26"/>
          <table:table-cell table:number-columns-repeated="977"/>
        </table:table-row>
        <table:table-row table:style-name="ro3">
          <table:table-cell table:number-columns-repeated="5"/>
          <table:table-cell table:formula="of:=AVERAGE([.F161:.F162];[.F158:.F159];[.F155:.F156];[.F137:.F150];[.F127:.F135])" office:value-type="float" office:value="256.702068965517" calcext:value-type="float">
            <text:p>256,702068965517</text:p>
          </table:table-cell>
          <table:table-cell table:number-columns-repeated="5"/>
          <table:table-cell table:formula="of:=AVERAGE([.L161:.L162];[.L158:.L159];[.L155:.L156];[.L137:.L150];[.L127:.L135])" office:value-type="float" office:value="719.70275862069" calcext:value-type="float">
            <text:p>719,70275862069</text:p>
          </table:table-cell>
          <table:table-cell table:number-columns-repeated="5"/>
          <table:table-cell table:formula="of:=AVERAGE([.R161:.R162];[.R158:.R159];[.R155:.R156];[.R137:.R150];[.R127:.R135])" office:value-type="float" office:value="299.39724137931" calcext:value-type="float">
            <text:p>299,3972413793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9" table:number-rows-spanned="1">
            <text:p>N=90</text:p>
          </table:table-cell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B1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2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3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string" calcext:value-type="string">
            <text:p>C1000,9,clq</text:p>
          </table:table-cell>
          <table:table-cell/>
          <table:table-cell office:value-type="float" office:value="52.1983" calcext:value-type="float">
            <text:p>52,198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3.21" calcext:value-type="float">
            <text:p>313,21</text:p>
          </table:table-cell>
          <table:table-cell office:value-type="float" office:value="44717" calcext:value-type="float">
            <text:p>44717</text:p>
          </table:table-cell>
          <table:table-cell/>
          <table:table-cell office:value-type="float" office:value="52.0526" calcext:value-type="float">
            <text:p>52,05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0.27" calcext:value-type="float">
            <text:p>450,27</text:p>
          </table:table-cell>
          <table:table-cell office:value-type="float" office:value="57703" calcext:value-type="float">
            <text:p>57703</text:p>
          </table:table-cell>
          <table:table-cell/>
          <table:table-cell office:value-type="float" office:value="52.0526" calcext:value-type="float">
            <text:p>52,05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1.11" calcext:value-type="float">
            <text:p>451,11</text:p>
          </table:table-cell>
          <table:table-cell office:value-type="float" office:value="57703" calcext:value-type="float">
            <text:p>5770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125,9,clq</text:p>
          </table:table-cell>
          <table:table-cell/>
          <table:table-cell office:value-type="float" office:value="52.3824" calcext:value-type="float">
            <text:p>52,382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42.02" calcext:value-type="float">
            <text:p>542,02</text:p>
          </table:table-cell>
          <table:table-cell office:value-type="float" office:value="45186" calcext:value-type="float">
            <text:p>45186</text:p>
          </table:table-cell>
          <table:table-cell/>
          <table:table-cell office:value-type="float" office:value="47.0279" calcext:value-type="float">
            <text:p>47,027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4.61" calcext:value-type="float">
            <text:p>374,61</text:p>
          </table:table-cell>
          <table:table-cell office:value-type="float" office:value="41427" calcext:value-type="float">
            <text:p>41427</text:p>
          </table:table-cell>
          <table:table-cell/>
          <table:table-cell office:value-type="float" office:value="47.8169" calcext:value-type="float">
            <text:p>47,816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9.46" calcext:value-type="float">
            <text:p>149,46</text:p>
          </table:table-cell>
          <table:table-cell office:value-type="float" office:value="22681" calcext:value-type="float">
            <text:p>2268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000,5,clq</text:p>
          </table:table-cell>
          <table:table-cell/>
          <table:table-cell office:value-type="float" office:value="46.0384" calcext:value-type="float">
            <text:p>46,038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40.11" calcext:value-type="float">
            <text:p>840,11</text:p>
          </table:table-cell>
          <table:table-cell office:value-type="float" office:value="30473" calcext:value-type="float">
            <text:p>30473</text:p>
          </table:table-cell>
          <table:table-cell/>
          <table:table-cell office:value-type="float" office:value="24.138" calcext:value-type="float">
            <text:p>24,138</text:p>
          </table:table-cell>
          <table:table-cell office:value-type="float" office:value="11" calcext:value-type="float">
            <text:p>11</text:p>
          </table:table-cell>
          <table:table-cell office:value-type="float" office:value="13.92" calcext:value-type="float">
            <text:p>13,92</text:p>
          </table:table-cell>
          <table:table-cell office:value-type="float" office:value="3600" calcext:value-type="float">
            <text:p>3600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float" office:value="26.0225" calcext:value-type="float">
            <text:p>26,02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53.03" calcext:value-type="float">
            <text:p>753,03</text:p>
          </table:table-cell>
          <table:table-cell office:value-type="float" office:value="17795" calcext:value-type="float">
            <text:p>1779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000,9,clq</text:p>
          </table:table-cell>
          <table:table-cell/>
          <table:table-cell office:value-type="float" office:value="53.0592" calcext:value-type="float">
            <text:p>53,059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0.34" calcext:value-type="float">
            <text:p>40,34</text:p>
          </table:table-cell>
          <table:table-cell office:value-type="float" office:value="4259" calcext:value-type="float">
            <text:p>4259</text:p>
          </table:table-cell>
          <table:table-cell/>
          <table:table-cell office:value-type="float" office:value="47.9698" calcext:value-type="float">
            <text:p>47,969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6.7" calcext:value-type="float">
            <text:p>46,7</text:p>
          </table:table-cell>
          <table:table-cell office:value-type="float" office:value="4805" calcext:value-type="float">
            <text:p>4805</text:p>
          </table:table-cell>
          <table:table-cell/>
          <table:table-cell office:value-type="float" office:value="48.5789" calcext:value-type="float">
            <text:p>48,578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2.23" calcext:value-type="float">
            <text:p>72,23</text:p>
          </table:table-cell>
          <table:table-cell office:value-type="float" office:value="6314" calcext:value-type="float">
            <text:p>631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50,9,clq</text:p>
          </table:table-cell>
          <table:table-cell/>
          <table:table-cell office:value-type="float" office:value="52.9778" calcext:value-type="float">
            <text:p>52,977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5.41" calcext:value-type="float">
            <text:p>75,41</text:p>
          </table:table-cell>
          <table:table-cell office:value-type="float" office:value="12066" calcext:value-type="float">
            <text:p>12066</text:p>
          </table:table-cell>
          <table:table-cell/>
          <table:table-cell office:value-type="float" office:value="47.3169" calcext:value-type="float">
            <text:p>47,316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9.88" calcext:value-type="float">
            <text:p>89,88</text:p>
          </table:table-cell>
          <table:table-cell office:value-type="float" office:value="9152" calcext:value-type="float">
            <text:p>9152</text:p>
          </table:table-cell>
          <table:table-cell/>
          <table:table-cell office:value-type="float" office:value="47.7809" calcext:value-type="float">
            <text:p>47,780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9.13" calcext:value-type="float">
            <text:p>99,13</text:p>
          </table:table-cell>
          <table:table-cell office:value-type="float" office:value="13460" calcext:value-type="float">
            <text:p>1346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4000,5,clq</text:p>
          </table:table-cell>
          <table:table-cell/>
          <table:table-cell office:value-type="float" office:value="46.0681" calcext:value-type="float">
            <text:p>46,06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15.97" calcext:value-type="float">
            <text:p>815,97</text:p>
          </table:table-cell>
          <table:table-cell office:value-type="float" office:value="24393" calcext:value-type="float">
            <text:p>24393</text:p>
          </table:table-cell>
          <table:table-cell/>
          <table:table-cell office:value-type="float" office:value="24.1869" calcext:value-type="float">
            <text:p>24,1869</text:p>
          </table:table-cell>
          <table:table-cell office:value-type="float" office:value="11" calcext:value-type="float">
            <text:p>11</text:p>
          </table:table-cell>
          <table:table-cell office:value-type="float" office:value="13.66" calcext:value-type="float">
            <text:p>13,66</text:p>
          </table:table-cell>
          <table:table-cell office:value-type="float" office:value="3600" calcext:value-type="float">
            <text:p>3600</text:p>
          </table:table-cell>
          <table:table-cell office:value-type="float" office:value="4311" calcext:value-type="float">
            <text:p>4311</text:p>
          </table:table-cell>
          <table:table-cell/>
          <table:table-cell office:value-type="float" office:value="26.2194" calcext:value-type="float">
            <text:p>26,219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04.88" calcext:value-type="float">
            <text:p>904,88</text:p>
          </table:table-cell>
          <table:table-cell office:value-type="float" office:value="24318" calcext:value-type="float">
            <text:p>2431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500,9,clq</text:p>
          </table:table-cell>
          <table:table-cell/>
          <table:table-cell office:value-type="float" office:value="52.3484" calcext:value-type="float">
            <text:p>52,348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1.53" calcext:value-type="float">
            <text:p>281,53</text:p>
          </table:table-cell>
          <table:table-cell office:value-type="float" office:value="33199" calcext:value-type="float">
            <text:p>33199</text:p>
          </table:table-cell>
          <table:table-cell/>
          <table:table-cell office:value-type="float" office:value="52.1915" calcext:value-type="float">
            <text:p>52,19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2.59" calcext:value-type="float">
            <text:p>202,59</text:p>
          </table:table-cell>
          <table:table-cell office:value-type="float" office:value="30874" calcext:value-type="float">
            <text:p>30874</text:p>
          </table:table-cell>
          <table:table-cell/>
          <table:table-cell office:value-type="float" office:value="52.1915" calcext:value-type="float">
            <text:p>52,191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2.7" calcext:value-type="float">
            <text:p>202,7</text:p>
          </table:table-cell>
          <table:table-cell office:value-type="float" office:value="30874" calcext:value-type="float">
            <text:p>3087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SJC1000_5,clq</text:p>
          </table:table-cell>
          <table:table-cell/>
          <table:table-cell office:value-type="float" office:value="46.0633" calcext:value-type="float">
            <text:p>46,06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59.39" calcext:value-type="float">
            <text:p>759,39</text:p>
          </table:table-cell>
          <table:table-cell office:value-type="float" office:value="20672" calcext:value-type="float">
            <text:p>20672</text:p>
          </table:table-cell>
          <table:table-cell/>
          <table:table-cell office:value-type="float" office:value="24.1792" calcext:value-type="float">
            <text:p>24,1792</text:p>
          </table:table-cell>
          <table:table-cell office:value-type="float" office:value="11" calcext:value-type="float">
            <text:p>11</text:p>
          </table:table-cell>
          <table:table-cell office:value-type="float" office:value="13.88" calcext:value-type="float">
            <text:p>13,88</text:p>
          </table:table-cell>
          <table:table-cell office:value-type="float" office:value="3600" calcext:value-type="float">
            <text:p>3600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float" office:value="26.2374" calcext:value-type="float">
            <text:p>26,23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27.8" calcext:value-type="float">
            <text:p>1327,8</text:p>
          </table:table-cell>
          <table:table-cell office:value-type="float" office:value="20484" calcext:value-type="float">
            <text:p>2048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SJC500_5,clq</text:p>
          </table:table-cell>
          <table:table-cell/>
          <table:table-cell office:value-type="float" office:value="46.0659" calcext:value-type="float">
            <text:p>46,065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71.74" calcext:value-type="float">
            <text:p>971,74</text:p>
          </table:table-cell>
          <table:table-cell office:value-type="float" office:value="37251" calcext:value-type="float">
            <text:p>37251</text:p>
          </table:table-cell>
          <table:table-cell/>
          <table:table-cell office:value-type="float" office:value="24.1839" calcext:value-type="float">
            <text:p>24,1839</text:p>
          </table:table-cell>
          <table:table-cell office:value-type="float" office:value="12" calcext:value-type="float">
            <text:p>12</text:p>
          </table:table-cell>
          <table:table-cell office:value-type="float" office:value="13.17" calcext:value-type="float">
            <text:p>13,17</text:p>
          </table:table-cell>
          <table:table-cell office:value-type="float" office:value="3600" calcext:value-type="float">
            <text:p>3600</text:p>
          </table:table-cell>
          <table:table-cell office:value-type="float" office:value="8049" calcext:value-type="float">
            <text:p>8049</text:p>
          </table:table-cell>
          <table:table-cell/>
          <table:table-cell office:value-type="float" office:value="26.1611" calcext:value-type="float">
            <text:p>26,16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60.15" calcext:value-type="float">
            <text:p>1060,15</text:p>
          </table:table-cell>
          <table:table-cell office:value-type="float" office:value="22688" calcext:value-type="float">
            <text:p>2268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N_a27,clq</text:p>
          </table:table-cell>
          <table:table-cell/>
          <table:table-cell office:value-type="float" office:value="57.8841" calcext:value-type="float">
            <text:p>57,8841</text:p>
          </table:table-cell>
          <table:table-cell office:value-type="float" office:value="27" calcext:value-type="float">
            <text:p>27</text:p>
          </table:table-cell>
          <table:table-cell office:value-type="float" office:value="53.5" calcext:value-type="float">
            <text:p>53,5</text:p>
          </table:table-cell>
          <table:table-cell office:value-type="float" office:value="3600" calcext:value-type="float">
            <text:p>3600</text:p>
          </table:table-cell>
          <table:table-cell office:value-type="float" office:value="9696" calcext:value-type="float">
            <text:p>9696</text:p>
          </table:table-cell>
          <table:table-cell/>
          <table:table-cell office:value-type="float" office:value="57.8841" calcext:value-type="float">
            <text:p>57,8841</text:p>
          </table:table-cell>
          <table:table-cell office:value-type="float" office:value="27" calcext:value-type="float">
            <text:p>27</text:p>
          </table:table-cell>
          <table:table-cell office:value-type="float" office:value="53.5" calcext:value-type="float">
            <text:p>53,5</text:p>
          </table:table-cell>
          <table:table-cell office:value-type="float" office:value="3600" calcext:value-type="float">
            <text:p>3600</text:p>
          </table:table-cell>
          <table:table-cell office:value-type="float" office:value="12636" calcext:value-type="float">
            <text:p>12636</text:p>
          </table:table-cell>
          <table:table-cell/>
          <table:table-cell office:value-type="float" office:value="57.8841" calcext:value-type="float">
            <text:p>57,8841</text:p>
          </table:table-cell>
          <table:table-cell office:value-type="float" office:value="27" calcext:value-type="float">
            <text:p>27</text:p>
          </table:table-cell>
          <table:table-cell office:value-type="float" office:value="53.5" calcext:value-type="float">
            <text:p>53,5</text:p>
          </table:table-cell>
          <table:table-cell office:value-type="float" office:value="3600" calcext:value-type="float">
            <text:p>3600</text:p>
          </table:table-cell>
          <table:table-cell office:value-type="float" office:value="12565" calcext:value-type="float">
            <text:p>1256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N_a45,clq</text:p>
          </table:table-cell>
          <table:table-cell/>
          <table:table-cell office:value-type="float" office:value="35.9412" calcext:value-type="float">
            <text:p>35,94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23" calcext:value-type="float">
            <text:p>0,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.9412" calcext:value-type="float">
            <text:p>35,94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43" calcext:value-type="float">
            <text:p>0,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.9412" calcext:value-type="float">
            <text:p>35,94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43" calcext:value-type="float">
            <text:p>0,43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N_a81,clq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200_2,clq</text:p>
          </table:table-cell>
          <table:table-cell/>
          <table:table-cell office:value-type="float" office:value="46.077" calcext:value-type="float">
            <text:p>46,07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57.56" calcext:value-type="float">
            <text:p>957,56</text:p>
          </table:table-cell>
          <table:table-cell office:value-type="float" office:value="33790" calcext:value-type="float">
            <text:p>33790</text:p>
          </table:table-cell>
          <table:table-cell/>
          <table:table-cell office:value-type="float" office:value="24.2026" calcext:value-type="float">
            <text:p>24,2026</text:p>
          </table:table-cell>
          <table:table-cell office:value-type="float" office:value="12" calcext:value-type="float">
            <text:p>12</text:p>
          </table:table-cell>
          <table:table-cell office:value-type="float" office:value="13.98" calcext:value-type="float">
            <text:p>13,98</text:p>
          </table:table-cell>
          <table:table-cell office:value-type="float" office:value="3600" calcext:value-type="float">
            <text:p>3600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float" office:value="26.3582" calcext:value-type="float">
            <text:p>26,35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87.32" calcext:value-type="float">
            <text:p>887,32</text:p>
          </table:table-cell>
          <table:table-cell office:value-type="float" office:value="16548" calcext:value-type="float">
            <text:p>1654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200_4,clq</text:p>
          </table:table-cell>
          <table:table-cell/>
          <table:table-cell office:value-type="float" office:value="46.6777" calcext:value-type="float">
            <text:p>46,677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10.46" calcext:value-type="float">
            <text:p>1910,46</text:p>
          </table:table-cell>
          <table:table-cell office:value-type="float" office:value="75852" calcext:value-type="float">
            <text:p>75852</text:p>
          </table:table-cell>
          <table:table-cell/>
          <table:table-cell office:value-type="float" office:value="26.3032" calcext:value-type="float">
            <text:p>26,303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05.96" calcext:value-type="float">
            <text:p>1405,96</text:p>
          </table:table-cell>
          <table:table-cell office:value-type="float" office:value="19994" calcext:value-type="float">
            <text:p>19994</text:p>
          </table:table-cell>
          <table:table-cell/>
          <table:table-cell office:value-type="float" office:value="30.0016" calcext:value-type="float">
            <text:p>30,00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18.06" calcext:value-type="float">
            <text:p>1118,06</text:p>
          </table:table-cell>
          <table:table-cell office:value-type="float" office:value="29198" calcext:value-type="float">
            <text:p>2919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400_2,clq</text:p>
          </table:table-cell>
          <table:table-cell/>
          <table:table-cell office:value-type="float" office:value="47.1973" calcext:value-type="float">
            <text:p>47,197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07.17" calcext:value-type="float">
            <text:p>1107,17</text:p>
          </table:table-cell>
          <table:table-cell office:value-type="float" office:value="41105" calcext:value-type="float">
            <text:p>41105</text:p>
          </table:table-cell>
          <table:table-cell/>
          <table:table-cell office:value-type="float" office:value="30.4585" calcext:value-type="float">
            <text:p>30,458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73.35" calcext:value-type="float">
            <text:p>2073,35</text:p>
          </table:table-cell>
          <table:table-cell office:value-type="float" office:value="56377" calcext:value-type="float">
            <text:p>56377</text:p>
          </table:table-cell>
          <table:table-cell/>
          <table:table-cell office:value-type="float" office:value="35.5341" calcext:value-type="float">
            <text:p>35,5341</text:p>
          </table:table-cell>
          <table:table-cell office:value-type="float" office:value="19" calcext:value-type="float">
            <text:p>19</text:p>
          </table:table-cell>
          <table:table-cell office:value-type="float" office:value="22.18" calcext:value-type="float">
            <text:p>22,18</text:p>
          </table:table-cell>
          <table:table-cell office:value-type="float" office:value="3600" calcext:value-type="float">
            <text:p>3600</text:p>
          </table:table-cell>
          <table:table-cell office:value-type="float" office:value="134235" calcext:value-type="float">
            <text:p>13423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400_4,clq</text:p>
          </table:table-cell>
          <table:table-cell/>
          <table:table-cell office:value-type="float" office:value="47.2602" calcext:value-type="float">
            <text:p>47,2602</text:p>
          </table:table-cell>
          <table:table-cell office:value-type="float" office:value="21" calcext:value-type="float">
            <text:p>21</text:p>
          </table:table-cell>
          <table:table-cell office:value-type="float" office:value="22.16" calcext:value-type="float">
            <text:p>22,16</text:p>
          </table:table-cell>
          <table:table-cell office:value-type="float" office:value="3600" calcext:value-type="float">
            <text:p>3600</text:p>
          </table:table-cell>
          <table:table-cell office:value-type="float" office:value="208097" calcext:value-type="float">
            <text:p>208097</text:p>
          </table:table-cell>
          <table:table-cell/>
          <table:table-cell office:value-type="float" office:value="31.7118" calcext:value-type="float">
            <text:p>31,7118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,16</text:p>
          </table:table-cell>
          <table:table-cell office:value-type="float" office:value="3600" calcext:value-type="float">
            <text:p>3600</text:p>
          </table:table-cell>
          <table:table-cell office:value-type="float" office:value="128106" calcext:value-type="float">
            <text:p>128106</text:p>
          </table:table-cell>
          <table:table-cell/>
          <table:table-cell office:value-type="float" office:value="35.4167" calcext:value-type="float">
            <text:p>35,4167</text:p>
          </table:table-cell>
          <table:table-cell office:value-type="float" office:value="20" calcext:value-type="float">
            <text:p>20</text:p>
          </table:table-cell>
          <table:table-cell office:value-type="float" office:value="23.12" calcext:value-type="float">
            <text:p>23,12</text:p>
          </table:table-cell>
          <table:table-cell office:value-type="float" office:value="3600" calcext:value-type="float">
            <text:p>3600</text:p>
          </table:table-cell>
          <table:table-cell office:value-type="float" office:value="153433" calcext:value-type="float">
            <text:p>15343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800_2,clq</text:p>
          </table:table-cell>
          <table:table-cell/>
          <table:table-cell office:value-type="float" office:value="46.4794" calcext:value-type="float">
            <text:p>46,479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86.43" calcext:value-type="float">
            <text:p>1686,43</text:p>
          </table:table-cell>
          <table:table-cell office:value-type="float" office:value="78060" calcext:value-type="float">
            <text:p>78060</text:p>
          </table:table-cell>
          <table:table-cell/>
          <table:table-cell office:value-type="float" office:value="25.0685" calcext:value-type="float">
            <text:p>25,0685</text:p>
          </table:table-cell>
          <table:table-cell office:value-type="float" office:value="15" calcext:value-type="float">
            <text:p>15</text:p>
          </table:table-cell>
          <table:table-cell office:value-type="float" office:value="16.65" calcext:value-type="float">
            <text:p>16,65</text:p>
          </table:table-cell>
          <table:table-cell office:value-type="float" office:value="3600" calcext:value-type="float">
            <text:p>3600</text:p>
          </table:table-cell>
          <table:table-cell office:value-type="float" office:value="33972" calcext:value-type="float">
            <text:p>33972</text:p>
          </table:table-cell>
          <table:table-cell/>
          <table:table-cell office:value-type="float" office:value="28.3717" calcext:value-type="float">
            <text:p>28,37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03.44" calcext:value-type="float">
            <text:p>2503,44</text:p>
          </table:table-cell>
          <table:table-cell office:value-type="float" office:value="70667" calcext:value-type="float">
            <text:p>7066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800_4,clq</text:p>
          </table:table-cell>
          <table:table-cell/>
          <table:table-cell office:value-type="float" office:value="46.558" calcext:value-type="float">
            <text:p>46,55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24.26" calcext:value-type="float">
            <text:p>1824,26</text:p>
          </table:table-cell>
          <table:table-cell office:value-type="float" office:value="57877" calcext:value-type="float">
            <text:p>57877</text:p>
          </table:table-cell>
          <table:table-cell/>
          <table:table-cell office:value-type="float" office:value="25.5676" calcext:value-type="float">
            <text:p>25,567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91.97" calcext:value-type="float">
            <text:p>3291,97</text:p>
          </table:table-cell>
          <table:table-cell office:value-type="float" office:value="34747" calcext:value-type="float">
            <text:p>34747</text:p>
          </table:table-cell>
          <table:table-cell/>
          <table:table-cell office:value-type="float" office:value="28.9445" calcext:value-type="float">
            <text:p>28,94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09.53" calcext:value-type="float">
            <text:p>1309,53</text:p>
          </table:table-cell>
          <table:table-cell office:value-type="float" office:value="52452" calcext:value-type="float">
            <text:p>5245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200_p0,9_44,clq</text:p>
          </table:table-cell>
          <table:table-cell/>
          <table:table-cell office:value-type="float" office:value="52.4673" calcext:value-type="float">
            <text:p>52,467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34.8" calcext:value-type="float">
            <text:p>134,8</text:p>
          </table:table-cell>
          <table:table-cell office:value-type="float" office:value="10027" calcext:value-type="float">
            <text:p>10027</text:p>
          </table:table-cell>
          <table:table-cell/>
          <table:table-cell office:value-type="float" office:value="45.9368" calcext:value-type="float">
            <text:p>45,936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.82" calcext:value-type="float">
            <text:p>60,82</text:p>
          </table:table-cell>
          <table:table-cell office:value-type="float" office:value="6261" calcext:value-type="float">
            <text:p>6261</text:p>
          </table:table-cell>
          <table:table-cell/>
          <table:table-cell office:value-type="float" office:value="46.6685" calcext:value-type="float">
            <text:p>46,668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7.85" calcext:value-type="float">
            <text:p>77,85</text:p>
          </table:table-cell>
          <table:table-cell office:value-type="float" office:value="6539" calcext:value-type="float">
            <text:p>653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200_p0,9_55,clq</text:p>
          </table:table-cell>
          <table:table-cell/>
          <table:table-cell office:value-type="float" office:value="52.7732" calcext:value-type="float">
            <text:p>52,773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35.35" calcext:value-type="float">
            <text:p>135,35</text:p>
          </table:table-cell>
          <table:table-cell office:value-type="float" office:value="14573" calcext:value-type="float">
            <text:p>14573</text:p>
          </table:table-cell>
          <table:table-cell/>
          <table:table-cell office:value-type="float" office:value="47.5948" calcext:value-type="float">
            <text:p>47,594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8.79" calcext:value-type="float">
            <text:p>108,79</text:p>
          </table:table-cell>
          <table:table-cell office:value-type="float" office:value="9863" calcext:value-type="float">
            <text:p>9863</text:p>
          </table:table-cell>
          <table:table-cell/>
          <table:table-cell office:value-type="float" office:value="48.1624" calcext:value-type="float">
            <text:p>48,162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0.5" calcext:value-type="float">
            <text:p>100,5</text:p>
          </table:table-cell>
          <table:table-cell office:value-type="float" office:value="9910" calcext:value-type="float">
            <text:p>991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55,clq</text:p>
          </table:table-cell>
          <table:table-cell/>
          <table:table-cell office:value-type="float" office:value="52.7645" calcext:value-type="float">
            <text:p>52,76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92.29" calcext:value-type="float">
            <text:p>92,29</text:p>
          </table:table-cell>
          <table:table-cell office:value-type="float" office:value="13863" calcext:value-type="float">
            <text:p>13863</text:p>
          </table:table-cell>
          <table:table-cell/>
          <table:table-cell office:value-type="float" office:value="51.7053" calcext:value-type="float">
            <text:p>51,705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4.65" calcext:value-type="float">
            <text:p>74,65</text:p>
          </table:table-cell>
          <table:table-cell office:value-type="float" office:value="10424" calcext:value-type="float">
            <text:p>10424</text:p>
          </table:table-cell>
          <table:table-cell/>
          <table:table-cell office:value-type="float" office:value="51.8548" calcext:value-type="float">
            <text:p>51,854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12.89" calcext:value-type="float">
            <text:p>112,89</text:p>
          </table:table-cell>
          <table:table-cell office:value-type="float" office:value="11762" calcext:value-type="float">
            <text:p>1176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65,clq</text:p>
          </table:table-cell>
          <table:table-cell/>
          <table:table-cell office:value-type="float" office:value="51.8019" calcext:value-type="float">
            <text:p>51,801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79.75" calcext:value-type="float">
            <text:p>579,75</text:p>
          </table:table-cell>
          <table:table-cell office:value-type="float" office:value="55441" calcext:value-type="float">
            <text:p>55441</text:p>
          </table:table-cell>
          <table:table-cell/>
          <table:table-cell office:value-type="float" office:value="50.9879" calcext:value-type="float">
            <text:p>50,987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86.66" calcext:value-type="float">
            <text:p>486,66</text:p>
          </table:table-cell>
          <table:table-cell office:value-type="float" office:value="51180" calcext:value-type="float">
            <text:p>51180</text:p>
          </table:table-cell>
          <table:table-cell/>
          <table:table-cell office:value-type="float" office:value="51.1546" calcext:value-type="float">
            <text:p>51,154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75.45" calcext:value-type="float">
            <text:p>675,45</text:p>
          </table:table-cell>
          <table:table-cell office:value-type="float" office:value="61975" calcext:value-type="float">
            <text:p>6197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75,clq</text:p>
          </table:table-cell>
          <table:table-cell/>
          <table:table-cell office:value-type="float" office:value="51.7023" calcext:value-type="float">
            <text:p>51,70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5.11" calcext:value-type="float">
            <text:p>65,11</text:p>
          </table:table-cell>
          <table:table-cell office:value-type="float" office:value="8588" calcext:value-type="float">
            <text:p>8588</text:p>
          </table:table-cell>
          <table:table-cell/>
          <table:table-cell office:value-type="float" office:value="46.8428" calcext:value-type="float">
            <text:p>46,84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6.57" calcext:value-type="float">
            <text:p>76,57</text:p>
          </table:table-cell>
          <table:table-cell office:value-type="float" office:value="9269" calcext:value-type="float">
            <text:p>9269</text:p>
          </table:table-cell>
          <table:table-cell/>
          <table:table-cell office:value-type="float" office:value="47.8818" calcext:value-type="float">
            <text:p>47,88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8.62" calcext:value-type="float">
            <text:p>88,62</text:p>
          </table:table-cell>
          <table:table-cell office:value-type="float" office:value="12023" calcext:value-type="float">
            <text:p>1202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amming10-4,clq</text:p>
          </table:table-cell>
          <table:table-cell/>
          <table:table-cell office:value-type="float" office:value="45.9827" calcext:value-type="float">
            <text:p>45,98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00.35" calcext:value-type="float">
            <text:p>2200,35</text:p>
          </table:table-cell>
          <table:table-cell office:value-type="float" office:value="99349" calcext:value-type="float">
            <text:p>99349</text:p>
          </table:table-cell>
          <table:table-cell/>
          <table:table-cell office:value-type="float" office:value="24.0442" calcext:value-type="float">
            <text:p>24,0442</text:p>
          </table:table-cell>
          <table:table-cell office:value-type="float" office:value="10" calcext:value-type="float">
            <text:p>10</text:p>
          </table:table-cell>
          <table:table-cell office:value-type="float" office:value="13.18" calcext:value-type="float">
            <text:p>13,18</text:p>
          </table:table-cell>
          <table:table-cell office:value-type="float" office:value="3600" calcext:value-type="float">
            <text:p>3600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26.2318" calcext:value-type="float">
            <text:p>26,23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10.58" calcext:value-type="float">
            <text:p>1210,58</text:p>
          </table:table-cell>
          <table:table-cell office:value-type="float" office:value="49885" calcext:value-type="float">
            <text:p>4988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amming8-4,clq</text:p>
          </table:table-cell>
          <table:table-cell/>
          <table:table-cell office:value-type="float" office:value="45.9827" calcext:value-type="float">
            <text:p>45,98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49.08" calcext:value-type="float">
            <text:p>2149,08</text:p>
          </table:table-cell>
          <table:table-cell office:value-type="float" office:value="98522" calcext:value-type="float">
            <text:p>98522</text:p>
          </table:table-cell>
          <table:table-cell/>
          <table:table-cell office:value-type="float" office:value="24.0442" calcext:value-type="float">
            <text:p>24,0442</text:p>
          </table:table-cell>
          <table:table-cell office:value-type="float" office:value="10" calcext:value-type="float">
            <text:p>10</text:p>
          </table:table-cell>
          <table:table-cell office:value-type="float" office:value="13.73" calcext:value-type="float">
            <text:p>13,73</text:p>
          </table:table-cell>
          <table:table-cell office:value-type="float" office:value="3600" calcext:value-type="float">
            <text:p>360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6.3834" calcext:value-type="float">
            <text:p>26,38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96.09" calcext:value-type="float">
            <text:p>1596,09</text:p>
          </table:table-cell>
          <table:table-cell office:value-type="float" office:value="50936" calcext:value-type="float">
            <text:p>5093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4,clq</text:p>
          </table:table-cell>
          <table:table-cell/>
          <table:table-cell office:value-type="float" office:value="46.4793" calcext:value-type="float">
            <text:p>46,4793</text:p>
          </table:table-cell>
          <table:table-cell office:value-type="float" office:value="13" calcext:value-type="float">
            <text:p>13</text:p>
          </table:table-cell>
          <table:table-cell office:value-type="float" office:value="16.27" calcext:value-type="float">
            <text:p>16,27</text:p>
          </table:table-cell>
          <table:table-cell office:value-type="float" office:value="3600" calcext:value-type="float">
            <text:p>3600</text:p>
          </table:table-cell>
          <table:table-cell office:value-type="float" office:value="64204" calcext:value-type="float">
            <text:p>64204</text:p>
          </table:table-cell>
          <table:table-cell/>
          <table:table-cell office:value-type="float" office:value="24.9496" calcext:value-type="float">
            <text:p>24,9496</text:p>
          </table:table-cell>
          <table:table-cell office:value-type="float" office:value="13" calcext:value-type="float">
            <text:p>13</text:p>
          </table:table-cell>
          <table:table-cell office:value-type="float" office:value="16.46" calcext:value-type="float">
            <text:p>16,46</text:p>
          </table:table-cell>
          <table:table-cell office:value-type="float" office:value="3600" calcext:value-type="float">
            <text:p>3600</text:p>
          </table:table-cell>
          <table:table-cell office:value-type="float" office:value="6605" calcext:value-type="float">
            <text:p>6605</text:p>
          </table:table-cell>
          <table:table-cell/>
          <table:table-cell office:value-type="float" office:value="29.1549" calcext:value-type="float">
            <text:p>29,1549</text:p>
          </table:table-cell>
          <table:table-cell office:value-type="float" office:value="13" calcext:value-type="float">
            <text:p>13</text:p>
          </table:table-cell>
          <table:table-cell office:value-type="float" office:value="16.52" calcext:value-type="float">
            <text:p>16,52</text:p>
          </table:table-cell>
          <table:table-cell office:value-type="float" office:value="3600" calcext:value-type="float">
            <text:p>3600</text:p>
          </table:table-cell>
          <table:table-cell office:value-type="float" office:value="54777" calcext:value-type="float">
            <text:p>5477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5,clq</text:p>
          </table:table-cell>
          <table:table-cell/>
          <table:table-cell office:value-type="float" office:value="46.4793" calcext:value-type="float">
            <text:p>46,4793</text:p>
          </table:table-cell>
          <table:table-cell office:value-type="float" office:value="14" calcext:value-type="float">
            <text:p>14</text:p>
          </table:table-cell>
          <table:table-cell office:value-type="float" office:value="16.29" calcext:value-type="float">
            <text:p>16,29</text:p>
          </table:table-cell>
          <table:table-cell office:value-type="float" office:value="3600" calcext:value-type="float">
            <text:p>3600</text:p>
          </table:table-cell>
          <table:table-cell office:value-type="float" office:value="66045" calcext:value-type="float">
            <text:p>66045</text:p>
          </table:table-cell>
          <table:table-cell/>
          <table:table-cell office:value-type="float" office:value="24.9496" calcext:value-type="float">
            <text:p>24,9496</text:p>
          </table:table-cell>
          <table:table-cell office:value-type="float" office:value="13" calcext:value-type="float">
            <text:p>13</text:p>
          </table:table-cell>
          <table:table-cell office:value-type="float" office:value="16.14" calcext:value-type="float">
            <text:p>16,14</text:p>
          </table:table-cell>
          <table:table-cell office:value-type="float" office:value="3600" calcext:value-type="float">
            <text:p>3600</text:p>
          </table:table-cell>
          <table:table-cell office:value-type="float" office:value="11343" calcext:value-type="float">
            <text:p>11343</text:p>
          </table:table-cell>
          <table:table-cell/>
          <table:table-cell office:value-type="float" office:value="28.4748" calcext:value-type="float">
            <text:p>28,4748</text:p>
          </table:table-cell>
          <table:table-cell office:value-type="float" office:value="14" calcext:value-type="float">
            <text:p>14</text:p>
          </table:table-cell>
          <table:table-cell office:value-type="float" office:value="16.05" calcext:value-type="float">
            <text:p>16,05</text:p>
          </table:table-cell>
          <table:table-cell office:value-type="float" office:value="3600" calcext:value-type="float">
            <text:p>3600</text:p>
          </table:table-cell>
          <table:table-cell office:value-type="float" office:value="57370" calcext:value-type="float">
            <text:p>5737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6,clq</text:p>
          </table:table-cell>
          <table:table-cell/>
          <table:table-cell office:value-type="float" office:value="46.4793" calcext:value-type="float">
            <text:p>46,4793</text:p>
          </table:table-cell>
          <table:table-cell office:value-type="float" office:value="14" calcext:value-type="float">
            <text:p>14</text:p>
          </table:table-cell>
          <table:table-cell office:value-type="float" office:value="15.42" calcext:value-type="float">
            <text:p>15,42</text:p>
          </table:table-cell>
          <table:table-cell office:value-type="float" office:value="3600" calcext:value-type="float">
            <text:p>3600</text:p>
          </table:table-cell>
          <table:table-cell office:value-type="float" office:value="91367" calcext:value-type="float">
            <text:p>91367</text:p>
          </table:table-cell>
          <table:table-cell/>
          <table:table-cell office:value-type="float" office:value="24.9496" calcext:value-type="float">
            <text:p>24,9496</text:p>
          </table:table-cell>
          <table:table-cell office:value-type="float" office:value="14" calcext:value-type="float">
            <text:p>14</text:p>
          </table:table-cell>
          <table:table-cell office:value-type="float" office:value="16.12" calcext:value-type="float">
            <text:p>16,12</text:p>
          </table:table-cell>
          <table:table-cell office:value-type="float" office:value="3600" calcext:value-type="float">
            <text:p>3600</text:p>
          </table:table-cell>
          <table:table-cell office:value-type="float" office:value="12309" calcext:value-type="float">
            <text:p>12309</text:p>
          </table:table-cell>
          <table:table-cell/>
          <table:table-cell office:value-type="float" office:value="28.8494" calcext:value-type="float">
            <text:p>28,8494</text:p>
          </table:table-cell>
          <table:table-cell office:value-type="float" office:value="14" calcext:value-type="float">
            <text:p>14</text:p>
          </table:table-cell>
          <table:table-cell office:value-type="float" office:value="16.17" calcext:value-type="float">
            <text:p>16,17</text:p>
          </table:table-cell>
          <table:table-cell office:value-type="float" office:value="3600" calcext:value-type="float">
            <text:p>3600</text:p>
          </table:table-cell>
          <table:table-cell office:value-type="float" office:value="72010" calcext:value-type="float">
            <text:p>7201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1,clq</text:p>
          </table:table-cell>
          <table:table-cell/>
          <table:table-cell office:value-type="float" office:value="45.6944" calcext:value-type="float">
            <text:p>45,69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23.5772" calcext:value-type="float">
            <text:p>23,5772</text:p>
          </table:table-cell>
          <table:table-cell office:value-type="float" office:value="9" calcext:value-type="float">
            <text:p>9</text:p>
          </table:table-cell>
          <table:table-cell office:value-type="float" office:value="23.58" calcext:value-type="float">
            <text:p>23,58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.1121" calcext:value-type="float">
            <text:p>30,11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16.24" calcext:value-type="float">
            <text:p>516,24</text:p>
          </table:table-cell>
          <table:table-cell office:value-type="float" office:value="1668" calcext:value-type="float">
            <text:p>166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2,clq</text:p>
          </table:table-cell>
          <table:table-cell/>
          <table:table-cell office:value-type="float" office:value="46.2485" calcext:value-type="float">
            <text:p>46,24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3.33" calcext:value-type="float">
            <text:p>193,33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25.056" calcext:value-type="float">
            <text:p>25,05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33.54" calcext:value-type="float">
            <text:p>833,54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29.447" calcext:value-type="float">
            <text:p>29,4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5.76" calcext:value-type="float">
            <text:p>225,76</text:p>
          </table:table-cell>
          <table:table-cell office:value-type="float" office:value="1643" calcext:value-type="float">
            <text:p>164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3,clq</text:p>
          </table:table-cell>
          <table:table-cell/>
          <table:table-cell office:value-type="float" office:value="47.8695" calcext:value-type="float">
            <text:p>47,869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5.57" calcext:value-type="float">
            <text:p>165,57</text:p>
          </table:table-cell>
          <table:table-cell office:value-type="float" office:value="6724" calcext:value-type="float">
            <text:p>6724</text:p>
          </table:table-cell>
          <table:table-cell/>
          <table:table-cell office:value-type="float" office:value="32.6212" calcext:value-type="float">
            <text:p>32,62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6.6" calcext:value-type="float">
            <text:p>86,6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float" office:value="36.8127" calcext:value-type="float">
            <text:p>36,81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3.28" calcext:value-type="float">
            <text:p>253,28</text:p>
          </table:table-cell>
          <table:table-cell office:value-type="float" office:value="11416" calcext:value-type="float">
            <text:p>1141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1,clq</text:p>
          </table:table-cell>
          <table:table-cell/>
          <table:table-cell office:value-type="float" office:value="45.6805" calcext:value-type="float">
            <text:p>45,68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88.41" calcext:value-type="float">
            <text:p>688,41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float" office:value="23.5545" calcext:value-type="float">
            <text:p>23,5545</text:p>
          </table:table-cell>
          <table:table-cell office:value-type="float" office:value="8" calcext:value-type="float">
            <text:p>8</text:p>
          </table:table-cell>
          <table:table-cell office:value-type="float" office:value="23.55" calcext:value-type="float">
            <text:p>23,55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.4292" calcext:value-type="float">
            <text:p>29,42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8.81" calcext:value-type="float">
            <text:p>638,81</text:p>
          </table:table-cell>
          <table:table-cell office:value-type="float" office:value="3564" calcext:value-type="float">
            <text:p>356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2,clq</text:p>
          </table:table-cell>
          <table:table-cell/>
          <table:table-cell office:value-type="float" office:value="46.1968" calcext:value-type="float">
            <text:p>46,196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9.89" calcext:value-type="float">
            <text:p>269,89</text:p>
          </table:table-cell>
          <table:table-cell office:value-type="float" office:value="3261" calcext:value-type="float">
            <text:p>3261</text:p>
          </table:table-cell>
          <table:table-cell/>
          <table:table-cell office:value-type="float" office:value="24.6076" calcext:value-type="float">
            <text:p>24,607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26.55" calcext:value-type="float">
            <text:p>1326,55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28.9137" calcext:value-type="float">
            <text:p>28,91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12.83" calcext:value-type="float">
            <text:p>312,83</text:p>
          </table:table-cell>
          <table:table-cell office:value-type="float" office:value="5038" calcext:value-type="float">
            <text:p>503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3,clq</text:p>
          </table:table-cell>
          <table:table-cell/>
          <table:table-cell office:value-type="float" office:value="47.742" calcext:value-type="float">
            <text:p>47,7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9.9" calcext:value-type="float">
            <text:p>319,9</text:p>
          </table:table-cell>
          <table:table-cell office:value-type="float" office:value="16656" calcext:value-type="float">
            <text:p>16656</text:p>
          </table:table-cell>
          <table:table-cell/>
          <table:table-cell office:value-type="float" office:value="32.1415" calcext:value-type="float">
            <text:p>32,14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2.59" calcext:value-type="float">
            <text:p>192,59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float" office:value="35.9415" calcext:value-type="float">
            <text:p>35,94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76.88" calcext:value-type="float">
            <text:p>476,88</text:p>
          </table:table-cell>
          <table:table-cell office:value-type="float" office:value="19287" calcext:value-type="float">
            <text:p>1928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1,clq</text:p>
          </table:table-cell>
          <table:table-cell/>
          <table:table-cell office:value-type="float" office:value="45.6906" calcext:value-type="float">
            <text:p>45,69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0.13" calcext:value-type="float">
            <text:p>630,13</text:p>
          </table:table-cell>
          <table:table-cell office:value-type="float" office:value="2996" calcext:value-type="float">
            <text:p>2996</text:p>
          </table:table-cell>
          <table:table-cell/>
          <table:table-cell office:value-type="float" office:value="23.5705" calcext:value-type="float">
            <text:p>23,5705</text:p>
          </table:table-cell>
          <table:table-cell office:value-type="float" office:value="8" calcext:value-type="float">
            <text:p>8</text:p>
          </table:table-cell>
          <table:table-cell office:value-type="float" office:value="23.57" calcext:value-type="float">
            <text:p>23,57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1368" calcext:value-type="float">
            <text:p>28,13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79.06" calcext:value-type="float">
            <text:p>679,06</text:p>
          </table:table-cell>
          <table:table-cell office:value-type="float" office:value="4985" calcext:value-type="float">
            <text:p>498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2,clq</text:p>
          </table:table-cell>
          <table:table-cell/>
          <table:table-cell office:value-type="float" office:value="46.254" calcext:value-type="float">
            <text:p>46,25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0.79" calcext:value-type="float">
            <text:p>220,79</text:p>
          </table:table-cell>
          <table:table-cell office:value-type="float" office:value="3136" calcext:value-type="float">
            <text:p>3136</text:p>
          </table:table-cell>
          <table:table-cell/>
          <table:table-cell office:value-type="float" office:value="24.7225" calcext:value-type="float">
            <text:p>24,72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16.05" calcext:value-type="float">
            <text:p>1116,05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28.7943" calcext:value-type="float">
            <text:p>28,79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0.37" calcext:value-type="float">
            <text:p>280,37</text:p>
          </table:table-cell>
          <table:table-cell office:value-type="float" office:value="3061" calcext:value-type="float">
            <text:p>306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3,clq</text:p>
          </table:table-cell>
          <table:table-cell/>
          <table:table-cell office:value-type="float" office:value="47.8223" calcext:value-type="float">
            <text:p>47,82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7.25" calcext:value-type="float">
            <text:p>127,25</text:p>
          </table:table-cell>
          <table:table-cell office:value-type="float" office:value="5550" calcext:value-type="float">
            <text:p>5550</text:p>
          </table:table-cell>
          <table:table-cell/>
          <table:table-cell office:value-type="float" office:value="33.2707" calcext:value-type="float">
            <text:p>33,270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9.42" calcext:value-type="float">
            <text:p>119,42</text:p>
          </table:table-cell>
          <table:table-cell office:value-type="float" office:value="3097" calcext:value-type="float">
            <text:p>3097</text:p>
          </table:table-cell>
          <table:table-cell/>
          <table:table-cell office:value-type="float" office:value="36.7102" calcext:value-type="float">
            <text:p>36,710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7.29" calcext:value-type="float">
            <text:p>167,29</text:p>
          </table:table-cell>
          <table:table-cell office:value-type="float" office:value="7265" calcext:value-type="float">
            <text:p>7265</text:p>
          </table:table-cell>
          <table:table-cell table:number-columns-repeated="1005"/>
        </table:table-row>
        <table:table-row table:style-name="ro3">
          <table:table-cell table:style-name="ce17" office:value-type="string" calcext:value-type="string">
            <text:p>average</text:p>
          </table:table-cell>
          <table:table-cell table:style-name="ce17"/>
          <table:table-cell table:style-name="ce17" table:formula="of:=TRUNC(AVERAGE([.C169:.C204]);3)" office:value-type="float" office:value="46.824" calcext:value-type="float">
            <text:p>46,824</text:p>
          </table:table-cell>
          <table:table-cell table:style-name="ce17" table:formula="of:=TRUNC(AVERAGE([.D169:.D204]);3)" office:value-type="float" office:value="20.583" calcext:value-type="float">
            <text:p>20,583</text:p>
          </table:table-cell>
          <table:table-cell table:style-name="ce17" table:formula="of:=TRUNC(AVERAGE([.E169:.E204]);3)" office:value-type="float" office:value="21.545" calcext:value-type="float">
            <text:p>21,545</text:p>
          </table:table-cell>
          <table:table-cell table:style-name="ce17" table:formula="of:=TRUNC(AVERAGE([.F169:.F204]);3)" office:value-type="float" office:value="1063.573" calcext:value-type="float">
            <text:p>1063,573</text:p>
          </table:table-cell>
          <table:table-cell table:style-name="ce17" table:formula="of:=TRUNC(AVERAGE([.G169:.G204]);3)" office:value-type="float" office:value="35472.444" calcext:value-type="float">
            <text:p>35472,444</text:p>
          </table:table-cell>
          <table:table-cell table:style-name="ce17"/>
          <table:table-cell table:style-name="ce17" table:formula="of:=TRUNC(AVERAGE([.I169:.I204]);3)" office:value-type="float" office:value="32.276" calcext:value-type="float">
            <text:p>32,276</text:p>
          </table:table-cell>
          <table:table-cell table:style-name="ce17" table:formula="of:=TRUNC(AVERAGE([.J169:.J204]);3)" office:value-type="float" office:value="20.333" calcext:value-type="float">
            <text:p>20,333</text:p>
          </table:table-cell>
          <table:table-cell table:style-name="ce17" table:formula="of:=TRUNC(AVERAGE([.K169:.K204]);3)" office:value-type="float" office:value="23.201" calcext:value-type="float">
            <text:p>23,201</text:p>
          </table:table-cell>
          <table:table-cell table:style-name="ce17" table:formula="of:=TRUNC(AVERAGE([.L169:.L204]);3)" office:value-type="float" office:value="1932.437" calcext:value-type="float">
            <text:p>1932,437</text:p>
          </table:table-cell>
          <table:table-cell table:style-name="ce17" table:formula="of:=TRUNC(AVERAGE([.M169:.M204]);3)" office:value-type="float" office:value="14566.611" calcext:value-type="float">
            <text:p>14566,611</text:p>
          </table:table-cell>
          <table:table-cell table:style-name="ce17"/>
          <table:table-cell table:style-name="ce17" table:formula="of:=TRUNC(AVERAGE([.O169:.O204]);3)" office:value-type="float" office:value="34.807" calcext:value-type="float">
            <text:p>34,807</text:p>
          </table:table-cell>
          <table:table-cell table:style-name="ce17" table:formula="of:=TRUNC(AVERAGE([.P169:.P204]);3)" office:value-type="float" office:value="20.472" calcext:value-type="float">
            <text:p>20,472</text:p>
          </table:table-cell>
          <table:table-cell table:style-name="ce17" table:formula="of:=TRUNC(AVERAGE([.Q169:.Q204]);3)" office:value-type="float" office:value="21.598" calcext:value-type="float">
            <text:p>21,598</text:p>
          </table:table-cell>
          <table:table-cell table:style-name="ce17" table:formula="of:=TRUNC(AVERAGE([.R169:.R204]);3)" office:value-type="float" office:value="1094.463" calcext:value-type="float">
            <text:p>1094,463</text:p>
          </table:table-cell>
          <table:table-cell table:style-name="ce17" table:formula="of:=TRUNC(AVERAGE([.S169:.S204]);3)" office:value-type="float" office:value="29801.055" calcext:value-type="float">
            <text:p>29801,055</text:p>
          </table:table-cell>
          <table:table-cell table:style-name="ce17" table:number-columns-repeated="2"/>
          <table:table-cell table:style-name="ce86" table:number-columns-repeated="26"/>
          <table:table-cell table:number-columns-repeated="977"/>
        </table:table-row>
        <table:table-row table:style-name="ro3">
          <table:table-cell table:number-columns-repeated="5"/>
          <table:table-cell table:formula="of:=AVERAGE([.F203:.F204];[.F200:.F201];[.F197:.F198];[.F185:.F190];[.F181];[.F178:.F179];[.F174];[.F171:.F172];[.F168:.F169])" office:value-type="float" office:value="364.575" calcext:value-type="float">
            <text:p>364,575</text:p>
          </table:table-cell>
          <table:table-cell table:number-columns-repeated="5"/>
          <table:table-cell table:formula="of:=AVERAGE([.L203:.L204];[.L200:.L201];[.L197:.L198];[.L185:.L190];[.L181];[.L178:.L179];[.L174];[.L171:.L172];[.L168:.L169])" office:value-type="float" office:value="517.2335" calcext:value-type="float">
            <text:p>517,2335</text:p>
          </table:table-cell>
          <table:table-cell table:number-columns-repeated="5"/>
          <table:table-cell table:formula="of:=AVERAGE([.R203:.R204];[.R200:.R201];[.R197:.R198];[.R185:.R190];[.R181];[.R178:.R179];[.R174];[.R171:.R172];[.R168:.R169])" office:value-type="float" office:value="308.7195" calcext:value-type="float">
            <text:p>308,719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9" table:number-rows-spanned="1">
            <text:p>N=100</text:p>
          </table:table-cell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covered-table-cell table:number-columns-repeated="4" table:style-name="ce7"/>
          <table:covered-table-cell table:style-name="ce18"/>
          <table:covered-table-cell table:style-name="ce7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B1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2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4" office:value-type="string" calcext:value-type="string" table:number-columns-spanned="5" table:number-rows-spanned="1">
            <text:p>BB3</text:p>
          </table:table-cell>
          <table:covered-table-cell table:number-columns-repeated="2" table:style-name="ce4"/>
          <table:covered-table-cell table:style-name="ce69"/>
          <table:covered-table-cell table:style-name="ce7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71" office:value-type="string" calcext:value-type="string">
            <text:p>time</text:p>
          </table:table-cell>
          <table:table-cell table:style-name="ce79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string" calcext:value-type="string">
            <text:p>C1000,9,clq</text:p>
          </table:table-cell>
          <table:table-cell/>
          <table:table-cell office:value-type="float" office:value="57.4882" calcext:value-type="float">
            <text:p>57,488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938.93" calcext:value-type="float">
            <text:p>1938,93</text:p>
          </table:table-cell>
          <table:table-cell office:value-type="float" office:value="107569" calcext:value-type="float">
            <text:p>107569</text:p>
          </table:table-cell>
          <table:table-cell/>
          <table:table-cell office:value-type="float" office:value="50.5377" calcext:value-type="float">
            <text:p>50,537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90.16" calcext:value-type="float">
            <text:p>1490,16</text:p>
          </table:table-cell>
          <table:table-cell office:value-type="float" office:value="93219" calcext:value-type="float">
            <text:p>93219</text:p>
          </table:table-cell>
          <table:table-cell/>
          <table:table-cell office:value-type="float" office:value="51.367" calcext:value-type="float">
            <text:p>51,36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22.38" calcext:value-type="float">
            <text:p>1422,38</text:p>
          </table:table-cell>
          <table:table-cell office:value-type="float" office:value="115457" calcext:value-type="float">
            <text:p>11545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125,9,clq</text:p>
          </table:table-cell>
          <table:table-cell/>
          <table:table-cell office:value-type="float" office:value="57.8867" calcext:value-type="float">
            <text:p>57,886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51.06" calcext:value-type="float">
            <text:p>751,06</text:p>
          </table:table-cell>
          <table:table-cell office:value-type="float" office:value="65018" calcext:value-type="float">
            <text:p>65018</text:p>
          </table:table-cell>
          <table:table-cell/>
          <table:table-cell office:value-type="float" office:value="57.6485" calcext:value-type="float">
            <text:p>57,648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66.05" calcext:value-type="float">
            <text:p>566,05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57.6485" calcext:value-type="float">
            <text:p>57,648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41.61" calcext:value-type="float">
            <text:p>541,61</text:p>
          </table:table-cell>
          <table:table-cell office:value-type="float" office:value="56271" calcext:value-type="float">
            <text:p>5627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000,5,clq</text:p>
          </table:table-cell>
          <table:table-cell/>
          <table:table-cell office:value-type="float" office:value="51.0228" calcext:value-type="float">
            <text:p>51,02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47.35" calcext:value-type="float">
            <text:p>2747,35</text:p>
          </table:table-cell>
          <table:table-cell office:value-type="float" office:value="63010" calcext:value-type="float">
            <text:p>63010</text:p>
          </table:table-cell>
          <table:table-cell/>
          <table:table-cell office:value-type="float" office:value="26.6037" calcext:value-type="float">
            <text:p>26,6037</text:p>
          </table:table-cell>
          <table:table-cell office:value-type="float" office:value="12" calcext:value-type="float">
            <text:p>12</text:p>
          </table:table-cell>
          <table:table-cell office:value-type="float" office:value="26.6" calcext:value-type="float">
            <text:p>26,6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4816" calcext:value-type="float">
            <text:p>28,48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00.66" calcext:value-type="float">
            <text:p>1500,66</text:p>
          </table:table-cell>
          <table:table-cell office:value-type="float" office:value="31781" calcext:value-type="float">
            <text:p>3178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000,9,clq</text:p>
          </table:table-cell>
          <table:table-cell/>
          <table:table-cell office:value-type="float" office:value="57.8971" calcext:value-type="float">
            <text:p>57,897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9.31" calcext:value-type="float">
            <text:p>359,31</text:p>
          </table:table-cell>
          <table:table-cell office:value-type="float" office:value="43990" calcext:value-type="float">
            <text:p>43990</text:p>
          </table:table-cell>
          <table:table-cell/>
          <table:table-cell office:value-type="float" office:value="57.6362" calcext:value-type="float">
            <text:p>57,636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0.09" calcext:value-type="float">
            <text:p>360,09</text:p>
          </table:table-cell>
          <table:table-cell office:value-type="float" office:value="37788" calcext:value-type="float">
            <text:p>37788</text:p>
          </table:table-cell>
          <table:table-cell/>
          <table:table-cell office:value-type="float" office:value="57.6433" calcext:value-type="float">
            <text:p>57,64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30.43" calcext:value-type="float">
            <text:p>530,43</text:p>
          </table:table-cell>
          <table:table-cell office:value-type="float" office:value="42615" calcext:value-type="float">
            <text:p>4261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250,9,clq</text:p>
          </table:table-cell>
          <table:table-cell/>
          <table:table-cell office:value-type="float" office:value="58.0118" calcext:value-type="float">
            <text:p>58,011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12.02" calcext:value-type="float">
            <text:p>2012,02</text:p>
          </table:table-cell>
          <table:table-cell office:value-type="float" office:value="153547" calcext:value-type="float">
            <text:p>153547</text:p>
          </table:table-cell>
          <table:table-cell/>
          <table:table-cell office:value-type="float" office:value="57.61" calcext:value-type="float">
            <text:p>57,6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286.84" calcext:value-type="float">
            <text:p>2286,84</text:p>
          </table:table-cell>
          <table:table-cell office:value-type="float" office:value="136220" calcext:value-type="float">
            <text:p>136220</text:p>
          </table:table-cell>
          <table:table-cell/>
          <table:table-cell office:value-type="float" office:value="57.61" calcext:value-type="float">
            <text:p>57,6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855.21" calcext:value-type="float">
            <text:p>855,21</text:p>
          </table:table-cell>
          <table:table-cell office:value-type="float" office:value="97063" calcext:value-type="float">
            <text:p>9706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4000,5,clq</text:p>
          </table:table-cell>
          <table:table-cell/>
          <table:table-cell office:value-type="float" office:value="51.057" calcext:value-type="float">
            <text:p>51,0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47.59" calcext:value-type="float">
            <text:p>2247,59</text:p>
          </table:table-cell>
          <table:table-cell office:value-type="float" office:value="37129" calcext:value-type="float">
            <text:p>37129</text:p>
          </table:table-cell>
          <table:table-cell/>
          <table:table-cell office:value-type="float" office:value="26.6584" calcext:value-type="float">
            <text:p>26,6584</text:p>
          </table:table-cell>
          <table:table-cell office:value-type="float" office:value="11" calcext:value-type="float">
            <text:p>11</text:p>
          </table:table-cell>
          <table:table-cell office:value-type="float" office:value="26.66" calcext:value-type="float">
            <text:p>26,66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8751" calcext:value-type="float">
            <text:p>28,875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206.65" calcext:value-type="float">
            <text:p>3206,65</text:p>
          </table:table-cell>
          <table:table-cell office:value-type="float" office:value="43883" calcext:value-type="float">
            <text:p>4388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500,9,clq</text:p>
          </table:table-cell>
          <table:table-cell/>
          <table:table-cell office:value-type="float" office:value="57.2222" calcext:value-type="float">
            <text:p>57,222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09.55" calcext:value-type="float">
            <text:p>2009,55</text:p>
          </table:table-cell>
          <table:table-cell office:value-type="float" office:value="193165" calcext:value-type="float">
            <text:p>193165</text:p>
          </table:table-cell>
          <table:table-cell/>
          <table:table-cell office:value-type="float" office:value="52.5989" calcext:value-type="float">
            <text:p>52,598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18.8" calcext:value-type="float">
            <text:p>1018,8</text:p>
          </table:table-cell>
          <table:table-cell office:value-type="float" office:value="94338" calcext:value-type="float">
            <text:p>94338</text:p>
          </table:table-cell>
          <table:table-cell/>
          <table:table-cell office:value-type="float" office:value="53.4004" calcext:value-type="float">
            <text:p>53,400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9.45" calcext:value-type="float">
            <text:p>1009,45</text:p>
          </table:table-cell>
          <table:table-cell office:value-type="float" office:value="108737" calcext:value-type="float">
            <text:p>10873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SJC1000_5,clq</text:p>
          </table:table-cell>
          <table:table-cell/>
          <table:table-cell office:value-type="float" office:value="51.0604" calcext:value-type="float">
            <text:p>51,060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30.22" calcext:value-type="float">
            <text:p>2830,22</text:p>
          </table:table-cell>
          <table:table-cell office:value-type="float" office:value="55380" calcext:value-type="float">
            <text:p>55380</text:p>
          </table:table-cell>
          <table:table-cell/>
          <table:table-cell office:value-type="float" office:value="26.6649" calcext:value-type="float">
            <text:p>26,6649</text:p>
          </table:table-cell>
          <table:table-cell office:value-type="float" office:value="12" calcext:value-type="float">
            <text:p>12</text:p>
          </table:table-cell>
          <table:table-cell office:value-type="float" office:value="26.66" calcext:value-type="float">
            <text:p>26,66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6348" calcext:value-type="float">
            <text:p>28,63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83.21" calcext:value-type="float">
            <text:p>1483,21</text:p>
          </table:table-cell>
          <table:table-cell office:value-type="float" office:value="25739" calcext:value-type="float">
            <text:p>2573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SJC500_5,clq</text:p>
          </table:table-cell>
          <table:table-cell/>
          <table:table-cell office:value-type="float" office:value="51.0562" calcext:value-type="float">
            <text:p>51,056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01.72" calcext:value-type="float">
            <text:p>1801,72</text:p>
          </table:table-cell>
          <table:table-cell office:value-type="float" office:value="36603" calcext:value-type="float">
            <text:p>36603</text:p>
          </table:table-cell>
          <table:table-cell/>
          <table:table-cell office:value-type="float" office:value="26.6585" calcext:value-type="float">
            <text:p>26,6585</text:p>
          </table:table-cell>
          <table:table-cell office:value-type="float" office:value="12" calcext:value-type="float">
            <text:p>12</text:p>
          </table:table-cell>
          <table:table-cell office:value-type="float" office:value="26.66" calcext:value-type="float">
            <text:p>26,66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8867" calcext:value-type="float">
            <text:p>28,886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84.77" calcext:value-type="float">
            <text:p>1384,77</text:p>
          </table:table-cell>
          <table:table-cell office:value-type="float" office:value="17338" calcext:value-type="float">
            <text:p>1733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N_a27,clq</text:p>
          </table:table-cell>
          <table:table-cell/>
          <table:table-cell office:value-type="float" office:value="61.7143" calcext:value-type="float">
            <text:p>61,714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office:value-type="float" office:value="5232" calcext:value-type="float">
            <text:p>5232</text:p>
          </table:table-cell>
          <table:table-cell/>
          <table:table-cell office:value-type="float" office:value="61.7143" calcext:value-type="float">
            <text:p>61,714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office:value-type="float" office:value="5077" calcext:value-type="float">
            <text:p>5077</text:p>
          </table:table-cell>
          <table:table-cell/>
          <table:table-cell office:value-type="float" office:value="61.7143" calcext:value-type="float">
            <text:p>61,714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3600" calcext:value-type="float">
            <text:p>3600</text:p>
          </table:table-cell>
          <table:table-cell office:value-type="float" office:value="5066" calcext:value-type="float">
            <text:p>506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N_a45,clq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42" calcext:value-type="float">
            <text:p>0,4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76" calcext:value-type="float">
            <text:p>0,7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77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ANN_a81,clq</text:p>
          </table:table-cell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200_2,clq</text:p>
          </table:table-cell>
          <table:table-cell/>
          <table:table-cell office:value-type="float" office:value="51.0496" calcext:value-type="float">
            <text:p>51,049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11.82" calcext:value-type="float">
            <text:p>2211,82</text:p>
          </table:table-cell>
          <table:table-cell office:value-type="float" office:value="36918" calcext:value-type="float">
            <text:p>36918</text:p>
          </table:table-cell>
          <table:table-cell/>
          <table:table-cell office:value-type="float" office:value="26.6477" calcext:value-type="float">
            <text:p>26,6477</text:p>
          </table:table-cell>
          <table:table-cell office:value-type="float" office:value="12" calcext:value-type="float">
            <text:p>12</text:p>
          </table:table-cell>
          <table:table-cell office:value-type="float" office:value="26.65" calcext:value-type="float">
            <text:p>26,65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8333" calcext:value-type="float">
            <text:p>28,83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85.52" calcext:value-type="float">
            <text:p>1085,52</text:p>
          </table:table-cell>
          <table:table-cell office:value-type="float" office:value="17274" calcext:value-type="float">
            <text:p>17274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200_4,clq</text:p>
          </table:table-cell>
          <table:table-cell/>
          <table:table-cell office:value-type="float" office:value="51.677" calcext:value-type="float">
            <text:p>51,67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 office:value-type="float" office:value="180817" calcext:value-type="float">
            <text:p>180817</text:p>
          </table:table-cell>
          <table:table-cell/>
          <table:table-cell office:value-type="float" office:value="28.4528" calcext:value-type="float">
            <text:p>28,4528</text:p>
          </table:table-cell>
          <table:table-cell office:value-type="float" office:value="17" calcext:value-type="float">
            <text:p>17</text:p>
          </table:table-cell>
          <table:table-cell office:value-type="float" office:value="19.42" calcext:value-type="float">
            <text:p>19,42</text:p>
          </table:table-cell>
          <table:table-cell office:value-type="float" office:value="3600" calcext:value-type="float">
            <text:p>3600</text:p>
          </table:table-cell>
          <table:table-cell office:value-type="float" office:value="31056" calcext:value-type="float">
            <text:p>31056</text:p>
          </table:table-cell>
          <table:table-cell/>
          <table:table-cell office:value-type="float" office:value="32.6909" calcext:value-type="float">
            <text:p>32,690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600" calcext:value-type="float">
            <text:p>3600</text:p>
          </table:table-cell>
          <table:table-cell office:value-type="float" office:value="180905" calcext:value-type="float">
            <text:p>18090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400_2,clq</text:p>
          </table:table-cell>
          <table:table-cell/>
          <table:table-cell office:value-type="float" office:value="52.2285" calcext:value-type="float">
            <text:p>52,2285</text:p>
          </table:table-cell>
          <table:table-cell office:value-type="float" office:value="18" calcext:value-type="float">
            <text:p>18</text:p>
          </table:table-cell>
          <table:table-cell office:value-type="float" office:value="24.16" calcext:value-type="float">
            <text:p>24,16</text:p>
          </table:table-cell>
          <table:table-cell office:value-type="float" office:value="3600" calcext:value-type="float">
            <text:p>3600</text:p>
          </table:table-cell>
          <table:table-cell office:value-type="float" office:value="127660" calcext:value-type="float">
            <text:p>127660</text:p>
          </table:table-cell>
          <table:table-cell/>
          <table:table-cell office:value-type="float" office:value="33.0142" calcext:value-type="float">
            <text:p>33,0142</text:p>
          </table:table-cell>
          <table:table-cell office:value-type="float" office:value="21" calcext:value-type="float">
            <text:p>21</text:p>
          </table:table-cell>
          <table:table-cell office:value-type="float" office:value="23.98" calcext:value-type="float">
            <text:p>23,98</text:p>
          </table:table-cell>
          <table:table-cell office:value-type="float" office:value="3600" calcext:value-type="float">
            <text:p>3600</text:p>
          </table:table-cell>
          <table:table-cell office:value-type="float" office:value="65533" calcext:value-type="float">
            <text:p>65533</text:p>
          </table:table-cell>
          <table:table-cell/>
          <table:table-cell office:value-type="float" office:value="37.828" calcext:value-type="float">
            <text:p>37,828</text:p>
          </table:table-cell>
          <table:table-cell office:value-type="float" office:value="19" calcext:value-type="float">
            <text:p>19</text:p>
          </table:table-cell>
          <table:table-cell office:value-type="float" office:value="25.13" calcext:value-type="float">
            <text:p>25,13</text:p>
          </table:table-cell>
          <table:table-cell office:value-type="float" office:value="3600" calcext:value-type="float">
            <text:p>3600</text:p>
          </table:table-cell>
          <table:table-cell office:value-type="float" office:value="89430" calcext:value-type="float">
            <text:p>8943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400_4,clq</text:p>
          </table:table-cell>
          <table:table-cell/>
          <table:table-cell office:value-type="float" office:value="52.1866" calcext:value-type="float">
            <text:p>52,1866</text:p>
          </table:table-cell>
          <table:table-cell office:value-type="float" office:value="19" calcext:value-type="float">
            <text:p>19</text:p>
          </table:table-cell>
          <table:table-cell office:value-type="float" office:value="24.82" calcext:value-type="float">
            <text:p>24,82</text:p>
          </table:table-cell>
          <table:table-cell office:value-type="float" office:value="3600" calcext:value-type="float">
            <text:p>3600</text:p>
          </table:table-cell>
          <table:table-cell office:value-type="float" office:value="98319" calcext:value-type="float">
            <text:p>98319</text:p>
          </table:table-cell>
          <table:table-cell/>
          <table:table-cell office:value-type="float" office:value="33.3137" calcext:value-type="float">
            <text:p>33,3137</text:p>
          </table:table-cell>
          <table:table-cell office:value-type="float" office:value="20" calcext:value-type="float">
            <text:p>20</text:p>
          </table:table-cell>
          <table:table-cell office:value-type="float" office:value="24.04" calcext:value-type="float">
            <text:p>24,04</text:p>
          </table:table-cell>
          <table:table-cell office:value-type="float" office:value="3600" calcext:value-type="float">
            <text:p>3600</text:p>
          </table:table-cell>
          <table:table-cell office:value-type="float" office:value="64107" calcext:value-type="float">
            <text:p>64107</text:p>
          </table:table-cell>
          <table:table-cell/>
          <table:table-cell office:value-type="float" office:value="37.9167" calcext:value-type="float">
            <text:p>37,9167</text:p>
          </table:table-cell>
          <table:table-cell office:value-type="float" office:value="20" calcext:value-type="float">
            <text:p>20</text:p>
          </table:table-cell>
          <table:table-cell office:value-type="float" office:value="25.39" calcext:value-type="float">
            <text:p>25,39</text:p>
          </table:table-cell>
          <table:table-cell office:value-type="float" office:value="3600" calcext:value-type="float">
            <text:p>3600</text:p>
          </table:table-cell>
          <table:table-cell office:value-type="float" office:value="81502" calcext:value-type="float">
            <text:p>8150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800_2,clq</text:p>
          </table:table-cell>
          <table:table-cell/>
          <table:table-cell office:value-type="float" office:value="51.5101" calcext:value-type="float">
            <text:p>51,5101</text:p>
          </table:table-cell>
          <table:table-cell office:value-type="float" office:value="16" calcext:value-type="float">
            <text:p>16</text:p>
          </table:table-cell>
          <table:table-cell office:value-type="float" office:value="18.15" calcext:value-type="float">
            <text:p>18,15</text:p>
          </table:table-cell>
          <table:table-cell office:value-type="float" office:value="3600" calcext:value-type="float">
            <text:p>3600</text:p>
          </table:table-cell>
          <table:table-cell office:value-type="float" office:value="121609" calcext:value-type="float">
            <text:p>121609</text:p>
          </table:table-cell>
          <table:table-cell/>
          <table:table-cell office:value-type="float" office:value="27.5788" calcext:value-type="float">
            <text:p>27,5788</text:p>
          </table:table-cell>
          <table:table-cell office:value-type="float" office:value="15" calcext:value-type="float">
            <text:p>15</text:p>
          </table:table-cell>
          <table:table-cell office:value-type="float" office:value="18.61" calcext:value-type="float">
            <text:p>18,61</text:p>
          </table:table-cell>
          <table:table-cell office:value-type="float" office:value="3600" calcext:value-type="float">
            <text:p>3600</text:p>
          </table:table-cell>
          <table:table-cell office:value-type="float" office:value="16018" calcext:value-type="float">
            <text:p>16018</text:p>
          </table:table-cell>
          <table:table-cell/>
          <table:table-cell office:value-type="float" office:value="30.6128" calcext:value-type="float">
            <text:p>30,6128</text:p>
          </table:table-cell>
          <table:table-cell office:value-type="float" office:value="16" calcext:value-type="float">
            <text:p>16</text:p>
          </table:table-cell>
          <table:table-cell office:value-type="float" office:value="18.21" calcext:value-type="float">
            <text:p>18,21</text:p>
          </table:table-cell>
          <table:table-cell office:value-type="float" office:value="3600" calcext:value-type="float">
            <text:p>3600</text:p>
          </table:table-cell>
          <table:table-cell office:value-type="float" office:value="119378" calcext:value-type="float">
            <text:p>11937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brock800_4,clq</text:p>
          </table:table-cell>
          <table:table-cell/>
          <table:table-cell office:value-type="float" office:value="51.5301" calcext:value-type="float">
            <text:p>51,5301</text:p>
          </table:table-cell>
          <table:table-cell office:value-type="float" office:value="16" calcext:value-type="float">
            <text:p>16</text:p>
          </table:table-cell>
          <table:table-cell office:value-type="float" office:value="19.01" calcext:value-type="float">
            <text:p>19,01</text:p>
          </table:table-cell>
          <table:table-cell office:value-type="float" office:value="3600" calcext:value-type="float">
            <text:p>3600</text:p>
          </table:table-cell>
          <table:table-cell office:value-type="float" office:value="87405" calcext:value-type="float">
            <text:p>87405</text:p>
          </table:table-cell>
          <table:table-cell/>
          <table:table-cell office:value-type="float" office:value="27.6553" calcext:value-type="float">
            <text:p>27,6553</text:p>
          </table:table-cell>
          <table:table-cell office:value-type="float" office:value="15" calcext:value-type="float">
            <text:p>15</text:p>
          </table:table-cell>
          <table:table-cell office:value-type="float" office:value="18.66" calcext:value-type="float">
            <text:p>18,66</text:p>
          </table:table-cell>
          <table:table-cell office:value-type="float" office:value="3600" calcext:value-type="float">
            <text:p>3600</text:p>
          </table:table-cell>
          <table:table-cell office:value-type="float" office:value="17214" calcext:value-type="float">
            <text:p>17214</text:p>
          </table:table-cell>
          <table:table-cell/>
          <table:table-cell office:value-type="float" office:value="30.3083" calcext:value-type="float">
            <text:p>30,3083</text:p>
          </table:table-cell>
          <table:table-cell office:value-type="float" office:value="15" calcext:value-type="float">
            <text:p>15</text:p>
          </table:table-cell>
          <table:table-cell office:value-type="float" office:value="19.27" calcext:value-type="float">
            <text:p>19,27</text:p>
          </table:table-cell>
          <table:table-cell office:value-type="float" office:value="3600" calcext:value-type="float">
            <text:p>3600</text:p>
          </table:table-cell>
          <table:table-cell office:value-type="float" office:value="48296" calcext:value-type="float">
            <text:p>4829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200_p0,9_44,clq</text:p>
          </table:table-cell>
          <table:table-cell/>
          <table:table-cell office:value-type="float" office:value="57.5767" calcext:value-type="float">
            <text:p>57,576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22" calcext:value-type="float">
            <text:p>722</text:p>
          </table:table-cell>
          <table:table-cell office:value-type="float" office:value="33112" calcext:value-type="float">
            <text:p>33112</text:p>
          </table:table-cell>
          <table:table-cell/>
          <table:table-cell office:value-type="float" office:value="55.2541" calcext:value-type="float">
            <text:p>55,25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27.58" calcext:value-type="float">
            <text:p>227,58</text:p>
          </table:table-cell>
          <table:table-cell office:value-type="float" office:value="28208" calcext:value-type="float">
            <text:p>28208</text:p>
          </table:table-cell>
          <table:table-cell/>
          <table:table-cell office:value-type="float" office:value="55.8209" calcext:value-type="float">
            <text:p>55,820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32.89" calcext:value-type="float">
            <text:p>232,89</text:p>
          </table:table-cell>
          <table:table-cell office:value-type="float" office:value="22306" calcext:value-type="float">
            <text:p>2230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200_p0,9_55,clq</text:p>
          </table:table-cell>
          <table:table-cell/>
          <table:table-cell office:value-type="float" office:value="57.7599" calcext:value-type="float">
            <text:p>57,759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6.49" calcext:value-type="float">
            <text:p>256,49</text:p>
          </table:table-cell>
          <table:table-cell office:value-type="float" office:value="22292" calcext:value-type="float">
            <text:p>22292</text:p>
          </table:table-cell>
          <table:table-cell/>
          <table:table-cell office:value-type="float" office:value="57.4312" calcext:value-type="float">
            <text:p>57,43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5.15" calcext:value-type="float">
            <text:p>135,15</text:p>
          </table:table-cell>
          <table:table-cell office:value-type="float" office:value="13805" calcext:value-type="float">
            <text:p>13805</text:p>
          </table:table-cell>
          <table:table-cell/>
          <table:table-cell office:value-type="float" office:value="57.4592" calcext:value-type="float">
            <text:p>57,459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5.3" calcext:value-type="float">
            <text:p>155,3</text:p>
          </table:table-cell>
          <table:table-cell office:value-type="float" office:value="16077" calcext:value-type="float">
            <text:p>1607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55,clq</text:p>
          </table:table-cell>
          <table:table-cell/>
          <table:table-cell office:value-type="float" office:value="57.6103" calcext:value-type="float">
            <text:p>57,610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41.04" calcext:value-type="float">
            <text:p>541,04</text:p>
          </table:table-cell>
          <table:table-cell office:value-type="float" office:value="41551" calcext:value-type="float">
            <text:p>41551</text:p>
          </table:table-cell>
          <table:table-cell/>
          <table:table-cell office:value-type="float" office:value="56.1339" calcext:value-type="float">
            <text:p>56,133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53.9" calcext:value-type="float">
            <text:p>553,9</text:p>
          </table:table-cell>
          <table:table-cell office:value-type="float" office:value="50192" calcext:value-type="float">
            <text:p>50192</text:p>
          </table:table-cell>
          <table:table-cell/>
          <table:table-cell office:value-type="float" office:value="56.5783" calcext:value-type="float">
            <text:p>56,578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927.41" calcext:value-type="float">
            <text:p>927,41</text:p>
          </table:table-cell>
          <table:table-cell office:value-type="float" office:value="59062" calcext:value-type="float">
            <text:p>5906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65,clq</text:p>
          </table:table-cell>
          <table:table-cell/>
          <table:table-cell office:value-type="float" office:value="56.846" calcext:value-type="float">
            <text:p>56,84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29.85" calcext:value-type="float">
            <text:p>1429,85</text:p>
          </table:table-cell>
          <table:table-cell office:value-type="float" office:value="130150" calcext:value-type="float">
            <text:p>130150</text:p>
          </table:table-cell>
          <table:table-cell/>
          <table:table-cell office:value-type="float" office:value="55.1348" calcext:value-type="float">
            <text:p>55,134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79.67" calcext:value-type="float">
            <text:p>679,67</text:p>
          </table:table-cell>
          <table:table-cell office:value-type="float" office:value="62466" calcext:value-type="float">
            <text:p>62466</text:p>
          </table:table-cell>
          <table:table-cell/>
          <table:table-cell office:value-type="float" office:value="55.3425" calcext:value-type="float">
            <text:p>55,34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59.59" calcext:value-type="float">
            <text:p>759,59</text:p>
          </table:table-cell>
          <table:table-cell office:value-type="float" office:value="65879" calcext:value-type="float">
            <text:p>65879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gen400_p0,9_75,clq</text:p>
          </table:table-cell>
          <table:table-cell/>
          <table:table-cell office:value-type="float" office:value="57.0687" calcext:value-type="float">
            <text:p>57,068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34.9" calcext:value-type="float">
            <text:p>734,9</text:p>
          </table:table-cell>
          <table:table-cell office:value-type="float" office:value="59419" calcext:value-type="float">
            <text:p>59419</text:p>
          </table:table-cell>
          <table:table-cell/>
          <table:table-cell office:value-type="float" office:value="56.446" calcext:value-type="float">
            <text:p>56,44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08.92" calcext:value-type="float">
            <text:p>608,92</text:p>
          </table:table-cell>
          <table:table-cell office:value-type="float" office:value="72753" calcext:value-type="float">
            <text:p>72753</text:p>
          </table:table-cell>
          <table:table-cell/>
          <table:table-cell office:value-type="float" office:value="56.4496" calcext:value-type="float">
            <text:p>56,449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257.27" calcext:value-type="float">
            <text:p>1257,27</text:p>
          </table:table-cell>
          <table:table-cell office:value-type="float" office:value="72413" calcext:value-type="float">
            <text:p>7241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amming10-4,clq</text:p>
          </table:table-cell>
          <table:table-cell/>
          <table:table-cell office:value-type="float" office:value="51.0063" calcext:value-type="float">
            <text:p>51,00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52.2" calcext:value-type="float">
            <text:p>1652,2</text:p>
          </table:table-cell>
          <table:table-cell office:value-type="float" office:value="45184" calcext:value-type="float">
            <text:p>45184</text:p>
          </table:table-cell>
          <table:table-cell/>
          <table:table-cell office:value-type="float" office:value="26.5749" calcext:value-type="float">
            <text:p>26,5749</text:p>
          </table:table-cell>
          <table:table-cell office:value-type="float" office:value="12" calcext:value-type="float">
            <text:p>12</text:p>
          </table:table-cell>
          <table:table-cell office:value-type="float" office:value="26.57" calcext:value-type="float">
            <text:p>26,57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8201" calcext:value-type="float">
            <text:p>28,82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56.23" calcext:value-type="float">
            <text:p>1056,23</text:p>
          </table:table-cell>
          <table:table-cell office:value-type="float" office:value="12280" calcext:value-type="float">
            <text:p>1228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amming8-4,clq</text:p>
          </table:table-cell>
          <table:table-cell/>
          <table:table-cell office:value-type="float" office:value="51.0063" calcext:value-type="float">
            <text:p>51,00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74.6" calcext:value-type="float">
            <text:p>874,6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float" office:value="26.5749" calcext:value-type="float">
            <text:p>26,5749</text:p>
          </table:table-cell>
          <table:table-cell office:value-type="float" office:value="12" calcext:value-type="float">
            <text:p>12</text:p>
          </table:table-cell>
          <table:table-cell office:value-type="float" office:value="26.57" calcext:value-type="float">
            <text:p>26,57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.9351" calcext:value-type="float">
            <text:p>28,93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01.19" calcext:value-type="float">
            <text:p>901,19</text:p>
          </table:table-cell>
          <table:table-cell office:value-type="float" office:value="12500" calcext:value-type="float">
            <text:p>1250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4,clq</text:p>
          </table:table-cell>
          <table:table-cell/>
          <table:table-cell office:value-type="float" office:value="51.4689" calcext:value-type="float">
            <text:p>51,4689</text:p>
          </table:table-cell>
          <table:table-cell office:value-type="float" office:value="14" calcext:value-type="float">
            <text:p>14</text:p>
          </table:table-cell>
          <table:table-cell office:value-type="float" office:value="16.57" calcext:value-type="float">
            <text:p>16,57</text:p>
          </table:table-cell>
          <table:table-cell office:value-type="float" office:value="3600" calcext:value-type="float">
            <text:p>3600</text:p>
          </table:table-cell>
          <table:table-cell office:value-type="float" office:value="76237" calcext:value-type="float">
            <text:p>76237</text:p>
          </table:table-cell>
          <table:table-cell/>
          <table:table-cell office:value-type="float" office:value="27.3863" calcext:value-type="float">
            <text:p>27,3863</text:p>
          </table:table-cell>
          <table:table-cell office:value-type="float" office:value="14" calcext:value-type="float">
            <text:p>14</text:p>
          </table:table-cell>
          <table:table-cell office:value-type="float" office:value="17.84" calcext:value-type="float">
            <text:p>17,84</text:p>
          </table:table-cell>
          <table:table-cell office:value-type="float" office:value="3600" calcext:value-type="float">
            <text:p>3600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float" office:value="30.863" calcext:value-type="float">
            <text:p>30,863</text:p>
          </table:table-cell>
          <table:table-cell office:value-type="float" office:value="14" calcext:value-type="float">
            <text:p>14</text:p>
          </table:table-cell>
          <table:table-cell office:value-type="float" office:value="17.29" calcext:value-type="float">
            <text:p>17,29</text:p>
          </table:table-cell>
          <table:table-cell office:value-type="float" office:value="3600" calcext:value-type="float">
            <text:p>3600</text:p>
          </table:table-cell>
          <table:table-cell office:value-type="float" office:value="64995" calcext:value-type="float">
            <text:p>6499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5,clq</text:p>
          </table:table-cell>
          <table:table-cell/>
          <table:table-cell office:value-type="float" office:value="51.4689" calcext:value-type="float">
            <text:p>51,4689</text:p>
          </table:table-cell>
          <table:table-cell office:value-type="float" office:value="14" calcext:value-type="float">
            <text:p>14</text:p>
          </table:table-cell>
          <table:table-cell office:value-type="float" office:value="17.76" calcext:value-type="float">
            <text:p>17,76</text:p>
          </table:table-cell>
          <table:table-cell office:value-type="float" office:value="3600" calcext:value-type="float">
            <text:p>3600</text:p>
          </table:table-cell>
          <table:table-cell office:value-type="float" office:value="54210" calcext:value-type="float">
            <text:p>54210</text:p>
          </table:table-cell>
          <table:table-cell/>
          <table:table-cell office:value-type="float" office:value="27.3863" calcext:value-type="float">
            <text:p>27,3863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,9</text:p>
          </table:table-cell>
          <table:table-cell office:value-type="float" office:value="3600" calcext:value-type="float">
            <text:p>3600</text:p>
          </table:table-cell>
          <table:table-cell office:value-type="float" office:value="2899" calcext:value-type="float">
            <text:p>2899</text:p>
          </table:table-cell>
          <table:table-cell/>
          <table:table-cell office:value-type="float" office:value="30.7664" calcext:value-type="float">
            <text:p>30,7664</text:p>
          </table:table-cell>
          <table:table-cell office:value-type="float" office:value="14" calcext:value-type="float">
            <text:p>14</text:p>
          </table:table-cell>
          <table:table-cell office:value-type="float" office:value="17.3" calcext:value-type="float">
            <text:p>17,3</text:p>
          </table:table-cell>
          <table:table-cell office:value-type="float" office:value="3600" calcext:value-type="float">
            <text:p>3600</text:p>
          </table:table-cell>
          <table:table-cell office:value-type="float" office:value="66845" calcext:value-type="float">
            <text:p>6684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keller6,clq</text:p>
          </table:table-cell>
          <table:table-cell/>
          <table:table-cell office:value-type="float" office:value="51.4689" calcext:value-type="float">
            <text:p>51,4689</text:p>
          </table:table-cell>
          <table:table-cell office:value-type="float" office:value="14" calcext:value-type="float">
            <text:p>14</text:p>
          </table:table-cell>
          <table:table-cell office:value-type="float" office:value="16.7" calcext:value-type="float">
            <text:p>16,7</text:p>
          </table:table-cell>
          <table:table-cell office:value-type="float" office:value="3600" calcext:value-type="float">
            <text:p>3600</text:p>
          </table:table-cell>
          <table:table-cell office:value-type="float" office:value="70304" calcext:value-type="float">
            <text:p>70304</text:p>
          </table:table-cell>
          <table:table-cell/>
          <table:table-cell office:value-type="float" office:value="27.3863" calcext:value-type="float">
            <text:p>27,3863</text:p>
          </table:table-cell>
          <table:table-cell office:value-type="float" office:value="14" calcext:value-type="float">
            <text:p>14</text:p>
          </table:table-cell>
          <table:table-cell office:value-type="float" office:value="17.97" calcext:value-type="float">
            <text:p>17,97</text:p>
          </table:table-cell>
          <table:table-cell office:value-type="float" office:value="3600" calcext:value-type="float">
            <text:p>3600</text:p>
          </table:table-cell>
          <table:table-cell office:value-type="float" office:value="2499" calcext:value-type="float">
            <text:p>2499</text:p>
          </table:table-cell>
          <table:table-cell/>
          <table:table-cell office:value-type="float" office:value="31.1491" calcext:value-type="float">
            <text:p>31,1491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,5</text:p>
          </table:table-cell>
          <table:table-cell office:value-type="float" office:value="3600" calcext:value-type="float">
            <text:p>3600</text:p>
          </table:table-cell>
          <table:table-cell office:value-type="float" office:value="68365" calcext:value-type="float">
            <text:p>6836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1,clq</text:p>
          </table:table-cell>
          <table:table-cell/>
          <table:table-cell office:value-type="float" office:value="50.6908" calcext:value-type="float">
            <text:p>50,69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12.39" calcext:value-type="float">
            <text:p>1012,39</text:p>
          </table:table-cell>
          <table:table-cell office:value-type="float" office:value="2132" calcext:value-type="float">
            <text:p>2132</text:p>
          </table:table-cell>
          <table:table-cell/>
          <table:table-cell office:value-type="float" office:value="26.6102" calcext:value-type="float">
            <text:p>26,61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32.8102" calcext:value-type="float">
            <text:p>32,81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31.63" calcext:value-type="float">
            <text:p>931,63</text:p>
          </table:table-cell>
          <table:table-cell office:value-type="float" office:value="4008" calcext:value-type="float">
            <text:p>400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2,clq</text:p>
          </table:table-cell>
          <table:table-cell/>
          <table:table-cell office:value-type="float" office:value="51.2317" calcext:value-type="float">
            <text:p>51,23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81.99" calcext:value-type="float">
            <text:p>481,99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float" office:value="27.2522" calcext:value-type="float">
            <text:p>27,25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09.95" calcext:value-type="float">
            <text:p>2409,95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float" office:value="31.4053" calcext:value-type="float">
            <text:p>31,405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40.94" calcext:value-type="float">
            <text:p>440,94</text:p>
          </table:table-cell>
          <table:table-cell office:value-type="float" office:value="4491" calcext:value-type="float">
            <text:p>449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1500-3,clq</text:p>
          </table:table-cell>
          <table:table-cell/>
          <table:table-cell office:value-type="float" office:value="52.7234" calcext:value-type="float">
            <text:p>52,72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03.33" calcext:value-type="float">
            <text:p>903,33</text:p>
          </table:table-cell>
          <table:table-cell office:value-type="float" office:value="35639" calcext:value-type="float">
            <text:p>35639</text:p>
          </table:table-cell>
          <table:table-cell/>
          <table:table-cell office:value-type="float" office:value="34.9981" calcext:value-type="float">
            <text:p>34,998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48.09" calcext:value-type="float">
            <text:p>548,09</text:p>
          </table:table-cell>
          <table:table-cell office:value-type="float" office:value="17253" calcext:value-type="float">
            <text:p>17253</text:p>
          </table:table-cell>
          <table:table-cell/>
          <table:table-cell office:value-type="float" office:value="40.0119" calcext:value-type="float">
            <text:p>40,01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4.3" calcext:value-type="float">
            <text:p>1004,3</text:p>
          </table:table-cell>
          <table:table-cell office:value-type="float" office:value="46796" calcext:value-type="float">
            <text:p>4679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1,clq</text:p>
          </table:table-cell>
          <table:table-cell/>
          <table:table-cell office:value-type="float" office:value="50.677" calcext:value-type="float">
            <text:p>50,67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12.21" calcext:value-type="float">
            <text:p>1112,21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26.27" calcext:value-type="float">
            <text:p>26,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33.492" calcext:value-type="float">
            <text:p>33,4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60.35" calcext:value-type="float">
            <text:p>960,35</text:p>
          </table:table-cell>
          <table:table-cell office:value-type="float" office:value="2825" calcext:value-type="float">
            <text:p>2825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2,clq</text:p>
          </table:table-cell>
          <table:table-cell/>
          <table:table-cell office:value-type="float" office:value="51.1552" calcext:value-type="float">
            <text:p>51,155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3.42" calcext:value-type="float">
            <text:p>503,42</text:p>
          </table:table-cell>
          <table:table-cell office:value-type="float" office:value="3038" calcext:value-type="float">
            <text:p>3038</text:p>
          </table:table-cell>
          <table:table-cell/>
          <table:table-cell office:value-type="float" office:value="26.885" calcext:value-type="float">
            <text:p>26,8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00" calcext:value-type="float">
            <text:p>3600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float" office:value="30.3856" calcext:value-type="float">
            <text:p>30,385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8.96" calcext:value-type="float">
            <text:p>478,96</text:p>
          </table:table-cell>
          <table:table-cell office:value-type="float" office:value="4498" calcext:value-type="float">
            <text:p>4498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300-3,clq</text:p>
          </table:table-cell>
          <table:table-cell/>
          <table:table-cell office:value-type="float" office:value="52.6675" calcext:value-type="float">
            <text:p>52,667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40.83" calcext:value-type="float">
            <text:p>840,83</text:p>
          </table:table-cell>
          <table:table-cell office:value-type="float" office:value="38496" calcext:value-type="float">
            <text:p>38496</text:p>
          </table:table-cell>
          <table:table-cell/>
          <table:table-cell office:value-type="float" office:value="34.0468" calcext:value-type="float">
            <text:p>34,046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85.5" calcext:value-type="float">
            <text:p>785,5</text:p>
          </table:table-cell>
          <table:table-cell office:value-type="float" office:value="21160" calcext:value-type="float">
            <text:p>21160</text:p>
          </table:table-cell>
          <table:table-cell/>
          <table:table-cell office:value-type="float" office:value="38.5191" calcext:value-type="float">
            <text:p>38,519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78.94" calcext:value-type="float">
            <text:p>1078,94</text:p>
          </table:table-cell>
          <table:table-cell office:value-type="float" office:value="47547" calcext:value-type="float">
            <text:p>4754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1,clq</text:p>
          </table:table-cell>
          <table:table-cell/>
          <table:table-cell office:value-type="float" office:value="50.6918" calcext:value-type="float">
            <text:p>50,69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79.04" calcext:value-type="float">
            <text:p>1079,04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26.4137" calcext:value-type="float">
            <text:p>26,41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33.0128" calcext:value-type="float">
            <text:p>33,01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79.63" calcext:value-type="float">
            <text:p>979,63</text:p>
          </table:table-cell>
          <table:table-cell office:value-type="float" office:value="4013" calcext:value-type="float">
            <text:p>401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2,clq</text:p>
          </table:table-cell>
          <table:table-cell/>
          <table:table-cell office:value-type="float" office:value="51.2415" calcext:value-type="float">
            <text:p>51,24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00.01" calcext:value-type="float">
            <text:p>400,01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27.0768" calcext:value-type="float">
            <text:p>27,076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81.27" calcext:value-type="float">
            <text:p>2881,27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float" office:value="30.7447" calcext:value-type="float">
            <text:p>30,744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89.1" calcext:value-type="float">
            <text:p>489,1</text:p>
          </table:table-cell>
          <table:table-cell office:value-type="float" office:value="4742" calcext:value-type="float">
            <text:p>47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_hat700-3,clq</text:p>
          </table:table-cell>
          <table:table-cell/>
          <table:table-cell office:value-type="float" office:value="52.7617" calcext:value-type="float">
            <text:p>52,761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43.64" calcext:value-type="float">
            <text:p>843,64</text:p>
          </table:table-cell>
          <table:table-cell office:value-type="float" office:value="32009" calcext:value-type="float">
            <text:p>32009</text:p>
          </table:table-cell>
          <table:table-cell/>
          <table:table-cell office:value-type="float" office:value="35.6319" calcext:value-type="float">
            <text:p>35,63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74.73" calcext:value-type="float">
            <text:p>574,73</text:p>
          </table:table-cell>
          <table:table-cell office:value-type="float" office:value="16726" calcext:value-type="float">
            <text:p>16726</text:p>
          </table:table-cell>
          <table:table-cell/>
          <table:table-cell office:value-type="float" office:value="39.4002" calcext:value-type="float">
            <text:p>39,400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92.5" calcext:value-type="float">
            <text:p>1192,5</text:p>
          </table:table-cell>
          <table:table-cell office:value-type="float" office:value="48927" calcext:value-type="float">
            <text:p>48927</text:p>
          </table:table-cell>
          <table:table-cell table:number-columns-repeated="1005"/>
        </table:table-row>
        <table:table-row table:style-name="ro3">
          <table:table-cell table:style-name="ce17" office:value-type="string" calcext:value-type="string">
            <text:p>average</text:p>
          </table:table-cell>
          <table:table-cell table:style-name="ce17"/>
          <table:table-cell table:style-name="ce17" table:formula="of:=TRUNC(AVERAGE([.C211:.C246]);3)" office:value-type="float" office:value="52.089" calcext:value-type="float">
            <text:p>52,089</text:p>
          </table:table-cell>
          <table:table-cell table:style-name="ce17" table:formula="of:=TRUNC(AVERAGE([.D211:.D246]);3)" office:value-type="float" office:value="22" calcext:value-type="float">
            <text:p>22</text:p>
          </table:table-cell>
          <table:table-cell table:style-name="ce17" table:formula="of:=TRUNC(AVERAGE([.E211:.E246]);3)" office:value-type="float" office:value="23.504" calcext:value-type="float">
            <text:p>23,504</text:p>
          </table:table-cell>
          <table:table-cell table:style-name="ce17" table:formula="of:=TRUNC(AVERAGE([.F211:.F246]);3)" office:value-type="float" office:value="1743.305" calcext:value-type="float">
            <text:p>1743,305</text:p>
          </table:table-cell>
          <table:table-cell table:style-name="ce17" table:formula="of:=TRUNC(AVERAGE([.G211:.G246]);3)" office:value-type="float" office:value="54761.083" calcext:value-type="float">
            <text:p>54761,083</text:p>
          </table:table-cell>
          <table:table-cell table:style-name="ce17"/>
          <table:table-cell table:style-name="ce17" table:formula="of:=TRUNC(AVERAGE([.I211:.I246]);3)" office:value-type="float" office:value="36.454" calcext:value-type="float">
            <text:p>36,454</text:p>
          </table:table-cell>
          <table:table-cell table:style-name="ce17" table:formula="of:=TRUNC(AVERAGE([.J211:.J246]);3)" office:value-type="float" office:value="21.888" calcext:value-type="float">
            <text:p>21,888</text:p>
          </table:table-cell>
          <table:table-cell table:style-name="ce17" table:formula="of:=TRUNC(AVERAGE([.K211:.K246]);3)" office:value-type="float" office:value="26.299" calcext:value-type="float">
            <text:p>26,299</text:p>
          </table:table-cell>
          <table:table-cell table:style-name="ce17" table:formula="of:=TRUNC(AVERAGE([.L211:.L246]);3)" office:value-type="float" office:value="2378.814" calcext:value-type="float">
            <text:p>2378,814</text:p>
          </table:table-cell>
          <table:table-cell table:style-name="ce17" table:formula="of:=TRUNC(AVERAGE([.M211:.M246]);3)" office:value-type="float" office:value="22865.777" calcext:value-type="float">
            <text:p>22865,777</text:p>
          </table:table-cell>
          <table:table-cell table:style-name="ce17"/>
          <table:table-cell table:style-name="ce17" table:formula="of:=TRUNC(AVERAGE([.O211:.O246]);3)" office:value-type="float" office:value="39.001" calcext:value-type="float">
            <text:p>39,001</text:p>
          </table:table-cell>
          <table:table-cell table:style-name="ce17" table:formula="of:=TRUNC(AVERAGE([.P211:.P246]);3)" office:value-type="float" office:value="22.027" calcext:value-type="float">
            <text:p>22,027</text:p>
          </table:table-cell>
          <table:table-cell table:style-name="ce17" table:formula="of:=TRUNC(AVERAGE([.Q211:.Q246]);3)" office:value-type="float" office:value="23.585" calcext:value-type="float">
            <text:p>23,585</text:p>
          </table:table-cell>
          <table:table-cell table:style-name="ce17" table:formula="of:=TRUNC(AVERAGE([.R211:.R246]);3)" office:value-type="float" office:value="1579.014" calcext:value-type="float">
            <text:p>1579,014</text:p>
          </table:table-cell>
          <table:table-cell table:style-name="ce17" table:formula="of:=TRUNC(AVERAGE([.S211:.S246]);3)" office:value-type="float" office:value="44273.916" calcext:value-type="float">
            <text:p>44273,916</text:p>
          </table:table-cell>
          <table:table-cell table:style-name="ce17" table:number-columns-repeated="2"/>
          <table:table-cell table:style-name="ce86" table:number-columns-repeated="26"/>
          <table:table-cell table:number-columns-repeated="977"/>
        </table:table-row>
        <table:table-row table:style-name="ro3">
          <table:table-cell table:number-columns-repeated="5"/>
          <table:table-cell table:formula="of:=AVERAGE([.F245:.F246];[.F243];[.F239:.F240];[.F228:.F232];[.F220:.F221];[.F216];[.F213:.F214];[.F210:.F211])" office:value-type="float" office:value="836.786470588235" calcext:value-type="float">
            <text:p>836,786470588235</text:p>
          </table:table-cell>
          <table:table-cell table:number-columns-repeated="5"/>
          <table:table-cell table:formula="of:=AVERAGE([.L245:.L246];[.L243];[.L239:.L240];[.L228:.L232];[.L220:.L221];[.L216];[.L213:.L214];[.L210:.L211])" office:value-type="float" office:value="889.851176470588" calcext:value-type="float">
            <text:p>889,851176470588</text:p>
          </table:table-cell>
          <table:table-cell table:number-columns-repeated="5"/>
          <table:table-cell table:formula="of:=AVERAGE([.R245:.R246];[.R243];[.R239:.R240];[.R228:.R232];[.R220:.R221];[.R216];[.R213:.R214];[.R210:.R211])" office:value-type="float" office:value="699.888235294118" calcext:value-type="float">
            <text:p>699,888235294118</text:p>
          </table:table-cell>
          <table:table-cell table:number-columns-repeated="1006"/>
        </table:table-row>
        <table:table-row table:style-name="ro3" table:number-rows-repeated="104832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ndependent set instances'.F248:'independent set instances'.F1048576 'independent set instances'.R248:'independent set instances'.R1048576 'independent set instances'.L248:'independent set instances'.L1048576 'independent set instances'.R1:'independent set instances'.R39 'independent set instances'.L1:'independent set instances'.L39 'independent set instances'.F1:'independent set instances'.F39 'independent set instances'.R41:'independent set instances'.R80 'independent set instances'.L41:'independent set instances'.L80 'independent set instances'.F41:'independent set instances'.F80 'independent set instances'.R82:'independent set instances'.R121 'independent set instances'.L82:'independent set instances'.L121 'independent set instances'.F82:'independent set instances'.F121 'independent set instances'.R123:'independent set instances'.R162 'independent set instances'.L123:'independent set instances'.L162 'independent set instances'.F123:'independent set instances'.F162 'independent set instances'.R164:'independent set instances'.R204 'independent set instances'.L164:'independent set instances'.L204 'independent set instances'.F164:'independent set instances'.F204 'independent set instances'.R206:'independent set instances'.R246 'independent set instances'.L206:'independent set instances'.L246 'independent set instances'.F206:'independent set instances'.F246">
            <calcext:condition calcext:apply-style-name="Untitled2" calcext:value="&gt;=3600" calcext:base-cell-address="'independent set instances'.F1"/>
          </calcext:conditional-format>
          <calcext:conditional-format calcext:target-range-address="'independent set instances'.M248:'independent set instances'.M1048576 'independent set instances'.S248:'independent set instances'.S1048576 'independent set instances'.G248:'independent set instances'.G1048576 'independent set instances'.M1:'independent set instances'.M39 'independent set instances'.S1:'independent set instances'.S39 'independent set instances'.G1:'independent set instances'.G39 'independent set instances'.M41:'independent set instances'.M80 'independent set instances'.S41:'independent set instances'.S80 'independent set instances'.G41:'independent set instances'.G80 'independent set instances'.M82:'independent set instances'.M121 'independent set instances'.S82:'independent set instances'.S121 'independent set instances'.G82:'independent set instances'.G121 'independent set instances'.M123:'independent set instances'.M162 'independent set instances'.S123:'independent set instances'.S162 'independent set instances'.G123:'independent set instances'.G162 'independent set instances'.M164:'independent set instances'.M204 'independent set instances'.S164:'independent set instances'.S204 'independent set instances'.G164:'independent set instances'.G204 'independent set instances'.M206:'independent set instances'.M246 'independent set instances'.S206:'independent set instances'.S246 'independent set instances'.G206:'independent set instances'.G246">
            <calcext:condition calcext:apply-style-name="Untitled3" calcext:value="=0" calcext:base-cell-address="'independent set instances'.G1"/>
          </calcext:conditional-format>
        </calcext:conditional-formats>
      </table:table>
      <table:table table:name="random instances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ce8"/>
        <table:table-column table:style-name="co3" table:default-cell-style-name="ce8"/>
        <table:table-column table:style-name="co13" table:default-cell-style-name="ce8"/>
        <table:table-column table:style-name="co4" table:default-cell-style-name="ce8"/>
        <table:table-column table:style-name="co3" table:default-cell-style-name="ce102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13" table:default-cell-style-name="ce8"/>
        <table:table-column table:style-name="co4" table:default-cell-style-name="ce8"/>
        <table:table-column table:style-name="co3" table:default-cell-style-name="ce102"/>
        <table:table-column table:style-name="co5" table:default-cell-style-name="ce8"/>
        <table:table-column table:style-name="co14" table:default-cell-style-name="ce8"/>
        <table:table-column table:style-name="co3" table:default-cell-style-name="ce8"/>
        <table:table-column table:style-name="co13" table:default-cell-style-name="ce8"/>
        <table:table-column table:style-name="co4" table:default-cell-style-name="ce8"/>
        <table:table-column table:style-name="co3" table:default-cell-style-name="ce102"/>
        <table:table-column table:style-name="co5" table:default-cell-style-name="ce8"/>
        <table:table-column table:style-name="co15" table:default-cell-style-name="ce8"/>
        <table:table-column table:style-name="co10" table:number-columns-repeated="27" table:default-cell-style-name="ce8"/>
        <table:table-column table:style-name="co10" table:number-columns-repeated="977" table:default-cell-style-name="ce82"/>
        <table:table-row table:style-name="ro1">
          <table:table-cell table:style-name="ce1" office:value-type="string" calcext:value-type="string" table:number-columns-spanned="19" table:number-rows-spanned="1">
            <text:p>N=50, 10% density</text:p>
          </table:table-cell>
          <table:covered-table-cell table:number-columns-repeated="4" table:style-name="ce7"/>
          <table:covered-table-cell table:style-name="ce97"/>
          <table:covered-table-cell table:style-name="ce105"/>
          <table:covered-table-cell table:number-columns-repeated="4" table:style-name="ce7"/>
          <table:covered-table-cell table:style-name="ce97"/>
          <table:covered-table-cell table:style-name="ce105"/>
          <table:covered-table-cell table:number-columns-repeated="4" table:style-name="ce7"/>
          <table:covered-table-cell table:style-name="ce97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7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109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29.4187" calcext:value-type="float">
            <text:p>29,418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33" calcext:value-type="float">
            <text:p>0,3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8.3154" calcext:value-type="float">
            <text:p>28,315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38" calcext:value-type="float">
            <text:p>0,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8.3466" calcext:value-type="float">
            <text:p>28,346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6" calcext:value-type="float">
            <text:p>0,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2.6683442592621" calcext:value-type="float">
            <text:p>12,6683442592621</text:p>
          </table:table-cell>
          <table:table-cell table:number-columns-repeated="100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27.8379" calcext:value-type="float">
            <text:p>27,837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16" calcext:value-type="float">
            <text:p>0,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.5037" calcext:value-type="float">
            <text:p>26,503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1" calcext:value-type="float">
            <text:p>0,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.5466" calcext:value-type="float">
            <text:p>26,546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2" calcext:value-type="float">
            <text:p>0,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.52692198753357" calcext:value-type="float">
            <text:p>7,52692198753357</text:p>
          </table:table-cell>
          <table:table-cell table:number-columns-repeated="100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7.4517" calcext:value-type="float">
            <text:p>27,45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28" calcext:value-type="float">
            <text:p>0,2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.4104" calcext:value-type="float">
            <text:p>26,410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31" calcext:value-type="float">
            <text:p>0,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6.4662" calcext:value-type="float">
            <text:p>26,466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39" calcext:value-type="float">
            <text:p>0,3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.5660572052002" calcext:value-type="float">
            <text:p>5,5660572052002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27.7144" calcext:value-type="float">
            <text:p>27,714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34" calcext:value-type="float">
            <text:p>0,3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6.7509" calcext:value-type="float">
            <text:p>26,750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2" calcext:value-type="float">
            <text:p>0,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6.7587" calcext:value-type="float">
            <text:p>26,758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1" calcext:value-type="float">
            <text:p>0,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.4098663330078" calcext:value-type="float">
            <text:p>14,4098663330078</text:p>
          </table:table-cell>
          <table:table-cell table:number-columns-repeated="100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27.3585" calcext:value-type="float">
            <text:p>27,358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12" calcext:value-type="float">
            <text:p>0,1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6.2583" calcext:value-type="float">
            <text:p>26,258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15" calcext:value-type="float">
            <text:p>0,1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6.2619" calcext:value-type="float">
            <text:p>26,26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15" calcext:value-type="float">
            <text:p>0,1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64383339881897" calcext:value-type="float">
            <text:p>8,64383339881897</text:p>
          </table:table-cell>
          <table:table-cell table:number-columns-repeated="1003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28.5012" calcext:value-type="float">
            <text:p>28,50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58" calcext:value-type="float">
            <text:p>0,58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7.0133" calcext:value-type="float">
            <text:p>27,01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51" calcext:value-type="float">
            <text:p>0,5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7.1193" calcext:value-type="float">
            <text:p>27,119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.8577241897583" calcext:value-type="float">
            <text:p>4,8577241897583</text:p>
          </table:table-cell>
          <table:table-cell table:number-columns-repeated="1003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27.3103" calcext:value-type="float">
            <text:p>27,31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61" calcext:value-type="float">
            <text:p>0,6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5.6584" calcext:value-type="float">
            <text:p>25,658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1" calcext:value-type="float">
            <text:p>0,5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.6831" calcext:value-type="float">
            <text:p>25,68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3" calcext:value-type="float">
            <text:p>0,83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1.318971157074" calcext:value-type="float">
            <text:p>11,318971157074</text:p>
          </table:table-cell>
          <table:table-cell table:number-columns-repeated="1003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28.3119" calcext:value-type="float">
            <text:p>28,31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31" calcext:value-type="float">
            <text:p>0,3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7.147" calcext:value-type="float">
            <text:p>27,14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9" calcext:value-type="float">
            <text:p>0,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7.1853" calcext:value-type="float">
            <text:p>27,185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53" calcext:value-type="float">
            <text:p>0,5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.2627544403076" calcext:value-type="float">
            <text:p>10,2627544403076</text:p>
          </table:table-cell>
          <table:table-cell table:number-columns-repeated="1003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29.1286" calcext:value-type="float">
            <text:p>29,128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.5601" calcext:value-type="float">
            <text:p>27,560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.7024" calcext:value-type="float">
            <text:p>27,70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24" calcext:value-type="float">
            <text:p>0,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.6747479438782" calcext:value-type="float">
            <text:p>19,6747479438782</text:p>
          </table:table-cell>
          <table:table-cell table:number-columns-repeated="1003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29.4859" calcext:value-type="float">
            <text:p>29,485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38" calcext:value-type="float">
            <text:p>0,3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8.1479" calcext:value-type="float">
            <text:p>28,147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1" calcext:value-type="float">
            <text:p>0,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.1553" calcext:value-type="float">
            <text:p>28,155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2" calcext:value-type="float">
            <text:p>0,2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.11388468742371" calcext:value-type="float">
            <text:p>6,11388468742371</text:p>
          </table:table-cell>
          <table:table-cell table:number-columns-repeated="1003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4:.C13]);3)" office:value-type="float" office:value="28.251" calcext:value-type="float">
            <text:p>28,251</text:p>
          </table:table-cell>
          <table:table-cell table:style-name="ce92" table:formula="of:=TRUNC(AVERAGE([.D4:.D13]);3)" office:value-type="float" office:value="23" calcext:value-type="float">
            <text:p>23</text:p>
          </table:table-cell>
          <table:table-cell table:style-name="ce92" table:formula="of:=TRUNC(AVERAGE([.E4:.E13]);3)" office:value-type="float" office:value="23" calcext:value-type="float">
            <text:p>23</text:p>
          </table:table-cell>
          <table:table-cell table:style-name="ce92" table:formula="of:=TRUNC(AVERAGE([.F4:.F13]);3)" office:value-type="float" office:value="0.327" calcext:value-type="float">
            <text:p>0,327</text:p>
          </table:table-cell>
          <table:table-cell table:style-name="ce92" table:formula="of:=TRUNC(AVERAGE([.G4:.G13]);3)" office:value-type="float" office:value="98.4" calcext:value-type="float">
            <text:p>98,4</text:p>
          </table:table-cell>
          <table:table-cell table:style-name="ce92"/>
          <table:table-cell table:style-name="ce92" table:formula="of:=TRUNC(AVERAGE([.I4:.I13]);3)" office:value-type="float" office:value="26.976" calcext:value-type="float">
            <text:p>26,976</text:p>
          </table:table-cell>
          <table:table-cell table:style-name="ce92" table:formula="of:=TRUNC(AVERAGE([.J4:.J13]);3)" office:value-type="float" office:value="23" calcext:value-type="float">
            <text:p>23</text:p>
          </table:table-cell>
          <table:table-cell table:style-name="ce92" table:formula="of:=TRUNC(AVERAGE([.K4:.K13]);3)" office:value-type="float" office:value="23" calcext:value-type="float">
            <text:p>23</text:p>
          </table:table-cell>
          <table:table-cell table:style-name="ce92" table:formula="of:=TRUNC(AVERAGE([.L4:.L13]);3)" office:value-type="float" office:value="0.297" calcext:value-type="float">
            <text:p>0,297</text:p>
          </table:table-cell>
          <table:table-cell table:style-name="ce92" table:formula="of:=TRUNC(AVERAGE([.M4:.M13]);3)" office:value-type="float" office:value="70.9" calcext:value-type="float">
            <text:p>70,9</text:p>
          </table:table-cell>
          <table:table-cell table:style-name="ce92"/>
          <table:table-cell table:style-name="ce92" table:formula="of:=TRUNC(AVERAGE([.O4:.O13]);3)" office:value-type="float" office:value="27.022" calcext:value-type="float">
            <text:p>27,022</text:p>
          </table:table-cell>
          <table:table-cell table:style-name="ce92" table:formula="of:=TRUNC(AVERAGE([.P4:.P13]);3)" office:value-type="float" office:value="23" calcext:value-type="float">
            <text:p>23</text:p>
          </table:table-cell>
          <table:table-cell table:style-name="ce92" table:formula="of:=TRUNC(AVERAGE([.Q4:.Q13]);3)" office:value-type="float" office:value="23" calcext:value-type="float">
            <text:p>23</text:p>
          </table:table-cell>
          <table:table-cell table:style-name="ce92" table:formula="of:=TRUNC(AVERAGE([.R4:.R13]);3)" office:value-type="float" office:value="0.389" calcext:value-type="float">
            <text:p>0,389</text:p>
          </table:table-cell>
          <table:table-cell table:style-name="ce92" table:formula="of:=TRUNC(AVERAGE([.S4:.S13]);3)" office:value-type="float" office:value="105.4" calcext:value-type="float">
            <text:p>105,4</text:p>
          </table:table-cell>
          <table:table-cell table:style-name="ce92"/>
          <table:table-cell table:style-name="ce92" table:formula="of:=TRUNC(AVERAGE([.U4:.U13]);3)" office:value-type="float" office:value="10.104" calcext:value-type="float">
            <text:p>10,104</text:p>
          </table:table-cell>
          <table:table-cell table:style-name="ce92" table:number-columns-repeated="26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1">
            <text:p>N=60, 1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7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109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37.3692" calcext:value-type="float">
            <text:p>37,36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35.5917" calcext:value-type="float">
            <text:p>35,59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33" calcext:value-type="float">
            <text:p>1,3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5.7247" calcext:value-type="float">
            <text:p>35,724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435.046147823334" calcext:value-type="float">
            <text:p>435,046147823334</text:p>
          </table:table-cell>
          <table:table-cell table:number-columns-repeated="100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35.7357" calcext:value-type="float">
            <text:p>35,735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.07" calcext:value-type="float">
            <text:p>1,07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33.6892" calcext:value-type="float">
            <text:p>33,689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.44" calcext:value-type="float">
            <text:p>1,4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3.9514" calcext:value-type="float">
            <text:p>33,95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.54" calcext:value-type="float">
            <text:p>1,54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536.626536846161" calcext:value-type="float">
            <text:p>536,626536846161</text:p>
          </table:table-cell>
          <table:table-cell table:number-columns-repeated="100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36.4205" calcext:value-type="float">
            <text:p>36,420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59" calcext:value-type="float">
            <text:p>0,59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6.1612" calcext:value-type="float">
            <text:p>36,16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85" calcext:value-type="float">
            <text:p>0,85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36.1612" calcext:value-type="float">
            <text:p>36,16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85" calcext:value-type="float">
            <text:p>0,85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33.42599606514" calcext:value-type="float">
            <text:p>233,42599606514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34.7302" calcext:value-type="float">
            <text:p>34,73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09" calcext:value-type="float">
            <text:p>2,09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32.875" calcext:value-type="float">
            <text:p>32,87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49" calcext:value-type="float">
            <text:p>1,49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32.8875" calcext:value-type="float">
            <text:p>32,887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52" calcext:value-type="float">
            <text:p>1,5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329.663246870041" calcext:value-type="float">
            <text:p>329,663246870041</text:p>
          </table:table-cell>
          <table:table-cell table:number-columns-repeated="100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35.5399" calcext:value-type="float">
            <text:p>35,539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9" calcext:value-type="float">
            <text:p>0,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3.5013" calcext:value-type="float">
            <text:p>33,50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65" calcext:value-type="float">
            <text:p>1,65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33.5943" calcext:value-type="float">
            <text:p>33,594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94" calcext:value-type="float">
            <text:p>1,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53.635012626648" calcext:value-type="float">
            <text:p>153,635012626648</text:p>
          </table:table-cell>
          <table:table-cell table:number-columns-repeated="1003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34.8805" calcext:value-type="float">
            <text:p>34,880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59" calcext:value-type="float">
            <text:p>0,5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2.9015" calcext:value-type="float">
            <text:p>32,90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71" calcext:value-type="float">
            <text:p>0,7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32.9573" calcext:value-type="float">
            <text:p>32,957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84" calcext:value-type="float">
            <text:p>0,8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51.598662376404" calcext:value-type="float">
            <text:p>151,598662376404</text:p>
          </table:table-cell>
          <table:table-cell table:number-columns-repeated="1003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34.023" calcext:value-type="float">
            <text:p>34,0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1" calcext:value-type="float">
            <text:p>1,1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31.7809" calcext:value-type="float">
            <text:p>31,780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05" calcext:value-type="float">
            <text:p>1,05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1.9168" calcext:value-type="float">
            <text:p>31,916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.13" calcext:value-type="float">
            <text:p>1,1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4.035548448563" calcext:value-type="float">
            <text:p>114,035548448563</text:p>
          </table:table-cell>
          <table:table-cell table:number-columns-repeated="1003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35.7478" calcext:value-type="float">
            <text:p>35,74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71" calcext:value-type="float">
            <text:p>0,7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33.6046" calcext:value-type="float">
            <text:p>33,604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65" calcext:value-type="float">
            <text:p>0,65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3.7869" calcext:value-type="float">
            <text:p>33,786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.37" calcext:value-type="float">
            <text:p>1,37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273.560008525848" calcext:value-type="float">
            <text:p>273,560008525848</text:p>
          </table:table-cell>
          <table:table-cell table:number-columns-repeated="1003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34.1723" calcext:value-type="float">
            <text:p>34,17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.56" calcext:value-type="float">
            <text:p>2,56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1.8367" calcext:value-type="float">
            <text:p>31,836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43" calcext:value-type="float">
            <text:p>1,4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32.2674" calcext:value-type="float">
            <text:p>32,267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93" calcext:value-type="float">
            <text:p>1,93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107.520460128784" calcext:value-type="float">
            <text:p>107,520460128784</text:p>
          </table:table-cell>
          <table:table-cell table:number-columns-repeated="1003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34.0826" calcext:value-type="float">
            <text:p>34,08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07" calcext:value-type="float">
            <text:p>1,07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32.0201" calcext:value-type="float">
            <text:p>32,020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45" calcext:value-type="float">
            <text:p>1,4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2.2363" calcext:value-type="float">
            <text:p>32,236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.79" calcext:value-type="float">
            <text:p>0,7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84.231922864914" calcext:value-type="float">
            <text:p>184,231922864914</text:p>
          </table:table-cell>
          <table:table-cell table:number-columns-repeated="1003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19:.C28]);3)" office:value-type="float" office:value="35.27" calcext:value-type="float">
            <text:p>35,27</text:p>
          </table:table-cell>
          <table:table-cell table:style-name="ce92" table:formula="of:=TRUNC(AVERAGE([.D19:.D28]);3)" office:value-type="float" office:value="27.8" calcext:value-type="float">
            <text:p>27,8</text:p>
          </table:table-cell>
          <table:table-cell table:style-name="ce92" table:formula="of:=TRUNC(AVERAGE([.E19:.E28]);3)" office:value-type="float" office:value="27.8" calcext:value-type="float">
            <text:p>27,8</text:p>
          </table:table-cell>
          <table:table-cell table:style-name="ce92" table:formula="of:=TRUNC(AVERAGE([.F19:.F28]);3)" office:value-type="float" office:value="1.188" calcext:value-type="float">
            <text:p>1,188</text:p>
          </table:table-cell>
          <table:table-cell table:style-name="ce92" table:formula="of:=TRUNC(AVERAGE([.G19:.G28]);3)" office:value-type="float" office:value="297.3" calcext:value-type="float">
            <text:p>297,3</text:p>
          </table:table-cell>
          <table:table-cell table:style-name="ce92"/>
          <table:table-cell table:style-name="ce92" table:formula="of:=TRUNC(AVERAGE([.I19:.I28]);3)" office:value-type="float" office:value="33.396" calcext:value-type="float">
            <text:p>33,396</text:p>
          </table:table-cell>
          <table:table-cell table:style-name="ce92" table:formula="of:=TRUNC(AVERAGE([.J19:.J28]);3)" office:value-type="float" office:value="27.8" calcext:value-type="float">
            <text:p>27,8</text:p>
          </table:table-cell>
          <table:table-cell table:style-name="ce92" table:formula="of:=TRUNC(AVERAGE([.K19:.K28]);3)" office:value-type="float" office:value="27.8" calcext:value-type="float">
            <text:p>27,8</text:p>
          </table:table-cell>
          <table:table-cell table:style-name="ce92" table:formula="of:=TRUNC(AVERAGE([.L19:.L28]);3)" office:value-type="float" office:value="1.205" calcext:value-type="float">
            <text:p>1,205</text:p>
          </table:table-cell>
          <table:table-cell table:style-name="ce92" table:formula="of:=TRUNC(AVERAGE([.M19:.M28]);3)" office:value-type="float" office:value="256.3" calcext:value-type="float">
            <text:p>256,3</text:p>
          </table:table-cell>
          <table:table-cell table:style-name="ce92"/>
          <table:table-cell table:style-name="ce92" table:formula="of:=TRUNC(AVERAGE([.O19:.O28]);3)" office:value-type="float" office:value="33.548" calcext:value-type="float">
            <text:p>33,548</text:p>
          </table:table-cell>
          <table:table-cell table:style-name="ce92" table:formula="of:=TRUNC(AVERAGE([.P19:.P28]);3)" office:value-type="float" office:value="27.8" calcext:value-type="float">
            <text:p>27,8</text:p>
          </table:table-cell>
          <table:table-cell table:style-name="ce92" table:formula="of:=TRUNC(AVERAGE([.Q19:.Q28]);3)" office:value-type="float" office:value="27.8" calcext:value-type="float">
            <text:p>27,8</text:p>
          </table:table-cell>
          <table:table-cell table:style-name="ce92" table:formula="of:=TRUNC(AVERAGE([.R19:.R28]);3)" office:value-type="float" office:value="1.341" calcext:value-type="float">
            <text:p>1,341</text:p>
          </table:table-cell>
          <table:table-cell table:style-name="ce92" table:formula="of:=TRUNC(AVERAGE([.S19:.S28]);3)" office:value-type="float" office:value="294.9" calcext:value-type="float">
            <text:p>294,9</text:p>
          </table:table-cell>
          <table:table-cell table:style-name="ce92"/>
          <table:table-cell table:style-name="ce92" table:formula="of:=TRUNC(AVERAGE([.U19:.U28]);3)" office:value-type="float" office:value="251.934" calcext:value-type="float">
            <text:p>251,934</text:p>
          </table:table-cell>
          <table:table-cell table:style-name="ce92" table:number-columns-repeated="26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1">
            <text:p>N=70, 1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7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109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41.2049" calcext:value-type="float">
            <text:p>41,204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.39" calcext:value-type="float">
            <text:p>9,39</text:p>
          </table:table-cell>
          <table:table-cell office:value-type="float" office:value="2583" calcext:value-type="float">
            <text:p>2583</text:p>
          </table:table-cell>
          <table:table-cell/>
          <table:table-cell office:value-type="float" office:value="38.7809" calcext:value-type="float">
            <text:p>38,780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.5" calcext:value-type="float">
            <text:p>7,5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float" office:value="38.9661" calcext:value-type="float">
            <text:p>38,966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.46" calcext:value-type="float">
            <text:p>6,46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7222.83603286743" calcext:value-type="float">
            <text:p>7222,83603286743</text:p>
          </table:table-cell>
          <table:table-cell table:number-columns-repeated="100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41.7439" calcext:value-type="float">
            <text:p>41,74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07" calcext:value-type="float">
            <text:p>4,07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37.7485" calcext:value-type="float">
            <text:p>37,748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.59" calcext:value-type="float">
            <text:p>3,59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8.0457" calcext:value-type="float">
            <text:p>38,045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.2" calcext:value-type="float">
            <text:p>3,2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3509.14189052582" calcext:value-type="float">
            <text:p>3509,14189052582</text:p>
          </table:table-cell>
          <table:table-cell table:number-columns-repeated="100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40.0906" calcext:value-type="float">
            <text:p>40,090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.47" calcext:value-type="float">
            <text:p>4,47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35.9294" calcext:value-type="float">
            <text:p>35,929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.59" calcext:value-type="float">
            <text:p>2,5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36.446" calcext:value-type="float">
            <text:p>36,44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.09" calcext:value-type="float">
            <text:p>3,09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440.75407123566" calcext:value-type="float">
            <text:p>1440,75407123566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41.74" calcext:value-type="float">
            <text:p>41,7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.22" calcext:value-type="float">
            <text:p>6,22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float" office:value="38.1095" calcext:value-type="float">
            <text:p>38,10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.53" calcext:value-type="float">
            <text:p>5,53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38.3642" calcext:value-type="float">
            <text:p>38,364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.23" calcext:value-type="float">
            <text:p>4,23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4820.83431911469" calcext:value-type="float">
            <text:p>4820,83431911469</text:p>
          </table:table-cell>
          <table:table-cell table:number-columns-repeated="100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41.3306" calcext:value-type="float">
            <text:p>41,330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04" calcext:value-type="float">
            <text:p>2,04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38.0419" calcext:value-type="float">
            <text:p>38,041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81" calcext:value-type="float">
            <text:p>2,81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38.3072" calcext:value-type="float">
            <text:p>38,307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4417.80156874657" calcext:value-type="float">
            <text:p>4417,80156874657</text:p>
          </table:table-cell>
          <table:table-cell table:number-columns-repeated="1003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40.2585" calcext:value-type="float">
            <text:p>40,258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.82" calcext:value-type="float">
            <text:p>4,82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37.7032" calcext:value-type="float">
            <text:p>37,70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.48" calcext:value-type="float">
            <text:p>5,48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float" office:value="37.9364" calcext:value-type="float">
            <text:p>37,936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.75" calcext:value-type="float">
            <text:p>11,75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float" office:value="6322.09095859528" calcext:value-type="float">
            <text:p>6322,09095859528</text:p>
          </table:table-cell>
          <table:table-cell table:number-columns-repeated="1003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42.0253" calcext:value-type="float">
            <text:p>42,025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.1" calcext:value-type="float">
            <text:p>10,1</text:p>
          </table:table-cell>
          <table:table-cell office:value-type="float" office:value="2618" calcext:value-type="float">
            <text:p>2618</text:p>
          </table:table-cell>
          <table:table-cell/>
          <table:table-cell office:value-type="float" office:value="38.2386" calcext:value-type="float">
            <text:p>38,238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.04" calcext:value-type="float">
            <text:p>10,04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38.6205" calcext:value-type="float">
            <text:p>38,620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.72" calcext:value-type="float">
            <text:p>10,72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6371.92376184464" calcext:value-type="float">
            <text:p>6371,92376184464</text:p>
          </table:table-cell>
          <table:table-cell table:number-columns-repeated="1003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41.2264" calcext:value-type="float">
            <text:p>41,226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.6" calcext:value-type="float">
            <text:p>4,6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float" office:value="40.9665" calcext:value-type="float">
            <text:p>40,966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.96" calcext:value-type="float">
            <text:p>4,96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40.9805" calcext:value-type="float">
            <text:p>40,980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.59" calcext:value-type="float">
            <text:p>4,59</text:p>
          </table:table-cell>
          <table:table-cell office:value-type="float" office:value="1218" calcext:value-type="float">
            <text:p>1218</text:p>
          </table:table-cell>
          <table:table-cell/>
          <table:table-cell office:value-type="float" office:value="7047.84079098701" calcext:value-type="float">
            <text:p>7047,84079098701</text:p>
          </table:table-cell>
          <table:table-cell table:number-columns-repeated="1003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41.204" calcext:value-type="float">
            <text:p>41,20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.77" calcext:value-type="float">
            <text:p>4,77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37.4321" calcext:value-type="float">
            <text:p>37,43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92" calcext:value-type="float">
            <text:p>3,92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37.69" calcext:value-type="float">
            <text:p>37,6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.95" calcext:value-type="float">
            <text:p>3,95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7043.89560604095" calcext:value-type="float">
            <text:p>7043,89560604095</text:p>
          </table:table-cell>
          <table:table-cell table:number-columns-repeated="1003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40.5019" calcext:value-type="float">
            <text:p>40,501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.24" calcext:value-type="float">
            <text:p>5,24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35.629" calcext:value-type="float">
            <text:p>35,6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95" calcext:value-type="float">
            <text:p>2,9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36.1945" calcext:value-type="float">
            <text:p>36,194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77" calcext:value-type="float">
            <text:p>2,77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436.60575032234" calcext:value-type="float">
            <text:p>1436,60575032234</text:p>
          </table:table-cell>
          <table:table-cell table:number-columns-repeated="1003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34:.C43]);3)" office:value-type="float" office:value="41.132" calcext:value-type="float">
            <text:p>41,132</text:p>
          </table:table-cell>
          <table:table-cell table:style-name="ce92" table:formula="of:=TRUNC(AVERAGE([.D34:.D43]);3)" office:value-type="float" office:value="30.5" calcext:value-type="float">
            <text:p>30,5</text:p>
          </table:table-cell>
          <table:table-cell table:style-name="ce92" table:formula="of:=TRUNC(AVERAGE([.E34:.E43]);3)" office:value-type="float" office:value="30.5" calcext:value-type="float">
            <text:p>30,5</text:p>
          </table:table-cell>
          <table:table-cell table:style-name="ce92" table:formula="of:=TRUNC(AVERAGE([.F34:.F43]);3)" office:value-type="float" office:value="5.572" calcext:value-type="float">
            <text:p>5,572</text:p>
          </table:table-cell>
          <table:table-cell table:style-name="ce92" table:formula="of:=TRUNC(AVERAGE([.G34:.G43]);3)" office:value-type="float" office:value="1443.8" calcext:value-type="float">
            <text:p>1443,8</text:p>
          </table:table-cell>
          <table:table-cell table:style-name="ce92"/>
          <table:table-cell table:style-name="ce92" table:formula="of:=TRUNC(AVERAGE([.I34:.I43]);3)" office:value-type="float" office:value="37.857" calcext:value-type="float">
            <text:p>37,857</text:p>
          </table:table-cell>
          <table:table-cell table:style-name="ce92" table:formula="of:=TRUNC(AVERAGE([.J34:.J43]);3)" office:value-type="float" office:value="30.5" calcext:value-type="float">
            <text:p>30,5</text:p>
          </table:table-cell>
          <table:table-cell table:style-name="ce92" table:formula="of:=TRUNC(AVERAGE([.K34:.K43]);3)" office:value-type="float" office:value="30.5" calcext:value-type="float">
            <text:p>30,5</text:p>
          </table:table-cell>
          <table:table-cell table:style-name="ce92" table:formula="of:=TRUNC(AVERAGE([.L34:.L43]);3)" office:value-type="float" office:value="4.937" calcext:value-type="float">
            <text:p>4,937</text:p>
          </table:table-cell>
          <table:table-cell table:style-name="ce92" table:formula="of:=TRUNC(AVERAGE([.M34:.M43]);3)" office:value-type="float" office:value="1129.4" calcext:value-type="float">
            <text:p>1129,4</text:p>
          </table:table-cell>
          <table:table-cell table:style-name="ce92"/>
          <table:table-cell table:style-name="ce92" table:formula="of:=TRUNC(AVERAGE([.O34:.O43]);3)" office:value-type="float" office:value="38.155" calcext:value-type="float">
            <text:p>38,155</text:p>
          </table:table-cell>
          <table:table-cell table:style-name="ce92" table:formula="of:=TRUNC(AVERAGE([.P34:.P43]);3)" office:value-type="float" office:value="30.5" calcext:value-type="float">
            <text:p>30,5</text:p>
          </table:table-cell>
          <table:table-cell table:style-name="ce92" table:formula="of:=TRUNC(AVERAGE([.Q34:.Q43]);3)" office:value-type="float" office:value="30.5" calcext:value-type="float">
            <text:p>30,5</text:p>
          </table:table-cell>
          <table:table-cell table:style-name="ce92" table:formula="of:=TRUNC(AVERAGE([.R34:.R43]);3)" office:value-type="float" office:value="5.576" calcext:value-type="float">
            <text:p>5,576</text:p>
          </table:table-cell>
          <table:table-cell table:style-name="ce92" table:formula="of:=TRUNC(AVERAGE([.S34:.S43]);3)" office:value-type="float" office:value="1210.2" calcext:value-type="float">
            <text:p>1210,2</text:p>
          </table:table-cell>
          <table:table-cell table:style-name="ce92"/>
          <table:table-cell table:style-name="ce92" table:formula="of:=TRUNC(AVERAGE([.U34:.U43]);3)" office:value-type="float" office:value="4963.372" calcext:value-type="float">
            <text:p>4963,372</text:p>
          </table:table-cell>
          <table:table-cell table:style-name="ce92" table:number-columns-repeated="26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1">
            <text:p>N=80, 1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46.4128" calcext:value-type="float">
            <text:p>46,412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0.21" calcext:value-type="float">
            <text:p>90,21</text:p>
          </table:table-cell>
          <table:table-cell office:value-type="float" office:value="13615" calcext:value-type="float">
            <text:p>13615</text:p>
          </table:table-cell>
          <table:table-cell/>
          <table:table-cell office:value-type="float" office:value="43.0073" calcext:value-type="float">
            <text:p>43,007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7.47" calcext:value-type="float">
            <text:p>57,47</text:p>
          </table:table-cell>
          <table:table-cell office:value-type="float" office:value="10018" calcext:value-type="float">
            <text:p>10018</text:p>
          </table:table-cell>
          <table:table-cell/>
          <table:table-cell office:value-type="float" office:value="43.4957" calcext:value-type="float">
            <text:p>43,495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8.12" calcext:value-type="float">
            <text:p>48,12</text:p>
          </table:table-cell>
          <table:table-cell office:value-type="float" office:value="6929" calcext:value-type="float">
            <text:p>6929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47.7643" calcext:value-type="float">
            <text:p>47,76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6.83" calcext:value-type="float">
            <text:p>26,83</text:p>
          </table:table-cell>
          <table:table-cell office:value-type="float" office:value="7278" calcext:value-type="float">
            <text:p>7278</text:p>
          </table:table-cell>
          <table:table-cell/>
          <table:table-cell office:value-type="float" office:value="47.1582" calcext:value-type="float">
            <text:p>47,158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.43" calcext:value-type="float">
            <text:p>29,43</text:p>
          </table:table-cell>
          <table:table-cell office:value-type="float" office:value="6058" calcext:value-type="float">
            <text:p>6058</text:p>
          </table:table-cell>
          <table:table-cell/>
          <table:table-cell office:value-type="float" office:value="47.168" calcext:value-type="float">
            <text:p>47,16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7.98" calcext:value-type="float">
            <text:p>17,98</text:p>
          </table:table-cell>
          <table:table-cell office:value-type="float" office:value="3579" calcext:value-type="float">
            <text:p>3579</text:p>
          </table:table-cell>
          <table:table-cell table:number-columns-repeated="100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47.295" calcext:value-type="float">
            <text:p>47,29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1.53" calcext:value-type="float">
            <text:p>11,53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float" office:value="43.153" calcext:value-type="float">
            <text:p>43,15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.61" calcext:value-type="float">
            <text:p>10,61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43.3187" calcext:value-type="float">
            <text:p>43,318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.89" calcext:value-type="float">
            <text:p>10,89</text:p>
          </table:table-cell>
          <table:table-cell office:value-type="float" office:value="1881" calcext:value-type="float">
            <text:p>1881</text:p>
          </table:table-cell>
          <table:table-cell table:number-columns-repeated="100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47.0541" calcext:value-type="float">
            <text:p>47,05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9.06" calcext:value-type="float">
            <text:p>69,06</text:p>
          </table:table-cell>
          <table:table-cell office:value-type="float" office:value="13855" calcext:value-type="float">
            <text:p>13855</text:p>
          </table:table-cell>
          <table:table-cell/>
          <table:table-cell office:value-type="float" office:value="41.9476" calcext:value-type="float">
            <text:p>41,947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7.9" calcext:value-type="float">
            <text:p>17,9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42.6242" calcext:value-type="float">
            <text:p>42,624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.72" calcext:value-type="float">
            <text:p>26,72</text:p>
          </table:table-cell>
          <table:table-cell office:value-type="float" office:value="5624" calcext:value-type="float">
            <text:p>5624</text:p>
          </table:table-cell>
          <table:table-cell table:number-columns-repeated="100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46.9915" calcext:value-type="float">
            <text:p>46,99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.64" calcext:value-type="float">
            <text:p>27,64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float" office:value="46.1994" calcext:value-type="float">
            <text:p>46,199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9.86" calcext:value-type="float">
            <text:p>49,86</text:p>
          </table:table-cell>
          <table:table-cell office:value-type="float" office:value="5037" calcext:value-type="float">
            <text:p>5037</text:p>
          </table:table-cell>
          <table:table-cell/>
          <table:table-cell office:value-type="float" office:value="46.3015" calcext:value-type="float">
            <text:p>46,30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9.27" calcext:value-type="float">
            <text:p>19,27</text:p>
          </table:table-cell>
          <table:table-cell office:value-type="float" office:value="4394" calcext:value-type="float">
            <text:p>4394</text:p>
          </table:table-cell>
          <table:table-cell table:number-columns-repeated="1005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46.9033" calcext:value-type="float">
            <text:p>46,903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2.26" calcext:value-type="float">
            <text:p>42,26</text:p>
          </table:table-cell>
          <table:table-cell office:value-type="float" office:value="8779" calcext:value-type="float">
            <text:p>8779</text:p>
          </table:table-cell>
          <table:table-cell/>
          <table:table-cell office:value-type="float" office:value="46.5863" calcext:value-type="float">
            <text:p>46,586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.76" calcext:value-type="float">
            <text:p>25,76</text:p>
          </table:table-cell>
          <table:table-cell office:value-type="float" office:value="5580" calcext:value-type="float">
            <text:p>5580</text:p>
          </table:table-cell>
          <table:table-cell/>
          <table:table-cell office:value-type="float" office:value="46.6799" calcext:value-type="float">
            <text:p>46,679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3.01" calcext:value-type="float">
            <text:p>33,01</text:p>
          </table:table-cell>
          <table:table-cell office:value-type="float" office:value="7675" calcext:value-type="float">
            <text:p>7675</text:p>
          </table:table-cell>
          <table:table-cell table:number-columns-repeated="1005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47.1723" calcext:value-type="float">
            <text:p>47,172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.83" calcext:value-type="float">
            <text:p>28,83</text:p>
          </table:table-cell>
          <table:table-cell office:value-type="float" office:value="7036" calcext:value-type="float">
            <text:p>7036</text:p>
          </table:table-cell>
          <table:table-cell/>
          <table:table-cell office:value-type="float" office:value="43.7324" calcext:value-type="float">
            <text:p>43,732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.26" calcext:value-type="float">
            <text:p>29,26</text:p>
          </table:table-cell>
          <table:table-cell office:value-type="float" office:value="3593" calcext:value-type="float">
            <text:p>3593</text:p>
          </table:table-cell>
          <table:table-cell/>
          <table:table-cell office:value-type="float" office:value="44.1499" calcext:value-type="float">
            <text:p>44,149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2.88" calcext:value-type="float">
            <text:p>52,88</text:p>
          </table:table-cell>
          <table:table-cell office:value-type="float" office:value="6204" calcext:value-type="float">
            <text:p>6204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47.2431" calcext:value-type="float">
            <text:p>47,24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.42" calcext:value-type="float">
            <text:p>31,42</text:p>
          </table:table-cell>
          <table:table-cell office:value-type="float" office:value="5389" calcext:value-type="float">
            <text:p>5389</text:p>
          </table:table-cell>
          <table:table-cell/>
          <table:table-cell office:value-type="float" office:value="46.1574" calcext:value-type="float">
            <text:p>46,157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.9" calcext:value-type="float">
            <text:p>16,9</text:p>
          </table:table-cell>
          <table:table-cell office:value-type="float" office:value="3369" calcext:value-type="float">
            <text:p>3369</text:p>
          </table:table-cell>
          <table:table-cell/>
          <table:table-cell office:value-type="float" office:value="46.3935" calcext:value-type="float">
            <text:p>46,39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.44" calcext:value-type="float">
            <text:p>26,44</text:p>
          </table:table-cell>
          <table:table-cell office:value-type="float" office:value="8223" calcext:value-type="float">
            <text:p>8223</text:p>
          </table:table-cell>
          <table:table-cell table:number-columns-repeated="1005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44.7644" calcext:value-type="float">
            <text:p>44,764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.96" calcext:value-type="float">
            <text:p>22,96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40.4266" calcext:value-type="float">
            <text:p>40,426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4.84" calcext:value-type="float">
            <text:p>14,84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41.3853" calcext:value-type="float">
            <text:p>41,385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.27" calcext:value-type="float">
            <text:p>22,27</text:p>
          </table:table-cell>
          <table:table-cell office:value-type="float" office:value="2543" calcext:value-type="float">
            <text:p>2543</text:p>
          </table:table-cell>
          <table:table-cell table:number-columns-repeated="1005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47.4091" calcext:value-type="float">
            <text:p>47,409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.76" calcext:value-type="float">
            <text:p>20,76</text:p>
          </table:table-cell>
          <table:table-cell office:value-type="float" office:value="3333" calcext:value-type="float">
            <text:p>3333</text:p>
          </table:table-cell>
          <table:table-cell/>
          <table:table-cell office:value-type="float" office:value="42.0314" calcext:value-type="float">
            <text:p>42,031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6.98" calcext:value-type="float">
            <text:p>16,98</text:p>
          </table:table-cell>
          <table:table-cell office:value-type="float" office:value="2459" calcext:value-type="float">
            <text:p>2459</text:p>
          </table:table-cell>
          <table:table-cell/>
          <table:table-cell office:value-type="float" office:value="42.7878" calcext:value-type="float">
            <text:p>42,787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5.8" calcext:value-type="float">
            <text:p>15,8</text:p>
          </table:table-cell>
          <table:table-cell office:value-type="float" office:value="2609" calcext:value-type="float">
            <text:p>2609</text:p>
          </table:table-cell>
          <table:table-cell table:number-columns-repeated="1005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49:.C58]);3)" office:value-type="float" office:value="46.9" calcext:value-type="float">
            <text:p>46,9</text:p>
          </table:table-cell>
          <table:table-cell table:style-name="ce92" table:formula="of:=TRUNC(AVERAGE([.D49:.D58]);3)" office:value-type="float" office:value="33.4" calcext:value-type="float">
            <text:p>33,4</text:p>
          </table:table-cell>
          <table:table-cell table:style-name="ce92" table:formula="of:=TRUNC(AVERAGE([.E49:.E58]);3)" office:value-type="float" office:value="33.4" calcext:value-type="float">
            <text:p>33,4</text:p>
          </table:table-cell>
          <table:table-cell table:style-name="ce92" table:formula="of:=TRUNC(AVERAGE([.F49:.F58]);3)" office:value-type="float" office:value="37.15" calcext:value-type="float">
            <text:p>37,15</text:p>
          </table:table-cell>
          <table:table-cell table:style-name="ce92" table:formula="of:=TRUNC(AVERAGE([.G49:.G58]);3)" office:value-type="float" office:value="6848.9" calcext:value-type="float">
            <text:p>6848,9</text:p>
          </table:table-cell>
          <table:table-cell table:style-name="ce92"/>
          <table:table-cell table:style-name="ce92" table:formula="of:=TRUNC(AVERAGE([.I49:.I58]);3)" office:value-type="float" office:value="44.039" calcext:value-type="float">
            <text:p>44,039</text:p>
          </table:table-cell>
          <table:table-cell table:style-name="ce92" table:formula="of:=TRUNC(AVERAGE([.J49:.J58]);3)" office:value-type="float" office:value="33.4" calcext:value-type="float">
            <text:p>33,4</text:p>
          </table:table-cell>
          <table:table-cell table:style-name="ce92" table:formula="of:=TRUNC(AVERAGE([.K49:.K58]);3)" office:value-type="float" office:value="33.4" calcext:value-type="float">
            <text:p>33,4</text:p>
          </table:table-cell>
          <table:table-cell table:style-name="ce92" table:formula="of:=TRUNC(AVERAGE([.L49:.L58]);3)" office:value-type="float" office:value="26.901" calcext:value-type="float">
            <text:p>26,901</text:p>
          </table:table-cell>
          <table:table-cell table:style-name="ce92" table:formula="of:=TRUNC(AVERAGE([.M49:.M58]);3)" office:value-type="float" office:value="4278.7" calcext:value-type="float">
            <text:p>4278,7</text:p>
          </table:table-cell>
          <table:table-cell table:style-name="ce92"/>
          <table:table-cell table:style-name="ce92" table:formula="of:=TRUNC(AVERAGE([.O49:.O58]);3)" office:value-type="float" office:value="44.43" calcext:value-type="float">
            <text:p>44,43</text:p>
          </table:table-cell>
          <table:table-cell table:style-name="ce92" table:formula="of:=TRUNC(AVERAGE([.P49:.P58]);3)" office:value-type="float" office:value="33.4" calcext:value-type="float">
            <text:p>33,4</text:p>
          </table:table-cell>
          <table:table-cell table:style-name="ce92" table:formula="of:=TRUNC(AVERAGE([.Q49:.Q58]);3)" office:value-type="float" office:value="33.4" calcext:value-type="float">
            <text:p>33,4</text:p>
          </table:table-cell>
          <table:table-cell table:style-name="ce92" table:formula="of:=TRUNC(AVERAGE([.R49:.R58]);3)" office:value-type="float" office:value="27.338" calcext:value-type="float">
            <text:p>27,338</text:p>
          </table:table-cell>
          <table:table-cell table:style-name="ce92" table:formula="of:=TRUNC(AVERAGE([.S49:.S58]);3)" office:value-type="float" office:value="4966.1" calcext:value-type="float">
            <text:p>4966,1</text:p>
          </table:table-cell>
          <table:table-cell table:style-name="ce92" table:number-columns-repeated="28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1">
            <text:p>N=90, 1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52.6755" calcext:value-type="float">
            <text:p>52,675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3.07" calcext:value-type="float">
            <text:p>103,07</text:p>
          </table:table-cell>
          <table:table-cell office:value-type="float" office:value="17402" calcext:value-type="float">
            <text:p>17402</text:p>
          </table:table-cell>
          <table:table-cell/>
          <table:table-cell office:value-type="float" office:value="46.5849" calcext:value-type="float">
            <text:p>46,584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1.5" calcext:value-type="float">
            <text:p>91,5</text:p>
          </table:table-cell>
          <table:table-cell office:value-type="float" office:value="13877" calcext:value-type="float">
            <text:p>13877</text:p>
          </table:table-cell>
          <table:table-cell/>
          <table:table-cell office:value-type="float" office:value="47.2529" calcext:value-type="float">
            <text:p>47,25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4.05" calcext:value-type="float">
            <text:p>244,05</text:p>
          </table:table-cell>
          <table:table-cell office:value-type="float" office:value="33078" calcext:value-type="float">
            <text:p>33078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52.2323" calcext:value-type="float">
            <text:p>52,23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57.3" calcext:value-type="float">
            <text:p>257,3</text:p>
          </table:table-cell>
          <table:table-cell office:value-type="float" office:value="37228" calcext:value-type="float">
            <text:p>37228</text:p>
          </table:table-cell>
          <table:table-cell/>
          <table:table-cell office:value-type="float" office:value="46.5543" calcext:value-type="float">
            <text:p>46,55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6.97" calcext:value-type="float">
            <text:p>226,97</text:p>
          </table:table-cell>
          <table:table-cell office:value-type="float" office:value="26855" calcext:value-type="float">
            <text:p>26855</text:p>
          </table:table-cell>
          <table:table-cell/>
          <table:table-cell office:value-type="float" office:value="47.3258" calcext:value-type="float">
            <text:p>47,325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67.36" calcext:value-type="float">
            <text:p>167,36</text:p>
          </table:table-cell>
          <table:table-cell office:value-type="float" office:value="22744" calcext:value-type="float">
            <text:p>22744</text:p>
          </table:table-cell>
          <table:table-cell table:number-columns-repeated="100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51.8994" calcext:value-type="float">
            <text:p>51,899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81.01" calcext:value-type="float">
            <text:p>81,01</text:p>
          </table:table-cell>
          <table:table-cell office:value-type="float" office:value="13201" calcext:value-type="float">
            <text:p>13201</text:p>
          </table:table-cell>
          <table:table-cell/>
          <table:table-cell office:value-type="float" office:value="51.6065" calcext:value-type="float">
            <text:p>51,606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8.53" calcext:value-type="float">
            <text:p>78,53</text:p>
          </table:table-cell>
          <table:table-cell office:value-type="float" office:value="12872" calcext:value-type="float">
            <text:p>12872</text:p>
          </table:table-cell>
          <table:table-cell/>
          <table:table-cell office:value-type="float" office:value="51.6101" calcext:value-type="float">
            <text:p>51,610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7.49" calcext:value-type="float">
            <text:p>97,49</text:p>
          </table:table-cell>
          <table:table-cell office:value-type="float" office:value="11095" calcext:value-type="float">
            <text:p>11095</text:p>
          </table:table-cell>
          <table:table-cell table:number-columns-repeated="100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52.9889" calcext:value-type="float">
            <text:p>52,988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2.28" calcext:value-type="float">
            <text:p>232,28</text:p>
          </table:table-cell>
          <table:table-cell office:value-type="float" office:value="24595" calcext:value-type="float">
            <text:p>24595</text:p>
          </table:table-cell>
          <table:table-cell/>
          <table:table-cell office:value-type="float" office:value="48.1637" calcext:value-type="float">
            <text:p>48,163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93.55" calcext:value-type="float">
            <text:p>93,55</text:p>
          </table:table-cell>
          <table:table-cell office:value-type="float" office:value="9752" calcext:value-type="float">
            <text:p>9752</text:p>
          </table:table-cell>
          <table:table-cell/>
          <table:table-cell office:value-type="float" office:value="48.8783" calcext:value-type="float">
            <text:p>48,878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15.05" calcext:value-type="float">
            <text:p>215,05</text:p>
          </table:table-cell>
          <table:table-cell office:value-type="float" office:value="20844" calcext:value-type="float">
            <text:p>20844</text:p>
          </table:table-cell>
          <table:table-cell table:number-columns-repeated="100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52.8682" calcext:value-type="float">
            <text:p>52,868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6.62" calcext:value-type="float">
            <text:p>146,62</text:p>
          </table:table-cell>
          <table:table-cell office:value-type="float" office:value="17312" calcext:value-type="float">
            <text:p>17312</text:p>
          </table:table-cell>
          <table:table-cell/>
          <table:table-cell office:value-type="float" office:value="52.6705" calcext:value-type="float">
            <text:p>52,670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1.06" calcext:value-type="float">
            <text:p>141,06</text:p>
          </table:table-cell>
          <table:table-cell office:value-type="float" office:value="25026" calcext:value-type="float">
            <text:p>25026</text:p>
          </table:table-cell>
          <table:table-cell/>
          <table:table-cell office:value-type="float" office:value="52.6904" calcext:value-type="float">
            <text:p>52,690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61.55" calcext:value-type="float">
            <text:p>161,55</text:p>
          </table:table-cell>
          <table:table-cell office:value-type="float" office:value="23315" calcext:value-type="float">
            <text:p>23315</text:p>
          </table:table-cell>
          <table:table-cell table:number-columns-repeated="1005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53.2" calcext:value-type="float">
            <text:p>53,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26.55" calcext:value-type="float">
            <text:p>126,55</text:p>
          </table:table-cell>
          <table:table-cell office:value-type="float" office:value="12916" calcext:value-type="float">
            <text:p>12916</text:p>
          </table:table-cell>
          <table:table-cell/>
          <table:table-cell office:value-type="float" office:value="52.9579" calcext:value-type="float">
            <text:p>52,957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57.74" calcext:value-type="float">
            <text:p>157,74</text:p>
          </table:table-cell>
          <table:table-cell office:value-type="float" office:value="10012" calcext:value-type="float">
            <text:p>10012</text:p>
          </table:table-cell>
          <table:table-cell/>
          <table:table-cell office:value-type="float" office:value="52.9832" calcext:value-type="float">
            <text:p>52,983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26.7" calcext:value-type="float">
            <text:p>126,7</text:p>
          </table:table-cell>
          <table:table-cell office:value-type="float" office:value="8243" calcext:value-type="float">
            <text:p>8243</text:p>
          </table:table-cell>
          <table:table-cell table:number-columns-repeated="1005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52.057" calcext:value-type="float">
            <text:p>52,0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5.21" calcext:value-type="float">
            <text:p>105,21</text:p>
          </table:table-cell>
          <table:table-cell office:value-type="float" office:value="16447" calcext:value-type="float">
            <text:p>16447</text:p>
          </table:table-cell>
          <table:table-cell/>
          <table:table-cell office:value-type="float" office:value="51.7294" calcext:value-type="float">
            <text:p>51,729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6.53" calcext:value-type="float">
            <text:p>76,53</text:p>
          </table:table-cell>
          <table:table-cell office:value-type="float" office:value="15316" calcext:value-type="float">
            <text:p>15316</text:p>
          </table:table-cell>
          <table:table-cell/>
          <table:table-cell office:value-type="float" office:value="51.7294" calcext:value-type="float">
            <text:p>51,729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9.42" calcext:value-type="float">
            <text:p>79,42</text:p>
          </table:table-cell>
          <table:table-cell office:value-type="float" office:value="13235" calcext:value-type="float">
            <text:p>13235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52.6923" calcext:value-type="float">
            <text:p>52,69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8.94" calcext:value-type="float">
            <text:p>148,94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float" office:value="47.6611" calcext:value-type="float">
            <text:p>47,661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81.77" calcext:value-type="float">
            <text:p>81,77</text:p>
          </table:table-cell>
          <table:table-cell office:value-type="float" office:value="9632" calcext:value-type="float">
            <text:p>9632</text:p>
          </table:table-cell>
          <table:table-cell/>
          <table:table-cell office:value-type="float" office:value="48.3761" calcext:value-type="float">
            <text:p>48,376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2.77" calcext:value-type="float">
            <text:p>62,77</text:p>
          </table:table-cell>
          <table:table-cell office:value-type="float" office:value="7908" calcext:value-type="float">
            <text:p>7908</text:p>
          </table:table-cell>
          <table:table-cell table:number-columns-repeated="1005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52.9979" calcext:value-type="float">
            <text:p>52,997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9.19" calcext:value-type="float">
            <text:p>229,19</text:p>
          </table:table-cell>
          <table:table-cell office:value-type="float" office:value="15560" calcext:value-type="float">
            <text:p>15560</text:p>
          </table:table-cell>
          <table:table-cell/>
          <table:table-cell office:value-type="float" office:value="51.4674" calcext:value-type="float">
            <text:p>51,467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5" calcext:value-type="float">
            <text:p>295</text:p>
          </table:table-cell>
          <table:table-cell office:value-type="float" office:value="16544" calcext:value-type="float">
            <text:p>16544</text:p>
          </table:table-cell>
          <table:table-cell/>
          <table:table-cell office:value-type="float" office:value="51.5925" calcext:value-type="float">
            <text:p>51,59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44.62" calcext:value-type="float">
            <text:p>144,62</text:p>
          </table:table-cell>
          <table:table-cell office:value-type="float" office:value="13480" calcext:value-type="float">
            <text:p>13480</text:p>
          </table:table-cell>
          <table:table-cell table:number-columns-repeated="1005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51.9371" calcext:value-type="float">
            <text:p>51,937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70.91" calcext:value-type="float">
            <text:p>170,91</text:p>
          </table:table-cell>
          <table:table-cell office:value-type="float" office:value="21585" calcext:value-type="float">
            <text:p>21585</text:p>
          </table:table-cell>
          <table:table-cell/>
          <table:table-cell office:value-type="float" office:value="47.4334" calcext:value-type="float">
            <text:p>47,43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15.59" calcext:value-type="float">
            <text:p>315,59</text:p>
          </table:table-cell>
          <table:table-cell office:value-type="float" office:value="22359" calcext:value-type="float">
            <text:p>22359</text:p>
          </table:table-cell>
          <table:table-cell/>
          <table:table-cell office:value-type="float" office:value="48.122" calcext:value-type="float">
            <text:p>48,12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1.2" calcext:value-type="float">
            <text:p>381,2</text:p>
          </table:table-cell>
          <table:table-cell office:value-type="float" office:value="33101" calcext:value-type="float">
            <text:p>33101</text:p>
          </table:table-cell>
          <table:table-cell table:number-columns-repeated="1005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64:.C73]);3)" office:value-type="float" office:value="52.554" calcext:value-type="float">
            <text:p>52,554</text:p>
          </table:table-cell>
          <table:table-cell table:style-name="ce92" table:formula="of:=TRUNC(AVERAGE([.D64:.D73]);3)" office:value-type="float" office:value="36.6" calcext:value-type="float">
            <text:p>36,6</text:p>
          </table:table-cell>
          <table:table-cell table:style-name="ce92" table:formula="of:=TRUNC(AVERAGE([.E64:.E73]);3)" office:value-type="float" office:value="36.6" calcext:value-type="float">
            <text:p>36,6</text:p>
          </table:table-cell>
          <table:table-cell table:style-name="ce92" table:formula="of:=TRUNC(AVERAGE([.F64:.F73]);3)" office:value-type="float" office:value="160.108" calcext:value-type="float">
            <text:p>160,108</text:p>
          </table:table-cell>
          <table:table-cell table:style-name="ce92" table:formula="of:=TRUNC(AVERAGE([.G64:.G73]);3)" office:value-type="float" office:value="19399.6" calcext:value-type="float">
            <text:p>19399,6</text:p>
          </table:table-cell>
          <table:table-cell table:style-name="ce92"/>
          <table:table-cell table:style-name="ce92" table:formula="of:=TRUNC(AVERAGE([.I64:.I73]);3)" office:value-type="float" office:value="49.682" calcext:value-type="float">
            <text:p>49,682</text:p>
          </table:table-cell>
          <table:table-cell table:style-name="ce92" table:formula="of:=TRUNC(AVERAGE([.J64:.J73]);3)" office:value-type="float" office:value="36.6" calcext:value-type="float">
            <text:p>36,6</text:p>
          </table:table-cell>
          <table:table-cell table:style-name="ce92" table:formula="of:=TRUNC(AVERAGE([.K64:.K73]);3)" office:value-type="float" office:value="36.6" calcext:value-type="float">
            <text:p>36,6</text:p>
          </table:table-cell>
          <table:table-cell table:style-name="ce92" table:formula="of:=TRUNC(AVERAGE([.L64:.L73]);3)" office:value-type="float" office:value="155.824" calcext:value-type="float">
            <text:p>155,824</text:p>
          </table:table-cell>
          <table:table-cell table:style-name="ce92" table:formula="of:=TRUNC(AVERAGE([.M64:.M73]);3)" office:value-type="float" office:value="16224.5" calcext:value-type="float">
            <text:p>16224,5</text:p>
          </table:table-cell>
          <table:table-cell table:style-name="ce92"/>
          <table:table-cell table:style-name="ce92" table:formula="of:=TRUNC(AVERAGE([.O64:.O73]);3)" office:value-type="float" office:value="50.056" calcext:value-type="float">
            <text:p>50,056</text:p>
          </table:table-cell>
          <table:table-cell table:style-name="ce92" table:formula="of:=TRUNC(AVERAGE([.P64:.P73]);3)" office:value-type="float" office:value="36.6" calcext:value-type="float">
            <text:p>36,6</text:p>
          </table:table-cell>
          <table:table-cell table:style-name="ce92" table:formula="of:=TRUNC(AVERAGE([.Q64:.Q73]);3)" office:value-type="float" office:value="36.6" calcext:value-type="float">
            <text:p>36,6</text:p>
          </table:table-cell>
          <table:table-cell table:style-name="ce92" table:formula="of:=TRUNC(AVERAGE([.R64:.R73]);3)" office:value-type="float" office:value="168.021" calcext:value-type="float">
            <text:p>168,021</text:p>
          </table:table-cell>
          <table:table-cell table:style-name="ce92" table:formula="of:=TRUNC(AVERAGE([.S64:.S73]);3)" office:value-type="float" office:value="18704.3" calcext:value-type="float">
            <text:p>18704,3</text:p>
          </table:table-cell>
          <table:table-cell table:style-name="ce92" table:number-columns-repeated="28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96" office:value-type="string" calcext:value-type="string" table:number-columns-spanned="19" table:number-rows-spanned="1">
            <text:p>N=100, 1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58.2493" calcext:value-type="float">
            <text:p>58,249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15" calcext:value-type="float">
            <text:p>1015</text:p>
          </table:table-cell>
          <table:table-cell office:value-type="float" office:value="81844" calcext:value-type="float">
            <text:p>81844</text:p>
          </table:table-cell>
          <table:table-cell/>
          <table:table-cell office:value-type="float" office:value="57.8865" calcext:value-type="float">
            <text:p>57,886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244.94" calcext:value-type="float">
            <text:p>2244,94</text:p>
          </table:table-cell>
          <table:table-cell office:value-type="float" office:value="86825" calcext:value-type="float">
            <text:p>86825</text:p>
          </table:table-cell>
          <table:table-cell/>
          <table:table-cell office:value-type="float" office:value="57.9196" calcext:value-type="float">
            <text:p>57,919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69.75" calcext:value-type="float">
            <text:p>669,75</text:p>
          </table:table-cell>
          <table:table-cell office:value-type="float" office:value="50748" calcext:value-type="float">
            <text:p>50748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57.4284" calcext:value-type="float">
            <text:p>57,428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61.65" calcext:value-type="float">
            <text:p>661,65</text:p>
          </table:table-cell>
          <table:table-cell office:value-type="float" office:value="70046" calcext:value-type="float">
            <text:p>70046</text:p>
          </table:table-cell>
          <table:table-cell/>
          <table:table-cell office:value-type="float" office:value="52.5595" calcext:value-type="float">
            <text:p>52,559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32.73" calcext:value-type="float">
            <text:p>232,73</text:p>
          </table:table-cell>
          <table:table-cell office:value-type="float" office:value="18555" calcext:value-type="float">
            <text:p>18555</text:p>
          </table:table-cell>
          <table:table-cell/>
          <table:table-cell office:value-type="float" office:value="53.2727" calcext:value-type="float">
            <text:p>53,27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71.62" calcext:value-type="float">
            <text:p>571,62</text:p>
          </table:table-cell>
          <table:table-cell office:value-type="float" office:value="52632" calcext:value-type="float">
            <text:p>52632</text:p>
          </table:table-cell>
          <table:table-cell table:number-columns-repeated="100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57.4467" calcext:value-type="float">
            <text:p>57,446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077.57" calcext:value-type="float">
            <text:p>3077,57</text:p>
          </table:table-cell>
          <table:table-cell office:value-type="float" office:value="307127" calcext:value-type="float">
            <text:p>307127</text:p>
          </table:table-cell>
          <table:table-cell/>
          <table:table-cell office:value-type="float" office:value="57.2575" calcext:value-type="float">
            <text:p>57,257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659.35" calcext:value-type="float">
            <text:p>1659,35</text:p>
          </table:table-cell>
          <table:table-cell office:value-type="float" office:value="246767" calcext:value-type="float">
            <text:p>246767</text:p>
          </table:table-cell>
          <table:table-cell/>
          <table:table-cell office:value-type="float" office:value="57.327" calcext:value-type="float">
            <text:p>57,3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116.41" calcext:value-type="float">
            <text:p>2116,41</text:p>
          </table:table-cell>
          <table:table-cell office:value-type="float" office:value="251425" calcext:value-type="float">
            <text:p>251425</text:p>
          </table:table-cell>
          <table:table-cell table:number-columns-repeated="100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57.6247" calcext:value-type="float">
            <text:p>57,62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21.46" calcext:value-type="float">
            <text:p>621,46</text:p>
          </table:table-cell>
          <table:table-cell office:value-type="float" office:value="66946" calcext:value-type="float">
            <text:p>66946</text:p>
          </table:table-cell>
          <table:table-cell/>
          <table:table-cell office:value-type="float" office:value="52.2007" calcext:value-type="float">
            <text:p>52,200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13.62" calcext:value-type="float">
            <text:p>713,62</text:p>
          </table:table-cell>
          <table:table-cell office:value-type="float" office:value="63786" calcext:value-type="float">
            <text:p>63786</text:p>
          </table:table-cell>
          <table:table-cell/>
          <table:table-cell office:value-type="float" office:value="53.3786" calcext:value-type="float">
            <text:p>53,378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99.92" calcext:value-type="float">
            <text:p>599,92</text:p>
          </table:table-cell>
          <table:table-cell office:value-type="float" office:value="59170" calcext:value-type="float">
            <text:p>59170</text:p>
          </table:table-cell>
          <table:table-cell table:number-columns-repeated="100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57.5497" calcext:value-type="float">
            <text:p>57,549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30.39" calcext:value-type="float">
            <text:p>630,39</text:p>
          </table:table-cell>
          <table:table-cell office:value-type="float" office:value="53767" calcext:value-type="float">
            <text:p>53767</text:p>
          </table:table-cell>
          <table:table-cell/>
          <table:table-cell office:value-type="float" office:value="56.9136" calcext:value-type="float">
            <text:p>56,91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73.46" calcext:value-type="float">
            <text:p>473,46</text:p>
          </table:table-cell>
          <table:table-cell office:value-type="float" office:value="47544" calcext:value-type="float">
            <text:p>47544</text:p>
          </table:table-cell>
          <table:table-cell/>
          <table:table-cell office:value-type="float" office:value="56.9962" calcext:value-type="float">
            <text:p>56,996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08.2" calcext:value-type="float">
            <text:p>408,2</text:p>
          </table:table-cell>
          <table:table-cell office:value-type="float" office:value="44640" calcext:value-type="float">
            <text:p>44640</text:p>
          </table:table-cell>
          <table:table-cell table:number-columns-repeated="1005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57.2993" calcext:value-type="float">
            <text:p>57,299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45.04" calcext:value-type="float">
            <text:p>1045,04</text:p>
          </table:table-cell>
          <table:table-cell office:value-type="float" office:value="109353" calcext:value-type="float">
            <text:p>109353</text:p>
          </table:table-cell>
          <table:table-cell/>
          <table:table-cell office:value-type="float" office:value="56.8111" calcext:value-type="float">
            <text:p>56,811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787.89" calcext:value-type="float">
            <text:p>1787,89</text:p>
          </table:table-cell>
          <table:table-cell office:value-type="float" office:value="171182" calcext:value-type="float">
            <text:p>171182</text:p>
          </table:table-cell>
          <table:table-cell/>
          <table:table-cell office:value-type="float" office:value="56.9825" calcext:value-type="float">
            <text:p>56,982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823.41" calcext:value-type="float">
            <text:p>1823,41</text:p>
          </table:table-cell>
          <table:table-cell office:value-type="float" office:value="136783" calcext:value-type="float">
            <text:p>136783</text:p>
          </table:table-cell>
          <table:table-cell table:number-columns-repeated="1005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57.2898" calcext:value-type="float">
            <text:p>57,289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340.54" calcext:value-type="float">
            <text:p>2340,54</text:p>
          </table:table-cell>
          <table:table-cell office:value-type="float" office:value="158984" calcext:value-type="float">
            <text:p>158984</text:p>
          </table:table-cell>
          <table:table-cell/>
          <table:table-cell office:value-type="float" office:value="56.7836" calcext:value-type="float">
            <text:p>56,78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101.8" calcext:value-type="float">
            <text:p>1101,8</text:p>
          </table:table-cell>
          <table:table-cell office:value-type="float" office:value="93604" calcext:value-type="float">
            <text:p>93604</text:p>
          </table:table-cell>
          <table:table-cell/>
          <table:table-cell office:value-type="float" office:value="56.7836" calcext:value-type="float">
            <text:p>56,78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47.21" calcext:value-type="float">
            <text:p>1047,21</text:p>
          </table:table-cell>
          <table:table-cell office:value-type="float" office:value="98632" calcext:value-type="float">
            <text:p>98632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57.1256" calcext:value-type="float">
            <text:p>57,125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979.14" calcext:value-type="float">
            <text:p>1979,14</text:p>
          </table:table-cell>
          <table:table-cell office:value-type="float" office:value="271387" calcext:value-type="float">
            <text:p>271387</text:p>
          </table:table-cell>
          <table:table-cell/>
          <table:table-cell office:value-type="float" office:value="57.0091" calcext:value-type="float">
            <text:p>57,009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633.95" calcext:value-type="float">
            <text:p>1633,95</text:p>
          </table:table-cell>
          <table:table-cell office:value-type="float" office:value="173284" calcext:value-type="float">
            <text:p>173284</text:p>
          </table:table-cell>
          <table:table-cell/>
          <table:table-cell office:value-type="float" office:value="57.0091" calcext:value-type="float">
            <text:p>57,009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631.63" calcext:value-type="float">
            <text:p>1631,63</text:p>
          </table:table-cell>
          <table:table-cell office:value-type="float" office:value="173284" calcext:value-type="float">
            <text:p>173284</text:p>
          </table:table-cell>
          <table:table-cell table:number-columns-repeated="1005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58.1223" calcext:value-type="float">
            <text:p>58,122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86.52" calcext:value-type="float">
            <text:p>1086,52</text:p>
          </table:table-cell>
          <table:table-cell office:value-type="float" office:value="116079" calcext:value-type="float">
            <text:p>116079</text:p>
          </table:table-cell>
          <table:table-cell/>
          <table:table-cell office:value-type="float" office:value="57.3458" calcext:value-type="float">
            <text:p>57,345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66.24" calcext:value-type="float">
            <text:p>766,24</text:p>
          </table:table-cell>
          <table:table-cell office:value-type="float" office:value="93643" calcext:value-type="float">
            <text:p>93643</text:p>
          </table:table-cell>
          <table:table-cell/>
          <table:table-cell office:value-type="float" office:value="57.572" calcext:value-type="float">
            <text:p>57,57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67.57" calcext:value-type="float">
            <text:p>1067,57</text:p>
          </table:table-cell>
          <table:table-cell office:value-type="float" office:value="108525" calcext:value-type="float">
            <text:p>108525</text:p>
          </table:table-cell>
          <table:table-cell table:number-columns-repeated="1005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57.6826" calcext:value-type="float">
            <text:p>57,682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56.8" calcext:value-type="float">
            <text:p>756,8</text:p>
          </table:table-cell>
          <table:table-cell office:value-type="float" office:value="87298" calcext:value-type="float">
            <text:p>87298</text:p>
          </table:table-cell>
          <table:table-cell/>
          <table:table-cell office:value-type="float" office:value="52.4859" calcext:value-type="float">
            <text:p>52,485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80.74" calcext:value-type="float">
            <text:p>680,74</text:p>
          </table:table-cell>
          <table:table-cell office:value-type="float" office:value="112627" calcext:value-type="float">
            <text:p>112627</text:p>
          </table:table-cell>
          <table:table-cell/>
          <table:table-cell office:value-type="float" office:value="53.4564" calcext:value-type="float">
            <text:p>53,456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12.31" calcext:value-type="float">
            <text:p>1012,31</text:p>
          </table:table-cell>
          <table:table-cell office:value-type="float" office:value="108354" calcext:value-type="float">
            <text:p>108354</text:p>
          </table:table-cell>
          <table:table-cell table:number-columns-repeated="1005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79:.C88]);3)" office:value-type="float" office:value="57.581" calcext:value-type="float">
            <text:p>57,581</text:p>
          </table:table-cell>
          <table:table-cell table:style-name="ce92" table:formula="of:=TRUNC(AVERAGE([.D79:.D88]);3)" office:value-type="float" office:value="38.9" calcext:value-type="float">
            <text:p>38,9</text:p>
          </table:table-cell>
          <table:table-cell table:style-name="ce92" table:formula="of:=TRUNC(AVERAGE([.E79:.E88]);3)" office:value-type="float" office:value="38.9" calcext:value-type="float">
            <text:p>38,9</text:p>
          </table:table-cell>
          <table:table-cell table:style-name="ce92" table:formula="of:=TRUNC(AVERAGE([.F79:.F88]);3)" office:value-type="float" office:value="1321.411" calcext:value-type="float">
            <text:p>1321,411</text:p>
          </table:table-cell>
          <table:table-cell table:style-name="ce92" table:formula="of:=TRUNC(AVERAGE([.G79:.G88]);3)" office:value-type="float" office:value="132283.1" calcext:value-type="float">
            <text:p>132283,1</text:p>
          </table:table-cell>
          <table:table-cell table:style-name="ce92"/>
          <table:table-cell table:style-name="ce92" table:formula="of:=TRUNC(AVERAGE([.I79:.I88]);3)" office:value-type="float" office:value="55.725" calcext:value-type="float">
            <text:p>55,725</text:p>
          </table:table-cell>
          <table:table-cell table:style-name="ce92" table:formula="of:=TRUNC(AVERAGE([.J79:.J88]);3)" office:value-type="float" office:value="38.9" calcext:value-type="float">
            <text:p>38,9</text:p>
          </table:table-cell>
          <table:table-cell table:style-name="ce92" table:formula="of:=TRUNC(AVERAGE([.K79:.K88]);3)" office:value-type="float" office:value="38.9" calcext:value-type="float">
            <text:p>38,9</text:p>
          </table:table-cell>
          <table:table-cell table:style-name="ce92" table:formula="of:=TRUNC(AVERAGE([.L79:.L88]);3)" office:value-type="float" office:value="1129.472" calcext:value-type="float">
            <text:p>1129,472</text:p>
          </table:table-cell>
          <table:table-cell table:style-name="ce92" table:formula="of:=TRUNC(AVERAGE([.M79:.M88]);3)" office:value-type="float" office:value="110781.7" calcext:value-type="float">
            <text:p>110781,7</text:p>
          </table:table-cell>
          <table:table-cell table:style-name="ce92"/>
          <table:table-cell table:style-name="ce92" table:formula="of:=TRUNC(AVERAGE([.O79:.O88]);3)" office:value-type="float" office:value="56.069" calcext:value-type="float">
            <text:p>56,069</text:p>
          </table:table-cell>
          <table:table-cell table:style-name="ce92" table:formula="of:=TRUNC(AVERAGE([.P79:.P88]);3)" office:value-type="float" office:value="38.9" calcext:value-type="float">
            <text:p>38,9</text:p>
          </table:table-cell>
          <table:table-cell table:style-name="ce92" table:formula="of:=TRUNC(AVERAGE([.Q79:.Q88]);3)" office:value-type="float" office:value="38.9" calcext:value-type="float">
            <text:p>38,9</text:p>
          </table:table-cell>
          <table:table-cell table:style-name="ce92" table:formula="of:=TRUNC(AVERAGE([.R79:.R88]);3)" office:value-type="float" office:value="1094.803" calcext:value-type="float">
            <text:p>1094,803</text:p>
          </table:table-cell>
          <table:table-cell table:style-name="ce92" table:formula="of:=TRUNC(AVERAGE([.S79:.S88]);3)" office:value-type="float" office:value="108419.3" calcext:value-type="float">
            <text:p>108419,3</text:p>
          </table:table-cell>
          <table:table-cell table:style-name="ce92" table:number-columns-repeated="28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96" office:value-type="string" calcext:value-type="string" table:number-columns-spanned="19" table:number-rows-spanned="1">
            <text:p>N=50, 3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7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109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27.1077" calcext:value-type="float">
            <text:p>27,107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.21" calcext:value-type="float">
            <text:p>7,21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1.1319" calcext:value-type="float">
            <text:p>21,13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.72" calcext:value-type="float">
            <text:p>9,72</text:p>
          </table:table-cell>
          <table:table-cell office:value-type="float" office:value="2105" calcext:value-type="float">
            <text:p>2105</text:p>
          </table:table-cell>
          <table:table-cell/>
          <table:table-cell office:value-type="float" office:value="23.6565" calcext:value-type="float">
            <text:p>23,65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.67" calcext:value-type="float">
            <text:p>8,67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float" office:value="54.4319519996643" calcext:value-type="float">
            <text:p>54,4319519996643</text:p>
          </table:table-cell>
          <table:table-cell table:number-columns-repeated="100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27.071" calcext:value-type="float">
            <text:p>27,07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.9" calcext:value-type="float">
            <text:p>7,9</text:p>
          </table:table-cell>
          <table:table-cell office:value-type="float" office:value="2228" calcext:value-type="float">
            <text:p>2228</text:p>
          </table:table-cell>
          <table:table-cell/>
          <table:table-cell office:value-type="float" office:value="20.8047" calcext:value-type="float">
            <text:p>20,804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.35" calcext:value-type="float">
            <text:p>10,35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23.5446" calcext:value-type="float">
            <text:p>23,54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.14" calcext:value-type="float">
            <text:p>11,14</text:p>
          </table:table-cell>
          <table:table-cell office:value-type="float" office:value="3246" calcext:value-type="float">
            <text:p>3246</text:p>
          </table:table-cell>
          <table:table-cell/>
          <table:table-cell office:value-type="float" office:value="57.0246243476868" calcext:value-type="float">
            <text:p>57,0246243476868</text:p>
          </table:table-cell>
          <table:table-cell table:number-columns-repeated="100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7.2213" calcext:value-type="float">
            <text:p>27,22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.94" calcext:value-type="float">
            <text:p>5,94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float" office:value="21.156" calcext:value-type="float">
            <text:p>21,15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.32" calcext:value-type="float">
            <text:p>6,32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float" office:value="23.4182" calcext:value-type="float">
            <text:p>23,418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.57" calcext:value-type="float">
            <text:p>5,57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45.9343013763428" calcext:value-type="float">
            <text:p>45,9343013763428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27.2043" calcext:value-type="float">
            <text:p>27,20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5" calcext:value-type="float">
            <text:p>3,25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21.6235" calcext:value-type="float">
            <text:p>21,62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87" calcext:value-type="float">
            <text:p>3,8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.9841" calcext:value-type="float">
            <text:p>23,98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8" calcext:value-type="float">
            <text:p>3,28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46.9055018424988" calcext:value-type="float">
            <text:p>46,9055018424988</text:p>
          </table:table-cell>
          <table:table-cell table:number-columns-repeated="100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27.058" calcext:value-type="float">
            <text:p>27,05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.28" calcext:value-type="float">
            <text:p>10,28</text:p>
          </table:table-cell>
          <table:table-cell office:value-type="float" office:value="4537" calcext:value-type="float">
            <text:p>4537</text:p>
          </table:table-cell>
          <table:table-cell/>
          <table:table-cell office:value-type="float" office:value="21.3493" calcext:value-type="float">
            <text:p>21,349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4.78" calcext:value-type="float">
            <text:p>14,78</text:p>
          </table:table-cell>
          <table:table-cell office:value-type="float" office:value="3855" calcext:value-type="float">
            <text:p>3855</text:p>
          </table:table-cell>
          <table:table-cell/>
          <table:table-cell office:value-type="float" office:value="23.6606" calcext:value-type="float">
            <text:p>23,660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03" calcext:value-type="float">
            <text:p>13,03</text:p>
          </table:table-cell>
          <table:table-cell office:value-type="float" office:value="5409" calcext:value-type="float">
            <text:p>5409</text:p>
          </table:table-cell>
          <table:table-cell/>
          <table:table-cell office:value-type="float" office:value="61.1535089015961" calcext:value-type="float">
            <text:p>61,1535089015961</text:p>
          </table:table-cell>
          <table:table-cell table:number-columns-repeated="1003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27.0925" calcext:value-type="float">
            <text:p>27,09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.79" calcext:value-type="float">
            <text:p>7,79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21.101" calcext:value-type="float">
            <text:p>21,10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.16" calcext:value-type="float">
            <text:p>6,16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23.6079" calcext:value-type="float">
            <text:p>23,607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.03" calcext:value-type="float">
            <text:p>6,03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57.7531507015228" calcext:value-type="float">
            <text:p>57,7531507015228</text:p>
          </table:table-cell>
          <table:table-cell table:number-columns-repeated="1003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27.0578" calcext:value-type="float">
            <text:p>27,057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.37" calcext:value-type="float">
            <text:p>9,37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float" office:value="21.0639" calcext:value-type="float">
            <text:p>21,06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.48" calcext:value-type="float">
            <text:p>12,48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23.875" calcext:value-type="float">
            <text:p>23,8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.17" calcext:value-type="float">
            <text:p>9,17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63.5612142086029" calcext:value-type="float">
            <text:p>63,5612142086029</text:p>
          </table:table-cell>
          <table:table-cell table:number-columns-repeated="1003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27.0132" calcext:value-type="float">
            <text:p>27,01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.44" calcext:value-type="float">
            <text:p>12,44</text:p>
          </table:table-cell>
          <table:table-cell office:value-type="float" office:value="3797" calcext:value-type="float">
            <text:p>3797</text:p>
          </table:table-cell>
          <table:table-cell/>
          <table:table-cell office:value-type="float" office:value="21.464" calcext:value-type="float">
            <text:p>21,4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.51" calcext:value-type="float">
            <text:p>11,51</text:p>
          </table:table-cell>
          <table:table-cell office:value-type="float" office:value="2321" calcext:value-type="float">
            <text:p>2321</text:p>
          </table:table-cell>
          <table:table-cell/>
          <table:table-cell office:value-type="float" office:value="23.8887" calcext:value-type="float">
            <text:p>23,888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.13" calcext:value-type="float">
            <text:p>15,13</text:p>
          </table:table-cell>
          <table:table-cell office:value-type="float" office:value="4997" calcext:value-type="float">
            <text:p>4997</text:p>
          </table:table-cell>
          <table:table-cell/>
          <table:table-cell office:value-type="float" office:value="68.057300567627" calcext:value-type="float">
            <text:p>68,057300567627</text:p>
          </table:table-cell>
          <table:table-cell table:number-columns-repeated="1003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27.043" calcext:value-type="float">
            <text:p>27,0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.14" calcext:value-type="float">
            <text:p>11,14</text:p>
          </table:table-cell>
          <table:table-cell office:value-type="float" office:value="2830" calcext:value-type="float">
            <text:p>2830</text:p>
          </table:table-cell>
          <table:table-cell/>
          <table:table-cell office:value-type="float" office:value="20.64" calcext:value-type="float">
            <text:p>20,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.71" calcext:value-type="float">
            <text:p>7,71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23.7576" calcext:value-type="float">
            <text:p>23,75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.2" calcext:value-type="float">
            <text:p>6,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9.6762416362762" calcext:value-type="float">
            <text:p>59,6762416362762</text:p>
          </table:table-cell>
          <table:table-cell table:number-columns-repeated="1003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27.1014" calcext:value-type="float">
            <text:p>27,10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.76" calcext:value-type="float">
            <text:p>6,76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21.2577" calcext:value-type="float">
            <text:p>21,257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.1" calcext:value-type="float">
            <text:p>13,1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3.7857" calcext:value-type="float">
            <text:p>23,78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.61" calcext:value-type="float">
            <text:p>9,61</text:p>
          </table:table-cell>
          <table:table-cell office:value-type="float" office:value="2777" calcext:value-type="float">
            <text:p>2777</text:p>
          </table:table-cell>
          <table:table-cell/>
          <table:table-cell office:value-type="float" office:value="54.8345592021942" calcext:value-type="float">
            <text:p>54,8345592021942</text:p>
          </table:table-cell>
          <table:table-cell table:number-columns-repeated="1003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94:.C103]);3)" office:value-type="float" office:value="27.097" calcext:value-type="float">
            <text:p>27,097</text:p>
          </table:table-cell>
          <table:table-cell table:style-name="ce92" table:formula="of:=TRUNC(AVERAGE([.D94:.D103]);3)" office:value-type="float" office:value="15" calcext:value-type="float">
            <text:p>15</text:p>
          </table:table-cell>
          <table:table-cell table:style-name="ce92" table:formula="of:=TRUNC(AVERAGE([.E94:.E103]);3)" office:value-type="float" office:value="15" calcext:value-type="float">
            <text:p>15</text:p>
          </table:table-cell>
          <table:table-cell table:style-name="ce92" table:formula="of:=TRUNC(AVERAGE([.F94:.F103]);3)" office:value-type="float" office:value="8.208" calcext:value-type="float">
            <text:p>8,208</text:p>
          </table:table-cell>
          <table:table-cell table:style-name="ce92" table:formula="of:=TRUNC(AVERAGE([.G94:.G103]);3)" office:value-type="float" office:value="2707.9" calcext:value-type="float">
            <text:p>2707,9</text:p>
          </table:table-cell>
          <table:table-cell table:style-name="ce92"/>
          <table:table-cell table:style-name="ce92" table:formula="of:=TRUNC(AVERAGE([.I94:.I103]);3)" office:value-type="float" office:value="21.159" calcext:value-type="float">
            <text:p>21,159</text:p>
          </table:table-cell>
          <table:table-cell table:style-name="ce92" table:formula="of:=TRUNC(AVERAGE([.J94:.J103]);3)" office:value-type="float" office:value="15" calcext:value-type="float">
            <text:p>15</text:p>
          </table:table-cell>
          <table:table-cell table:style-name="ce92" table:formula="of:=TRUNC(AVERAGE([.K94:.K103]);3)" office:value-type="float" office:value="15" calcext:value-type="float">
            <text:p>15</text:p>
          </table:table-cell>
          <table:table-cell table:style-name="ce92" table:formula="of:=TRUNC(AVERAGE([.L94:.L103]);3)" office:value-type="float" office:value="9.6" calcext:value-type="float">
            <text:p>9,6</text:p>
          </table:table-cell>
          <table:table-cell table:style-name="ce92" table:formula="of:=TRUNC(AVERAGE([.M94:.M103]);3)" office:value-type="float" office:value="1826.9" calcext:value-type="float">
            <text:p>1826,9</text:p>
          </table:table-cell>
          <table:table-cell table:style-name="ce92"/>
          <table:table-cell table:style-name="ce92" table:formula="of:=TRUNC(AVERAGE([.O94:.O103]);3)" office:value-type="float" office:value="23.717" calcext:value-type="float">
            <text:p>23,717</text:p>
          </table:table-cell>
          <table:table-cell table:style-name="ce92" table:formula="of:=TRUNC(AVERAGE([.P94:.P103]);3)" office:value-type="float" office:value="15" calcext:value-type="float">
            <text:p>15</text:p>
          </table:table-cell>
          <table:table-cell table:style-name="ce92" table:formula="of:=TRUNC(AVERAGE([.Q94:.Q103]);3)" office:value-type="float" office:value="15" calcext:value-type="float">
            <text:p>15</text:p>
          </table:table-cell>
          <table:table-cell table:style-name="ce92" table:formula="of:=TRUNC(AVERAGE([.R94:.R103]);3)" office:value-type="float" office:value="8.783" calcext:value-type="float">
            <text:p>8,783</text:p>
          </table:table-cell>
          <table:table-cell table:style-name="ce92" table:formula="of:=TRUNC(AVERAGE([.S94:.S103]);3)" office:value-type="float" office:value="2438.4" calcext:value-type="float">
            <text:p>2438,4</text:p>
          </table:table-cell>
          <table:table-cell table:style-name="ce92"/>
          <table:table-cell table:style-name="ce92" table:formula="of:=TRUNC(AVERAGE([.U94:.U103]);3)" office:value-type="float" office:value="56.933" calcext:value-type="float">
            <text:p>56,933</text:p>
          </table:table-cell>
          <table:table-cell table:style-name="ce92" table:number-columns-repeated="26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96" office:value-type="string" calcext:value-type="string" table:number-columns-spanned="19" table:number-rows-spanned="1">
            <text:p>N=60, 3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7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109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31.9184" calcext:value-type="float">
            <text:p>31,91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.53" calcext:value-type="float">
            <text:p>100,53</text:p>
          </table:table-cell>
          <table:table-cell office:value-type="float" office:value="16255" calcext:value-type="float">
            <text:p>16255</text:p>
          </table:table-cell>
          <table:table-cell/>
          <table:table-cell office:value-type="float" office:value="22.5601" calcext:value-type="float">
            <text:p>22,560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9.84" calcext:value-type="float">
            <text:p>69,84</text:p>
          </table:table-cell>
          <table:table-cell office:value-type="float" office:value="6155" calcext:value-type="float">
            <text:p>6155</text:p>
          </table:table-cell>
          <table:table-cell/>
          <table:table-cell office:value-type="float" office:value="25.3516" calcext:value-type="float">
            <text:p>25,35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5.33" calcext:value-type="float">
            <text:p>95,33</text:p>
          </table:table-cell>
          <table:table-cell office:value-type="float" office:value="13553" calcext:value-type="float">
            <text:p>13553</text:p>
          </table:table-cell>
          <table:table-cell/>
          <table:table-cell office:value-type="float" office:value="452.941944122314" calcext:value-type="float">
            <text:p>452,941944122314</text:p>
          </table:table-cell>
          <table:table-cell table:number-columns-repeated="100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32.0209" calcext:value-type="float">
            <text:p>32,020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.74" calcext:value-type="float">
            <text:p>33,74</text:p>
          </table:table-cell>
          <table:table-cell office:value-type="float" office:value="6240" calcext:value-type="float">
            <text:p>6240</text:p>
          </table:table-cell>
          <table:table-cell/>
          <table:table-cell office:value-type="float" office:value="22.7577" calcext:value-type="float">
            <text:p>22,75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3.06" calcext:value-type="float">
            <text:p>63,06</text:p>
          </table:table-cell>
          <table:table-cell office:value-type="float" office:value="8337" calcext:value-type="float">
            <text:p>8337</text:p>
          </table:table-cell>
          <table:table-cell/>
          <table:table-cell office:value-type="float" office:value="25.8809" calcext:value-type="float">
            <text:p>25,880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4.74" calcext:value-type="float">
            <text:p>74,74</text:p>
          </table:table-cell>
          <table:table-cell office:value-type="float" office:value="15770" calcext:value-type="float">
            <text:p>15770</text:p>
          </table:table-cell>
          <table:table-cell/>
          <table:table-cell office:value-type="float" office:value="365.389878034592" calcext:value-type="float">
            <text:p>365,389878034592</text:p>
          </table:table-cell>
          <table:table-cell table:number-columns-repeated="100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32.0005" calcext:value-type="float">
            <text:p>32,000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.05" calcext:value-type="float">
            <text:p>15,05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float" office:value="22.5109" calcext:value-type="float">
            <text:p>22,510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.64" calcext:value-type="float">
            <text:p>17,64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25.6852" calcext:value-type="float">
            <text:p>25,685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.14" calcext:value-type="float">
            <text:p>18,14</text:p>
          </table:table-cell>
          <table:table-cell office:value-type="float" office:value="3045" calcext:value-type="float">
            <text:p>3045</text:p>
          </table:table-cell>
          <table:table-cell/>
          <table:table-cell office:value-type="float" office:value="455.5438849926" calcext:value-type="float">
            <text:p>455,5438849926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32.0349" calcext:value-type="float">
            <text:p>32,034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.81" calcext:value-type="float">
            <text:p>26,81</text:p>
          </table:table-cell>
          <table:table-cell office:value-type="float" office:value="5612" calcext:value-type="float">
            <text:p>5612</text:p>
          </table:table-cell>
          <table:table-cell/>
          <table:table-cell office:value-type="float" office:value="22.74" calcext:value-type="float">
            <text:p>22,7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.68" calcext:value-type="float">
            <text:p>24,68</text:p>
          </table:table-cell>
          <table:table-cell office:value-type="float" office:value="2990" calcext:value-type="float">
            <text:p>2990</text:p>
          </table:table-cell>
          <table:table-cell/>
          <table:table-cell office:value-type="float" office:value="26.3622" calcext:value-type="float">
            <text:p>26,36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1.28" calcext:value-type="float">
            <text:p>41,28</text:p>
          </table:table-cell>
          <table:table-cell office:value-type="float" office:value="7988" calcext:value-type="float">
            <text:p>7988</text:p>
          </table:table-cell>
          <table:table-cell/>
          <table:table-cell office:value-type="float" office:value="406.838691949844" calcext:value-type="float">
            <text:p>406,838691949844</text:p>
          </table:table-cell>
          <table:table-cell table:number-columns-repeated="100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31.9879" calcext:value-type="float">
            <text:p>31,987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7.21" calcext:value-type="float">
            <text:p>37,21</text:p>
          </table:table-cell>
          <table:table-cell office:value-type="float" office:value="6716" calcext:value-type="float">
            <text:p>6716</text:p>
          </table:table-cell>
          <table:table-cell/>
          <table:table-cell office:value-type="float" office:value="22.8191" calcext:value-type="float">
            <text:p>22,819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.54" calcext:value-type="float">
            <text:p>25,54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float" office:value="25.7473" calcext:value-type="float">
            <text:p>25,747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5.1" calcext:value-type="float">
            <text:p>55,1</text:p>
          </table:table-cell>
          <table:table-cell office:value-type="float" office:value="7498" calcext:value-type="float">
            <text:p>7498</text:p>
          </table:table-cell>
          <table:table-cell/>
          <table:table-cell office:value-type="float" office:value="402.428078651428" calcext:value-type="float">
            <text:p>402,428078651428</text:p>
          </table:table-cell>
          <table:table-cell table:number-columns-repeated="1003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32.0912" calcext:value-type="float">
            <text:p>32,09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.35" calcext:value-type="float">
            <text:p>36,35</text:p>
          </table:table-cell>
          <table:table-cell office:value-type="float" office:value="7770" calcext:value-type="float">
            <text:p>7770</text:p>
          </table:table-cell>
          <table:table-cell/>
          <table:table-cell office:value-type="float" office:value="23.4716" calcext:value-type="float">
            <text:p>23,47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2.69" calcext:value-type="float">
            <text:p>42,69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26.4444" calcext:value-type="float">
            <text:p>26,444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0.33" calcext:value-type="float">
            <text:p>50,33</text:p>
          </table:table-cell>
          <table:table-cell office:value-type="float" office:value="8461" calcext:value-type="float">
            <text:p>8461</text:p>
          </table:table-cell>
          <table:table-cell/>
          <table:table-cell office:value-type="float" office:value="372.37055850029" calcext:value-type="float">
            <text:p>372,37055850029</text:p>
          </table:table-cell>
          <table:table-cell table:number-columns-repeated="1003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32.0687" calcext:value-type="float">
            <text:p>32,068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7.57" calcext:value-type="float">
            <text:p>37,57</text:p>
          </table:table-cell>
          <table:table-cell office:value-type="float" office:value="5914" calcext:value-type="float">
            <text:p>5914</text:p>
          </table:table-cell>
          <table:table-cell/>
          <table:table-cell office:value-type="float" office:value="23.1392" calcext:value-type="float">
            <text:p>23,139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9.85" calcext:value-type="float">
            <text:p>49,85</text:p>
          </table:table-cell>
          <table:table-cell office:value-type="float" office:value="4645" calcext:value-type="float">
            <text:p>4645</text:p>
          </table:table-cell>
          <table:table-cell/>
          <table:table-cell office:value-type="float" office:value="25.9615" calcext:value-type="float">
            <text:p>25,96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1.57" calcext:value-type="float">
            <text:p>41,57</text:p>
          </table:table-cell>
          <table:table-cell office:value-type="float" office:value="5874" calcext:value-type="float">
            <text:p>5874</text:p>
          </table:table-cell>
          <table:table-cell/>
          <table:table-cell office:value-type="float" office:value="354.344543457031" calcext:value-type="float">
            <text:p>354,344543457031</text:p>
          </table:table-cell>
          <table:table-cell table:number-columns-repeated="1003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31.9873" calcext:value-type="float">
            <text:p>31,987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.4" calcext:value-type="float">
            <text:p>35,4</text:p>
          </table:table-cell>
          <table:table-cell office:value-type="float" office:value="7542" calcext:value-type="float">
            <text:p>7542</text:p>
          </table:table-cell>
          <table:table-cell/>
          <table:table-cell office:value-type="float" office:value="22.597" calcext:value-type="float">
            <text:p>22,59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6.65" calcext:value-type="float">
            <text:p>96,65</text:p>
          </table:table-cell>
          <table:table-cell office:value-type="float" office:value="12015" calcext:value-type="float">
            <text:p>12015</text:p>
          </table:table-cell>
          <table:table-cell/>
          <table:table-cell office:value-type="float" office:value="26.0642" calcext:value-type="float">
            <text:p>26,06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7.23" calcext:value-type="float">
            <text:p>47,23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float" office:value="412.524019241333" calcext:value-type="float">
            <text:p>412,524019241333</text:p>
          </table:table-cell>
          <table:table-cell table:number-columns-repeated="1003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32.0731" calcext:value-type="float">
            <text:p>32,07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1.66" calcext:value-type="float">
            <text:p>31,66</text:p>
          </table:table-cell>
          <table:table-cell office:value-type="float" office:value="6808" calcext:value-type="float">
            <text:p>6808</text:p>
          </table:table-cell>
          <table:table-cell/>
          <table:table-cell office:value-type="float" office:value="22.9908" calcext:value-type="float">
            <text:p>22,990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3.64" calcext:value-type="float">
            <text:p>33,64</text:p>
          </table:table-cell>
          <table:table-cell office:value-type="float" office:value="3729" calcext:value-type="float">
            <text:p>3729</text:p>
          </table:table-cell>
          <table:table-cell/>
          <table:table-cell office:value-type="float" office:value="25.7881" calcext:value-type="float">
            <text:p>25,788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9.67" calcext:value-type="float">
            <text:p>29,67</text:p>
          </table:table-cell>
          <table:table-cell office:value-type="float" office:value="3770" calcext:value-type="float">
            <text:p>3770</text:p>
          </table:table-cell>
          <table:table-cell/>
          <table:table-cell office:value-type="float" office:value="398.669532060623" calcext:value-type="float">
            <text:p>398,669532060623</text:p>
          </table:table-cell>
          <table:table-cell table:number-columns-repeated="1003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31.9668" calcext:value-type="float">
            <text:p>31,966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3.85" calcext:value-type="float">
            <text:p>43,85</text:p>
          </table:table-cell>
          <table:table-cell office:value-type="float" office:value="7735" calcext:value-type="float">
            <text:p>7735</text:p>
          </table:table-cell>
          <table:table-cell/>
          <table:table-cell office:value-type="float" office:value="22.8545" calcext:value-type="float">
            <text:p>22,85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.25" calcext:value-type="float">
            <text:p>38,25</text:p>
          </table:table-cell>
          <table:table-cell office:value-type="float" office:value="3969" calcext:value-type="float">
            <text:p>3969</text:p>
          </table:table-cell>
          <table:table-cell/>
          <table:table-cell office:value-type="float" office:value="26.557" calcext:value-type="float">
            <text:p>26,55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5.63" calcext:value-type="float">
            <text:p>65,63</text:p>
          </table:table-cell>
          <table:table-cell office:value-type="float" office:value="9918" calcext:value-type="float">
            <text:p>9918</text:p>
          </table:table-cell>
          <table:table-cell/>
          <table:table-cell office:value-type="float" office:value="458.106759786606" calcext:value-type="float">
            <text:p>458,106759786606</text:p>
          </table:table-cell>
          <table:table-cell table:number-columns-repeated="1003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109:.C118]);3)" office:value-type="float" office:value="32.014" calcext:value-type="float">
            <text:p>32,014</text:p>
          </table:table-cell>
          <table:table-cell table:style-name="ce92" table:formula="of:=TRUNC(AVERAGE([.D109:.D118]);3)" office:value-type="float" office:value="16.6" calcext:value-type="float">
            <text:p>16,6</text:p>
          </table:table-cell>
          <table:table-cell table:style-name="ce92" table:formula="of:=TRUNC(AVERAGE([.E109:.E118]);3)" office:value-type="float" office:value="16.6" calcext:value-type="float">
            <text:p>16,6</text:p>
          </table:table-cell>
          <table:table-cell table:style-name="ce92" table:formula="of:=TRUNC(AVERAGE([.F109:.F118]);3)" office:value-type="float" office:value="39.817" calcext:value-type="float">
            <text:p>39,817</text:p>
          </table:table-cell>
          <table:table-cell table:style-name="ce92" table:formula="of:=TRUNC(AVERAGE([.G109:.G118]);3)" office:value-type="float" office:value="7344.9" calcext:value-type="float">
            <text:p>7344,9</text:p>
          </table:table-cell>
          <table:table-cell table:style-name="ce92"/>
          <table:table-cell table:style-name="ce92" table:formula="of:=TRUNC(AVERAGE([.I109:.I118]);3)" office:value-type="float" office:value="22.844" calcext:value-type="float">
            <text:p>22,844</text:p>
          </table:table-cell>
          <table:table-cell table:style-name="ce92" table:formula="of:=TRUNC(AVERAGE([.J109:.J118]);3)" office:value-type="float" office:value="16.6" calcext:value-type="float">
            <text:p>16,6</text:p>
          </table:table-cell>
          <table:table-cell table:style-name="ce92" table:formula="of:=TRUNC(AVERAGE([.K109:.K118]);3)" office:value-type="float" office:value="16.6" calcext:value-type="float">
            <text:p>16,6</text:p>
          </table:table-cell>
          <table:table-cell table:style-name="ce92" table:formula="of:=TRUNC(AVERAGE([.L109:.L118]);3)" office:value-type="float" office:value="46.184" calcext:value-type="float">
            <text:p>46,184</text:p>
          </table:table-cell>
          <table:table-cell table:style-name="ce92" table:formula="of:=TRUNC(AVERAGE([.M109:.M118]);3)" office:value-type="float" office:value="4888.8" calcext:value-type="float">
            <text:p>4888,8</text:p>
          </table:table-cell>
          <table:table-cell table:style-name="ce92"/>
          <table:table-cell table:style-name="ce92" table:formula="of:=TRUNC(AVERAGE([.O109:.O118]);3)" office:value-type="float" office:value="25.984" calcext:value-type="float">
            <text:p>25,984</text:p>
          </table:table-cell>
          <table:table-cell table:style-name="ce92" table:formula="of:=TRUNC(AVERAGE([.P109:.P118]);3)" office:value-type="float" office:value="16.6" calcext:value-type="float">
            <text:p>16,6</text:p>
          </table:table-cell>
          <table:table-cell table:style-name="ce92" table:formula="of:=TRUNC(AVERAGE([.Q109:.Q118]);3)" office:value-type="float" office:value="16.6" calcext:value-type="float">
            <text:p>16,6</text:p>
          </table:table-cell>
          <table:table-cell table:style-name="ce92" table:formula="of:=TRUNC(AVERAGE([.R109:.R118]);3)" office:value-type="float" office:value="51.902" calcext:value-type="float">
            <text:p>51,902</text:p>
          </table:table-cell>
          <table:table-cell table:style-name="ce92" table:formula="of:=TRUNC(AVERAGE([.S109:.S118]);3)" office:value-type="float" office:value="8311" calcext:value-type="float">
            <text:p>8311</text:p>
          </table:table-cell>
          <table:table-cell table:style-name="ce92"/>
          <table:table-cell table:style-name="ce92" table:formula="of:=TRUNC(AVERAGE([.U109:.U118]);3)" office:value-type="float" office:value="407.915" calcext:value-type="float">
            <text:p>407,915</text:p>
          </table:table-cell>
          <table:table-cell table:style-name="ce92" table:number-columns-repeated="26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96" office:value-type="string" calcext:value-type="string" table:number-columns-spanned="19" table:number-rows-spanned="1">
            <text:p>N=70, 3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7" office:value-type="string" calcext:value-type="string">
            <text:p>Enumeration</text:p>
          </table:table-cell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109" office:value-type="string" calcext:value-type="string">
            <text:p>time</text:p>
          </table:table-cell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36.8773" calcext:value-type="float">
            <text:p>36,877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7.14" calcext:value-type="float">
            <text:p>367,14</text:p>
          </table:table-cell>
          <table:table-cell office:value-type="float" office:value="41367" calcext:value-type="float">
            <text:p>41367</text:p>
          </table:table-cell>
          <table:table-cell/>
          <table:table-cell office:value-type="float" office:value="23.7924" calcext:value-type="float">
            <text:p>23,79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74.14" calcext:value-type="float">
            <text:p>274,14</text:p>
          </table:table-cell>
          <table:table-cell office:value-type="float" office:value="15877" calcext:value-type="float">
            <text:p>15877</text:p>
          </table:table-cell>
          <table:table-cell/>
          <table:table-cell office:value-type="float" office:value="27.4537" calcext:value-type="float">
            <text:p>27,45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9.64" calcext:value-type="float">
            <text:p>329,64</text:p>
          </table:table-cell>
          <table:table-cell office:value-type="float" office:value="35133" calcext:value-type="float">
            <text:p>35133</text:p>
          </table:table-cell>
          <table:table-cell/>
          <table:table-cell office:value-type="float" office:value="2561.54970955849" calcext:value-type="float">
            <text:p>2561,54970955849</text:p>
          </table:table-cell>
          <table:table-cell table:number-columns-repeated="1003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36.8955" calcext:value-type="float">
            <text:p>36,895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8.23" calcext:value-type="float">
            <text:p>388,23</text:p>
          </table:table-cell>
          <table:table-cell office:value-type="float" office:value="49544" calcext:value-type="float">
            <text:p>49544</text:p>
          </table:table-cell>
          <table:table-cell/>
          <table:table-cell office:value-type="float" office:value="23.836" calcext:value-type="float">
            <text:p>23,8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73.09" calcext:value-type="float">
            <text:p>373,09</text:p>
          </table:table-cell>
          <table:table-cell office:value-type="float" office:value="24068" calcext:value-type="float">
            <text:p>24068</text:p>
          </table:table-cell>
          <table:table-cell/>
          <table:table-cell office:value-type="float" office:value="27.3739" calcext:value-type="float">
            <text:p>27,37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36.53" calcext:value-type="float">
            <text:p>436,53</text:p>
          </table:table-cell>
          <table:table-cell office:value-type="float" office:value="42874" calcext:value-type="float">
            <text:p>42874</text:p>
          </table:table-cell>
          <table:table-cell/>
          <table:table-cell office:value-type="float" office:value="2716.36824703217" calcext:value-type="float">
            <text:p>2716,36824703217</text:p>
          </table:table-cell>
          <table:table-cell table:number-columns-repeated="1003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36.8982" calcext:value-type="float">
            <text:p>36,898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5.03" calcext:value-type="float">
            <text:p>215,03</text:p>
          </table:table-cell>
          <table:table-cell office:value-type="float" office:value="19363" calcext:value-type="float">
            <text:p>19363</text:p>
          </table:table-cell>
          <table:table-cell/>
          <table:table-cell office:value-type="float" office:value="24.3734" calcext:value-type="float">
            <text:p>24,373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6.64" calcext:value-type="float">
            <text:p>226,64</text:p>
          </table:table-cell>
          <table:table-cell office:value-type="float" office:value="13189" calcext:value-type="float">
            <text:p>13189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9.71" calcext:value-type="float">
            <text:p>239,71</text:p>
          </table:table-cell>
          <table:table-cell office:value-type="float" office:value="27361" calcext:value-type="float">
            <text:p>27361</text:p>
          </table:table-cell>
          <table:table-cell/>
          <table:table-cell office:value-type="float" office:value="2666.52486109734" calcext:value-type="float">
            <text:p>2666,52486109734</text:p>
          </table:table-cell>
          <table:table-cell table:number-columns-repeated="1003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36.9489" calcext:value-type="float">
            <text:p>36,948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9.23" calcext:value-type="float">
            <text:p>209,23</text:p>
          </table:table-cell>
          <table:table-cell office:value-type="float" office:value="24269" calcext:value-type="float">
            <text:p>24269</text:p>
          </table:table-cell>
          <table:table-cell/>
          <table:table-cell office:value-type="float" office:value="24.1507" calcext:value-type="float">
            <text:p>24,150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2.36" calcext:value-type="float">
            <text:p>182,36</text:p>
          </table:table-cell>
          <table:table-cell office:value-type="float" office:value="13122" calcext:value-type="float">
            <text:p>13122</text:p>
          </table:table-cell>
          <table:table-cell/>
          <table:table-cell office:value-type="float" office:value="27.7778" calcext:value-type="float">
            <text:p>27,777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6.79" calcext:value-type="float">
            <text:p>306,79</text:p>
          </table:table-cell>
          <table:table-cell office:value-type="float" office:value="31742" calcext:value-type="float">
            <text:p>31742</text:p>
          </table:table-cell>
          <table:table-cell/>
          <table:table-cell office:value-type="float" office:value="2263.90967106819" calcext:value-type="float">
            <text:p>2263,90967106819</text:p>
          </table:table-cell>
          <table:table-cell table:number-columns-repeated="1003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36.9212" calcext:value-type="float">
            <text:p>36,92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9.94" calcext:value-type="float">
            <text:p>199,94</text:p>
          </table:table-cell>
          <table:table-cell office:value-type="float" office:value="23206" calcext:value-type="float">
            <text:p>23206</text:p>
          </table:table-cell>
          <table:table-cell/>
          <table:table-cell office:value-type="float" office:value="24.7386" calcext:value-type="float">
            <text:p>24,738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7.1" calcext:value-type="float">
            <text:p>157,1</text:p>
          </table:table-cell>
          <table:table-cell office:value-type="float" office:value="10649" calcext:value-type="float">
            <text:p>10649</text:p>
          </table:table-cell>
          <table:table-cell/>
          <table:table-cell office:value-type="float" office:value="28.7333" calcext:value-type="float">
            <text:p>28,73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1.96" calcext:value-type="float">
            <text:p>171,96</text:p>
          </table:table-cell>
          <table:table-cell office:value-type="float" office:value="17919" calcext:value-type="float">
            <text:p>17919</text:p>
          </table:table-cell>
          <table:table-cell/>
          <table:table-cell office:value-type="float" office:value="2202.63715863228" calcext:value-type="float">
            <text:p>2202,63715863228</text:p>
          </table:table-cell>
          <table:table-cell table:number-columns-repeated="1003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36.9288" calcext:value-type="float">
            <text:p>36,928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4.71" calcext:value-type="float">
            <text:p>194,71</text:p>
          </table:table-cell>
          <table:table-cell office:value-type="float" office:value="18008" calcext:value-type="float">
            <text:p>18008</text:p>
          </table:table-cell>
          <table:table-cell/>
          <table:table-cell office:value-type="float" office:value="24.2285" calcext:value-type="float">
            <text:p>24,22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3.44" calcext:value-type="float">
            <text:p>123,44</text:p>
          </table:table-cell>
          <table:table-cell office:value-type="float" office:value="5379" calcext:value-type="float">
            <text:p>5379</text:p>
          </table:table-cell>
          <table:table-cell/>
          <table:table-cell office:value-type="float" office:value="28.295" calcext:value-type="float">
            <text:p>28,29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6.68" calcext:value-type="float">
            <text:p>286,68</text:p>
          </table:table-cell>
          <table:table-cell office:value-type="float" office:value="27201" calcext:value-type="float">
            <text:p>27201</text:p>
          </table:table-cell>
          <table:table-cell/>
          <table:table-cell office:value-type="float" office:value="2205.96810603142" calcext:value-type="float">
            <text:p>2205,96810603142</text:p>
          </table:table-cell>
          <table:table-cell table:number-columns-repeated="1003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36.9583" calcext:value-type="float">
            <text:p>36,958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2.05" calcext:value-type="float">
            <text:p>202,05</text:p>
          </table:table-cell>
          <table:table-cell office:value-type="float" office:value="22700" calcext:value-type="float">
            <text:p>22700</text:p>
          </table:table-cell>
          <table:table-cell/>
          <table:table-cell office:value-type="float" office:value="24.739" calcext:value-type="float">
            <text:p>24,7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3.57" calcext:value-type="float">
            <text:p>93,57</text:p>
          </table:table-cell>
          <table:table-cell office:value-type="float" office:value="6377" calcext:value-type="float">
            <text:p>6377</text:p>
          </table:table-cell>
          <table:table-cell/>
          <table:table-cell office:value-type="float" office:value="27.6667" calcext:value-type="float">
            <text:p>27,666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01.03" calcext:value-type="float">
            <text:p>301,03</text:p>
          </table:table-cell>
          <table:table-cell office:value-type="float" office:value="27518" calcext:value-type="float">
            <text:p>27518</text:p>
          </table:table-cell>
          <table:table-cell/>
          <table:table-cell office:value-type="float" office:value="2104.57956767082" calcext:value-type="float">
            <text:p>2104,57956767082</text:p>
          </table:table-cell>
          <table:table-cell table:number-columns-repeated="1003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36.9434" calcext:value-type="float">
            <text:p>36,94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3.31" calcext:value-type="float">
            <text:p>193,31</text:p>
          </table:table-cell>
          <table:table-cell office:value-type="float" office:value="21983" calcext:value-type="float">
            <text:p>21983</text:p>
          </table:table-cell>
          <table:table-cell/>
          <table:table-cell office:value-type="float" office:value="24.6955" calcext:value-type="float">
            <text:p>24,695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2.57" calcext:value-type="float">
            <text:p>282,57</text:p>
          </table:table-cell>
          <table:table-cell office:value-type="float" office:value="15308" calcext:value-type="float">
            <text:p>15308</text:p>
          </table:table-cell>
          <table:table-cell/>
          <table:table-cell office:value-type="float" office:value="28.5804" calcext:value-type="float">
            <text:p>28,580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0.85" calcext:value-type="float">
            <text:p>230,85</text:p>
          </table:table-cell>
          <table:table-cell office:value-type="float" office:value="20822" calcext:value-type="float">
            <text:p>20822</text:p>
          </table:table-cell>
          <table:table-cell/>
          <table:table-cell office:value-type="float" office:value="2215.87120389938" calcext:value-type="float">
            <text:p>2215,87120389938</text:p>
          </table:table-cell>
          <table:table-cell table:number-columns-repeated="1003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36.9253" calcext:value-type="float">
            <text:p>36,925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7.92" calcext:value-type="float">
            <text:p>257,92</text:p>
          </table:table-cell>
          <table:table-cell office:value-type="float" office:value="24883" calcext:value-type="float">
            <text:p>24883</text:p>
          </table:table-cell>
          <table:table-cell/>
          <table:table-cell office:value-type="float" office:value="24.4491" calcext:value-type="float">
            <text:p>24,449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6.51" calcext:value-type="float">
            <text:p>216,51</text:p>
          </table:table-cell>
          <table:table-cell office:value-type="float" office:value="13391" calcext:value-type="float">
            <text:p>13391</text:p>
          </table:table-cell>
          <table:table-cell/>
          <table:table-cell office:value-type="float" office:value="28.6346" calcext:value-type="float">
            <text:p>28,63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9.31" calcext:value-type="float">
            <text:p>209,31</text:p>
          </table:table-cell>
          <table:table-cell office:value-type="float" office:value="24845" calcext:value-type="float">
            <text:p>24845</text:p>
          </table:table-cell>
          <table:table-cell/>
          <table:table-cell office:value-type="float" office:value="2389.21589136124" calcext:value-type="float">
            <text:p>2389,21589136124</text:p>
          </table:table-cell>
          <table:table-cell table:number-columns-repeated="1003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36.9524" calcext:value-type="float">
            <text:p>36,95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6.94" calcext:value-type="float">
            <text:p>116,94</text:p>
          </table:table-cell>
          <table:table-cell office:value-type="float" office:value="8379" calcext:value-type="float">
            <text:p>8379</text:p>
          </table:table-cell>
          <table:table-cell/>
          <table:table-cell office:value-type="float" office:value="24.5427" calcext:value-type="float">
            <text:p>24,54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5.2" calcext:value-type="float">
            <text:p>135,2</text:p>
          </table:table-cell>
          <table:table-cell office:value-type="float" office:value="5824" calcext:value-type="float">
            <text:p>5824</text:p>
          </table:table-cell>
          <table:table-cell/>
          <table:table-cell office:value-type="float" office:value="28.1275" calcext:value-type="float">
            <text:p>28,12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20.3" calcext:value-type="float">
            <text:p>320,3</text:p>
          </table:table-cell>
          <table:table-cell office:value-type="float" office:value="22044" calcext:value-type="float">
            <text:p>22044</text:p>
          </table:table-cell>
          <table:table-cell/>
          <table:table-cell office:value-type="float" office:value="2071.13330101967" calcext:value-type="float">
            <text:p>2071,13330101967</text:p>
          </table:table-cell>
          <table:table-cell table:number-columns-repeated="1003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124:.C133]);3)" office:value-type="float" office:value="36.924" calcext:value-type="float">
            <text:p>36,924</text:p>
          </table:table-cell>
          <table:table-cell table:style-name="ce92" table:formula="of:=TRUNC(AVERAGE([.D124:.D133]);3)" office:value-type="float" office:value="17.3" calcext:value-type="float">
            <text:p>17,3</text:p>
          </table:table-cell>
          <table:table-cell table:style-name="ce92" table:formula="of:=TRUNC(AVERAGE([.E124:.E133]);3)" office:value-type="float" office:value="17.3" calcext:value-type="float">
            <text:p>17,3</text:p>
          </table:table-cell>
          <table:table-cell table:style-name="ce92" table:formula="of:=TRUNC(AVERAGE([.F124:.F133]);3)" office:value-type="float" office:value="234.45" calcext:value-type="float">
            <text:p>234,45</text:p>
          </table:table-cell>
          <table:table-cell table:style-name="ce92" table:formula="of:=TRUNC(AVERAGE([.G124:.G133]);3)" office:value-type="float" office:value="25370.2" calcext:value-type="float">
            <text:p>25370,2</text:p>
          </table:table-cell>
          <table:table-cell table:style-name="ce92"/>
          <table:table-cell table:style-name="ce92" table:formula="of:=TRUNC(AVERAGE([.I124:.I133]);3)" office:value-type="float" office:value="24.354" calcext:value-type="float">
            <text:p>24,354</text:p>
          </table:table-cell>
          <table:table-cell table:style-name="ce92" table:formula="of:=TRUNC(AVERAGE([.J124:.J133]);3)" office:value-type="float" office:value="17.3" calcext:value-type="float">
            <text:p>17,3</text:p>
          </table:table-cell>
          <table:table-cell table:style-name="ce92" table:formula="of:=TRUNC(AVERAGE([.K124:.K133]);3)" office:value-type="float" office:value="17.3" calcext:value-type="float">
            <text:p>17,3</text:p>
          </table:table-cell>
          <table:table-cell table:style-name="ce92" table:formula="of:=TRUNC(AVERAGE([.L124:.L133]);3)" office:value-type="float" office:value="206.462" calcext:value-type="float">
            <text:p>206,462</text:p>
          </table:table-cell>
          <table:table-cell table:style-name="ce92" table:formula="of:=TRUNC(AVERAGE([.M124:.M133]);3)" office:value-type="float" office:value="12318.4" calcext:value-type="float">
            <text:p>12318,4</text:p>
          </table:table-cell>
          <table:table-cell table:style-name="ce92"/>
          <table:table-cell table:style-name="ce92" table:formula="of:=TRUNC(AVERAGE([.O124:.O133]);3)" office:value-type="float" office:value="28.064" calcext:value-type="float">
            <text:p>28,064</text:p>
          </table:table-cell>
          <table:table-cell table:style-name="ce92" table:formula="of:=TRUNC(AVERAGE([.P124:.P133]);3)" office:value-type="float" office:value="17.3" calcext:value-type="float">
            <text:p>17,3</text:p>
          </table:table-cell>
          <table:table-cell table:style-name="ce92" table:formula="of:=TRUNC(AVERAGE([.Q124:.Q133]);3)" office:value-type="float" office:value="17.3" calcext:value-type="float">
            <text:p>17,3</text:p>
          </table:table-cell>
          <table:table-cell table:style-name="ce92" table:formula="of:=TRUNC(AVERAGE([.R124:.R133]);3)" office:value-type="float" office:value="283.28" calcext:value-type="float">
            <text:p>283,28</text:p>
          </table:table-cell>
          <table:table-cell table:style-name="ce92" table:formula="of:=TRUNC(AVERAGE([.S124:.S133]);3)" office:value-type="float" office:value="27745.9" calcext:value-type="float">
            <text:p>27745,9</text:p>
          </table:table-cell>
          <table:table-cell table:style-name="ce92"/>
          <table:table-cell table:style-name="ce92" table:formula="of:=TRUNC(AVERAGE([.U124:.U133]);3)" office:value-type="float" office:value="2339.775" calcext:value-type="float">
            <text:p>2339,775</text:p>
          </table:table-cell>
          <table:table-cell table:style-name="ce92" table:number-columns-repeated="26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96" office:value-type="string" calcext:value-type="string" table:number-columns-spanned="19" table:number-rows-spanned="1">
            <text:p>N=80, 3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41.8826" calcext:value-type="float">
            <text:p>41,88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28.55" calcext:value-type="float">
            <text:p>1228,55</text:p>
          </table:table-cell>
          <table:table-cell office:value-type="float" office:value="109601" calcext:value-type="float">
            <text:p>109601</text:p>
          </table:table-cell>
          <table:table-cell/>
          <table:table-cell office:value-type="float" office:value="25.9094" calcext:value-type="float">
            <text:p>25,909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30.15" calcext:value-type="float">
            <text:p>1130,15</text:p>
          </table:table-cell>
          <table:table-cell office:value-type="float" office:value="38580" calcext:value-type="float">
            <text:p>38580</text:p>
          </table:table-cell>
          <table:table-cell/>
          <table:table-cell office:value-type="float" office:value="29.2232" calcext:value-type="float">
            <text:p>29,223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28.28" calcext:value-type="float">
            <text:p>1528,28</text:p>
          </table:table-cell>
          <table:table-cell office:value-type="float" office:value="93463" calcext:value-type="float">
            <text:p>93463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41.8747" calcext:value-type="float">
            <text:p>41,874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47.83" calcext:value-type="float">
            <text:p>1147,83</text:p>
          </table:table-cell>
          <table:table-cell office:value-type="float" office:value="115382" calcext:value-type="float">
            <text:p>115382</text:p>
          </table:table-cell>
          <table:table-cell/>
          <table:table-cell office:value-type="float" office:value="25.8723" calcext:value-type="float">
            <text:p>25,87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70.74" calcext:value-type="float">
            <text:p>1270,74</text:p>
          </table:table-cell>
          <table:table-cell office:value-type="float" office:value="64207" calcext:value-type="float">
            <text:p>64207</text:p>
          </table:table-cell>
          <table:table-cell/>
          <table:table-cell office:value-type="float" office:value="30.3674" calcext:value-type="float">
            <text:p>30,367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75.63" calcext:value-type="float">
            <text:p>1075,63</text:p>
          </table:table-cell>
          <table:table-cell office:value-type="float" office:value="86995" calcext:value-type="float">
            <text:p>86995</text:p>
          </table:table-cell>
          <table:table-cell table:number-columns-repeated="100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41.9449" calcext:value-type="float">
            <text:p>41,944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39.13" calcext:value-type="float">
            <text:p>939,13</text:p>
          </table:table-cell>
          <table:table-cell office:value-type="float" office:value="77503" calcext:value-type="float">
            <text:p>77503</text:p>
          </table:table-cell>
          <table:table-cell/>
          <table:table-cell office:value-type="float" office:value="26.2315" calcext:value-type="float">
            <text:p>26,23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21.97" calcext:value-type="float">
            <text:p>621,97</text:p>
          </table:table-cell>
          <table:table-cell office:value-type="float" office:value="26831" calcext:value-type="float">
            <text:p>26831</text:p>
          </table:table-cell>
          <table:table-cell/>
          <table:table-cell office:value-type="float" office:value="31.1818" calcext:value-type="float">
            <text:p>31,18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98.62" calcext:value-type="float">
            <text:p>1098,62</text:p>
          </table:table-cell>
          <table:table-cell office:value-type="float" office:value="83469" calcext:value-type="float">
            <text:p>83469</text:p>
          </table:table-cell>
          <table:table-cell table:number-columns-repeated="100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41.9121" calcext:value-type="float">
            <text:p>41,91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70.16" calcext:value-type="float">
            <text:p>770,16</text:p>
          </table:table-cell>
          <table:table-cell office:value-type="float" office:value="42547" calcext:value-type="float">
            <text:p>42547</text:p>
          </table:table-cell>
          <table:table-cell/>
          <table:table-cell office:value-type="float" office:value="26.0375" calcext:value-type="float">
            <text:p>26,03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35.04" calcext:value-type="float">
            <text:p>635,04</text:p>
          </table:table-cell>
          <table:table-cell office:value-type="float" office:value="22213" calcext:value-type="float">
            <text:p>22213</text:p>
          </table:table-cell>
          <table:table-cell/>
          <table:table-cell office:value-type="float" office:value="30.1929" calcext:value-type="float">
            <text:p>30,192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74.83" calcext:value-type="float">
            <text:p>674,83</text:p>
          </table:table-cell>
          <table:table-cell office:value-type="float" office:value="36247" calcext:value-type="float">
            <text:p>36247</text:p>
          </table:table-cell>
          <table:table-cell table:number-columns-repeated="100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41.9733" calcext:value-type="float">
            <text:p>41,97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43.99" calcext:value-type="float">
            <text:p>443,99</text:p>
          </table:table-cell>
          <table:table-cell office:value-type="float" office:value="40259" calcext:value-type="float">
            <text:p>40259</text:p>
          </table:table-cell>
          <table:table-cell/>
          <table:table-cell office:value-type="float" office:value="26.5989" calcext:value-type="float">
            <text:p>26,59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5.69" calcext:value-type="float">
            <text:p>345,69</text:p>
          </table:table-cell>
          <table:table-cell office:value-type="float" office:value="20619" calcext:value-type="float">
            <text:p>20619</text:p>
          </table:table-cell>
          <table:table-cell/>
          <table:table-cell office:value-type="float" office:value="30.1106" calcext:value-type="float">
            <text:p>30,110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35.96" calcext:value-type="float">
            <text:p>1035,96</text:p>
          </table:table-cell>
          <table:table-cell office:value-type="float" office:value="73772" calcext:value-type="float">
            <text:p>73772</text:p>
          </table:table-cell>
          <table:table-cell table:number-columns-repeated="1005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41.9133" calcext:value-type="float">
            <text:p>41,91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14.05" calcext:value-type="float">
            <text:p>1014,05</text:p>
          </table:table-cell>
          <table:table-cell office:value-type="float" office:value="76845" calcext:value-type="float">
            <text:p>76845</text:p>
          </table:table-cell>
          <table:table-cell/>
          <table:table-cell office:value-type="float" office:value="25.7857" calcext:value-type="float">
            <text:p>25,785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95.3" calcext:value-type="float">
            <text:p>495,3</text:p>
          </table:table-cell>
          <table:table-cell office:value-type="float" office:value="21227" calcext:value-type="float">
            <text:p>21227</text:p>
          </table:table-cell>
          <table:table-cell/>
          <table:table-cell office:value-type="float" office:value="29.3333" calcext:value-type="float">
            <text:p>29,33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71.99" calcext:value-type="float">
            <text:p>2071,99</text:p>
          </table:table-cell>
          <table:table-cell office:value-type="float" office:value="129866" calcext:value-type="float">
            <text:p>129866</text:p>
          </table:table-cell>
          <table:table-cell table:number-columns-repeated="1005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41.8782" calcext:value-type="float">
            <text:p>41,878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80.21" calcext:value-type="float">
            <text:p>1380,21</text:p>
          </table:table-cell>
          <table:table-cell office:value-type="float" office:value="129447" calcext:value-type="float">
            <text:p>129447</text:p>
          </table:table-cell>
          <table:table-cell/>
          <table:table-cell office:value-type="float" office:value="25.7587" calcext:value-type="float">
            <text:p>25,758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0.64" calcext:value-type="float">
            <text:p>250,64</text:p>
          </table:table-cell>
          <table:table-cell office:value-type="float" office:value="11626" calcext:value-type="float">
            <text:p>11626</text:p>
          </table:table-cell>
          <table:table-cell/>
          <table:table-cell office:value-type="float" office:value="29.2917" calcext:value-type="float">
            <text:p>29,29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82.79" calcext:value-type="float">
            <text:p>1082,79</text:p>
          </table:table-cell>
          <table:table-cell office:value-type="float" office:value="59255" calcext:value-type="float">
            <text:p>59255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41.8984" calcext:value-type="float">
            <text:p>41,898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15.56" calcext:value-type="float">
            <text:p>915,56</text:p>
          </table:table-cell>
          <table:table-cell office:value-type="float" office:value="66064" calcext:value-type="float">
            <text:p>66064</text:p>
          </table:table-cell>
          <table:table-cell/>
          <table:table-cell office:value-type="float" office:value="25.7452" calcext:value-type="float">
            <text:p>25,745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07.64" calcext:value-type="float">
            <text:p>807,64</text:p>
          </table:table-cell>
          <table:table-cell office:value-type="float" office:value="28794" calcext:value-type="float">
            <text:p>28794</text:p>
          </table:table-cell>
          <table:table-cell/>
          <table:table-cell office:value-type="float" office:value="28.5903" calcext:value-type="float">
            <text:p>28,590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72.93" calcext:value-type="float">
            <text:p>772,93</text:p>
          </table:table-cell>
          <table:table-cell office:value-type="float" office:value="57659" calcext:value-type="float">
            <text:p>57659</text:p>
          </table:table-cell>
          <table:table-cell table:number-columns-repeated="1005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41.8958" calcext:value-type="float">
            <text:p>41,895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36.1" calcext:value-type="float">
            <text:p>636,1</text:p>
          </table:table-cell>
          <table:table-cell office:value-type="float" office:value="59776" calcext:value-type="float">
            <text:p>59776</text:p>
          </table:table-cell>
          <table:table-cell/>
          <table:table-cell office:value-type="float" office:value="26.1172" calcext:value-type="float">
            <text:p>26,117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26.83" calcext:value-type="float">
            <text:p>826,83</text:p>
          </table:table-cell>
          <table:table-cell office:value-type="float" office:value="29189" calcext:value-type="float">
            <text:p>29189</text:p>
          </table:table-cell>
          <table:table-cell/>
          <table:table-cell office:value-type="float" office:value="29.6422" calcext:value-type="float">
            <text:p>29,64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45.08" calcext:value-type="float">
            <text:p>1145,08</text:p>
          </table:table-cell>
          <table:table-cell office:value-type="float" office:value="59982" calcext:value-type="float">
            <text:p>59982</text:p>
          </table:table-cell>
          <table:table-cell table:number-columns-repeated="1005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41.9053" calcext:value-type="float">
            <text:p>41,905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82.17" calcext:value-type="float">
            <text:p>882,17</text:p>
          </table:table-cell>
          <table:table-cell office:value-type="float" office:value="61320" calcext:value-type="float">
            <text:p>61320</text:p>
          </table:table-cell>
          <table:table-cell/>
          <table:table-cell office:value-type="float" office:value="25.7126" calcext:value-type="float">
            <text:p>25,71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81.18" calcext:value-type="float">
            <text:p>381,18</text:p>
          </table:table-cell>
          <table:table-cell office:value-type="float" office:value="17791" calcext:value-type="float">
            <text:p>17791</text:p>
          </table:table-cell>
          <table:table-cell/>
          <table:table-cell office:value-type="float" office:value="29.5" calcext:value-type="float">
            <text:p>29,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09.36" calcext:value-type="float">
            <text:p>909,36</text:p>
          </table:table-cell>
          <table:table-cell office:value-type="float" office:value="80820" calcext:value-type="float">
            <text:p>80820</text:p>
          </table:table-cell>
          <table:table-cell table:number-columns-repeated="1005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139:.C148]);3)" office:value-type="float" office:value="41.907" calcext:value-type="float">
            <text:p>41,907</text:p>
          </table:table-cell>
          <table:table-cell table:style-name="ce92" table:formula="of:=TRUNC(AVERAGE([.D139:.D148]);3)" office:value-type="float" office:value="18.3" calcext:value-type="float">
            <text:p>18,3</text:p>
          </table:table-cell>
          <table:table-cell table:style-name="ce92" table:formula="of:=TRUNC(AVERAGE([.E139:.E148]);3)" office:value-type="float" office:value="18.3" calcext:value-type="float">
            <text:p>18,3</text:p>
          </table:table-cell>
          <table:table-cell table:style-name="ce92" table:formula="of:=TRUNC(AVERAGE([.F139:.F148]);3)" office:value-type="float" office:value="935.775" calcext:value-type="float">
            <text:p>935,775</text:p>
          </table:table-cell>
          <table:table-cell table:style-name="ce92" table:formula="of:=TRUNC(AVERAGE([.G139:.G148]);3)" office:value-type="float" office:value="77874.4" calcext:value-type="float">
            <text:p>77874,4</text:p>
          </table:table-cell>
          <table:table-cell table:style-name="ce92"/>
          <table:table-cell table:style-name="ce92" table:formula="of:=TRUNC(AVERAGE([.I139:.I148]);3)" office:value-type="float" office:value="25.976" calcext:value-type="float">
            <text:p>25,976</text:p>
          </table:table-cell>
          <table:table-cell table:style-name="ce92" table:formula="of:=TRUNC(AVERAGE([.J139:.J148]);3)" office:value-type="float" office:value="18.3" calcext:value-type="float">
            <text:p>18,3</text:p>
          </table:table-cell>
          <table:table-cell table:style-name="ce92" table:formula="of:=TRUNC(AVERAGE([.K139:.K148]);3)" office:value-type="float" office:value="18.3" calcext:value-type="float">
            <text:p>18,3</text:p>
          </table:table-cell>
          <table:table-cell table:style-name="ce92" table:formula="of:=TRUNC(AVERAGE([.L139:.L148]);3)" office:value-type="float" office:value="676.518" calcext:value-type="float">
            <text:p>676,518</text:p>
          </table:table-cell>
          <table:table-cell table:style-name="ce92" table:formula="of:=TRUNC(AVERAGE([.M139:.M148]);3)" office:value-type="float" office:value="28107.7" calcext:value-type="float">
            <text:p>28107,7</text:p>
          </table:table-cell>
          <table:table-cell table:style-name="ce92"/>
          <table:table-cell table:style-name="ce92" table:formula="of:=TRUNC(AVERAGE([.O139:.O148]);3)" office:value-type="float" office:value="29.743" calcext:value-type="float">
            <text:p>29,743</text:p>
          </table:table-cell>
          <table:table-cell table:style-name="ce92" table:formula="of:=TRUNC(AVERAGE([.P139:.P148]);3)" office:value-type="float" office:value="18.3" calcext:value-type="float">
            <text:p>18,3</text:p>
          </table:table-cell>
          <table:table-cell table:style-name="ce92" table:formula="of:=TRUNC(AVERAGE([.Q139:.Q148]);3)" office:value-type="float" office:value="18.3" calcext:value-type="float">
            <text:p>18,3</text:p>
          </table:table-cell>
          <table:table-cell table:style-name="ce92" table:formula="of:=TRUNC(AVERAGE([.R139:.R148]);3)" office:value-type="float" office:value="1139.547" calcext:value-type="float">
            <text:p>1139,547</text:p>
          </table:table-cell>
          <table:table-cell table:style-name="ce92" table:formula="of:=TRUNC(AVERAGE([.S139:.S148]);3)" office:value-type="float" office:value="76152.8" calcext:value-type="float">
            <text:p>76152,8</text:p>
          </table:table-cell>
          <table:table-cell table:style-name="ce92" table:number-columns-repeated="28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96" office:value-type="string" calcext:value-type="string" table:number-columns-spanned="19" table:number-rows-spanned="1">
            <text:p>N=90, 3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46.8642" calcext:value-type="float">
            <text:p>46,86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14.28" calcext:value-type="float">
            <text:p>2014,28</text:p>
          </table:table-cell>
          <table:table-cell office:value-type="float" office:value="130743" calcext:value-type="float">
            <text:p>130743</text:p>
          </table:table-cell>
          <table:table-cell/>
          <table:table-cell office:value-type="float" office:value="27.4823" calcext:value-type="float">
            <text:p>27,48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911.1" calcext:value-type="float">
            <text:p>1911,1</text:p>
          </table:table-cell>
          <table:table-cell office:value-type="float" office:value="40661" calcext:value-type="float">
            <text:p>40661</text:p>
          </table:table-cell>
          <table:table-cell/>
          <table:table-cell office:value-type="float" office:value="30.9684" calcext:value-type="float">
            <text:p>30,968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51.86" calcext:value-type="float">
            <text:p>3151,86</text:p>
          </table:table-cell>
          <table:table-cell office:value-type="float" office:value="122910" calcext:value-type="float">
            <text:p>122910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46.8521" calcext:value-type="float">
            <text:p>46,8521</text:p>
          </table:table-cell>
          <table:table-cell office:value-type="float" office:value="18" calcext:value-type="float">
            <text:p>18</text:p>
          </table:table-cell>
          <table:table-cell office:value-type="float" office:value="19.52" calcext:value-type="float">
            <text:p>19,52</text:p>
          </table:table-cell>
          <table:table-cell office:value-type="float" office:value="3600" calcext:value-type="float">
            <text:p>3600</text:p>
          </table:table-cell>
          <table:table-cell office:value-type="float" office:value="148983" calcext:value-type="float">
            <text:p>148983</text:p>
          </table:table-cell>
          <table:table-cell/>
          <table:table-cell office:value-type="float" office:value="27.3778" calcext:value-type="float">
            <text:p>27,377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77.02" calcext:value-type="float">
            <text:p>2577,02</text:p>
          </table:table-cell>
          <table:table-cell office:value-type="float" office:value="82863" calcext:value-type="float">
            <text:p>82863</text:p>
          </table:table-cell>
          <table:table-cell/>
          <table:table-cell office:value-type="float" office:value="31.0861" calcext:value-type="float">
            <text:p>31,0861</text:p>
          </table:table-cell>
          <table:table-cell office:value-type="float" office:value="18" calcext:value-type="float">
            <text:p>18</text:p>
          </table:table-cell>
          <table:table-cell office:value-type="float" office:value="19.92" calcext:value-type="float">
            <text:p>19,92</text:p>
          </table:table-cell>
          <table:table-cell office:value-type="float" office:value="3600" calcext:value-type="float">
            <text:p>3600</text:p>
          </table:table-cell>
          <table:table-cell office:value-type="float" office:value="166434" calcext:value-type="float">
            <text:p>166434</text:p>
          </table:table-cell>
          <table:table-cell table:number-columns-repeated="100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46.883" calcext:value-type="float">
            <text:p>46,88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44.29" calcext:value-type="float">
            <text:p>2344,29</text:p>
          </table:table-cell>
          <table:table-cell office:value-type="float" office:value="131582" calcext:value-type="float">
            <text:p>131582</text:p>
          </table:table-cell>
          <table:table-cell/>
          <table:table-cell office:value-type="float" office:value="27.9043" calcext:value-type="float">
            <text:p>27,90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510.06" calcext:value-type="float">
            <text:p>3510,06</text:p>
          </table:table-cell>
          <table:table-cell office:value-type="float" office:value="95759" calcext:value-type="float">
            <text:p>95759</text:p>
          </table:table-cell>
          <table:table-cell/>
          <table:table-cell office:value-type="float" office:value="31.5128" calcext:value-type="float">
            <text:p>31,512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09.48" calcext:value-type="float">
            <text:p>3309,48</text:p>
          </table:table-cell>
          <table:table-cell office:value-type="float" office:value="138433" calcext:value-type="float">
            <text:p>138433</text:p>
          </table:table-cell>
          <table:table-cell table:number-columns-repeated="100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46.9027" calcext:value-type="float">
            <text:p>46,90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928.32" calcext:value-type="float">
            <text:p>1928,32</text:p>
          </table:table-cell>
          <table:table-cell office:value-type="float" office:value="209624" calcext:value-type="float">
            <text:p>209624</text:p>
          </table:table-cell>
          <table:table-cell/>
          <table:table-cell office:value-type="float" office:value="27.7554" calcext:value-type="float">
            <text:p>27,755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85.34" calcext:value-type="float">
            <text:p>2085,34</text:p>
          </table:table-cell>
          <table:table-cell office:value-type="float" office:value="73817" calcext:value-type="float">
            <text:p>73817</text:p>
          </table:table-cell>
          <table:table-cell/>
          <table:table-cell office:value-type="float" office:value="31.448" calcext:value-type="float">
            <text:p>31,448</text:p>
          </table:table-cell>
          <table:table-cell office:value-type="float" office:value="18" calcext:value-type="float">
            <text:p>18</text:p>
          </table:table-cell>
          <table:table-cell office:value-type="float" office:value="19.66" calcext:value-type="float">
            <text:p>19,66</text:p>
          </table:table-cell>
          <table:table-cell office:value-type="float" office:value="3600" calcext:value-type="float">
            <text:p>3600</text:p>
          </table:table-cell>
          <table:table-cell office:value-type="float" office:value="164487" calcext:value-type="float">
            <text:p>164487</text:p>
          </table:table-cell>
          <table:table-cell table:number-columns-repeated="100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46.8822" calcext:value-type="float">
            <text:p>46,88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46.37" calcext:value-type="float">
            <text:p>2146,37</text:p>
          </table:table-cell>
          <table:table-cell office:value-type="float" office:value="151631" calcext:value-type="float">
            <text:p>151631</text:p>
          </table:table-cell>
          <table:table-cell/>
          <table:table-cell office:value-type="float" office:value="27.4977" calcext:value-type="float">
            <text:p>27,497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82.33" calcext:value-type="float">
            <text:p>1682,33</text:p>
          </table:table-cell>
          <table:table-cell office:value-type="float" office:value="37902" calcext:value-type="float">
            <text:p>37902</text:p>
          </table:table-cell>
          <table:table-cell/>
          <table:table-cell office:value-type="float" office:value="30.8122" calcext:value-type="float">
            <text:p>30,81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227.78" calcext:value-type="float">
            <text:p>3227,78</text:p>
          </table:table-cell>
          <table:table-cell office:value-type="float" office:value="146479" calcext:value-type="float">
            <text:p>146479</text:p>
          </table:table-cell>
          <table:table-cell table:number-columns-repeated="1005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46.889" calcext:value-type="float">
            <text:p>46,88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86.93" calcext:value-type="float">
            <text:p>2186,93</text:p>
          </table:table-cell>
          <table:table-cell office:value-type="float" office:value="154925" calcext:value-type="float">
            <text:p>154925</text:p>
          </table:table-cell>
          <table:table-cell/>
          <table:table-cell office:value-type="float" office:value="27.6237" calcext:value-type="float">
            <text:p>27,623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37.31" calcext:value-type="float">
            <text:p>1237,31</text:p>
          </table:table-cell>
          <table:table-cell office:value-type="float" office:value="40275" calcext:value-type="float">
            <text:p>40275</text:p>
          </table:table-cell>
          <table:table-cell/>
          <table:table-cell office:value-type="float" office:value="31.9887" calcext:value-type="float">
            <text:p>31,988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078.03" calcext:value-type="float">
            <text:p>3078,03</text:p>
          </table:table-cell>
          <table:table-cell office:value-type="float" office:value="151567" calcext:value-type="float">
            <text:p>151567</text:p>
          </table:table-cell>
          <table:table-cell table:number-columns-repeated="1005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46.8511" calcext:value-type="float">
            <text:p>46,8511</text:p>
          </table:table-cell>
          <table:table-cell office:value-type="float" office:value="18" calcext:value-type="float">
            <text:p>18</text:p>
          </table:table-cell>
          <table:table-cell office:value-type="float" office:value="20.02" calcext:value-type="float">
            <text:p>20,02</text:p>
          </table:table-cell>
          <table:table-cell office:value-type="float" office:value="3600" calcext:value-type="float">
            <text:p>3600</text:p>
          </table:table-cell>
          <table:table-cell office:value-type="float" office:value="168616" calcext:value-type="float">
            <text:p>168616</text:p>
          </table:table-cell>
          <table:table-cell/>
          <table:table-cell office:value-type="float" office:value="27.5842" calcext:value-type="float">
            <text:p>27,58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29.78" calcext:value-type="float">
            <text:p>2629,78</text:p>
          </table:table-cell>
          <table:table-cell office:value-type="float" office:value="58223" calcext:value-type="float">
            <text:p>58223</text:p>
          </table:table-cell>
          <table:table-cell/>
          <table:table-cell office:value-type="float" office:value="32.3906" calcext:value-type="float">
            <text:p>32,390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038.77" calcext:value-type="float">
            <text:p>3038,77</text:p>
          </table:table-cell>
          <table:table-cell office:value-type="float" office:value="155937" calcext:value-type="float">
            <text:p>155937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46.8585" calcext:value-type="float">
            <text:p>46,858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31.65" calcext:value-type="float">
            <text:p>2031,65</text:p>
          </table:table-cell>
          <table:table-cell office:value-type="float" office:value="106374" calcext:value-type="float">
            <text:p>106374</text:p>
          </table:table-cell>
          <table:table-cell/>
          <table:table-cell office:value-type="float" office:value="27.2137" calcext:value-type="float">
            <text:p>27,213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93.84" calcext:value-type="float">
            <text:p>993,84</text:p>
          </table:table-cell>
          <table:table-cell office:value-type="float" office:value="17635" calcext:value-type="float">
            <text:p>17635</text:p>
          </table:table-cell>
          <table:table-cell/>
          <table:table-cell office:value-type="float" office:value="32.0251" calcext:value-type="float">
            <text:p>32,02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93.43" calcext:value-type="float">
            <text:p>2193,43</text:p>
          </table:table-cell>
          <table:table-cell office:value-type="float" office:value="104944" calcext:value-type="float">
            <text:p>104944</text:p>
          </table:table-cell>
          <table:table-cell table:number-columns-repeated="1005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46.9036" calcext:value-type="float">
            <text:p>46,90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71.78" calcext:value-type="float">
            <text:p>1971,78</text:p>
          </table:table-cell>
          <table:table-cell office:value-type="float" office:value="143883" calcext:value-type="float">
            <text:p>143883</text:p>
          </table:table-cell>
          <table:table-cell/>
          <table:table-cell office:value-type="float" office:value="28.1266" calcext:value-type="float">
            <text:p>28,126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14.14" calcext:value-type="float">
            <text:p>2114,14</text:p>
          </table:table-cell>
          <table:table-cell office:value-type="float" office:value="68924" calcext:value-type="float">
            <text:p>68924</text:p>
          </table:table-cell>
          <table:table-cell/>
          <table:table-cell office:value-type="float" office:value="32.2857" calcext:value-type="float">
            <text:p>32,285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91.17" calcext:value-type="float">
            <text:p>3291,17</text:p>
          </table:table-cell>
          <table:table-cell office:value-type="float" office:value="162317" calcext:value-type="float">
            <text:p>162317</text:p>
          </table:table-cell>
          <table:table-cell table:number-columns-repeated="1005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46.8581" calcext:value-type="float">
            <text:p>46,858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09.81" calcext:value-type="float">
            <text:p>1809,81</text:p>
          </table:table-cell>
          <table:table-cell office:value-type="float" office:value="89297" calcext:value-type="float">
            <text:p>89297</text:p>
          </table:table-cell>
          <table:table-cell/>
          <table:table-cell office:value-type="float" office:value="27.4574" calcext:value-type="float">
            <text:p>27,457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75.6" calcext:value-type="float">
            <text:p>1675,6</text:p>
          </table:table-cell>
          <table:table-cell office:value-type="float" office:value="36900" calcext:value-type="float">
            <text:p>36900</text:p>
          </table:table-cell>
          <table:table-cell/>
          <table:table-cell office:value-type="float" office:value="31.2982" calcext:value-type="float">
            <text:p>31,298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26.46" calcext:value-type="float">
            <text:p>2826,46</text:p>
          </table:table-cell>
          <table:table-cell office:value-type="float" office:value="114089" calcext:value-type="float">
            <text:p>114089</text:p>
          </table:table-cell>
          <table:table-cell table:number-columns-repeated="1005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154:.C163]);3)" office:value-type="float" office:value="46.874" calcext:value-type="float">
            <text:p>46,874</text:p>
          </table:table-cell>
          <table:table-cell table:style-name="ce92" table:formula="of:=TRUNC(AVERAGE([.D154:.D163]);3)" office:value-type="float" office:value="19.1" calcext:value-type="float">
            <text:p>19,1</text:p>
          </table:table-cell>
          <table:table-cell table:style-name="ce92" table:formula="of:=TRUNC(AVERAGE([.E154:.E163]);3)" office:value-type="float" office:value="19.454" calcext:value-type="float">
            <text:p>19,454</text:p>
          </table:table-cell>
          <table:table-cell table:style-name="ce92" table:formula="of:=TRUNC(AVERAGE([.F154:.F163]);3)" office:value-type="float" office:value="2363.343" calcext:value-type="float">
            <text:p>2363,343</text:p>
          </table:table-cell>
          <table:table-cell table:style-name="ce92" table:formula="of:=TRUNC(AVERAGE([.G154:.G163]);3)" office:value-type="float" office:value="143565.8" calcext:value-type="float">
            <text:p>143565,8</text:p>
          </table:table-cell>
          <table:table-cell table:style-name="ce92"/>
          <table:table-cell table:style-name="ce92" table:formula="of:=TRUNC(AVERAGE([.I154:.I163]);3)" office:value-type="float" office:value="27.602" calcext:value-type="float">
            <text:p>27,602</text:p>
          </table:table-cell>
          <table:table-cell table:style-name="ce92" table:formula="of:=TRUNC(AVERAGE([.J154:.J163]);3)" office:value-type="float" office:value="19.3" calcext:value-type="float">
            <text:p>19,3</text:p>
          </table:table-cell>
          <table:table-cell table:style-name="ce92" table:formula="of:=TRUNC(AVERAGE([.K154:.K163]);3)" office:value-type="float" office:value="19.3" calcext:value-type="float">
            <text:p>19,3</text:p>
          </table:table-cell>
          <table:table-cell table:style-name="ce92" table:formula="of:=TRUNC(AVERAGE([.L154:.L163]);3)" office:value-type="float" office:value="2041.652" calcext:value-type="float">
            <text:p>2041,652</text:p>
          </table:table-cell>
          <table:table-cell table:style-name="ce92" table:formula="of:=TRUNC(AVERAGE([.M154:.M163]);3)" office:value-type="float" office:value="55295.9" calcext:value-type="float">
            <text:p>55295,9</text:p>
          </table:table-cell>
          <table:table-cell table:style-name="ce92"/>
          <table:table-cell table:style-name="ce92" table:formula="of:=TRUNC(AVERAGE([.O154:.O163]);3)" office:value-type="float" office:value="31.581" calcext:value-type="float">
            <text:p>31,581</text:p>
          </table:table-cell>
          <table:table-cell table:style-name="ce92" table:formula="of:=TRUNC(AVERAGE([.P154:.P163]);3)" office:value-type="float" office:value="19.1" calcext:value-type="float">
            <text:p>19,1</text:p>
          </table:table-cell>
          <table:table-cell table:style-name="ce92" table:formula="of:=TRUNC(AVERAGE([.Q154:.Q163]);3)" office:value-type="float" office:value="19.458" calcext:value-type="float">
            <text:p>19,458</text:p>
          </table:table-cell>
          <table:table-cell table:style-name="ce92" table:formula="of:=TRUNC(AVERAGE([.R154:.R163]);3)" office:value-type="float" office:value="3131.698" calcext:value-type="float">
            <text:p>3131,698</text:p>
          </table:table-cell>
          <table:table-cell table:style-name="ce92" table:formula="of:=TRUNC(AVERAGE([.S154:.S163]);3)" office:value-type="float" office:value="142759.7" calcext:value-type="float">
            <text:p>142759,7</text:p>
          </table:table-cell>
          <table:table-cell table:style-name="ce92" table:number-columns-repeated="28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style-name="ce96" office:value-type="string" calcext:value-type="string" table:number-columns-spanned="19" table:number-rows-spanned="1">
            <text:p>N=100, 30% density</text:p>
          </table:table-cell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covered-table-cell table:number-columns-repeated="4" table:style-name="ce7"/>
          <table:covered-table-cell table:style-name="ce103"/>
          <table:covered-table-cell table:style-name="ce105"/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2">
          <table:table-cell table:style-name="ce4" table:number-columns-repeated="2"/>
          <table:table-cell table:style-name="ce4" office:value-type="string" calcext:value-type="string" table:number-columns-spanned="5" table:number-rows-spanned="1">
            <text:p>BC1</text:p>
          </table:table-cell>
          <table:covered-table-cell table:number-columns-repeated="2" table:style-name="ce4"/>
          <table:covered-table-cell table:style-name="ce104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2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4" office:value-type="string" calcext:value-type="string" table:number-columns-spanned="5" table:number-rows-spanned="1">
            <text:p>BC3</text:p>
          </table:table-cell>
          <table:covered-table-cell table:number-columns-repeated="2" table:style-name="ce4"/>
          <table:covered-table-cell table:style-name="ce98"/>
          <table:covered-table-cell table:style-name="ce106"/>
          <table:table-cell table:style-name="ce4"/>
          <table:table-cell table:style-name="ce83"/>
          <table:table-cell table:style-name="ce4" table:number-columns-repeated="26"/>
          <table:table-cell table:number-columns-repeated="977"/>
        </table:table-row>
        <table:table-row table:style-name="ro3">
          <table:table-cell table:style-name="ce7" office:value-type="string" calcext:value-type="string">
            <text:p>Inst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99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7"/>
          <table:table-cell table:style-name="ce7" office:value-type="string" calcext:value-type="string">
            <text:p>ubroot</text:p>
          </table:table-cell>
          <table:table-cell table:style-name="ce7" office:value-type="string" calcext:value-type="string">
            <text:p>lbbb</text:p>
          </table:table-cell>
          <table:table-cell table:style-name="ce7" office:value-type="string" calcext:value-type="string">
            <text:p>ubbb</text:p>
          </table:table-cell>
          <table:table-cell table:style-name="ce108" office:value-type="string" calcext:value-type="string">
            <text:p>time</text:p>
          </table:table-cell>
          <table:table-cell table:style-name="ce107" office:value-type="string" calcext:value-type="string">
            <text:p>nodes</text:p>
          </table:table-cell>
          <table:table-cell table:style-name="ce81"/>
          <table:table-cell table:style-name="ce7"/>
          <table:table-cell table:style-name="ce81" table:number-columns-repeated="26"/>
          <table:table-cell table:number-columns-repeated="977"/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float" office:value="51.8368" calcext:value-type="float">
            <text:p>51,8368</text:p>
          </table:table-cell>
          <table:table-cell office:value-type="float" office:value="18" calcext:value-type="float">
            <text:p>18</text:p>
          </table:table-cell>
          <table:table-cell office:value-type="float" office:value="21.23" calcext:value-type="float">
            <text:p>21,23</text:p>
          </table:table-cell>
          <table:table-cell office:value-type="float" office:value="3600" calcext:value-type="float">
            <text:p>3600</text:p>
          </table:table-cell>
          <table:table-cell office:value-type="float" office:value="132133" calcext:value-type="float">
            <text:p>132133</text:p>
          </table:table-cell>
          <table:table-cell/>
          <table:table-cell office:value-type="float" office:value="29.4152" calcext:value-type="float">
            <text:p>29,4152</text:p>
          </table:table-cell>
          <table:table-cell office:value-type="float" office:value="17" calcext:value-type="float">
            <text:p>17</text:p>
          </table:table-cell>
          <table:table-cell office:value-type="float" office:value="20.74" calcext:value-type="float">
            <text:p>20,74</text:p>
          </table:table-cell>
          <table:table-cell office:value-type="float" office:value="3600" calcext:value-type="float">
            <text:p>3600</text:p>
          </table:table-cell>
          <table:table-cell office:value-type="float" office:value="39454" calcext:value-type="float">
            <text:p>39454</text:p>
          </table:table-cell>
          <table:table-cell/>
          <table:table-cell office:value-type="float" office:value="33.3818" calcext:value-type="float">
            <text:p>33,3818</text:p>
          </table:table-cell>
          <table:table-cell office:value-type="float" office:value="19" calcext:value-type="float">
            <text:p>19</text:p>
          </table:table-cell>
          <table:table-cell office:value-type="float" office:value="21.2" calcext:value-type="float">
            <text:p>21,2</text:p>
          </table:table-cell>
          <table:table-cell office:value-type="float" office:value="3600" calcext:value-type="float">
            <text:p>3600</text:p>
          </table:table-cell>
          <table:table-cell office:value-type="float" office:value="111997" calcext:value-type="float">
            <text:p>111997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51.87" calcext:value-type="float">
            <text:p>51,87</text:p>
          </table:table-cell>
          <table:table-cell office:value-type="float" office:value="17" calcext:value-type="float">
            <text:p>17</text:p>
          </table:table-cell>
          <table:table-cell office:value-type="float" office:value="21.44" calcext:value-type="float">
            <text:p>21,44</text:p>
          </table:table-cell>
          <table:table-cell office:value-type="float" office:value="3600" calcext:value-type="float">
            <text:p>3600</text:p>
          </table:table-cell>
          <table:table-cell office:value-type="float" office:value="129460" calcext:value-type="float">
            <text:p>129460</text:p>
          </table:table-cell>
          <table:table-cell/>
          <table:table-cell office:value-type="float" office:value="29.5913" calcext:value-type="float">
            <text:p>29,5913</text:p>
          </table:table-cell>
          <table:table-cell office:value-type="float" office:value="17" calcext:value-type="float">
            <text:p>17</text:p>
          </table:table-cell>
          <table:table-cell office:value-type="float" office:value="21.15" calcext:value-type="float">
            <text:p>21,15</text:p>
          </table:table-cell>
          <table:table-cell office:value-type="float" office:value="3600" calcext:value-type="float">
            <text:p>3600</text:p>
          </table:table-cell>
          <table:table-cell office:value-type="float" office:value="42449" calcext:value-type="float">
            <text:p>42449</text:p>
          </table:table-cell>
          <table:table-cell/>
          <table:table-cell office:value-type="float" office:value="33.9162" calcext:value-type="float">
            <text:p>33,9162</text:p>
          </table:table-cell>
          <table:table-cell office:value-type="float" office:value="17" calcext:value-type="float">
            <text:p>17</text:p>
          </table:table-cell>
          <table:table-cell office:value-type="float" office:value="22.46" calcext:value-type="float">
            <text:p>22,46</text:p>
          </table:table-cell>
          <table:table-cell office:value-type="float" office:value="3600" calcext:value-type="float">
            <text:p>3600</text:p>
          </table:table-cell>
          <table:table-cell office:value-type="float" office:value="71059" calcext:value-type="float">
            <text:p>71059</text:p>
          </table:table-cell>
          <table:table-cell table:number-columns-repeated="100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51.8508" calcext:value-type="float">
            <text:p>51,8508</text:p>
          </table:table-cell>
          <table:table-cell office:value-type="float" office:value="17" calcext:value-type="float">
            <text:p>17</text:p>
          </table:table-cell>
          <table:table-cell office:value-type="float" office:value="22.09" calcext:value-type="float">
            <text:p>22,09</text:p>
          </table:table-cell>
          <table:table-cell office:value-type="float" office:value="3600" calcext:value-type="float">
            <text:p>3600</text:p>
          </table:table-cell>
          <table:table-cell office:value-type="float" office:value="100120" calcext:value-type="float">
            <text:p>100120</text:p>
          </table:table-cell>
          <table:table-cell/>
          <table:table-cell office:value-type="float" office:value="29.7052" calcext:value-type="float">
            <text:p>29,705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20.41" calcext:value-type="float">
            <text:p>3120,41</text:p>
          </table:table-cell>
          <table:table-cell office:value-type="float" office:value="49368" calcext:value-type="float">
            <text:p>49368</text:p>
          </table:table-cell>
          <table:table-cell/>
          <table:table-cell office:value-type="float" office:value="33.8886" calcext:value-type="float">
            <text:p>33,8886</text:p>
          </table:table-cell>
          <table:table-cell office:value-type="float" office:value="17" calcext:value-type="float">
            <text:p>17</text:p>
          </table:table-cell>
          <table:table-cell office:value-type="float" office:value="22.4" calcext:value-type="float">
            <text:p>22,4</text:p>
          </table:table-cell>
          <table:table-cell office:value-type="float" office:value="3600" calcext:value-type="float">
            <text:p>3600</text:p>
          </table:table-cell>
          <table:table-cell office:value-type="float" office:value="61199" calcext:value-type="float">
            <text:p>61199</text:p>
          </table:table-cell>
          <table:table-cell table:number-columns-repeated="100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float" office:value="51.8257" calcext:value-type="float">
            <text:p>51,8257</text:p>
          </table:table-cell>
          <table:table-cell office:value-type="float" office:value="16" calcext:value-type="float">
            <text:p>16</text:p>
          </table:table-cell>
          <table:table-cell office:value-type="float" office:value="21.23" calcext:value-type="float">
            <text:p>21,23</text:p>
          </table:table-cell>
          <table:table-cell office:value-type="float" office:value="3600" calcext:value-type="float">
            <text:p>3600</text:p>
          </table:table-cell>
          <table:table-cell office:value-type="float" office:value="124297" calcext:value-type="float">
            <text:p>124297</text:p>
          </table:table-cell>
          <table:table-cell/>
          <table:table-cell office:value-type="float" office:value="29.506" calcext:value-type="float">
            <text:p>29,506</text:p>
          </table:table-cell>
          <table:table-cell office:value-type="float" office:value="16" calcext:value-type="float">
            <text:p>16</text:p>
          </table:table-cell>
          <table:table-cell office:value-type="float" office:value="20.89" calcext:value-type="float">
            <text:p>20,89</text:p>
          </table:table-cell>
          <table:table-cell office:value-type="float" office:value="3600" calcext:value-type="float">
            <text:p>3600</text:p>
          </table:table-cell>
          <table:table-cell office:value-type="float" office:value="44372" calcext:value-type="float">
            <text:p>44372</text:p>
          </table:table-cell>
          <table:table-cell/>
          <table:table-cell office:value-type="float" office:value="33.4386" calcext:value-type="float">
            <text:p>33,4386</text:p>
          </table:table-cell>
          <table:table-cell office:value-type="float" office:value="17" calcext:value-type="float">
            <text:p>17</text:p>
          </table:table-cell>
          <table:table-cell office:value-type="float" office:value="22.34" calcext:value-type="float">
            <text:p>22,34</text:p>
          </table:table-cell>
          <table:table-cell office:value-type="float" office:value="3600" calcext:value-type="float">
            <text:p>3600</text:p>
          </table:table-cell>
          <table:table-cell office:value-type="float" office:value="64304" calcext:value-type="float">
            <text:p>64304</text:p>
          </table:table-cell>
          <table:table-cell table:number-columns-repeated="100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float" office:value="51.8466" calcext:value-type="float">
            <text:p>51,8466</text:p>
          </table:table-cell>
          <table:table-cell office:value-type="float" office:value="18" calcext:value-type="float">
            <text:p>18</text:p>
          </table:table-cell>
          <table:table-cell office:value-type="float" office:value="21.78" calcext:value-type="float">
            <text:p>21,78</text:p>
          </table:table-cell>
          <table:table-cell office:value-type="float" office:value="3600" calcext:value-type="float">
            <text:p>3600</text:p>
          </table:table-cell>
          <table:table-cell office:value-type="float" office:value="125148" calcext:value-type="float">
            <text:p>125148</text:p>
          </table:table-cell>
          <table:table-cell/>
          <table:table-cell office:value-type="float" office:value="29.6326" calcext:value-type="float">
            <text:p>29,6326</text:p>
          </table:table-cell>
          <table:table-cell office:value-type="float" office:value="16" calcext:value-type="float">
            <text:p>16</text:p>
          </table:table-cell>
          <table:table-cell office:value-type="float" office:value="20.96" calcext:value-type="float">
            <text:p>20,96</text:p>
          </table:table-cell>
          <table:table-cell office:value-type="float" office:value="3600" calcext:value-type="float">
            <text:p>3600</text:p>
          </table:table-cell>
          <table:table-cell office:value-type="float" office:value="45379" calcext:value-type="float">
            <text:p>45379</text:p>
          </table:table-cell>
          <table:table-cell/>
          <table:table-cell office:value-type="float" office:value="33.325" calcext:value-type="float">
            <text:p>33,325</text:p>
          </table:table-cell>
          <table:table-cell office:value-type="float" office:value="16" calcext:value-type="float">
            <text:p>16</text:p>
          </table:table-cell>
          <table:table-cell office:value-type="float" office:value="22.41" calcext:value-type="float">
            <text:p>22,41</text:p>
          </table:table-cell>
          <table:table-cell office:value-type="float" office:value="3600" calcext:value-type="float">
            <text:p>3600</text:p>
          </table:table-cell>
          <table:table-cell office:value-type="float" office:value="71806" calcext:value-type="float">
            <text:p>71806</text:p>
          </table:table-cell>
          <table:table-cell table:number-columns-repeated="1005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float" office:value="51.8491" calcext:value-type="float">
            <text:p>51,8491</text:p>
          </table:table-cell>
          <table:table-cell office:value-type="float" office:value="17" calcext:value-type="float">
            <text:p>17</text:p>
          </table:table-cell>
          <table:table-cell office:value-type="float" office:value="22.19" calcext:value-type="float">
            <text:p>22,19</text:p>
          </table:table-cell>
          <table:table-cell office:value-type="float" office:value="3600" calcext:value-type="float">
            <text:p>3600</text:p>
          </table:table-cell>
          <table:table-cell office:value-type="float" office:value="105448" calcext:value-type="float">
            <text:p>105448</text:p>
          </table:table-cell>
          <table:table-cell/>
          <table:table-cell office:value-type="float" office:value="29.4775" calcext:value-type="float">
            <text:p>29,4775</text:p>
          </table:table-cell>
          <table:table-cell office:value-type="float" office:value="17" calcext:value-type="float">
            <text:p>17</text:p>
          </table:table-cell>
          <table:table-cell office:value-type="float" office:value="21.06" calcext:value-type="float">
            <text:p>21,06</text:p>
          </table:table-cell>
          <table:table-cell office:value-type="float" office:value="3600" calcext:value-type="float">
            <text:p>3600</text:p>
          </table:table-cell>
          <table:table-cell office:value-type="float" office:value="41463" calcext:value-type="float">
            <text:p>41463</text:p>
          </table:table-cell>
          <table:table-cell/>
          <table:table-cell office:value-type="float" office:value="34.4264" calcext:value-type="float">
            <text:p>34,4264</text:p>
          </table:table-cell>
          <table:table-cell office:value-type="float" office:value="18" calcext:value-type="float">
            <text:p>18</text:p>
          </table:table-cell>
          <table:table-cell office:value-type="float" office:value="21.84" calcext:value-type="float">
            <text:p>21,84</text:p>
          </table:table-cell>
          <table:table-cell office:value-type="float" office:value="3600" calcext:value-type="float">
            <text:p>3600</text:p>
          </table:table-cell>
          <table:table-cell office:value-type="float" office:value="86970" calcext:value-type="float">
            <text:p>86970</text:p>
          </table:table-cell>
          <table:table-cell table:number-columns-repeated="1005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float" office:value="51.8304" calcext:value-type="float">
            <text:p>51,8304</text:p>
          </table:table-cell>
          <table:table-cell office:value-type="float" office:value="17" calcext:value-type="float">
            <text:p>17</text:p>
          </table:table-cell>
          <table:table-cell office:value-type="float" office:value="22.19" calcext:value-type="float">
            <text:p>22,19</text:p>
          </table:table-cell>
          <table:table-cell office:value-type="float" office:value="3600" calcext:value-type="float">
            <text:p>3600</text:p>
          </table:table-cell>
          <table:table-cell office:value-type="float" office:value="83422" calcext:value-type="float">
            <text:p>83422</text:p>
          </table:table-cell>
          <table:table-cell/>
          <table:table-cell office:value-type="float" office:value="29.3721" calcext:value-type="float">
            <text:p>29,3721</text:p>
          </table:table-cell>
          <table:table-cell office:value-type="float" office:value="17" calcext:value-type="float">
            <text:p>17</text:p>
          </table:table-cell>
          <table:table-cell office:value-type="float" office:value="21.1" calcext:value-type="float">
            <text:p>21,1</text:p>
          </table:table-cell>
          <table:table-cell office:value-type="float" office:value="3600" calcext:value-type="float">
            <text:p>3600</text:p>
          </table:table-cell>
          <table:table-cell office:value-type="float" office:value="41217" calcext:value-type="float">
            <text:p>41217</text:p>
          </table:table-cell>
          <table:table-cell/>
          <table:table-cell office:value-type="float" office:value="33.5867" calcext:value-type="float">
            <text:p>33,5867</text:p>
          </table:table-cell>
          <table:table-cell office:value-type="float" office:value="17" calcext:value-type="float">
            <text:p>17</text:p>
          </table:table-cell>
          <table:table-cell office:value-type="float" office:value="21.67" calcext:value-type="float">
            <text:p>21,67</text:p>
          </table:table-cell>
          <table:table-cell office:value-type="float" office:value="3600" calcext:value-type="float">
            <text:p>3600</text:p>
          </table:table-cell>
          <table:table-cell office:value-type="float" office:value="87664" calcext:value-type="float">
            <text:p>87664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float" office:value="51.8703" calcext:value-type="float">
            <text:p>51,8703</text:p>
          </table:table-cell>
          <table:table-cell office:value-type="float" office:value="18" calcext:value-type="float">
            <text:p>18</text:p>
          </table:table-cell>
          <table:table-cell office:value-type="float" office:value="21.9" calcext:value-type="float">
            <text:p>21,9</text:p>
          </table:table-cell>
          <table:table-cell office:value-type="float" office:value="3600" calcext:value-type="float">
            <text:p>3600</text:p>
          </table:table-cell>
          <table:table-cell office:value-type="float" office:value="124112" calcext:value-type="float">
            <text:p>124112</text:p>
          </table:table-cell>
          <table:table-cell/>
          <table:table-cell office:value-type="float" office:value="29.5273" calcext:value-type="float">
            <text:p>29,5273</text:p>
          </table:table-cell>
          <table:table-cell office:value-type="float" office:value="18" calcext:value-type="float">
            <text:p>18</text:p>
          </table:table-cell>
          <table:table-cell office:value-type="float" office:value="20.91" calcext:value-type="float">
            <text:p>20,91</text:p>
          </table:table-cell>
          <table:table-cell office:value-type="float" office:value="3600" calcext:value-type="float">
            <text:p>3600</text:p>
          </table:table-cell>
          <table:table-cell office:value-type="float" office:value="47099" calcext:value-type="float">
            <text:p>47099</text:p>
          </table:table-cell>
          <table:table-cell/>
          <table:table-cell office:value-type="float" office:value="33.7871" calcext:value-type="float">
            <text:p>33,7871</text:p>
          </table:table-cell>
          <table:table-cell office:value-type="float" office:value="18" calcext:value-type="float">
            <text:p>18</text:p>
          </table:table-cell>
          <table:table-cell office:value-type="float" office:value="22.22" calcext:value-type="float">
            <text:p>22,22</text:p>
          </table:table-cell>
          <table:table-cell office:value-type="float" office:value="3600" calcext:value-type="float">
            <text:p>3600</text:p>
          </table:table-cell>
          <table:table-cell office:value-type="float" office:value="74978" calcext:value-type="float">
            <text:p>74978</text:p>
          </table:table-cell>
          <table:table-cell table:number-columns-repeated="1005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float" office:value="51.8521" calcext:value-type="float">
            <text:p>51,85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600" calcext:value-type="float">
            <text:p>3600</text:p>
          </table:table-cell>
          <table:table-cell office:value-type="float" office:value="106100" calcext:value-type="float">
            <text:p>106100</text:p>
          </table:table-cell>
          <table:table-cell/>
          <table:table-cell office:value-type="float" office:value="29.7343" calcext:value-type="float">
            <text:p>29,734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00" calcext:value-type="float">
            <text:p>3600</text:p>
          </table:table-cell>
          <table:table-cell office:value-type="float" office:value="45186" calcext:value-type="float">
            <text:p>45186</text:p>
          </table:table-cell>
          <table:table-cell/>
          <table:table-cell office:value-type="float" office:value="33.1797" calcext:value-type="float">
            <text:p>33,1797</text:p>
          </table:table-cell>
          <table:table-cell office:value-type="float" office:value="17" calcext:value-type="float">
            <text:p>17</text:p>
          </table:table-cell>
          <table:table-cell office:value-type="float" office:value="21.9" calcext:value-type="float">
            <text:p>21,9</text:p>
          </table:table-cell>
          <table:table-cell office:value-type="float" office:value="3600" calcext:value-type="float">
            <text:p>3600</text:p>
          </table:table-cell>
          <table:table-cell office:value-type="float" office:value="70656" calcext:value-type="float">
            <text:p>70656</text:p>
          </table:table-cell>
          <table:table-cell table:number-columns-repeated="1005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float" office:value="51.839" calcext:value-type="float">
            <text:p>51,839</text:p>
          </table:table-cell>
          <table:table-cell office:value-type="float" office:value="16" calcext:value-type="float">
            <text:p>16</text:p>
          </table:table-cell>
          <table:table-cell office:value-type="float" office:value="21.84" calcext:value-type="float">
            <text:p>21,84</text:p>
          </table:table-cell>
          <table:table-cell office:value-type="float" office:value="3600" calcext:value-type="float">
            <text:p>3600</text:p>
          </table:table-cell>
          <table:table-cell office:value-type="float" office:value="92049" calcext:value-type="float">
            <text:p>92049</text:p>
          </table:table-cell>
          <table:table-cell/>
          <table:table-cell office:value-type="float" office:value="29.6631" calcext:value-type="float">
            <text:p>29,6631</text:p>
          </table:table-cell>
          <table:table-cell office:value-type="float" office:value="16" calcext:value-type="float">
            <text:p>16</text:p>
          </table:table-cell>
          <table:table-cell office:value-type="float" office:value="21.1" calcext:value-type="float">
            <text:p>21,1</text:p>
          </table:table-cell>
          <table:table-cell office:value-type="float" office:value="3600" calcext:value-type="float">
            <text:p>3600</text:p>
          </table:table-cell>
          <table:table-cell office:value-type="float" office:value="37907" calcext:value-type="float">
            <text:p>37907</text:p>
          </table:table-cell>
          <table:table-cell/>
          <table:table-cell office:value-type="float" office:value="33.8678" calcext:value-type="float">
            <text:p>33,8678</text:p>
          </table:table-cell>
          <table:table-cell office:value-type="float" office:value="17" calcext:value-type="float">
            <text:p>17</text:p>
          </table:table-cell>
          <table:table-cell office:value-type="float" office:value="21.77" calcext:value-type="float">
            <text:p>21,77</text:p>
          </table:table-cell>
          <table:table-cell office:value-type="float" office:value="3600" calcext:value-type="float">
            <text:p>3600</text:p>
          </table:table-cell>
          <table:table-cell office:value-type="float" office:value="88298" calcext:value-type="float">
            <text:p>88298</text:p>
          </table:table-cell>
          <table:table-cell table:number-columns-repeated="1005"/>
        </table:table-row>
        <table:table-row table:style-name="ro3">
          <table:table-cell table:style-name="ce92" office:value-type="string" calcext:value-type="string">
            <text:p>average</text:p>
          </table:table-cell>
          <table:table-cell table:style-name="ce92"/>
          <table:table-cell table:style-name="ce92" table:formula="of:=TRUNC(AVERAGE([.C169:.C178]);3)" office:value-type="float" office:value="51.847" calcext:value-type="float">
            <text:p>51,847</text:p>
          </table:table-cell>
          <table:table-cell table:style-name="ce92" table:formula="of:=TRUNC(AVERAGE([.D169:.D178]);3)" office:value-type="float" office:value="17.1" calcext:value-type="float">
            <text:p>17,1</text:p>
          </table:table-cell>
          <table:table-cell table:style-name="ce92" table:formula="of:=TRUNC(AVERAGE([.E169:.E178]);3)" office:value-type="float" office:value="21.789" calcext:value-type="float">
            <text:p>21,789</text:p>
          </table:table-cell>
          <table:table-cell table:style-name="ce92" table:formula="of:=TRUNC(AVERAGE([.F169:.F178]);3)" office:value-type="float" office:value="3600" calcext:value-type="float">
            <text:p>3600</text:p>
          </table:table-cell>
          <table:table-cell table:style-name="ce92" table:formula="of:=TRUNC(AVERAGE([.G169:.G178]);3)" office:value-type="float" office:value="112228.9" calcext:value-type="float">
            <text:p>112228,9</text:p>
          </table:table-cell>
          <table:table-cell table:style-name="ce92"/>
          <table:table-cell table:style-name="ce92" table:formula="of:=TRUNC(AVERAGE([.I169:.I178]);3)" office:value-type="float" office:value="29.562" calcext:value-type="float">
            <text:p>29,562</text:p>
          </table:table-cell>
          <table:table-cell table:style-name="ce92" table:formula="of:=TRUNC(AVERAGE([.J169:.J178]);3)" office:value-type="float" office:value="17.1" calcext:value-type="float">
            <text:p>17,1</text:p>
          </table:table-cell>
          <table:table-cell table:style-name="ce92" table:formula="of:=TRUNC(AVERAGE([.K169:.K178]);3)" office:value-type="float" office:value="20.891" calcext:value-type="float">
            <text:p>20,891</text:p>
          </table:table-cell>
          <table:table-cell table:style-name="ce92" table:formula="of:=TRUNC(AVERAGE([.L169:.L178]);3)" office:value-type="float" office:value="3552.041" calcext:value-type="float">
            <text:p>3552,041</text:p>
          </table:table-cell>
          <table:table-cell table:style-name="ce92" table:formula="of:=TRUNC(AVERAGE([.M169:.M178]);3)" office:value-type="float" office:value="43389.4" calcext:value-type="float">
            <text:p>43389,4</text:p>
          </table:table-cell>
          <table:table-cell table:style-name="ce92"/>
          <table:table-cell table:style-name="ce92" table:formula="of:=TRUNC(AVERAGE([.O169:.O178]);3)" office:value-type="float" office:value="33.679" calcext:value-type="float">
            <text:p>33,679</text:p>
          </table:table-cell>
          <table:table-cell table:style-name="ce92" table:formula="of:=TRUNC(AVERAGE([.P169:.P178]);3)" office:value-type="float" office:value="17.3" calcext:value-type="float">
            <text:p>17,3</text:p>
          </table:table-cell>
          <table:table-cell table:style-name="ce92" table:formula="of:=TRUNC(AVERAGE([.Q169:.Q178]);3)" office:value-type="float" office:value="22.021" calcext:value-type="float">
            <text:p>22,021</text:p>
          </table:table-cell>
          <table:table-cell table:style-name="ce92" table:formula="of:=TRUNC(AVERAGE([.R169:.R178]);3)" office:value-type="float" office:value="3600" calcext:value-type="float">
            <text:p>3600</text:p>
          </table:table-cell>
          <table:table-cell table:style-name="ce92" table:formula="of:=TRUNC(AVERAGE([.S169:.S178]);3)" office:value-type="float" office:value="78893.1" calcext:value-type="float">
            <text:p>78893,1</text:p>
          </table:table-cell>
          <table:table-cell table:style-name="ce92" table:number-columns-repeated="28"/>
          <table:table-cell table:number-columns-repeated="977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random instances'.S1:'random instances'.S3 'random instances'.S16:'random instances'.S18 'random instances'.S31:'random instances'.S33 'random instances'.S46:'random instances'.S48 'random instances'.S61:'random instances'.S63 'random instances'.S76:'random instances'.S78 'random instances'.S91:'random instances'.S93 'random instances'.S106:'random instances'.S108 'random instances'.S121:'random instances'.S123 'random instances'.S136:'random instances'.S138 'random instances'.S151:'random instances'.S153 'random instances'.S166:'random instances'.S168 'random instances'.M1:'random instances'.M3 'random instances'.M16:'random instances'.M18 'random instances'.M31:'random instances'.M33 'random instances'.M46:'random instances'.M48 'random instances'.M61:'random instances'.M63 'random instances'.M76:'random instances'.M78 'random instances'.M91:'random instances'.M93 'random instances'.M106:'random instances'.M108 'random instances'.M121:'random instances'.M123 'random instances'.M136:'random instances'.M138 'random instances'.M151:'random instances'.M153 'random instances'.M166:'random instances'.M168 'random instances'.G1:'random instances'.G3 'random instances'.G16:'random instances'.G18 'random instances'.G31:'random instances'.G33 'random instances'.G46:'random instances'.G48 'random instances'.G61:'random instances'.G63 'random instances'.G76:'random instances'.G78 'random instances'.G91:'random instances'.G93 'random instances'.G106:'random instances'.G108 'random instances'.G121:'random instances'.G123 'random instances'.G136:'random instances'.G138 'random instances'.G151:'random instances'.G153 'random instances'.G166:'random instances'.G168">
            <calcext:condition calcext:apply-style-name="Untitled3" calcext:value="=0" calcext:base-cell-address="'random instances'.G1"/>
          </calcext:conditional-format>
          <calcext:conditional-format calcext:target-range-address="'random instances'.F16:'random instances'.F17 'random instances'.R18:'random instances'.R18 'random instances'.L18:'random instances'.L18 'random instances'.F31:'random instances'.F32 'random instances'.R33:'random instances'.R33 'random instances'.L33:'random instances'.L33 'random instances'.F46:'random instances'.F47 'random instances'.R48:'random instances'.R48 'random instances'.L48:'random instances'.L48 'random instances'.F61:'random instances'.F62 'random instances'.R63:'random instances'.R63 'random instances'.L63:'random instances'.L63 'random instances'.F76:'random instances'.F77 'random instances'.R78:'random instances'.R78 'random instances'.L78:'random instances'.L78 'random instances'.F91:'random instances'.F92 'random instances'.R93:'random instances'.R93 'random instances'.L93:'random instances'.L93 'random instances'.F106:'random instances'.F107 'random instances'.R108:'random instances'.R108 'random instances'.L108:'random instances'.L108 'random instances'.F121:'random instances'.F122 'random instances'.R123:'random instances'.R123 'random instances'.L123:'random instances'.L123 'random instances'.F136:'random instances'.F137 'random instances'.R138:'random instances'.R138 'random instances'.L138:'random instances'.L138 'random instances'.F151:'random instances'.F152 'random instances'.R153:'random instances'.R153 'random instances'.L153:'random instances'.L153 'random instances'.F166:'random instances'.F167 'random instances'.R168:'random instances'.R168 'random instances'.L168:'random instances'.L168 'random instances'.R16:'random instances'.R16 'random instances'.L16:'random instances'.L16 'random instances'.R31:'random instances'.R31 'random instances'.L31:'random instances'.L31 'random instances'.R46:'random instances'.R46 'random instances'.L46:'random instances'.L46 'random instances'.R61:'random instances'.R61 'random instances'.L61:'random instances'.L61 'random instances'.R76:'random instances'.R76 'random instances'.L76:'random instances'.L76 'random instances'.R91:'random instances'.R91 'random instances'.L91:'random instances'.L91 'random instances'.R106:'random instances'.R106 'random instances'.L106:'random instances'.L106 'random instances'.R121:'random instances'.R121 'random instances'.L121:'random instances'.L121 'random instances'.R136:'random instances'.R136 'random instances'.L136:'random instances'.L136 'random instances'.R151:'random instances'.R151 'random instances'.L151:'random instances'.L151 'random instances'.R166:'random instances'.R166 'random instances'.L166:'random instances'.L166">
            <calcext:condition calcext:apply-style-name="Untitled2" calcext:value="&gt;=3600" calcext:base-cell-address="'random instances'.F16"/>
          </calcext:conditional-format>
          <calcext:conditional-format calcext:target-range-address="'random instances'.F18:'random instances'.F18 'random instances'.F33:'random instances'.F33 'random instances'.F48:'random instances'.F48 'random instances'.F63:'random instances'.F63 'random instances'.F78:'random instances'.F78 'random instances'.F93:'random instances'.F93 'random instances'.F108:'random instances'.F108 'random instances'.F123:'random instances'.F123 'random instances'.F138:'random instances'.F138 'random instances'.F153:'random instances'.F153 'random instances'.F168:'random instances'.F168 'random instances'.R1:'random instances'.R3 'random instances'.R17:'random instances'.R17 'random instances'.R32:'random instances'.R32 'random instances'.R47:'random instances'.R47 'random instances'.R62:'random instances'.R62 'random instances'.R77:'random instances'.R77 'random instances'.R92:'random instances'.R92 'random instances'.R107:'random instances'.R107 'random instances'.R122:'random instances'.R122 'random instances'.R137:'random instances'.R137 'random instances'.R152:'random instances'.R152 'random instances'.R167:'random instances'.R167 'random instances'.L1:'random instances'.L3 'random instances'.L17:'random instances'.L17 'random instances'.L32:'random instances'.L32 'random instances'.L47:'random instances'.L47 'random instances'.L62:'random instances'.L62 'random instances'.L77:'random instances'.L77 'random instances'.L92:'random instances'.L92 'random instances'.L107:'random instances'.L107 'random instances'.L122:'random instances'.L122 'random instances'.L137:'random instances'.L137 'random instances'.L152:'random instances'.L152 'random instances'.L167:'random instances'.L167 'random instances'.F1:'random instances'.F3">
            <calcext:condition calcext:apply-style-name="ConditionalStyle_1" calcext:value="&gt;=3600" calcext:base-cell-address="'random instances'.F1"/>
          </calcext:conditional-format>
          <calcext:conditional-format calcext:target-range-address="'random instances'.R180:'random instances'.R1048576 'random instances'.L180:'random instances'.L1048576 'random instances'.F180:'random instances'.F1048576 'random instances'.L1:'random instances'.L13 'random instances'.F1:'random instances'.F13 'random instances'.R1:'random instances'.R13 'random instances'.R15:'random instances'.R28 'random instances'.L15:'random instances'.L28 'random instances'.F15:'random instances'.F28 'random instances'.R30:'random instances'.R43 'random instances'.L30:'random instances'.L43 'random instances'.F30:'random instances'.F43 'random instances'.R45:'random instances'.R58 'random instances'.L45:'random instances'.L58 'random instances'.F45:'random instances'.F58 'random instances'.R60:'random instances'.R73 'random instances'.L60:'random instances'.L73 'random instances'.F60:'random instances'.F73 'random instances'.R75:'random instances'.R88 'random instances'.L75:'random instances'.L88 'random instances'.F75:'random instances'.F88 'random instances'.R90:'random instances'.R103 'random instances'.L90:'random instances'.L103 'random instances'.F90:'random instances'.F103 'random instances'.R105:'random instances'.R118 'random instances'.L105:'random instances'.L118 'random instances'.F105:'random instances'.F118 'random instances'.R120:'random instances'.R133 'random instances'.L120:'random instances'.L133 'random instances'.F120:'random instances'.F133 'random instances'.R135:'random instances'.R148 'random instances'.L135:'random instances'.L148 'random instances'.F135:'random instances'.F148 'random instances'.R150:'random instances'.R163 'random instances'.L150:'random instances'.L163 'random instances'.F150:'random instances'.F163 'random instances'.R165:'random instances'.R178 'random instances'.L165:'random instances'.L178 'random instances'.F165:'random instances'.F178">
            <calcext:condition calcext:apply-style-name="ConditionalStyle_1" calcext:value="&gt;=3600" calcext:base-cell-address="'random instances'.F1"/>
            <calcext:condition calcext:apply-style-name="Accent" calcext:value="=0" calcext:base-cell-address="'random instances'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  <style:text-properties style:font-name="Arial" fo:font-family="Arial" style:font-family-generic="swiss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3:34:46.638660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dependent_20_set_20_-_20_melhores" style:display-name="PageStyle_independent set - melhor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pendent_20_set_20_-_20_todos" style:display-name="PageStyle_independent set - to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ssas_20_instâncias_20_-_20_melhores" style:display-name="PageStyle_nossas instâncias - melhor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ssas_20_instâncias_20_-_20_todos" style:display-name="PageStyle_nossas instâncias - to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6T13:33:50</meta:creation-date>
    <dc:language>pt-BR</dc:language>
    <dc:date>2021-12-01T14:49:10.669975357</dc:date>
    <meta:editing-cycles>70</meta:editing-cycles>
    <meta:editing-duration>P4DT9H25M48S</meta:editing-duration>
    <meta:generator>LibreOffice/6.4.7.2$Linux_X86_64 LibreOffice_project/40$Build-2</meta:generator>
    <meta:document-statistic meta:table-count="2" meta:cell-count="6263" meta:object-count="0"/>
  </office:meta>
</office:document-meta>
</file>